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938in" fo:margin-left="0.0049in" fo:margin-top="0in" fo:margin-bottom="0in" table:align="left" style:writing-mode="lr-tb"/>
    </style:style>
    <style:style style:name="Table1.A" style:family="table-column">
      <style:table-column-properties style:column-width="0.6778in"/>
    </style:style>
    <style:style style:name="Table1.B" style:family="table-column">
      <style:table-column-properties style:column-width="0.7729in"/>
    </style:style>
    <style:style style:name="Table1.C" style:family="table-column">
      <style:table-column-properties style:column-width="0.9431in"/>
    </style:style>
    <style:style style:name="Table1.1" style:family="table-row">
      <style:table-row-properties fo:keep-together="auto"/>
    </style:style>
    <style:style style:name="Table1.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1.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Table2" style:family="table">
      <style:table-properties style:width="2.4931in" fo:margin-left="0.0049in" fo:margin-top="0in" fo:margin-bottom="0in" table:align="left" style:writing-mode="lr-tb"/>
    </style:style>
    <style:style style:name="Table2.A" style:family="table-column">
      <style:table-column-properties style:column-width="1.3056in"/>
    </style:style>
    <style:style style:name="Table2.B" style:family="table-column">
      <style:table-column-properties style:column-width="1.1875in"/>
    </style:style>
    <style:style style:name="Table2.1" style:family="table-row">
      <style:table-row-properties fo:keep-together="auto"/>
    </style:style>
    <style:style style:name="Table2.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2.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P1" style:family="paragraph" style:parent-style-name="Contents_20_1">
      <style:paragraph-properties>
        <style:tab-stops>
          <style:tab-stop style:position="6.4929in" style:type="right" style:leader-style="dotted" style:leader-text="."/>
        </style:tab-stops>
      </style:paragraph-properties>
    </style:style>
    <style:style style:name="P2" style:family="paragraph" style:parent-style-name="CodeB">
      <style:paragraph-properties fo:margin-left="0in" fo:margin-right="0in" fo:text-indent="0in" style:auto-text-indent="false"/>
    </style:style>
    <style:style style:name="P3" style:family="paragraph" style:parent-style-name="Text_20_body">
      <style:text-properties style:font-name-asian="Microsoft YaHei1"/>
    </style:style>
    <style:style style:name="P4" style:family="paragraph" style:parent-style-name="Body">
      <style:text-properties style:font-name-asian="Microsoft YaHei1"/>
    </style:style>
    <style:style style:name="P5" style:family="paragraph" style:parent-style-name="Body">
      <style:paragraph-properties fo:margin-left="0in" fo:margin-right="0in" fo:text-indent="0in" style:auto-text-indent="false"/>
    </style:style>
    <style:style style:name="P6"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7" style:family="paragraph" style:parent-style-name="CodeB">
      <style:text-properties style:font-name-asian="Microsoft YaHei1"/>
    </style:style>
    <style:style style:name="P8" style:family="paragraph" style:parent-style-name="Body">
      <style:text-properties officeooo:paragraph-rsid="001b2f3b"/>
    </style:style>
    <style:style style:name="P9" style:family="paragraph" style:parent-style-name="CodeA">
      <style:paragraph-properties fo:margin-left="0in" fo:margin-right="0in" fo:text-indent="0in" style:auto-text-indent="false"/>
    </style:style>
    <style:style style:name="P10" style:family="paragraph" style:parent-style-name="Contents_20_1">
      <style:paragraph-properties>
        <style:tab-stops>
          <style:tab-stop style:position="6.4929in" style:type="right" style:leader-style="dotted" style:leader-text="."/>
        </style:tab-stops>
      </style:paragraph-properties>
    </style:style>
    <style:style style:name="P11" style:family="paragraph" style:parent-style-name="CodeA">
      <style:paragraph-properties fo:margin-left="0in" fo:margin-right="0in" fo:text-indent="0in" style:auto-text-indent="false"/>
    </style:style>
    <style:style style:name="P12"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13" style:family="paragraph" style:parent-style-name="Table_20_Header">
      <style:paragraph-properties fo:margin-top="0.0417in" fo:margin-bottom="0.0417in" loext:contextual-spacing="false" fo:line-height="150%" fo:text-align="start" style:justify-single-word="false" fo:orphans="2" fo:widows="2" style:writing-mode="lr-tb"/>
      <style:text-properties style:font-name-asian="Microsoft YaHei1"/>
    </style:style>
    <style:style style:name="P14" style:family="paragraph" style:parent-style-name="Body">
      <style:text-properties style:font-name-asian="Microsoft YaHei1"/>
    </style:style>
    <style:style style:name="P15" style:family="paragraph" style:parent-style-name="ChapterStart">
      <style:text-properties style:font-name-asian="Microsoft YaHei1"/>
    </style:style>
    <style:style style:name="P16" style:family="paragraph" style:parent-style-name="Contents_20_3">
      <style:paragraph-properties>
        <style:tab-stops>
          <style:tab-stop style:position="6.4929in" style:type="right" style:leader-style="dotted" style:leader-text="."/>
        </style:tab-stops>
      </style:paragraph-properties>
    </style:style>
    <style:style style:name="P17" style:family="paragraph" style:parent-style-name="Contents_20_2">
      <style:paragraph-properties>
        <style:tab-stops>
          <style:tab-stop style:position="6.4929in" style:type="right" style:leader-style="dotted" style:leader-text="."/>
        </style:tab-stops>
      </style:paragraph-properties>
    </style:style>
    <style:style style:name="P18" style:family="paragraph" style:parent-style-name="HeadB">
      <style:text-properties style:font-name-asian="Microsoft YaHei1"/>
    </style:style>
    <style:style style:name="P19" style:family="paragraph" style:parent-style-name="BodyFirst">
      <style:text-properties style:font-name-asian="Microsoft YaHei1"/>
    </style:style>
    <style:style style:name="P20" style:family="paragraph" style:parent-style-name="HeadC">
      <style:text-properties style:font-name-asian="Microsoft YaHei1"/>
    </style:style>
    <style:style style:name="P21" style:family="paragraph" style:parent-style-name="Table_20_Body">
      <style:text-properties style:font-name-asian="Microsoft YaHei1"/>
    </style:style>
    <style:style style:name="P22" style:family="paragraph" style:parent-style-name="BulletA">
      <style:text-properties style:font-name-asian="Microsoft YaHei1"/>
    </style:style>
    <style:style style:name="P23" style:family="paragraph" style:parent-style-name="BulletB">
      <style:text-properties style:font-name-asian="Microsoft YaHei1"/>
    </style:style>
    <style:style style:name="P24" style:family="paragraph" style:parent-style-name="HeadA">
      <style:text-properties style:font-name-asian="Microsoft YaHei1"/>
    </style:style>
    <style:style style:name="P25" style:family="paragraph" style:parent-style-name="ChapterTitle">
      <style:text-properties style:font-name-asian="Microsoft YaHei1"/>
    </style:style>
    <style:style style:name="P26" style:family="paragraph" style:parent-style-name="Production_20_Directive">
      <style:text-properties style:font-name-asian="Microsoft YaHei1"/>
    </style:style>
    <style:style style:name="P27" style:family="paragraph" style:parent-style-name="Text_20_body">
      <style:text-properties style:font-name-asian="Microsoft YaHei1"/>
    </style:style>
    <style:style style:name="P28" style:family="paragraph" style:parent-style-name="Body">
      <style:text-properties style:font-name-asian="Microsoft YaHei1"/>
    </style:style>
    <style:style style:name="P29" style:family="paragraph" style:parent-style-name="Body">
      <style:text-properties officeooo:paragraph-rsid="001b2f3b"/>
    </style:style>
    <style:style style:name="P30" style:family="paragraph" style:parent-style-name="Body">
      <style:paragraph-properties fo:margin-left="0in" fo:margin-right="0in" fo:text-indent="0in" style:auto-text-indent="false"/>
    </style:style>
    <style:style style:name="P31"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32" style:family="paragraph" style:parent-style-name="CodeB">
      <style:text-properties style:font-name-asian="Microsoft YaHei1"/>
    </style:style>
    <style:style style:name="P33" style:family="paragraph" style:parent-style-name="CodeB">
      <style:paragraph-properties fo:margin-left="0in" fo:margin-right="0in" fo:text-indent="0in" style:auto-text-indent="false"/>
    </style:style>
    <style:style style:name="P34" style:family="paragraph" style:parent-style-name="CodeA">
      <style:paragraph-properties fo:margin-left="0in" fo:margin-right="0in" fo:text-indent="0in" style:auto-text-indent="false"/>
    </style:style>
    <style:style style:name="P35" style:family="paragraph" style:parent-style-name="Standard" style:master-page-name="Standard">
      <style:paragraph-properties style:page-number="auto"/>
    </style:style>
    <style:style style:name="P36" style:family="paragraph" style:parent-style-name="Contents_20_1">
      <style:paragraph-properties>
        <style:tab-stops>
          <style:tab-stop style:position="6.4929in" style:type="right" style:leader-style="dotted" style:leader-text="."/>
        </style:tab-stops>
      </style:paragraph-properties>
    </style:style>
    <style:style style:name="T1" style:family="text">
      <style:text-properties style:font-name-asian="Microsoft YaHei1" text:display="true"/>
    </style:style>
    <style:style style:name="T2" style:family="text">
      <style:text-properties style:font-name-asian="Microsoft YaHei1"/>
    </style:style>
    <style:style style:name="T3" style:family="text"/>
    <style:style style:name="T4" style:family="text">
      <style:text-properties style:font-name-asian="Microsoft YaHei1" style:font-style-complex="italic"/>
    </style:style>
    <style:style style:name="T5" style:family="text">
      <style:text-properties style:font-name="Cambria Math" style:font-name-complex="Cambria Math1"/>
    </style:style>
    <style:style style:name="T6" style:family="text">
      <style:text-properties style:font-name="Segoe UI Symbol" style:font-name-complex="Segoe UI Symbol1"/>
    </style:style>
    <style:style style:name="T7" style:family="text">
      <style:text-properties style:font-name-asian="Microsoft YaHei1"/>
    </style:style>
    <style:style style:name="T8" style:family="text">
      <style:text-properties style:font-name-asian="Microsoft YaHei1" text:display="true"/>
    </style:style>
    <style:style style:name="T9" style:family="text">
      <style:text-properties style:font-name-asian="Microsoft YaHei1" style:font-style-complex="italic"/>
    </style:style>
    <style:style style:name="T10" style:family="text">
      <style:text-properties officeooo:rsid="0013acf8" style:font-name-asian="Microsoft YaHei1"/>
    </style:style>
    <style:style style:name="T11" style:family="text">
      <style:text-properties style:font-name="Cambria Math" style:font-name-complex="Cambria Math1"/>
    </style:style>
    <style:style style:name="T12" style:family="text">
      <style:text-properties style:font-name="Segoe UI Symbol" style:font-name-complex="Segoe UI Symbol1"/>
    </style:style>
    <style:style style:name="T13" style:family="text">
      <style:text-properties fo:background-color="#ffff00" loext:char-shading-value="0" style:font-name-asian="Microsoft YaHei1"/>
    </style:style>
    <style:style style:name="T14" style:family="text">
      <style:text-properties text:display="true"/>
    </style:style>
    <style:style style:name="T15" style:family="text">
      <style:text-properties fo:font-style="normal" style:font-style-asian="normal"/>
    </style:style>
    <style:style style:name="T16" style:family="text">
      <style:text-properties style:text-position="super 58%" style:font-name-asian="Microsoft YaHei1"/>
    </style:style>
    <style:style style:name="T17" style:family="text">
      <style:text-properties fo:font-variant="small-caps"/>
    </style:style>
    <style:style style:name="T18" style:family="text">
      <style:text-properties fo:color="#00000a"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T19" style:family="text">
      <style:text-properties fo:color="#00000a" style:font-name="Liberation Serif" fo:font-size="12pt" fo:language="en" fo:country="US" style:font-name-asian="Microsoft YaHei1" style:font-size-asian="12pt" style:language-asian="en" style:country-asian="US" style:font-name-complex="Tahoma1" style:font-size-complex="12pt" style:language-complex="en" style:country-complex="US"/>
    </style:style>
    <style:style style:name="T20" style:family="text">
      <style:text-properties fo:font-variant="normal" fo:text-transform="none" fo:color="#00000a" style:text-outline="false" style:text-line-through-style="none" style:text-line-through-type="none" style:text-position="0% 100%" style:font-name="Calibri" fo:font-size="8pt" fo:letter-spacing="normal" fo:language="en" fo:country="US" fo:font-style="italic" fo:text-shadow="none" style:text-underline-style="none" fo:font-weight="normal" style:font-name-asian="Calibri1" style:font-size-asian="8pt" style:language-asian="en" style:country-asian="US" style:font-style-asian="italic" style:font-weight-asian="normal" style:font-size-complex="11pt" style:language-complex="ar" style:country-complex="SA" style:font-style-complex="normal" style:font-weight-complex="normal" style:text-emphasize="none" style:text-scale="100%" style:font-relief="none"/>
    </style:style>
    <style:style style:name="T21" style:family="text">
      <style:text-properties fo:color="#00000a" style:font-name="Liberation Serif" fo:font-size="10pt" fo:language="en" fo:country="US" style:font-name-asian="Tahoma1" style:font-size-asian="10pt" style:language-asian="en" style:country-asian="US" style:font-name-complex="Tahoma1" style:font-size-complex="12pt" style:language-complex="ar" style:country-complex="SA"/>
    </style:style>
    <style:style style:name="T22"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font-name-asian="Calibri1"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236907676752" text:id="ct140236907676752">
          <text:deletion>
            <office:change-info>
              <dc:creator>NSP</dc:creator>
              <dc:date>2016-10-21T14:08:00</dc:date>
            </office:change-info>
            <text:p text:style-name="P1"><text:a xlink:type="simple" xlink:href="#_Toc462761699" text:style-name="Index_20_Link" text:visited-style-name="Index_20_Link"><text:span text:style-name="Index_20_Link"><text:span text:style-name="T1">Variable Binding</text:span></text:span></text:a></text:p>
          </text:deletion>
        </text:changed-region>
        <text:changed-region xml:id="ct140236924619744" text:id="ct140236924619744">
          <text:insertion>
            <office:change-info>
              <dc:creator>NSP</dc:creator>
              <dc:date>2016-10-21T14:08:00</dc:date>
            </office:change-info>
          </text:insertion>
        </text:changed-region>
        <text:changed-region xml:id="ct140236908764560" text:id="ct140236908764560">
          <text:deletion>
            <office:change-info>
              <dc:creator>AnneMarieW</dc:creator>
              <dc:date>2016-09-30T10:30:00</dc:date>
            </office:change-info>
            <text:p text:style-name="BodyFirst"><text:span text:style-name="T2">Let’s first </text:span></text:p>
          </text:deletion>
        </text:changed-region>
        <text:changed-region xml:id="ct140236917244720" text:id="ct140236917244720">
          <text:deletion>
            <office:change-info>
              <dc:creator>NSP</dc:creator>
              <dc:date>2016-10-21T14:07:00</dc:date>
            </office:change-info>
            <text:p text:style-name="BodyFirst"><text:span text:style-name="T2">You</text:span></text:p>
          </text:deletion>
        </text:changed-region>
        <text:changed-region xml:id="ct140236919889152" text:id="ct140236919889152">
          <text:deletion>
            <office:change-info>
              <dc:creator>Carol Nichols</dc:creator>
              <dc:date>2016-11-01T09:21:00</dc:date>
            </office:change-info>
            <text:p text:style-name="BodyFirst"><text:span text:style-name="T2">We’ll start this chapter by looking at</text:span></text:p>
          </text:deletion>
        </text:changed-region>
        <text:changed-region xml:id="ct140236909184384" text:id="ct140236909184384">
          <text:insertion>
            <office:change-info>
              <dc:creator>Carol Nichols</dc:creator>
              <dc:date>2016-11-01T09:21:00</dc:date>
            </office:change-info>
          </text:insertion>
        </text:changed-region>
        <text:changed-region xml:id="ct140236909169216" text:id="ct140236909169216">
          <text:deletion>
            <office:change-info>
              <dc:creator>Carol Nichols</dc:creator>
              <dc:date>2016-11-01T09:21:00</dc:date>
            </office:change-info>
            <text:p text:style-name="BodyFirst"><text:span text:style-name="T2"><text:s/></text:span></text:p>
          </text:deletion>
        </text:changed-region>
        <text:changed-region xml:id="ct140236914703728" text:id="ct140236914703728">
          <text:deletion>
            <office:change-info>
              <dc:creator>AnneMarieW</dc:creator>
              <dc:date>2016-09-30T10:30:00</dc:date>
            </office:change-info>
            <text:p text:style-name="BodyFirst"><text:span text:style-name="T2">see</text:span></text:p>
          </text:deletion>
        </text:changed-region>
        <text:changed-region xml:id="ct140236914751888" text:id="ct140236914751888">
          <text:deletion>
            <office:change-info>
              <dc:creator>Carol Nichols</dc:creator>
              <dc:date>2016-11-01T09:21:00</dc:date>
            </office:change-info>
            <text:p text:style-name="BodyFirst"><text:span text:style-name="T2">learning</text:span></text:p>
          </text:deletion>
        </text:changed-region>
        <text:changed-region xml:id="ct140236800259936" text:id="ct140236800259936">
          <text:deletion>
            <office:change-info>
              <dc:creator>AnneMarieW</dc:creator>
              <dc:date>2016-09-30T10:31:00</dc:date>
            </office:change-info>
            <text:p text:style-name="Body"><text:span text:style-name="T2">we</text:span></text:p>
          </text:deletion>
        </text:changed-region>
        <text:changed-region xml:id="ct140236915133344" text:id="ct140236915133344">
          <text:insertion>
            <office:change-info>
              <dc:creator>AnneMarieW</dc:creator>
              <dc:date>2016-09-30T10:31:00</dc:date>
            </office:change-info>
          </text:insertion>
        </text:changed-region>
        <text:changed-region xml:id="ct140236796506560" text:id="ct140236796506560">
          <text:deletion>
            <office:change-info>
              <dc:creator>AnneMarieW</dc:creator>
              <dc:date>2016-09-30T10:31:00</dc:date>
            </office:change-info>
            <text:p text:style-name="Body"><text:span text:style-name="T2">be talking </text:span></text:p>
          </text:deletion>
        </text:changed-region>
        <text:changed-region xml:id="ct140236909050912" text:id="ct140236909050912">
          <text:insertion>
            <office:change-info>
              <dc:creator>AnneMarieW</dc:creator>
              <dc:date>2016-09-30T10:31:00</dc:date>
            </office:change-info>
          </text:insertion>
        </text:changed-region>
        <text:changed-region xml:id="ct140237250030240" text:id="ct140237250030240">
          <text:deletion>
            <office:change-info>
              <dc:creator>NSP</dc:creator>
              <dc:date>2016-10-21T14:08:00</dc:date>
            </office:change-info>
            <text:p text:style-name="Body"><text:span text:style-name="T2">variable binding</text:span></text:p>
          </text:deletion>
        </text:changed-region>
        <text:changed-region xml:id="ct140236914274848" text:id="ct140236914274848">
          <text:insertion>
            <office:change-info>
              <dc:creator>NSP</dc:creator>
              <dc:date>2016-10-21T14:08:00</dc:date>
            </office:change-info>
          </text:insertion>
        </text:changed-region>
        <text:changed-region xml:id="ct140236906512032" text:id="ct140236906512032">
          <text:deletion>
            <office:change-info>
              <dc:creator>AnneMarieW</dc:creator>
              <dc:date>2016-09-30T10:33:00</dc:date>
            </office:change-info>
            <text:p text:style-name="BodyFirstBox"><text:span text:style-name="T2">Keep in mind as we get into variables and functions that t</text:span></text:p>
          </text:deletion>
        </text:changed-region>
        <text:changed-region xml:id="ct140236846182784" text:id="ct140236846182784">
          <text:insertion>
            <office:change-info>
              <dc:creator>AnneMarieW</dc:creator>
              <dc:date>2016-09-30T10:33:00</dc:date>
            </office:change-info>
          </text:insertion>
        </text:changed-region>
        <text:changed-region xml:id="ct140236905864640" text:id="ct140236905864640">
          <text:deletion>
            <office:change-info>
              <dc:creator>AnneMarieW</dc:creator>
              <dc:date>2016-09-30T10:34:00</dc:date>
            </office:change-info>
            <text:p text:style-name="BodyFirstBox"><text:span text:style-name="T2"><text:s/>by the language only</text:span></text:p>
          </text:deletion>
        </text:changed-region>
        <text:changed-region xml:id="ct140236863153984" text:id="ct140236863153984">
          <text:insertion>
            <office:change-info>
              <dc:creator>Carol Nichols</dc:creator>
              <dc:date>2016-11-01T09:23:00</dc:date>
            </office:change-info>
          </text:insertion>
        </text:changed-region>
        <text:changed-region xml:id="ct140236910229856" text:id="ct140236910229856">
          <text:insertion>
            <office:change-info>
              <dc:creator>AnneMarieW</dc:creator>
              <dc:date>2016-09-30T10:34:00</dc:date>
            </office:change-info>
          </text:insertion>
        </text:changed-region>
        <text:changed-region xml:id="ct140236924391968" text:id="ct140236924391968">
          <text:deletion>
            <office:change-info>
              <dc:creator>AnneMarieW</dc:creator>
              <dc:date>2016-09-30T10:34:00</dc:date>
            </office:change-info>
            <text:p text:style-name="BodyFirstBox"><text:span text:style-name="T2">This means</text:span></text:p>
          </text:deletion>
        </text:changed-region>
        <text:changed-region xml:id="ct140236906469888" text:id="ct140236906469888">
          <text:deletion>
            <office:change-info>
              <dc:creator>AnneMarieW</dc:creator>
              <dc:date>2016-09-30T10:34:00</dc:date>
            </office:change-info>
            <text:p text:style-name="BodyFirstBox"><text:span text:style-name="T2">, for example</text:span></text:p>
          </text:deletion>
        </text:changed-region>
        <text:changed-region xml:id="ct140236923964448" text:id="ct140236923964448">
          <text:deletion>
            <office:change-info>
              <dc:creator>AnneMarieW</dc:creator>
              <dc:date>2016-09-30T10:34:00</dc:date>
            </office:change-info>
            <text:p text:style-name="BodyFirstBox"><text:span text:style-name="T2">se</text:span></text:p>
          </text:deletion>
        </text:changed-region>
        <text:changed-region xml:id="ct140237296708032" text:id="ct140237296708032">
          <text:insertion>
            <office:change-info>
              <dc:creator>AnneMarieW</dc:creator>
              <dc:date>2016-09-30T10:34:00</dc:date>
            </office:change-info>
          </text:insertion>
        </text:changed-region>
        <text:changed-region xml:id="ct140236926363904" text:id="ct140236926363904">
          <text:insertion>
            <office:change-info>
              <dc:creator>AnneMarieW</dc:creator>
              <dc:date>2016-09-30T10:34:00</dc:date>
            </office:change-info>
          </text:insertion>
        </text:changed-region>
        <text:changed-region xml:id="ct140236786410976" text:id="ct140236786410976">
          <text:deletion>
            <office:change-info>
              <dc:creator>AnneMarieW</dc:creator>
              <dc:date>2016-09-30T10:35:00</dc:date>
            </office:change-info>
            <text:p text:style-name="BodyFirstBox"><text:span text:style-name="T2">we wi</text:span></text:p>
          </text:deletion>
        </text:changed-region>
        <text:changed-region xml:id="ct140236925821744" text:id="ct140236925821744">
          <text:insertion>
            <office:change-info>
              <dc:creator>AnneMarieW</dc:creator>
              <dc:date>2016-09-30T10:35:00</dc:date>
            </office:change-info>
          </text:insertion>
        </text:changed-region>
        <text:changed-region xml:id="ct140237121320112" text:id="ct140237121320112">
          <text:deletion>
            <office:change-info>
              <dc:creator>AnneMarieW</dc:creator>
              <dc:date>2016-09-30T10:35:00</dc:date>
            </office:change-info>
            <text:p text:style-name="BodyFirstBox"><text:span text:style-name="T2">thing</text:span></text:p>
          </text:deletion>
        </text:changed-region>
        <text:changed-region xml:id="ct140236779810064" text:id="ct140236779810064">
          <text:insertion>
            <office:change-info>
              <dc:creator>AnneMarieW</dc:creator>
              <dc:date>2016-09-30T10:35:00</dc:date>
            </office:change-info>
          </text:insertion>
        </text:changed-region>
        <text:changed-region xml:id="ct140236925809536" text:id="ct140236925809536">
          <text:insertion>
            <office:change-info>
              <dc:creator>AnneMarieW</dc:creator>
              <dc:date>2016-09-30T10:35:00</dc:date>
            </office:change-info>
          </text:insertion>
        </text:changed-region>
        <text:changed-region xml:id="ct140236921987792" text:id="ct140236921987792">
          <text:insertion>
            <office:change-info>
              <dc:creator>AnneMarieW</dc:creator>
              <dc:date>2016-09-30T10:35:00</dc:date>
            </office:change-info>
          </text:insertion>
        </text:changed-region>
        <text:changed-region xml:id="ct140236869531168" text:id="ct140236869531168">
          <text:insertion>
            <office:change-info>
              <dc:creator>AnneMarieW</dc:creator>
              <dc:date>2016-09-30T10:36:00</dc:date>
            </office:change-info>
          </text:insertion>
        </text:changed-region>
        <text:changed-region xml:id="ct140236864486336" text:id="ct140236864486336">
          <text:deletion>
            <office:change-info>
              <dc:creator>Carol Nichols</dc:creator>
              <dc:date>2016-11-01T09:23:00</dc:date>
            </office:change-info>
            <text:p text:style-name="BodyFirstBox"><text:span text:style-name="T2">in</text:span></text:p>
          </text:deletion>
        </text:changed-region>
        <text:changed-region xml:id="ct140236901328880" text:id="ct140236901328880">
          <text:insertion>
            <office:change-info>
              <dc:creator>Carol Nichols</dc:creator>
              <dc:date>2016-11-01T09:23:00</dc:date>
            </office:change-info>
          </text:insertion>
        </text:changed-region>
        <text:changed-region xml:id="ct140237161691200" text:id="ct140237161691200">
          <text:deletion>
            <office:change-info>
              <dc:creator>AnneMarieW</dc:creator>
              <dc:date>2016-09-30T10:36:00</dc:date>
            </office:change-info>
            <text:p text:style-name="BodyFirstBox"><text:span text:style-name="T2">the </text:span></text:p>
          </text:deletion>
        </text:changed-region>
        <text:changed-region xml:id="ct140236908123792" text:id="ct140236908123792">
          <text:deletion>
            <office:change-info>
              <dc:creator>AnneMarieW</dc:creator>
              <dc:date>2016-09-30T10:36:00</dc:date>
            </office:change-info>
            <text:p text:style-name="BodyFirstBox"><text:span text:style-name="T2"><text:s/>language</text:span></text:p>
          </text:deletion>
        </text:changed-region>
        <text:changed-region xml:id="ct140236908029280" text:id="ct140236908029280">
          <text:deletion>
            <office:change-info>
              <dc:creator>Carol Nichols</dc:creator>
              <dc:date>2016-11-01T09:22:00</dc:date>
            </office:change-info>
            <text:p text:style-name="BodyFirstBox"><text:span text:style-name="T2">XX</text:span></text:p>
          </text:deletion>
        </text:changed-region>
        <text:changed-region xml:id="ct140236918100560" text:id="ct140236918100560">
          <text:insertion>
            <office:change-info>
              <dc:creator>Carol Nichols</dc:creator>
              <dc:date>2016-11-01T09:22:00</dc:date>
            </office:change-info>
          </text:insertion>
        </text:changed-region>
        <text:changed-region xml:id="ct140236796155648" text:id="ct140236796155648">
          <text:deletion>
            <office:change-info>
              <dc:creator>NSP</dc:creator>
              <dc:date>2016-10-21T14:08:00</dc:date>
            </office:change-info>
            <text:p text:style-name="HeadA"><text:span text:style-name="T2">Variable Binding</text:span></text:p>
          </text:deletion>
        </text:changed-region>
        <text:changed-region xml:id="ct140236924713264" text:id="ct140236924713264">
          <text:insertion>
            <office:change-info>
              <dc:creator>NSP</dc:creator>
              <dc:date>2016-10-21T14:08:00</dc:date>
            </office:change-info>
          </text:insertion>
        </text:changed-region>
        <text:changed-region xml:id="ct140236924712256" text:id="ct140236924712256">
          <text:deletion>
            <office:change-info>
              <dc:creator>AnneMarieW</dc:creator>
              <dc:date>2016-09-30T10:36:00</dc:date>
            </office:change-info>
            <text:p text:style-name="BodyFirst"><text:span text:style-name="T2">We </text:span></text:p>
          </text:deletion>
        </text:changed-region>
        <text:changed-region xml:id="ct140236911667152" text:id="ct140236911667152">
          <text:insertion>
            <office:change-info>
              <dc:creator>AnneMarieW</dc:creator>
              <dc:date>2016-09-30T10:36:00</dc:date>
            </office:change-info>
          </text:insertion>
        </text:changed-region>
        <text:changed-region xml:id="ct140236918750256" text:id="ct140236918750256">
          <text:insertion>
            <office:change-info>
              <dc:creator>AnneMarieW</dc:creator>
              <dc:date>2016-09-30T10:36:00</dc:date>
            </office:change-info>
          </text:insertion>
        </text:changed-region>
        <text:changed-region xml:id="ct140236924346928" text:id="ct140236924346928">
          <text:deletion>
            <office:change-info>
              <dc:creator>AnneMarieW</dc:creator>
              <dc:date>2016-09-30T10:36:00</dc:date>
            </office:change-info>
            <text:p text:style-name="BodyFirst"><text:span text:style-name="T2"><text:s/>that</text:span></text:p>
          </text:deletion>
        </text:changed-region>
        <text:changed-region xml:id="ct140236913535520" text:id="ct140236913535520">
          <text:deletion>
            <office:change-info>
              <dc:creator>AnneMarieW</dc:creator>
              <dc:date>2016-09-30T10:36:00</dc:date>
            </office:change-info>
            <text:p text:style-name="BodyFirst"><text:span text:style-name="T2">,</text:span></text:p>
          </text:deletion>
        </text:changed-region>
        <text:changed-region xml:id="ct140236913586704" text:id="ct140236913586704">
          <text:deletion>
            <office:change-info>
              <dc:creator>NSP</dc:creator>
              <dc:date>2016-10-21T14:08:00</dc:date>
            </office:change-info>
            <text:p text:style-name="BodyFirst"><text:span text:style-name="T2">variable binding</text:span></text:p>
          </text:deletion>
        </text:changed-region>
        <text:changed-region xml:id="ct140236912852992" text:id="ct140236912852992">
          <text:insertion>
            <office:change-info>
              <dc:creator>NSP</dc:creator>
              <dc:date>2016-10-21T14:08:00</dc:date>
            </office:change-info>
          </text:insertion>
        </text:changed-region>
        <text:changed-region xml:id="ct140236904076144" text:id="ct140236904076144">
          <text:deletion>
            <office:change-info>
              <dc:creator>AnneMarieW</dc:creator>
              <dc:date>2016-09-30T10:38:00</dc:date>
            </office:change-info>
            <text:p text:style-name="BodyFirst"><text:span text:style-name="T2">us</text:span></text:p>
          </text:deletion>
        </text:changed-region>
        <text:changed-region xml:id="ct140237099119520" text:id="ct140237099119520">
          <text:insertion>
            <office:change-info>
              <dc:creator>AnneMarieW</dc:creator>
              <dc:date>2016-09-30T10:38:00</dc:date>
            </office:change-info>
          </text:insertion>
        </text:changed-region>
        <text:changed-region xml:id="ct140236779791728" text:id="ct140236779791728">
          <text:insertion>
            <office:change-info>
              <dc:creator>AnneMarieW</dc:creator>
              <dc:date>2016-09-30T10:38:00</dc:date>
            </office:change-info>
          </text:insertion>
        </text:changed-region>
        <text:changed-region xml:id="ct140236913034416" text:id="ct140236913034416">
          <text:insertion>
            <office:change-info>
              <dc:creator>AnneMarieW</dc:creator>
              <dc:date>2016-09-30T10:38:00</dc:date>
            </office:change-info>
          </text:insertion>
        </text:changed-region>
        <text:changed-region xml:id="ct140236795593472" text:id="ct140236795593472">
          <text:deletion>
            <office:change-info>
              <dc:creator>AnneMarieW</dc:creator>
              <dc:date>2016-09-30T10:38:00</dc:date>
            </office:change-info>
            <text:p text:style-name="BodyFirst"><text:span text:style-name="T2">gets the most </text:span></text:p>
          </text:deletion>
        </text:changed-region>
        <text:changed-region xml:id="ct140236913354480" text:id="ct140236913354480">
          <text:deletion>
            <office:change-info>
              <dc:creator>AnneMarieW</dc:creator>
              <dc:date>2016-09-30T10:37:00</dc:date>
            </office:change-info>
            <text:p text:style-name="BodyFirst"><text:span text:style-name="T2">has to </text:span></text:p>
          </text:deletion>
        </text:changed-region>
        <text:changed-region xml:id="ct140237294043760" text:id="ct140237294043760">
          <text:insertion>
            <office:change-info>
              <dc:creator>AnneMarieW</dc:creator>
              <dc:date>2016-09-30T10:37:00</dc:date>
            </office:change-info>
          </text:insertion>
        </text:changed-region>
        <text:changed-region xml:id="ct140236905866688" text:id="ct140236905866688">
          <text:insertion>
            <office:change-info>
              <dc:creator>AnneMarieW</dc:creator>
              <dc:date>2016-09-30T10:38:00</dc:date>
            </office:change-info>
          </text:insertion>
        </text:changed-region>
        <text:changed-region xml:id="ct140236922900192" text:id="ct140236922900192">
          <text:deletion>
            <office:change-info>
              <dc:creator>AnneMarieW</dc:creator>
              <dc:date>2016-09-30T10:38:00</dc:date>
            </office:change-info>
            <text:p text:style-name="BodyFirst"><text:span text:style-name="T2">We</text:span></text:p>
          </text:deletion>
        </text:changed-region>
        <text:changed-region xml:id="ct140236909809776" text:id="ct140236909809776">
          <text:insertion>
            <office:change-info>
              <dc:creator>AnneMarieW</dc:creator>
              <dc:date>2016-09-30T10:38:00</dc:date>
            </office:change-info>
          </text:insertion>
        </text:changed-region>
        <text:changed-region xml:id="ct140237245228368" text:id="ct140237245228368">
          <text:insertion>
            <office:change-info>
              <dc:creator>AnneMarieW</dc:creator>
              <dc:date>2016-09-30T10:38:00</dc:date>
            </office:change-info>
          </text:insertion>
        </text:changed-region>
        <text:changed-region xml:id="ct140236923113328" text:id="ct140236923113328">
          <text:deletion>
            <office:change-info>
              <dc:creator>Carol Nichols</dc:creator>
              <dc:date>2016-11-01T08:56:00</dc:date>
            </office:change-info>
            <text:p text:style-name="BodyFirst"><text:span text:style-name="T2">bindings</text:span></text:p>
          </text:deletion>
        </text:changed-region>
        <text:changed-region xml:id="ct140236909966224" text:id="ct140236909966224">
          <text:insertion>
            <office:change-info>
              <dc:creator>Carol Nichols</dc:creator>
              <dc:date>2016-11-01T08:56:00</dc:date>
            </office:change-info>
          </text:insertion>
        </text:changed-region>
        <text:changed-region xml:id="ct140236911771040" text:id="ct140236911771040">
          <text:deletion>
            <office:change-info>
              <dc:creator>AnneMarieW</dc:creator>
              <dc:date>2016-09-30T10:39:00</dc:date>
            </office:change-info>
            <text:p text:style-name="BodyFirst"><text:span text:style-name="T2">, though</text:span></text:p>
          </text:deletion>
        </text:changed-region>
        <text:changed-region xml:id="ct140237233958400" text:id="ct140237233958400">
          <text:deletion>
            <office:change-info>
              <dc:creator>AnneMarieW</dc:creator>
              <dc:date>2016-09-30T10:39:00</dc:date>
            </office:change-info>
            <text:p text:style-name="BodyFirst"><text:span text:style-name="T2">us</text:span></text:p>
          </text:deletion>
        </text:changed-region>
        <text:changed-region xml:id="ct140236913619872" text:id="ct140236913619872">
          <text:insertion>
            <office:change-info>
              <dc:creator>AnneMarieW</dc:creator>
              <dc:date>2016-09-30T10:39:00</dc:date>
            </office:change-info>
          </text:insertion>
        </text:changed-region>
        <text:changed-region xml:id="ct140237164347952" text:id="ct140237164347952">
          <text:deletion>
            <office:change-info>
              <dc:creator>AnneMarieW</dc:creator>
              <dc:date>2016-09-30T10:39:00</dc:date>
            </office:change-info>
            <text:p text:style-name="BodyFirst"><text:span text:style-name="T2">we</text:span></text:p>
          </text:deletion>
        </text:changed-region>
        <text:changed-region xml:id="ct140236918110768" text:id="ct140236918110768">
          <text:insertion>
            <office:change-info>
              <dc:creator>AnneMarieW</dc:creator>
              <dc:date>2016-09-30T10:39:00</dc:date>
            </office:change-info>
          </text:insertion>
        </text:changed-region>
        <text:changed-region xml:id="ct140236910157072" text:id="ct140236910157072">
          <text:deletion>
            <office:change-info>
              <dc:creator>AnneMarieW</dc:creator>
              <dc:date>2016-09-30T10:39:00</dc:date>
            </office:change-info>
            <text:p text:style-name="BodyFirst"><text:span text:style-name="T2"><text:s/>of that</text:span></text:p>
          </text:deletion>
        </text:changed-region>
        <text:changed-region xml:id="ct140237194440512" text:id="ct140237194440512">
          <text:deletion>
            <office:change-info>
              <dc:creator>Carol Nichols</dc:creator>
              <dc:date>2016-11-01T09:25:00</dc:date>
            </office:change-info>
            <text:p text:style-name="Body"><text:span text:style-name="T2">Immutable v</text:span></text:p>
          </text:deletion>
        </text:changed-region>
        <text:changed-region xml:id="ct140237157608016" text:id="ct140237157608016">
          <text:deletion>
            <office:change-info>
              <dc:creator>NSP</dc:creator>
              <dc:date>2016-10-21T14:08:00</dc:date>
            </office:change-info>
            <text:p text:style-name="Body"><text:span text:style-name="T2">Variable binding</text:span></text:p>
          </text:deletion>
        </text:changed-region>
        <text:changed-region xml:id="ct140236925814672" text:id="ct140236925814672">
          <text:deletion>
            <office:change-info>
              <dc:creator>janelle</dc:creator>
              <dc:date>2016-10-25T17:40:00</dc:date>
            </office:change-info>
            <text:p text:style-name="Body"><text:span text:style-name="T2">V</text:span></text:p>
          </text:deletion>
        </text:changed-region>
        <text:changed-region xml:id="ct140236911772832" text:id="ct140236911772832">
          <text:deletion>
            <office:change-info>
              <dc:creator>Carol Nichols</dc:creator>
              <dc:date>2016-11-01T09:25:00</dc:date>
            </office:change-info>
            <text:p text:style-name="Body"><text:span text:style-name="T2">ariables</text:span></text:p>
          </text:deletion>
        </text:changed-region>
        <text:changed-region xml:id="ct140236824656400" text:id="ct140236824656400">
          <text:deletion>
            <office:change-info>
              <dc:creator>AnneMarieW</dc:creator>
              <dc:date>2016-09-30T10:39:00</dc:date>
            </office:change-info>
            <text:p text:style-name="Body"><text:span text:style-name="T2"><text:s/>being</text:span></text:p>
          </text:deletion>
        </text:changed-region>
        <text:changed-region xml:id="ct140237296843440" text:id="ct140237296843440">
          <text:insertion>
            <office:change-info>
              <dc:creator>Carol Nichols</dc:creator>
              <dc:date>2016-11-01T09:24:00</dc:date>
            </office:change-info>
          </text:insertion>
        </text:changed-region>
        <text:changed-region xml:id="ct140236913221680" text:id="ct140236913221680">
          <text:insertion>
            <office:change-info>
              <dc:creator>Carol Nichols</dc:creator>
              <dc:date>2016-11-01T09:25:00</dc:date>
            </office:change-info>
          </text:insertion>
        </text:changed-region>
        <text:changed-region xml:id="ct140236863864160" text:id="ct140236863864160">
          <text:deletion>
            <office:change-info>
              <dc:creator>AnneMarieW</dc:creator>
              <dc:date>2016-09-30T10:39:00</dc:date>
            </office:change-info>
            <text:p text:style-name="Body"><text:span text:style-name="T2">immutable </text:span></text:p>
          </text:deletion>
        </text:changed-region>
        <text:changed-region xml:id="ct140236869626784" text:id="ct140236869626784">
          <text:deletion>
            <office:change-info>
              <dc:creator>AnneMarieW</dc:creator>
              <dc:date>2016-09-30T10:40:00</dc:date>
            </office:change-info>
            <text:p text:style-name="Body"><text:span text:style-name="T2">s</text:span></text:p>
          </text:deletion>
        </text:changed-region>
        <text:changed-region xml:id="ct140236863351664" text:id="ct140236863351664">
          <text:deletion>
            <office:change-info>
              <dc:creator>Carol Nichols</dc:creator>
              <dc:date>2016-11-01T09:25:00</dc:date>
            </office:change-info>
            <text:p text:style-name="Body"><text:span text:style-name="T2"><text:s/>that</text:span></text:p>
          </text:deletion>
        </text:changed-region>
        <text:changed-region xml:id="ct140237233775264" text:id="ct140237233775264">
          <text:insertion>
            <office:change-info>
              <dc:creator>Carol Nichols</dc:creator>
              <dc:date>2016-11-01T09:25:00</dc:date>
            </office:change-info>
          </text:insertion>
        </text:changed-region>
        <text:changed-region xml:id="ct140236908016976" text:id="ct140236908016976">
          <text:deletion>
            <office:change-info>
              <dc:creator>AnneMarieW</dc:creator>
              <dc:date>2016-09-30T10:40:00</dc:date>
            </office:change-info>
            <text:p text:style-name="Body"><text:span text:style-name="T2"><text:s/>this</text:span></text:p>
          </text:deletion>
        </text:changed-region>
        <text:changed-region xml:id="ct140237294444080" text:id="ct140237294444080">
          <text:insertion>
            <office:change-info>
              <dc:creator>AnneMarieW</dc:creator>
              <dc:date>2016-10-04T13:13:00</dc:date>
            </office:change-info>
          </text:insertion>
        </text:changed-region>
        <text:changed-region xml:id="ct140236922419632" text:id="ct140236922419632">
          <text:deletion>
            <office:change-info>
              <dc:creator>Carol Nichols</dc:creator>
              <dc:date>2016-11-01T08:58:00</dc:date>
            </office:change-info>
            <text:p text:style-name="Body"><text:span text:style-name="EmphasisItalic"><text:span text:style-name="T2">binding</text:span></text:span></text:p>
          </text:deletion>
        </text:changed-region>
        <text:changed-region xml:id="ct140236901412000" text:id="ct140236901412000">
          <text:insertion>
            <office:change-info>
              <dc:creator>Carol Nichols</dc:creator>
              <dc:date>2016-11-01T08:58:00</dc:date>
            </office:change-info>
          </text:insertion>
        </text:changed-region>
        <text:changed-region xml:id="ct140236911539808" text:id="ct140236911539808">
          <text:insertion>
            <office:change-info>
              <dc:creator>AnneMarieW</dc:creator>
              <dc:date>2016-10-04T13:13:00</dc:date>
            </office:change-info>
          </text:insertion>
        </text:changed-region>
        <text:changed-region xml:id="ct140236911718736" text:id="ct140236911718736">
          <text:format-change>
            <office:change-info>
              <dc:creator>AnneMarieW</dc:creator>
              <dc:date>2016-09-30T10:40:00</dc:date>
            </office:change-info>
          </text:format-change>
        </text:changed-region>
        <text:changed-region xml:id="ct140236825859264" text:id="ct140236825859264">
          <text:deletion>
            <office:change-info>
              <dc:creator>AnneMarieW</dc:creator>
              <dc:date>2016-10-04T13:13:00</dc:date>
            </office:change-info>
            <text:p text:style-name="Body"><text:span text:style-name="T2">called </text:span><text:span text:style-name="EmphasisItalic"><text:span text:style-name="T2">binding</text:span></text:span><text:span text:style-name="T2"> </text:span></text:p>
          </text:deletion>
        </text:changed-region>
        <text:changed-region xml:id="ct140236901364992" text:id="ct140236901364992">
          <text:deletion>
            <office:change-info>
              <dc:creator>AnneMarieW</dc:creator>
              <dc:date>2016-09-30T10:40:00</dc:date>
            </office:change-info>
            <text:p text:style-name="Body"><text:span text:style-name="T2"><text:s/></text:span></text:p>
          </text:deletion>
        </text:changed-region>
        <text:changed-region xml:id="ct140236913781776" text:id="ct140236913781776">
          <text:deletion>
            <office:change-info>
              <dc:creator>Carol Nichols</dc:creator>
              <dc:date>2016-11-01T08:58:00</dc:date>
            </office:change-info>
            <text:p text:style-name="Body"><text:span text:style-name="Literal">bindings</text:span></text:p>
          </text:deletion>
        </text:changed-region>
        <text:changed-region xml:id="ct140236908174960" text:id="ct140236908174960">
          <text:insertion>
            <office:change-info>
              <dc:creator>Carol Nichols</dc:creator>
              <dc:date>2016-11-01T08:58:00</dc:date>
            </office:change-info>
          </text:insertion>
        </text:changed-region>
        <text:changed-region xml:id="ct140236909801520" text:id="ct140236909801520">
          <text:deletion>
            <office:change-info>
              <dc:creator>Carol Nichols</dc:creator>
              <dc:date>2016-11-01T08:58:00</dc:date>
            </office:change-info>
            <text:p text:style-name="Body"><text:span text:style-name="EmphasisItalic"><text:span text:style-name="T2">bindings</text:span></text:span></text:p>
          </text:deletion>
        </text:changed-region>
        <text:changed-region xml:id="ct140236872668112" text:id="ct140236872668112">
          <text:insertion>
            <office:change-info>
              <dc:creator>Carol Nichols</dc:creator>
              <dc:date>2016-11-01T08:58:00</dc:date>
            </office:change-info>
          </text:insertion>
        </text:changed-region>
        <text:changed-region xml:id="ct140236905940288" text:id="ct140236905940288">
          <text:deletion>
            <office:change-info>
              <dc:creator>AnneMarieW</dc:creator>
              <dc:date>2016-09-30T10:41:00</dc:date>
            </office:change-info>
            <text:p text:style-name="Body"><text:span text:style-name="LiteralBold"><text:span text:style-name="T2">,</text:span></text:span></text:p>
          </text:deletion>
        </text:changed-region>
        <text:changed-region xml:id="ct140236911686880" text:id="ct140236911686880">
          <text:insertion>
            <office:change-info>
              <dc:creator>AnneMarieW</dc:creator>
              <dc:date>2016-09-30T10:41:00</dc:date>
            </office:change-info>
          </text:insertion>
        </text:changed-region>
        <text:changed-region xml:id="ct140236911684240" text:id="ct140236911684240">
          <text:deletion>
            <office:change-info>
              <dc:creator>AnneMarieW</dc:creator>
              <dc:date>2016-09-30T10:41:00</dc:date>
            </office:change-info>
            <text:p text:style-name="Body"><text:span text:style-name="T2">and </text:span></text:p>
          </text:deletion>
        </text:changed-region>
        <text:changed-region xml:id="ct140236924891408" text:id="ct140236924891408">
          <text:insertion>
            <office:change-info>
              <dc:creator>AnneMarieW</dc:creator>
              <dc:date>2016-09-30T10:41:00</dc:date>
            </office:change-info>
          </text:insertion>
        </text:changed-region>
        <text:changed-region xml:id="ct140236923194032" text:id="ct140236923194032">
          <text:deletion>
            <office:change-info>
              <dc:creator>Carol Nichols</dc:creator>
              <dc:date>2016-11-01T08:58:00</dc:date>
            </office:change-info>
            <text:p text:style-name="CodeB">bindings</text:p>
          </text:deletion>
        </text:changed-region>
        <text:changed-region xml:id="ct140236913298832" text:id="ct140236913298832">
          <text:insertion>
            <office:change-info>
              <dc:creator>Carol Nichols</dc:creator>
              <dc:date>2016-11-01T08:58:00</dc:date>
            </office:change-info>
          </text:insertion>
        </text:changed-region>
        <text:changed-region xml:id="ct140237279376720" text:id="ct140237279376720">
          <text:deletion>
            <office:change-info>
              <dc:creator>Carol Nichols</dc:creator>
              <dc:date>2016-11-01T08:58:00</dc:date>
            </office:change-info>
            <text:p text:style-name="CodeB">bindings</text:p>
          </text:deletion>
        </text:changed-region>
        <text:changed-region xml:id="ct140236923925296" text:id="ct140236923925296">
          <text:insertion>
            <office:change-info>
              <dc:creator>Carol Nichols</dc:creator>
              <dc:date>2016-11-01T08:58:00</dc:date>
            </office:change-info>
          </text:insertion>
        </text:changed-region>
        <text:changed-region xml:id="ct140236908610864" text:id="ct140236908610864">
          <text:insertion>
            <office:change-info>
              <dc:creator>Carol Nichols</dc:creator>
              <dc:date>2016-11-01T08:59:00</dc:date>
            </office:change-info>
          </text:insertion>
        </text:changed-region>
        <text:changed-region xml:id="ct140236925878384" text:id="ct140236925878384">
          <text:deletion>
            <office:change-info>
              <dc:creator>Carol Nichols</dc:creator>
              <dc:date>2016-11-01T16:15:00</dc:date>
            </office:change-info>
            <text:p text:style-name="CodeB"/>
            <text:p text:style-name="P2"/>
          </text:deletion>
        </text:changed-region>
        <text:changed-region xml:id="ct140236908226064" text:id="ct140236908226064">
          <text:deletion>
            <office:change-info>
              <dc:creator>Carol Nichols</dc:creator>
              <dc:date>2016-11-01T14:12:00</dc:date>
            </office:change-info>
            <text:p text:style-name="P2">error: re-assignment of immutable variable `x` [--explain E0384]</text:p>
          </text:deletion>
        </text:changed-region>
        <text:changed-region xml:id="ct140236923944496" text:id="ct140236923944496">
          <text:deletion>
            <office:change-info>
              <dc:creator>Carol Nichols</dc:creator>
              <dc:date>2016-11-01T16:14:00</dc:date>
            </office:change-info>
            <text:p text:style-name="P2"/>
            <text:p text:style-name="P2"/>
          </text:deletion>
        </text:changed-region>
        <text:changed-region xml:id="ct140236925780944" text:id="ct140236925780944">
          <text:deletion>
            <office:change-info>
              <dc:creator>Carol Nichols</dc:creator>
              <dc:date>2016-11-01T14:12:00</dc:date>
            </office:change-info>
            <text:p text:style-name="P2"><text:s/>--&gt; src/main.rs:4:5</text:p>
          </text:deletion>
        </text:changed-region>
        <text:changed-region xml:id="ct140236791198704" text:id="ct140236791198704">
          <text:deletion>
            <office:change-info>
              <dc:creator>Carol Nichols</dc:creator>
              <dc:date>2016-11-01T16:14:00</dc:date>
            </office:change-info>
            <text:p text:style-name="P2"/>
            <text:p text:style-name="P2"/>
          </text:deletion>
        </text:changed-region>
        <text:changed-region xml:id="ct140236905759600" text:id="ct140236905759600">
          <text:deletion>
            <office:change-info>
              <dc:creator>Carol Nichols</dc:creator>
              <dc:date>2016-11-01T14:12:00</dc:date>
            </office:change-info>
            <text:p text:style-name="P2">4 |&gt; <text:s text:c="4"/>x = 6;</text:p>
          </text:deletion>
        </text:changed-region>
        <text:changed-region xml:id="ct140236918732496" text:id="ct140236918732496">
          <text:deletion>
            <office:change-info>
              <dc:creator>Carol Nichols</dc:creator>
              <dc:date>2016-11-01T16:14:00</dc:date>
            </office:change-info>
            <text:p text:style-name="P2"/>
            <text:p text:style-name="P2"/>
          </text:deletion>
        </text:changed-region>
        <text:changed-region xml:id="ct140236923357552" text:id="ct140236923357552">
          <text:deletion>
            <office:change-info>
              <dc:creator>Carol Nichols</dc:creator>
              <dc:date>2016-11-01T14:12:00</dc:date>
            </office:change-info>
            <text:p text:style-name="P2"><text:s text:c="2"/>|&gt; <text:s text:c="4"/>^^^^^</text:p>
          </text:deletion>
        </text:changed-region>
        <text:changed-region xml:id="ct140236906505392" text:id="ct140236906505392">
          <text:deletion>
            <office:change-info>
              <dc:creator>Carol Nichols</dc:creator>
              <dc:date>2016-11-01T16:14:00</dc:date>
            </office:change-info>
            <text:p text:style-name="P2"/>
            <text:p text:style-name="P2"/>
          </text:deletion>
        </text:changed-region>
        <text:changed-region xml:id="ct140236918749088" text:id="ct140236918749088">
          <text:deletion>
            <office:change-info>
              <dc:creator>Carol Nichols</dc:creator>
              <dc:date>2016-11-01T14:12:00</dc:date>
            </office:change-info>
            <text:p text:style-name="P2">note: prior assignment occurs here</text:p>
          </text:deletion>
        </text:changed-region>
        <text:changed-region xml:id="ct140236907928496" text:id="ct140236907928496">
          <text:deletion>
            <office:change-info>
              <dc:creator>Carol Nichols</dc:creator>
              <dc:date>2016-11-01T16:14:00</dc:date>
            </office:change-info>
            <text:p text:style-name="P2"/>
            <text:p text:style-name="P2"/>
          </text:deletion>
        </text:changed-region>
        <text:changed-region xml:id="ct140236901374656" text:id="ct140236901374656">
          <text:deletion>
            <office:change-info>
              <dc:creator>Carol Nichols</dc:creator>
              <dc:date>2016-11-01T14:12:00</dc:date>
            </office:change-info>
            <text:p text:style-name="P2"><text:s/>--&gt; src/main.rs:2:9</text:p>
          </text:deletion>
        </text:changed-region>
        <text:changed-region xml:id="ct140236924008192" text:id="ct140236924008192">
          <text:deletion>
            <office:change-info>
              <dc:creator>Carol Nichols</dc:creator>
              <dc:date>2016-11-01T16:14:00</dc:date>
            </office:change-info>
            <text:p text:style-name="P2"/>
            <text:p text:style-name="P2"/>
          </text:deletion>
        </text:changed-region>
        <text:changed-region xml:id="ct140236913878272" text:id="ct140236913878272">
          <text:deletion>
            <office:change-info>
              <dc:creator>Carol Nichols</dc:creator>
              <dc:date>2016-11-01T14:12:00</dc:date>
            </office:change-info>
            <text:p text:style-name="P2">2 |&gt; <text:s text:c="4"/>let x = 5;</text:p>
          </text:deletion>
        </text:changed-region>
        <text:changed-region xml:id="ct140236923271984" text:id="ct140236923271984">
          <text:deletion>
            <office:change-info>
              <dc:creator>Carol Nichols</dc:creator>
              <dc:date>2016-11-01T14:12:00</dc:date>
            </office:change-info>
            <text:p text:style-name="CodeB"><text:s text:c="2"/>|&gt; <text:s text:c="8"/>^</text:p>
          </text:deletion>
        </text:changed-region>
        <text:changed-region xml:id="ct140236911005744" text:id="ct140236911005744">
          <text:insertion>
            <office:change-info>
              <dc:creator>Carol Nichols</dc:creator>
              <dc:date>2016-11-01T14:12:00</dc:date>
            </office:change-info>
          </text:insertion>
        </text:changed-region>
        <text:changed-region xml:id="ct140237294477440" text:id="ct140237294477440">
          <text:insertion>
            <office:change-info>
              <dc:creator>Carol Nichols</dc:creator>
              <dc:date>2016-11-01T14:12:00</dc:date>
            </office:change-info>
          </text:insertion>
        </text:changed-region>
        <text:changed-region xml:id="ct140236912928272" text:id="ct140236912928272">
          <text:deletion>
            <office:change-info>
              <dc:creator>AnneMarieW</dc:creator>
              <dc:date>2016-09-30T10:42:00</dc:date>
            </office:change-info>
            <text:p text:style-name="Body"><text:span text:style-name="T2"><text:s/>is our first</text:span></text:p>
          </text:deletion>
        </text:changed-region>
        <text:changed-region xml:id="ct140236925267520" text:id="ct140236925267520">
          <text:insertion>
            <office:change-info>
              <dc:creator>AnneMarieW</dc:creator>
              <dc:date>2016-09-30T10:42:00</dc:date>
            </office:change-info>
          </text:insertion>
        </text:changed-region>
        <text:changed-region xml:id="ct140236909950592" text:id="ct140236909950592">
          <text:deletion>
            <office:change-info>
              <dc:creator>AnneMarieW</dc:creator>
              <dc:date>2016-09-30T10:42:00</dc:date>
            </office:change-info>
            <text:p text:style-name="Body"><text:span text:style-name="T2">of</text:span></text:p>
          </text:deletion>
        </text:changed-region>
        <text:changed-region xml:id="ct140237159517296" text:id="ct140237159517296">
          <text:insertion>
            <office:change-info>
              <dc:creator>AnneMarieW</dc:creator>
              <dc:date>2016-09-30T10:42:00</dc:date>
            </office:change-info>
          </text:insertion>
        </text:changed-region>
        <text:changed-region xml:id="ct140236913553424" text:id="ct140236913553424">
          <text:deletion>
            <office:change-info>
              <dc:creator>AnneMarieW</dc:creator>
              <dc:date>2016-09-30T10:42:00</dc:date>
            </office:change-info>
            <text:p text:style-name="Body"><text:span text:style-name="T2">ing us</text:span></text:p>
          </text:deletion>
        </text:changed-region>
        <text:changed-region xml:id="ct140237252203056" text:id="ct140237252203056">
          <text:insertion>
            <office:change-info>
              <dc:creator>AnneMarieW</dc:creator>
              <dc:date>2016-09-30T10:42:00</dc:date>
            </office:change-info>
          </text:insertion>
        </text:changed-region>
        <text:changed-region xml:id="ct140236859904992" text:id="ct140236859904992">
          <text:deletion>
            <office:change-info>
              <dc:creator>Carol Nichols</dc:creator>
              <dc:date>2016-11-01T09:26:00</dc:date>
            </office:change-info>
            <text:p text:style-name="Body"><text:span text:style-name="T2"><text:s/>an</text:span></text:p>
          </text:deletion>
        </text:changed-region>
        <text:changed-region xml:id="ct140236866363584" text:id="ct140236866363584">
          <text:insertion>
            <office:change-info>
              <dc:creator>Carol Nichols</dc:creator>
              <dc:date>2016-11-01T09:26:00</dc:date>
            </office:change-info>
          </text:insertion>
        </text:changed-region>
        <text:changed-region xml:id="ct140236918260528" text:id="ct140236918260528">
          <text:insertion>
            <office:change-info>
              <dc:creator>AnneMarieW</dc:creator>
              <dc:date>2016-09-30T10:42:00</dc:date>
            </office:change-info>
          </text:insertion>
        </text:changed-region>
        <text:changed-region xml:id="ct140236863008160" text:id="ct140236863008160">
          <text:deletion>
            <office:change-info>
              <dc:creator>AnneMarieW</dc:creator>
              <dc:date>2016-09-30T10:42:00</dc:date>
            </office:change-info>
            <text:p text:style-name="Body"><text:span text:style-name="T2">!</text:span></text:p>
          </text:deletion>
        </text:changed-region>
        <text:changed-region xml:id="ct140237121439008" text:id="ct140237121439008">
          <text:insertion>
            <office:change-info>
              <dc:creator>Carol Nichols</dc:creator>
              <dc:date>2016-11-01T09:26:00</dc:date>
            </office:change-info>
          </text:insertion>
        </text:changed-region>
        <text:changed-region xml:id="ct140236907895776" text:id="ct140236907895776">
          <text:insertion>
            <office:change-info>
              <dc:creator>AnneMarieW</dc:creator>
              <dc:date>2016-10-04T13:14:00</dc:date>
            </office:change-info>
          </text:insertion>
        </text:changed-region>
        <text:changed-region xml:id="ct140236863679632" text:id="ct140236863679632">
          <text:insertion>
            <office:change-info>
              <dc:creator>AnneMarieW</dc:creator>
              <dc:date>2016-10-04T13:14:00</dc:date>
            </office:change-info>
          </text:insertion>
        </text:changed-region>
        <text:changed-region xml:id="ct140236864208896" text:id="ct140236864208896">
          <text:deletion>
            <office:change-info>
              <dc:creator>AnneMarieW</dc:creator>
              <dc:date>2016-10-04T13:14:00</dc:date>
            </office:change-info>
            <text:p text:style-name="Body"><text:span text:style-name="T2">C</text:span></text:p>
          </text:deletion>
        </text:changed-region>
        <text:changed-region xml:id="ct140236895856624" text:id="ct140236895856624">
          <text:insertion>
            <office:change-info>
              <dc:creator>AnneMarieW</dc:creator>
              <dc:date>2016-10-04T13:14:00</dc:date>
            </office:change-info>
          </text:insertion>
        </text:changed-region>
        <text:changed-region xml:id="ct140236869456448" text:id="ct140236869456448">
          <text:deletion>
            <office:change-info>
              <dc:creator>AnneMarieW</dc:creator>
              <dc:date>2016-10-04T13:14:00</dc:date>
            </office:change-info>
            <text:p text:style-name="Body"><text:span text:style-name="T2">.</text:span></text:p>
          </text:deletion>
        </text:changed-region>
        <text:changed-region xml:id="ct140236911519888" text:id="ct140236911519888">
          <text:insertion>
            <office:change-info>
              <dc:creator>AnneMarieW</dc:creator>
              <dc:date>2016-10-04T13:14:00</dc:date>
            </office:change-info>
          </text:insertion>
        </text:changed-region>
        <text:changed-region xml:id="ct140236913182128" text:id="ct140236913182128">
          <text:deletion>
            <office:change-info>
              <dc:creator>AnneMarieW</dc:creator>
              <dc:date>2016-10-04T13:14:00</dc:date>
            </office:change-info>
            <text:p text:style-name="Body"><text:span text:style-name="T2"><text:s/></text:span></text:p>
          </text:deletion>
        </text:changed-region>
        <text:changed-region xml:id="ct140236863055792" text:id="ct140236863055792">
          <text:deletion>
            <office:change-info>
              <dc:creator>AnneMarieW</dc:creator>
              <dc:date>2016-09-30T10:43:00</dc:date>
            </office:change-info>
            <text:p text:style-name="Body"><text:span text:style-name="T2">Keep in mind that </text:span></text:p>
          </text:deletion>
        </text:changed-region>
        <text:changed-region xml:id="ct140237161610768" text:id="ct140237161610768">
          <text:insertion>
            <office:change-info>
              <dc:creator>AnneMarieW</dc:creator>
              <dc:date>2016-09-30T10:43:00</dc:date>
            </office:change-info>
          </text:insertion>
        </text:changed-region>
        <text:changed-region xml:id="ct140237234045984" text:id="ct140237234045984">
          <text:deletion>
            <office:change-info>
              <dc:creator>Carol Nichols</dc:creator>
              <dc:date>2016-11-01T16:02:00</dc:date>
            </office:change-info>
            <text:p text:style-name="Body"><text:span text:style-name="T2">. </text:span></text:p>
          </text:deletion>
        </text:changed-region>
        <text:changed-region xml:id="ct140236900919888" text:id="ct140236900919888">
          <text:deletion>
            <office:change-info>
              <dc:creator>Carol Nichols</dc:creator>
              <dc:date>2016-11-01T16:02:00</dc:date>
            </office:change-info>
            <text:p text:style-name="Body"><text:span text:style-name="T2">T</text:span></text:p>
          </text:deletion>
        </text:changed-region>
        <text:changed-region xml:id="ct140236900481120" text:id="ct140236900481120">
          <text:deletion>
            <office:change-info>
              <dc:creator>Carol Nichols</dc:creator>
              <dc:date>2016-11-01T16:15:00</dc:date>
            </office:change-info>
            <text:p text:style-name="Body"><text:span text:style-name="Literal"><text:span text:style-name="T2"/></text:span></text:p>
            <text:p text:style-name="Body"><text:span text:style-name="T2"/></text:p>
          </text:deletion>
        </text:changed-region>
        <text:changed-region xml:id="ct140236900527600" text:id="ct140236900527600">
          <text:deletion>
            <office:change-info>
              <dc:creator>Carol Nichols</dc:creator>
              <dc:date>2016-11-01T14:14:00</dc:date>
            </office:change-info>
            <text:p text:style-name="Body"><text:span text:style-name="T2">```</text:span></text:p>
          </text:deletion>
        </text:changed-region>
        <text:changed-region xml:id="ct140236900868896" text:id="ct14023690086889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900662672" text:id="ct140236900662672">
          <text:deletion>
            <office:change-info>
              <dc:creator>Carol Nichols</dc:creator>
              <dc:date>2016-11-01T14:14:00</dc:date>
            </office:change-info>
            <text:p text:style-name="Body"><text:span text:style-name="T2">fn main(){</text:span></text:p>
          </text:deletion>
        </text:changed-region>
        <text:changed-region xml:id="ct140236900436864" text:id="ct140236900436864">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900831104" text:id="ct140236900831104">
          <text:deletion>
            <office:change-info>
              <dc:creator>Carol Nichols</dc:creator>
              <dc:date>2016-11-01T14:14:00</dc:date>
            </office:change-info>
            <text:p text:style-name="Body"><text:span text:style-name="T2">let x = 3;</text:span></text:p>
          </text:deletion>
        </text:changed-region>
        <text:changed-region xml:id="ct140236901009056" text:id="ct14023690100905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835939648" text:id="ct140236835939648">
          <text:deletion>
            <office:change-info>
              <dc:creator>Carol Nichols</dc:creator>
              <dc:date>2016-11-01T14:14:00</dc:date>
            </office:change-info>
            <text:p text:style-name="Body"><text:span text:style-name="T2">x = 5; // error, reassignment of immutable variable</text:span></text:p>
          </text:deletion>
        </text:changed-region>
        <text:changed-region xml:id="ct140236791407680" text:id="ct14023679140768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900772880" text:id="ct140236900772880">
          <text:deletion>
            <office:change-info>
              <dc:creator>Carol Nichols</dc:creator>
              <dc:date>2016-11-01T14:14:00</dc:date>
            </office:change-info>
            <text:p text:style-name="Body"><text:span text:style-name="T2">}</text:span></text:p>
          </text:deletion>
        </text:changed-region>
        <text:changed-region xml:id="ct140236900419760" text:id="ct14023690041976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900341776" text:id="ct140236900341776">
          <text:deletion>
            <office:change-info>
              <dc:creator>Carol Nichols</dc:creator>
              <dc:date>2016-11-01T14:14:00</dc:date>
            </office:change-info>
            <text:p text:style-name="Body"><text:span text:style-name="T2">```</text:span></text:p>
          </text:deletion>
        </text:changed-region>
        <text:changed-region xml:id="ct140236900421312" text:id="ct140236900421312">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900480704" text:id="ct140236900480704">
          <text:deletion>
            <office:change-info>
              <dc:creator>Carol Nichols</dc:creator>
              <dc:date>2016-11-01T14:14:00</dc:date>
            </office:change-info>
            <text:p text:style-name="Body"><text:span text:style-name="T2">These explanations </text:span></text:p>
          </text:deletion>
        </text:changed-region>
        <text:changed-region xml:id="ct140236900720768" text:id="ct140236900720768">
          <text:deletion>
            <office:change-info>
              <dc:creator>AnneMarieW</dc:creator>
              <dc:date>2016-09-30T10:46:00</dc:date>
            </office:change-info>
            <text:p text:style-name="Body"><text:span text:style-name="T2">can really help </text:span></text:p>
          </text:deletion>
        </text:changed-region>
        <text:changed-region xml:id="ct140236791412928" text:id="ct140236791412928">
          <text:deletion>
            <office:change-info>
              <dc:creator>Carol Nichols</dc:creator>
              <dc:date>2016-11-01T14:14:00</dc:date>
            </office:change-info>
            <text:p text:style-name="Body"><text:span text:style-name="T2">are beneficial if you’re stuck on an error, so don’t hesitate to look up the error code.</text:span></text:p>
          </text:deletion>
        </text:changed-region>
        <text:changed-region xml:id="ct140236791370512" text:id="ct140236791370512">
          <text:deletion>
            <office:change-info>
              <dc:creator>Carol Nichols</dc:creator>
              <dc:date>2016-11-01T09:28:00</dc:date>
            </office:change-info>
            <text:p text:style-name="Body"><text:span text:style-name="T2"><text:s/>Use </text:span></text:p>
          </text:deletion>
        </text:changed-region>
        <text:changed-region xml:id="ct140236900993584" text:id="ct140236900993584">
          <text:deletion>
            <office:change-info>
              <dc:creator>AnneMarieW</dc:creator>
              <dc:date>2016-09-30T10:47:00</dc:date>
            </office:change-info>
            <text:p text:style-name="Body"><text:span text:style-name="T2">T</text:span></text:p>
          </text:deletion>
        </text:changed-region>
        <text:changed-region xml:id="ct140236824498272" text:id="ct140236824498272">
          <text:deletion>
            <office:change-info>
              <dc:creator>Carol Nichols</dc:creator>
              <dc:date>2016-11-01T09:28:00</dc:date>
            </office:change-info>
            <text:p text:style-name="Body"><text:span text:style-name="T2">these helpful compiler errors to perfect your code</text:span></text:p>
          </text:deletion>
        </text:changed-region>
        <text:changed-region xml:id="ct140236897520128" text:id="ct140236897520128">
          <text:deletion>
            <office:change-info>
              <dc:creator>AnneMarieW</dc:creator>
              <dc:date>2016-09-30T10:48:00</dc:date>
            </office:change-info>
            <text:p text:style-name="Body"><text:span text:style-name="T2">is your friend, and it’s there to help</text:span></text:p>
          </text:deletion>
        </text:changed-region>
        <text:changed-region xml:id="ct140236897885520" text:id="ct140236897885520">
          <text:deletion>
            <office:change-info>
              <dc:creator>Carol Nichols</dc:creator>
              <dc:date>2016-11-01T09:28:00</dc:date>
            </office:change-info>
            <text:p text:style-name="Body"><text:span text:style-name="T2">.</text:span></text:p>
          </text:deletion>
        </text:changed-region>
        <text:changed-region xml:id="ct140237292522576" text:id="ct14023729252257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897694944" text:id="ct140236897694944">
          <text:deletion>
            <office:change-info>
              <dc:creator>Carol Nichols</dc:creator>
              <dc:date>2016-11-01T14:14:00</dc:date>
            </office:change-info>
            <text:p text:style-name="Body"><text:span text:style-name="T2">PROD: END BOX</text:span></text:p>
          </text:deletion>
        </text:changed-region>
        <text:changed-region xml:id="ct140237165642000" text:id="ct140237165642000">
          <text:deletion>
            <office:change-info>
              <dc:creator>Carol Nichols</dc:creator>
              <dc:date>2016-11-01T16:15:00</dc:date>
            </office:change-info>
            <text:p text:style-name="Body"><text:span text:style-name="Literal"><text:span text:style-name="T2"/></text:span></text:p>
            <text:p text:style-name="P3"/>
            <text:p text:style-name="Body"><text:span text:style-name="T2"/></text:p>
          </text:deletion>
        </text:changed-region>
        <text:changed-region xml:id="ct140236900857088" text:id="ct140236900857088">
          <text:deletion>
            <office:change-info>
              <dc:creator>AnneMarieW</dc:creator>
              <dc:date>2016-09-30T10:43:00</dc:date>
            </office:change-info>
            <text:p text:style-name="Body"><text:span text:style-name="T2">The Rust compiler is trying to help your program be the very best.</text:span></text:p>
          </text:deletion>
        </text:changed-region>
        <text:changed-region xml:id="ct140236900524320" text:id="ct14023690052432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900952624" text:id="ct140236900952624">
          <text:deletion>
            <office:change-info>
              <dc:creator>Carol Nichols</dc:creator>
              <dc:date>2016-11-01T14:14:00</dc:date>
            </office:change-info>
            <text:p text:style-name="Body"><text:span text:style-name="T2">PROD: START BOX</text:span></text:p>
          </text:deletion>
        </text:changed-region>
        <text:changed-region xml:id="ct140236900900720" text:id="ct14023690090072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900399840" text:id="ct140236900399840">
          <text:deletion>
            <office:change-info>
              <dc:creator>Carol Nichols</dc:creator>
              <dc:date>2016-11-01T14:14:00</dc:date>
            </office:change-info>
            <text:p text:style-name="Body"><text:span text:style-name="T2">Extended Error Explanations</text:span></text:p>
          </text:deletion>
        </text:changed-region>
        <text:changed-region xml:id="ct140236791477200" text:id="ct14023679147720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36835943168" text:id="ct140236835943168">
          <text:deletion>
            <office:change-info>
              <dc:creator>AnneMarieW</dc:creator>
              <dc:date>2016-09-30T10:44:00</dc:date>
            </office:change-info>
            <text:p text:style-name="Body"><text:span text:style-name="T2">Now that you’ve seen a Rust error, l</text:span></text:p>
          </text:deletion>
        </text:changed-region>
        <text:changed-region xml:id="ct140237165635312" text:id="ct140237165635312">
          <text:deletion>
            <office:change-info>
              <dc:creator>Carol Nichols</dc:creator>
              <dc:date>2016-11-01T14:14:00</dc:date>
            </office:change-info>
            <text:p text:style-name="Body"><text:span text:style-name="T2">Let’s </text:span></text:p>
          </text:deletion>
        </text:changed-region>
        <text:changed-region xml:id="ct140236826064864" text:id="ct140236826064864">
          <text:deletion>
            <office:change-info>
              <dc:creator>AnneMarieW</dc:creator>
              <dc:date>2016-09-30T10:43:00</dc:date>
            </office:change-info>
            <text:p text:style-name="Body"><text:span text:style-name="T2">take a moment to </text:span></text:p>
          </text:deletion>
        </text:changed-region>
        <text:changed-region xml:id="ct140236790691680" text:id="ct140236790691680">
          <text:deletion>
            <office:change-info>
              <dc:creator>Carol Nichols</dc:creator>
              <dc:date>2016-11-01T14:14:00</dc:date>
            </office:change-info>
            <text:p text:style-name="Body"><text:span text:style-name="T2">look at one particularly useful aspect of errors. Rust encourages you to seek further information on the kind of error you’ve received by showing you </text:span></text:p>
          </text:deletion>
        </text:changed-region>
        <text:changed-region xml:id="ct140236869631296" text:id="ct140236869631296">
          <text:deletion>
            <office:change-info>
              <dc:creator>AnneMarieW</dc:creator>
              <dc:date>2016-09-30T10:44:00</dc:date>
            </office:change-info>
            <text:p text:style-name="Body"><text:span text:style-name="T2">with </text:span></text:p>
          </text:deletion>
        </text:changed-region>
        <text:changed-region xml:id="ct140236918306176" text:id="ct140236918306176">
          <text:deletion>
            <office:change-info>
              <dc:creator>Carol Nichols</dc:creator>
              <dc:date>2016-11-01T14:14:00</dc:date>
            </office:change-info>
            <text:p text:style-name="Body"><text:span text:style-name="T2">output like this:</text:span></text:p>
          </text:deletion>
        </text:changed-region>
        <text:changed-region xml:id="ct140236909848192" text:id="ct140236909848192">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236895972432" text:id="ct140236895972432">
          <text:deletion>
            <office:change-info>
              <dc:creator>Carol Nichols</dc:creator>
              <dc:date>2016-11-01T14:14:00</dc:date>
            </office:change-info>
            <text:p text:style-name="Body">error: re-assignment of immutable variable `x` [--explain E0384]</text:p>
          </text:deletion>
        </text:changed-region>
        <text:changed-region xml:id="ct140237194602208" text:id="ct140237194602208">
          <text:deletion>
            <office:change-info>
              <dc:creator>Carol Nichols</dc:creator>
              <dc:date>2016-11-01T14:19:00</dc:date>
            </office:change-info>
            <text:p text:style-name="Body"><text:span text:style-name="Literal"><text:span text:style-name="T2"/></text:span></text:p>
            <text:p text:style-name="Body"><text:span text:style-name="Literal"><text:span text:style-name="T2"/></text:span></text:p>
          </text:deletion>
        </text:changed-region>
        <text:changed-region xml:id="ct140236911253536" text:id="ct140236911253536">
          <text:deletion>
            <office:change-info>
              <dc:creator>Carol Nichols</dc:creator>
              <dc:date>2016-11-01T14:14:00</dc:date>
            </office:change-info>
            <text:p text:style-name="Body"><text:span text:style-name="Literal"><text:span text:style-name="T2">This error indicates</text:span></text:span></text:p>
          </text:deletion>
        </text:changed-region>
        <text:changed-region xml:id="ct140236913111136" text:id="ct140236913111136">
          <text:deletion>
            <office:change-info>
              <dc:creator>AnneMarieW</dc:creator>
              <dc:date>2016-09-30T10:45:00</dc:date>
            </office:change-info>
            <text:p text:style-name="Body"><text:span text:style-name="Literal"><text:span text:style-name="T2">tells us</text:span></text:span></text:p>
          </text:deletion>
        </text:changed-region>
        <text:changed-region xml:id="ct140237095390752" text:id="ct140237095390752">
          <text:deletion>
            <office:change-info>
              <dc:creator>Carol Nichols</dc:creator>
              <dc:date>2016-11-01T14:14:00</dc:date>
            </office:change-info>
            <text:p text:style-name="Body"><text:span text:style-name="Literal"><text:span text:style-name="T2"><text:s/>that if </text:span></text:span></text:p>
          </text:deletion>
        </text:changed-region>
        <text:changed-region xml:id="ct140236860204608" text:id="ct140236860204608">
          <text:deletion>
            <office:change-info>
              <dc:creator>AnneMarieW</dc:creator>
              <dc:date>2016-09-30T10:45:00</dc:date>
            </office:change-info>
            <text:p text:style-name="Body"><text:span text:style-name="Literal"><text:span text:style-name="T2">we</text:span></text:span></text:p>
          </text:deletion>
        </text:changed-region>
        <text:changed-region xml:id="ct140236895948272" text:id="ct140236895948272">
          <text:deletion>
            <office:change-info>
              <dc:creator>Carol Nichols</dc:creator>
              <dc:date>2016-11-01T14:14:00</dc:date>
            </office:change-info>
            <text:p text:style-name="Body"><text:span text:style-name="Literal"><text:span text:style-name="T2">you pass the </text:span></text:span></text:p>
          </text:deletion>
        </text:changed-region>
        <text:changed-region xml:id="ct140237294478864" text:id="ct140237294478864">
          <text:deletion>
            <office:change-info>
              <dc:creator>Carol Nichols</dc:creator>
              <dc:date>2016-11-01T09:27:00</dc:date>
            </office:change-info>
            <text:p text:style-name="Body"><text:span text:style-name="Literal"><text:span text:style-name="T2">–</text:span></text:span></text:p>
          </text:deletion>
        </text:changed-region>
        <text:changed-region xml:id="ct140236783705792" text:id="ct140236783705792">
          <text:deletion>
            <office:change-info>
              <dc:creator>Carol Nichols</dc:creator>
              <dc:date>2016-11-01T14:14:00</dc:date>
            </office:change-info>
            <text:p text:style-name="Body"><text:span text:style-name="Literal"><text:span text:style-name="T2">explain flag to rustc with the provided error code, </text:span></text:span></text:p>
          </text:deletion>
        </text:changed-region>
        <text:changed-region xml:id="ct140236866236736" text:id="ct140236866236736">
          <text:deletion>
            <office:change-info>
              <dc:creator>AnneMarieW</dc:creator>
              <dc:date>2016-09-30T10:45:00</dc:date>
            </office:change-info>
            <text:p text:style-name="Body"><text:span text:style-name="Literal"><text:span text:style-name="T2">we</text:span></text:span></text:p>
          </text:deletion>
        </text:changed-region>
        <text:changed-region xml:id="ct140236910846544" text:id="ct140236910846544">
          <text:deletion>
            <office:change-info>
              <dc:creator>Carol Nichols</dc:creator>
              <dc:date>2016-11-01T14:14:00</dc:date>
            </office:change-info>
            <text:p text:style-name="Body"><text:span text:style-name="Literal"><text:span text:style-name="T2">you can see an extended explanation </text:span></text:span></text:p>
          </text:deletion>
        </text:changed-region>
        <text:changed-region xml:id="ct140236790661520" text:id="ct140236790661520">
          <text:deletion>
            <office:change-info>
              <dc:creator>AnneMarieW</dc:creator>
              <dc:date>2016-09-30T10:45:00</dc:date>
            </office:change-info>
            <text:p text:style-name="Body"><text:span text:style-name="Literal"><text:span text:style-name="T2">which</text:span></text:span></text:p>
          </text:deletion>
        </text:changed-region>
        <text:changed-region xml:id="ct140237121287152" text:id="ct140237121287152">
          <text:deletion>
            <office:change-info>
              <dc:creator>Carol Nichols</dc:creator>
              <dc:date>2016-11-01T14:14:00</dc:date>
            </office:change-info>
            <text:p text:style-name="Body"><text:span text:style-name="Literal"><text:span text:style-name="T2">that will try to explain common causes of and solutions to that kind of error. Not every error has a longer explanation, but many do. Here’s a portion of the explanation for the E0384 error </text:span></text:span></text:p>
          </text:deletion>
        </text:changed-region>
        <text:changed-region xml:id="ct140237123856672" text:id="ct140237123856672">
          <text:deletion>
            <office:change-info>
              <dc:creator>AnneMarieW</dc:creator>
              <dc:date>2016-09-30T10:45:00</dc:date>
            </office:change-info>
            <text:p text:style-name="Body"><text:span text:style-name="Literal"><text:span text:style-name="T2">we</text:span></text:span></text:p>
          </text:deletion>
        </text:changed-region>
        <text:changed-region xml:id="ct140236901410336" text:id="ct140236901410336">
          <text:deletion>
            <office:change-info>
              <dc:creator>Carol Nichols</dc:creator>
              <dc:date>2016-11-01T14:14:00</dc:date>
            </office:change-info>
            <text:p text:style-name="Body"><text:span text:style-name="Literal"><text:span text:style-name="T2">you just received:</text:span></text:span></text:p>
          </text:deletion>
        </text:changed-region>
        <text:changed-region xml:id="ct140236814135744" text:id="ct140236814135744">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236864382704" text:id="ct140236864382704">
          <text:deletion>
            <office:change-info>
              <dc:creator>Carol Nichols</dc:creator>
              <dc:date>2016-11-01T14:14:00</dc:date>
            </office:change-info>
            <text:p text:style-name="Body">$ <text:bookmark text:name="__DdeLink__50261_5813939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ustc --explain E0384</text:p>
          </text:deletion>
        </text:changed-region>
        <text:changed-region xml:id="ct140237093143552" text:id="ct140237093143552">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236894293840" text:id="ct140236894293840">
          <text:deletion>
            <office:change-info>
              <dc:creator>Carol Nichols</dc:creator>
              <dc:date>2016-11-01T14:14:00</dc:date>
            </office:change-info>
            <text:p text:style-name="Body">This error occurs when an attempt is made to reassign an immutable variable.</text:p>
          </text:deletion>
        </text:changed-region>
        <text:changed-region xml:id="ct140236911108160" text:id="ct140236911108160">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236913620416" text:id="ct140236913620416">
          <text:deletion>
            <office:change-info>
              <dc:creator>Carol Nichols</dc:creator>
              <dc:date>2016-11-01T14:14:00</dc:date>
            </office:change-info>
            <text:p text:style-name="Body">For example:</text:p>
          </text:deletion>
        </text:changed-region>
        <text:changed-region xml:id="ct140236901045296" text:id="ct140236901045296">
          <text:insertion>
            <office:change-info>
              <dc:creator>Carol Nichols</dc:creator>
              <dc:date>2016-11-01T16:02:00</dc:date>
            </office:change-info>
          </text:insertion>
        </text:changed-region>
        <text:changed-region xml:id="ct140236907867056" text:id="ct140236907867056">
          <text:deletion>
            <office:change-info>
              <dc:creator>AnneMarieW</dc:creator>
              <dc:date>2016-09-30T10:48:00</dc:date>
            </office:change-info>
            <text:p text:style-name="Body"><text:span text:style-name="T2"><text:s/>tells us</text:span></text:p>
          </text:deletion>
        </text:changed-region>
        <text:changed-region xml:id="ct140237247776160" text:id="ct140237247776160">
          <text:insertion>
            <office:change-info>
              <dc:creator>AnneMarieW</dc:creator>
              <dc:date>2016-09-30T10:48:00</dc:date>
            </office:change-info>
          </text:insertion>
        </text:changed-region>
        <text:changed-region xml:id="ct140236802428912" text:id="ct140236802428912">
          <text:deletion>
            <office:change-info>
              <dc:creator>AnneMarieW</dc:creator>
              <dc:date>2016-09-30T10:48:00</dc:date>
            </office:change-info>
            <text:p text:style-name="Body"><text:span text:style-name="Literal">-</text:span></text:p>
          </text:deletion>
        </text:changed-region>
        <text:changed-region xml:id="ct140236800253840" text:id="ct140236800253840">
          <text:insertion>
            <office:change-info>
              <dc:creator>Carol Nichols</dc:creator>
              <dc:date>2016-11-01T09:28:00</dc:date>
            </office:change-info>
          </text:insertion>
        </text:changed-region>
        <text:changed-region xml:id="ct140236835959296" text:id="ct140236835959296">
          <text:insertion>
            <office:change-info>
              <dc:creator>AnneMarieW</dc:creator>
              <dc:date>2016-10-04T15:36:00</dc:date>
            </office:change-info>
          </text:insertion>
        </text:changed-region>
        <text:changed-region xml:id="ct140236863221168" text:id="ct140236863221168">
          <text:deletion>
            <office:change-info>
              <dc:creator>AnneMarieW</dc:creator>
              <dc:date>2016-09-30T10:48:00</dc:date>
            </office:change-info>
            <text:p text:style-name="Body"><text:span text:style-name="T2">we</text:span></text:p>
          </text:deletion>
        </text:changed-region>
        <text:changed-region xml:id="ct140236799427680" text:id="ct140236799427680">
          <text:deletion>
            <office:change-info>
              <dc:creator>Carol Nichols</dc:creator>
              <dc:date>2016-11-01T09:38:00</dc:date>
            </office:change-info>
            <text:p text:style-name="Body"><text:span text:style-name="T2">you</text:span></text:p>
          </text:deletion>
        </text:changed-region>
        <text:changed-region xml:id="ct140236802072432" text:id="ct140236802072432">
          <text:insertion>
            <office:change-info>
              <dc:creator>Carol Nichols</dc:creator>
              <dc:date>2016-11-01T09:38:00</dc:date>
            </office:change-info>
          </text:insertion>
        </text:changed-region>
        <text:changed-region xml:id="ct140236914538048" text:id="ct140236914538048">
          <text:deletion>
            <office:change-info>
              <dc:creator>Carol Nichols</dc:creator>
              <dc:date>2016-11-01T16:16:00</dc:date>
            </office:change-info>
            <text:p text:style-name="Body"><text:span text:style-name="Literal"><text:s/></text:span><text:span text:style-name="Literal"><text:span text:style-name="T2">v</text:span></text:span></text:p>
          </text:deletion>
        </text:changed-region>
        <text:changed-region xml:id="ct140236917571680" text:id="ct140236917571680">
          <text:insertion>
            <office:change-info>
              <dc:creator>Carol Nichols</dc:creator>
              <dc:date>2016-11-01T16:15:00</dc:date>
            </office:change-info>
          </text:insertion>
        </text:changed-region>
        <text:changed-region xml:id="ct140236797408368" text:id="ct140236797408368">
          <text:deletion>
            <office:change-info>
              <dc:creator>AnneMarieW</dc:creator>
              <dc:date>2016-09-30T10:48:00</dc:date>
            </office:change-info>
            <text:p text:style-name="Body"><text:span text:style-name="T2">we</text:span></text:p>
          </text:deletion>
        </text:changed-region>
        <text:changed-region xml:id="ct140236915140224" text:id="ct140236915140224">
          <text:deletion>
            <office:change-info>
              <dc:creator>Carol Nichols</dc:creator>
              <dc:date>2016-11-01T09:38:00</dc:date>
            </office:change-info>
            <text:p text:style-name="Body"><text:span text:style-name="T2">you</text:span></text:p>
          </text:deletion>
        </text:changed-region>
        <text:changed-region xml:id="ct140236909020976" text:id="ct140236909020976">
          <text:insertion>
            <office:change-info>
              <dc:creator>Carol Nichols</dc:creator>
              <dc:date>2016-11-01T09:38:00</dc:date>
            </office:change-info>
          </text:insertion>
        </text:changed-region>
        <text:changed-region xml:id="ct140236909405136" text:id="ct140236909405136">
          <text:deletion>
            <office:change-info>
              <dc:creator>AnneMarieW</dc:creator>
              <dc:date>2016-09-30T10:48:00</dc:date>
            </office:change-info>
            <text:p text:style-name="Body"><text:span text:style-name="T2">we</text:span></text:p>
          </text:deletion>
        </text:changed-region>
        <text:changed-region xml:id="ct140236927282672" text:id="ct140236927282672">
          <text:deletion>
            <office:change-info>
              <dc:creator>Carol Nichols</dc:creator>
              <dc:date>2016-11-01T09:38:00</dc:date>
            </office:change-info>
            <text:p text:style-name="Body"><text:span text:style-name="T2">you</text:span></text:p>
          </text:deletion>
        </text:changed-region>
        <text:changed-region xml:id="ct140236917667920" text:id="ct140236917667920">
          <text:insertion>
            <office:change-info>
              <dc:creator>Carol Nichols</dc:creator>
              <dc:date>2016-11-01T09:38:00</dc:date>
            </office:change-info>
          </text:insertion>
        </text:changed-region>
        <text:changed-region xml:id="ct140236912463584" text:id="ct140236912463584">
          <text:deletion>
            <office:change-info>
              <dc:creator>AnneMarieW</dc:creator>
              <dc:date>2016-09-30T10:48:00</dc:date>
            </office:change-info>
            <text:p text:style-name="Body"><text:span text:style-name="T2">we</text:span></text:p>
          </text:deletion>
        </text:changed-region>
        <text:changed-region xml:id="ct140236909141392" text:id="ct140236909141392">
          <text:deletion>
            <office:change-info>
              <dc:creator>Carol Nichols</dc:creator>
              <dc:date>2016-11-01T09:39:00</dc:date>
            </office:change-info>
            <text:p text:style-name="Body"><text:span text:style-name="T2">you</text:span></text:p>
          </text:deletion>
        </text:changed-region>
        <text:changed-region xml:id="ct140236916914256" text:id="ct140236916914256">
          <text:insertion>
            <office:change-info>
              <dc:creator>Carol Nichols</dc:creator>
              <dc:date>2016-11-01T09:39:00</dc:date>
            </office:change-info>
          </text:insertion>
        </text:changed-region>
        <text:changed-region xml:id="ct140236912703952" text:id="ct140236912703952">
          <text:deletion>
            <office:change-info>
              <dc:creator>AnneMarieW</dc:creator>
              <dc:date>2016-09-30T10:49:00</dc:date>
            </office:change-info>
            <text:p text:style-name="Body"><text:span text:style-name="T2">said was</text:span></text:p>
          </text:deletion>
        </text:changed-region>
        <text:changed-region xml:id="ct140236915616832" text:id="ct140236915616832">
          <text:insertion>
            <office:change-info>
              <dc:creator>AnneMarieW</dc:creator>
              <dc:date>2016-09-30T10:49:00</dc:date>
            </office:change-info>
          </text:insertion>
        </text:changed-region>
        <text:changed-region xml:id="ct140236800052176" text:id="ct140236800052176">
          <text:deletion>
            <office:change-info>
              <dc:creator>Carol Nichols</dc:creator>
              <dc:date>2016-11-01T09:39:00</dc:date>
            </office:change-info>
            <text:p text:style-name="Body"><text:span text:style-name="T2">y</text:span></text:p>
          </text:deletion>
        </text:changed-region>
        <text:changed-region xml:id="ct140236915822576" text:id="ct140236915822576">
          <text:deletion>
            <office:change-info>
              <dc:creator>AnneMarieW</dc:creator>
              <dc:date>2016-10-04T13:16:00</dc:date>
            </office:change-info>
            <text:p text:style-name="Body"><text:span text:style-name="T2">an</text:span></text:p>
          </text:deletion>
        </text:changed-region>
        <text:changed-region xml:id="ct140236907276992" text:id="ct140236907276992">
          <text:insertion>
            <office:change-info>
              <dc:creator>AnneMarieW</dc:creator>
              <dc:date>2016-10-04T13:16:00</dc:date>
            </office:change-info>
          </text:insertion>
        </text:changed-region>
        <text:changed-region xml:id="ct140236800620320" text:id="ct140236800620320">
          <text:deletion>
            <office:change-info>
              <dc:creator>AnneMarieW</dc:creator>
              <dc:date>2016-10-04T13:16:00</dc:date>
            </office:change-info>
            <text:p text:style-name="Body"><text:span text:style-name="T2">,</text:span></text:p>
          </text:deletion>
        </text:changed-region>
        <text:changed-region xml:id="ct140236928424032" text:id="ct140236928424032">
          <text:deletion>
            <office:change-info>
              <dc:creator>Carol Nichols</dc:creator>
              <dc:date>2016-11-01T09:39:00</dc:date>
            </office:change-info>
            <text:p text:style-name="Body"><text:span text:style-name="T2">y</text:span></text:p>
          </text:deletion>
        </text:changed-region>
        <text:changed-region xml:id="ct140236867637824" text:id="ct140236867637824">
          <text:deletion>
            <office:change-info>
              <dc:creator>AnneMarieW</dc:creator>
              <dc:date>2016-09-30T10:49:00</dc:date>
            </office:change-info>
            <text:p text:style-name="Body"><text:span text:style-name="T2">only </text:span></text:p>
          </text:deletion>
        </text:changed-region>
        <text:changed-region xml:id="ct140236916168256" text:id="ct140236916168256">
          <text:insertion>
            <office:change-info>
              <dc:creator>AnneMarieW</dc:creator>
              <dc:date>2016-09-30T10:49:00</dc:date>
            </office:change-info>
          </text:insertion>
        </text:changed-region>
        <text:changed-region xml:id="ct140236917673632" text:id="ct140236917673632">
          <text:deletion>
            <office:change-info>
              <dc:creator>NSP</dc:creator>
              <dc:date>2016-10-21T14:09:00</dc:date>
            </office:change-info>
            <text:p text:style-name="Body"><text:span text:style-name="T2">, weyou can trust that a value weyou sayspecify not to won’t change really won’t change, because</text:span></text:p>
          </text:deletion>
        </text:changed-region>
        <text:changed-region xml:id="ct140236823677136" text:id="ct140236823677136">
          <text:deletion>
            <office:change-info>
              <dc:creator>AnneMarieW</dc:creator>
              <dc:date>2016-09-30T10:50:00</dc:date>
            </office:change-info>
            <text:p text:style-name="Body"><text:span text:style-name="T2">is </text:span></text:p>
          </text:deletion>
        </text:changed-region>
        <text:changed-region xml:id="ct140236916307616" text:id="ct140236916307616">
          <text:deletion>
            <office:change-info>
              <dc:creator>NSP</dc:creator>
              <dc:date>2016-10-21T14:09:00</dc:date>
            </office:change-info>
            <text:p text:style-name="Body"><text:span text:style-name="T2">enforcesing that </text:span></text:p>
          </text:deletion>
        </text:changed-region>
        <text:changed-region xml:id="ct140236920436864" text:id="ct140236920436864">
          <text:insertion>
            <office:change-info>
              <dc:creator>NSP</dc:creator>
              <dc:date>2016-10-21T14:09:00</dc:date>
            </office:change-info>
          </text:insertion>
        </text:changed-region>
        <text:changed-region xml:id="ct140236907470832" text:id="ct140236907470832">
          <text:insertion>
            <office:change-info>
              <dc:creator>NSP</dc:creator>
              <dc:date>2016-10-21T14:09:00</dc:date>
            </office:change-info>
          </text:insertion>
        </text:changed-region>
        <text:changed-region xml:id="ct140236864736464" text:id="ct140236864736464">
          <text:deletion>
            <office:change-info>
              <dc:creator>Carol Nichols</dc:creator>
              <dc:date>2016-11-01T09:40:00</dc:date>
            </office:change-info>
            <text:p text:style-name="Body"><text:span text:style-name="T2">you</text:span></text:p>
          </text:deletion>
        </text:changed-region>
        <text:changed-region xml:id="ct140236914082752" text:id="ct140236914082752">
          <text:insertion>
            <office:change-info>
              <dc:creator>Carol Nichols</dc:creator>
              <dc:date>2016-11-01T09:40:00</dc:date>
            </office:change-info>
          </text:insertion>
        </text:changed-region>
        <text:changed-region xml:id="ct140236906703936" text:id="ct140236906703936">
          <text:insertion>
            <office:change-info>
              <dc:creator>NSP</dc:creator>
              <dc:date>2016-10-21T14:09:00</dc:date>
            </office:change-info>
          </text:insertion>
        </text:changed-region>
        <text:changed-region xml:id="ct140236868099776" text:id="ct140236868099776">
          <text:deletion>
            <office:change-info>
              <dc:creator>NSP</dc:creator>
              <dc:date>2016-10-21T14:09:00</dc:date>
            </office:change-info>
            <text:p text:style-name="Body"><text:span text:style-name="T2">for usyou</text:span></text:p>
          </text:deletion>
        </text:changed-region>
        <text:changed-region xml:id="ct140236917543120" text:id="ct140236917543120">
          <text:insertion>
            <office:change-info>
              <dc:creator>NSP</dc:creator>
              <dc:date>2016-10-21T14:10:00</dc:date>
            </office:change-info>
          </text:insertion>
        </text:changed-region>
        <text:changed-region xml:id="ct140236921038608" text:id="ct140236921038608">
          <text:deletion>
            <office:change-info>
              <dc:creator>NSP</dc:creator>
              <dc:date>2016-10-21T14:10:00</dc:date>
            </office:change-info>
            <text:p text:style-name="Body"><text:span text:style-name="T2">W</text:span></text:p>
          </text:deletion>
        </text:changed-region>
        <text:changed-region xml:id="ct140236867454608" text:id="ct140236867454608">
          <text:insertion>
            <office:change-info>
              <dc:creator>NSP</dc:creator>
              <dc:date>2016-10-21T14:10:00</dc:date>
            </office:change-info>
          </text:insertion>
        </text:changed-region>
        <text:changed-region xml:id="ct140236864848480" text:id="ct140236864848480">
          <text:insertion>
            <office:change-info>
              <dc:creator>AnneMarieW</dc:creator>
              <dc:date>2016-09-30T10:51:00</dc:date>
            </office:change-info>
          </text:insertion>
        </text:changed-region>
        <text:changed-region xml:id="ct140236799873136" text:id="ct140236799873136">
          <text:deletion>
            <office:change-info>
              <dc:creator>AnneMarieW</dc:creator>
              <dc:date>2016-09-30T10:51:00</dc:date>
            </office:change-info>
            <text:p text:style-name="Body"><text:span text:style-name="T2">we</text:span></text:p>
          </text:deletion>
        </text:changed-region>
        <text:changed-region xml:id="ct140236865056000" text:id="ct140236865056000">
          <text:insertion>
            <office:change-info>
              <dc:creator>AnneMarieW</dc:creator>
              <dc:date>2016-09-30T10:51:00</dc:date>
            </office:change-info>
          </text:insertion>
        </text:changed-region>
        <text:changed-region xml:id="ct140236919494752" text:id="ct140236919494752">
          <text:deletion>
            <office:change-info>
              <dc:creator>AnneMarieW</dc:creator>
              <dc:date>2016-09-30T10:51:00</dc:date>
            </office:change-info>
            <text:p text:style-name="Body"><text:span text:style-name="T2"><text:s/>in our head</text:span></text:p>
          </text:deletion>
        </text:changed-region>
        <text:changed-region xml:id="ct140236909506336" text:id="ct140236909506336">
          <text:insertion>
            <office:change-info>
              <dc:creator>AnneMarieW</dc:creator>
              <dc:date>2016-09-30T10:51:00</dc:date>
            </office:change-info>
          </text:insertion>
        </text:changed-region>
        <text:changed-region xml:id="ct140236912425712" text:id="ct140236912425712">
          <text:deletion>
            <office:change-info>
              <dc:creator>AnneMarieW</dc:creator>
              <dc:date>2016-09-30T10:52:00</dc:date>
            </office:change-info>
            <text:p text:style-name="Body"><text:span text:style-name="T2">.</text:span></text:p>
          </text:deletion>
        </text:changed-region>
        <text:changed-region xml:id="ct140236916597040" text:id="ct140236916597040">
          <text:insertion>
            <office:change-info>
              <dc:creator>AnneMarieW</dc:creator>
              <dc:date>2016-09-30T10:52:00</dc:date>
            </office:change-info>
          </text:insertion>
        </text:changed-region>
        <text:changed-region xml:id="ct140236861738560" text:id="ct140236861738560">
          <text:deletion>
            <office:change-info>
              <dc:creator>AnneMarieW</dc:creator>
              <dc:date>2016-09-30T10:52:00</dc:date>
            </office:change-info>
            <text:p text:style-name="Body"><text:span text:style-name="T2"><text:s/>This</text:span></text:p>
          </text:deletion>
        </text:changed-region>
        <text:changed-region xml:id="ct140236893234800" text:id="ct140236893234800">
          <text:insertion>
            <office:change-info>
              <dc:creator>AnneMarieW</dc:creator>
              <dc:date>2016-09-30T10:52:00</dc:date>
            </office:change-info>
          </text:insertion>
        </text:changed-region>
        <text:changed-region xml:id="ct140236914462848" text:id="ct140236914462848">
          <text:deletion>
            <office:change-info>
              <dc:creator>AnneMarieW</dc:creator>
              <dc:date>2016-09-30T10:52:00</dc:date>
            </office:change-info>
            <text:p text:style-name="Body"><text:span text:style-name="T2">M</text:span></text:p>
          </text:deletion>
        </text:changed-region>
        <text:changed-region xml:id="ct140236915732864" text:id="ct140236915732864">
          <text:insertion>
            <office:change-info>
              <dc:creator>AnneMarieW</dc:creator>
              <dc:date>2016-09-30T10:52:00</dc:date>
            </office:change-info>
          </text:insertion>
        </text:changed-region>
        <text:changed-region xml:id="ct140236917408384" text:id="ct140236917408384">
          <text:deletion>
            <office:change-info>
              <dc:creator>AnneMarieW</dc:creator>
              <dc:date>2016-09-30T10:52:00</dc:date>
            </office:change-info>
            <text:p text:style-name="Body"><text:span text:style-name="T2">reall</text:span></text:p>
          </text:deletion>
        </text:changed-region>
        <text:changed-region xml:id="ct140236917212416" text:id="ct140236917212416">
          <text:insertion>
            <office:change-info>
              <dc:creator>AnneMarieW</dc:creator>
              <dc:date>2016-09-30T10:52:00</dc:date>
            </office:change-info>
          </text:insertion>
        </text:changed-region>
        <text:changed-region xml:id="ct140236870525056" text:id="ct140236870525056">
          <text:deletion>
            <office:change-info>
              <dc:creator>AnneMarieW</dc:creator>
              <dc:date>2016-09-30T10:52:00</dc:date>
            </office:change-info>
            <text:p text:style-name="Body"><text:span text:style-name="T2">, though!</text:span></text:p>
          </text:deletion>
        </text:changed-region>
        <text:changed-region xml:id="ct140236915013088" text:id="ct140236915013088">
          <text:insertion>
            <office:change-info>
              <dc:creator>AnneMarieW</dc:creator>
              <dc:date>2016-09-30T10:52:00</dc:date>
            </office:change-info>
          </text:insertion>
        </text:changed-region>
        <text:changed-region xml:id="ct140236915435072" text:id="ct140236915435072">
          <text:deletion>
            <office:change-info>
              <dc:creator>Carol Nichols</dc:creator>
              <dc:date>2016-11-01T08:59:00</dc:date>
            </office:change-info>
            <text:p text:style-name="Body"><text:span text:style-name="T2">Bindings</text:span></text:p>
          </text:deletion>
        </text:changed-region>
        <text:changed-region xml:id="ct140237248782656" text:id="ct140237248782656">
          <text:insertion>
            <office:change-info>
              <dc:creator>Carol Nichols</dc:creator>
              <dc:date>2016-11-01T08:59:00</dc:date>
            </office:change-info>
          </text:insertion>
        </text:changed-region>
        <text:changed-region xml:id="ct140236893651344" text:id="ct140236893651344">
          <text:insertion>
            <office:change-info>
              <dc:creator>Carol Nichols</dc:creator>
              <dc:date>2016-11-01T09:00:00</dc:date>
            </office:change-info>
          </text:insertion>
        </text:changed-region>
        <text:changed-region xml:id="ct140236915827936" text:id="ct140236915827936">
          <text:deletion>
            <office:change-info>
              <dc:creator>Carol Nichols</dc:creator>
              <dc:date>2016-11-01T09:40:00</dc:date>
            </office:change-info>
            <text:p text:style-name="Body"><text:span text:style-name="T2">you</text:span></text:p>
          </text:deletion>
        </text:changed-region>
        <text:changed-region xml:id="ct140236912517856" text:id="ct140236912517856">
          <text:insertion>
            <office:change-info>
              <dc:creator>Carol Nichols</dc:creator>
              <dc:date>2016-11-01T09:40:00</dc:date>
            </office:change-info>
          </text:insertion>
        </text:changed-region>
        <text:changed-region xml:id="ct140236917455008" text:id="ct140236917455008">
          <text:deletion>
            <office:change-info>
              <dc:creator>AnneMarieW</dc:creator>
              <dc:date>2016-09-30T10:53:00</dc:date>
            </office:change-info>
            <text:p text:style-name="Body"><text:span text:style-name="T2">be </text:span></text:p>
          </text:deletion>
        </text:changed-region>
        <text:changed-region xml:id="ct140236862016288" text:id="ct140236862016288">
          <text:deletion>
            <office:change-info>
              <dc:creator>AnneMarieW</dc:creator>
              <dc:date>2016-09-30T10:53:00</dc:date>
            </office:change-info>
            <text:p text:style-name="Body"><text:span text:style-name="T2">d</text:span></text:p>
          </text:deletion>
        </text:changed-region>
        <text:changed-region xml:id="ct140236917628400" text:id="ct140236917628400">
          <text:insertion>
            <office:change-info>
              <dc:creator>AnneMarieW</dc:creator>
              <dc:date>2016-09-30T10:53:00</dc:date>
            </office:change-info>
          </text:insertion>
        </text:changed-region>
        <text:changed-region xml:id="ct140236899859872" text:id="ct140236899859872">
          <text:deletion>
            <office:change-info>
              <dc:creator>janelle</dc:creator>
              <dc:date>2016-10-25T17:53:00</dc:date>
            </office:change-info>
            <text:p text:style-name="Body"><text:span text:style-name="T2">the program you just wrote to</text:span><text:span text:style-name="EmphasisItalic"><text:span text:style-name="T2"> </text:span></text:span></text:p>
          </text:deletion>
        </text:changed-region>
        <text:changed-region xml:id="ct140236909464560" text:id="ct140236909464560">
          <text:insertion>
            <office:change-info>
              <dc:creator>AnneMarieW</dc:creator>
              <dc:date>2016-09-30T10:54:00</dc:date>
            </office:change-info>
          </text:insertion>
        </text:changed-region>
        <text:changed-region xml:id="ct140236870405712" text:id="ct140236870405712">
          <text:insertion>
            <office:change-info>
              <dc:creator>AnneMarieW</dc:creator>
              <dc:date>2016-09-30T10:53:00</dc:date>
            </office:change-info>
          </text:insertion>
        </text:changed-region>
        <text:changed-region xml:id="ct140236909122896" text:id="ct140236909122896">
          <text:insertion>
            <office:change-info>
              <dc:creator>AnneMarieW</dc:creator>
              <dc:date>2016-09-30T10:55:00</dc:date>
            </office:change-info>
          </text:insertion>
        </text:changed-region>
        <text:changed-region xml:id="ct140236904925856" text:id="ct140236904925856">
          <text:deletion>
            <office:change-info>
              <dc:creator>NSP</dc:creator>
              <dc:date>2016-10-21T14:10:00</dc:date>
            </office:change-info>
            <text:p text:style-name="Body"><text:span text:style-name="T2">you</text:span></text:p>
          </text:deletion>
        </text:changed-region>
        <text:changed-region xml:id="ct140236916136992" text:id="ct140236916136992">
          <text:insertion>
            <office:change-info>
              <dc:creator>NSP</dc:creator>
              <dc:date>2016-10-21T14:10:00</dc:date>
            </office:change-info>
          </text:insertion>
        </text:changed-region>
        <text:changed-region xml:id="ct140236907444352" text:id="ct140236907444352">
          <text:deletion>
            <office:change-info>
              <dc:creator>Carol Nichols</dc:creator>
              <dc:date>2016-10-31T14:15:00</dc:date>
            </office:change-info>
            <text:p text:style-name="Body"><text:span text:style-name="T2"><text:s/></text:span></text:p>
          </text:deletion>
        </text:changed-region>
        <text:changed-region xml:id="ct140236917621856" text:id="ct140236917621856">
          <text:insertion>
            <office:change-info>
              <dc:creator>AnneMarieW</dc:creator>
              <dc:date>2016-09-30T10:55:00</dc:date>
            </office:change-info>
          </text:insertion>
        </text:changed-region>
        <text:changed-region xml:id="ct140237295770288" text:id="ct140237295770288">
          <text:deletion>
            <office:change-info>
              <dc:creator>AnneMarieW</dc:creator>
              <dc:date>2016-09-30T10:55:00</dc:date>
            </office:change-info>
            <text:p text:style-name="Body"><text:span text:style-name="T2">R</text:span></text:p>
          </text:deletion>
        </text:changed-region>
        <text:changed-region xml:id="ct140236917297232" text:id="ct140236917297232">
          <text:insertion>
            <office:change-info>
              <dc:creator>AnneMarieW</dc:creator>
              <dc:date>2016-09-30T10:55:00</dc:date>
            </office:change-info>
          </text:insertion>
        </text:changed-region>
        <text:changed-region xml:id="ct140236917433168" text:id="ct140236917433168">
          <text:deletion>
            <office:change-info>
              <dc:creator>AnneMarieW</dc:creator>
              <dc:date>2016-09-30T10:55:00</dc:date>
            </office:change-info>
            <text:p text:style-name="Body"><text:span text:style-name="T2">ning</text:span></text:p>
          </text:deletion>
        </text:changed-region>
        <text:changed-region xml:id="ct140237296598608" text:id="ct140237296598608">
          <text:insertion>
            <office:change-info>
              <dc:creator>AnneMarieW</dc:creator>
              <dc:date>2016-09-30T10:55:00</dc:date>
            </office:change-info>
          </text:insertion>
        </text:changed-region>
        <text:changed-region xml:id="ct140236867832512" text:id="ct140236867832512">
          <text:deletion>
            <office:change-info>
              <dc:creator>AnneMarieW</dc:creator>
              <dc:date>2016-09-30T10:55:00</dc:date>
            </office:change-info>
            <text:p text:style-name="Body"><text:span text:style-name="T2">we</text:span></text:p>
          </text:deletion>
        </text:changed-region>
        <text:changed-region xml:id="ct140237123059680" text:id="ct140237123059680">
          <text:deletion>
            <office:change-info>
              <dc:creator>NSP</dc:creator>
              <dc:date>2016-10-21T14:10:00</dc:date>
            </office:change-info>
            <text:p text:style-name="Body"><text:span text:style-name="T2">you</text:span></text:p>
          </text:deletion>
        </text:changed-region>
        <text:changed-region xml:id="ct140237283670896" text:id="ct140237283670896">
          <text:insertion>
            <office:change-info>
              <dc:creator>NSP</dc:creator>
              <dc:date>2016-10-21T14:10:00</dc:date>
            </office:change-info>
          </text:insertion>
        </text:changed-region>
        <text:changed-region xml:id="ct140236912171312" text:id="ct140236912171312">
          <text:insertion>
            <office:change-info>
              <dc:creator>AnneMarieW</dc:creator>
              <dc:date>2016-09-30T10:55:00</dc:date>
            </office:change-info>
          </text:insertion>
        </text:changed-region>
        <text:changed-region xml:id="ct140237283994272" text:id="ct140237283994272">
          <text:deletion>
            <office:change-info>
              <dc:creator>Carol Nichols</dc:creator>
              <dc:date>2016-11-01T09:00:00</dc:date>
            </office:change-info>
            <text:p text:style-name="CodeB">bindings</text:p>
          </text:deletion>
        </text:changed-region>
        <text:changed-region xml:id="ct140236915218000" text:id="ct140236915218000">
          <text:insertion>
            <office:change-info>
              <dc:creator>Carol Nichols</dc:creator>
              <dc:date>2016-11-01T09:00:00</dc:date>
            </office:change-info>
          </text:insertion>
        </text:changed-region>
        <text:changed-region xml:id="ct140236864742912" text:id="ct140236864742912">
          <text:deletion>
            <office:change-info>
              <dc:creator>Carol Nichols</dc:creator>
              <dc:date>2016-11-01T09:00:00</dc:date>
            </office:change-info>
            <text:p text:style-name="CodeB">bindings</text:p>
          </text:deletion>
        </text:changed-region>
        <text:changed-region xml:id="ct140237298053440" text:id="ct140237298053440">
          <text:insertion>
            <office:change-info>
              <dc:creator>Carol Nichols</dc:creator>
              <dc:date>2016-11-01T09:00:00</dc:date>
            </office:change-info>
          </text:insertion>
        </text:changed-region>
        <text:changed-region xml:id="ct140236917611120" text:id="ct140236917611120">
          <text:deletion>
            <office:change-info>
              <dc:creator>Carol Nichols</dc:creator>
              <dc:date>2016-11-01T09:00:00</dc:date>
            </office:change-info>
            <text:p text:style-name="CodeB">bindings</text:p>
          </text:deletion>
        </text:changed-region>
        <text:changed-region xml:id="ct140236905464336" text:id="ct140236905464336">
          <text:insertion>
            <office:change-info>
              <dc:creator>Carol Nichols</dc:creator>
              <dc:date>2016-11-01T09:00:00</dc:date>
            </office:change-info>
          </text:insertion>
        </text:changed-region>
        <text:changed-region xml:id="ct140236914781936" text:id="ct140236914781936">
          <text:deletion>
            <office:change-info>
              <dc:creator>NSP</dc:creator>
              <dc:date>2016-10-21T14:10:00</dc:date>
            </office:change-info>
            <text:p text:style-name="Body"><text:span text:style-name="T2">weyou </text:span></text:p>
          </text:deletion>
        </text:changed-region>
        <text:changed-region xml:id="ct140236861790752" text:id="ct140236861790752">
          <text:insertion>
            <office:change-info>
              <dc:creator>NSP</dc:creator>
              <dc:date>2016-10-21T14:10:00</dc:date>
            </office:change-info>
          </text:insertion>
        </text:changed-region>
        <text:changed-region xml:id="ct140236865609584" text:id="ct140236865609584">
          <text:deletion>
            <office:change-info>
              <dc:creator>AnneMarieW</dc:creator>
              <dc:date>2016-10-04T13:17:00</dc:date>
            </office:change-info>
            <text:p text:style-name="Body"><text:span text:style-name="T2">a</text:span></text:p>
          </text:deletion>
        </text:changed-region>
        <text:changed-region xml:id="ct140236864644224" text:id="ct140236864644224">
          <text:insertion>
            <office:change-info>
              <dc:creator>AnneMarieW</dc:creator>
              <dc:date>2016-10-04T13:17:00</dc:date>
            </office:change-info>
          </text:insertion>
        </text:changed-region>
        <text:changed-region xml:id="ct140236802317328" text:id="ct140236802317328">
          <text:insertion>
            <office:change-info>
              <dc:creator>AnneMarieW</dc:creator>
              <dc:date>2016-10-04T13:17:00</dc:date>
            </office:change-info>
          </text:insertion>
        </text:changed-region>
        <text:changed-region xml:id="ct140236860493888" text:id="ct140236860493888">
          <text:deletion>
            <office:change-info>
              <dc:creator>Carol Nichols</dc:creator>
              <dc:date>2016-11-01T09:00:00</dc:date>
            </office:change-info>
            <text:p text:style-name="Body"><text:span text:style-name="T2">binding</text:span></text:p>
          </text:deletion>
        </text:changed-region>
        <text:changed-region xml:id="ct140236911995584" text:id="ct140236911995584">
          <text:insertion>
            <office:change-info>
              <dc:creator>Carol Nichols</dc:creator>
              <dc:date>2016-11-01T09:00:00</dc:date>
            </office:change-info>
          </text:insertion>
        </text:changed-region>
        <text:changed-region xml:id="ct140237249663952" text:id="ct140237249663952">
          <text:deletion>
            <office:change-info>
              <dc:creator>Carol Nichols</dc:creator>
              <dc:date>2016-11-01T14:27:00</dc:date>
            </office:change-info>
            <text:p text:style-name="Body"><text:span text:style-name="T2">easier</text:span></text:p>
          </text:deletion>
        </text:changed-region>
        <text:changed-region xml:id="ct140236914979008" text:id="ct140236914979008">
          <text:insertion>
            <office:change-info>
              <dc:creator>Carol Nichols</dc:creator>
              <dc:date>2016-11-01T14:27:00</dc:date>
            </office:change-info>
          </text:insertion>
        </text:changed-region>
        <text:changed-region xml:id="ct140236861855696" text:id="ct140236861855696">
          <text:deletion>
            <office:change-info>
              <dc:creator>Carol Nichols</dc:creator>
              <dc:date>2016-11-01T14:27:00</dc:date>
            </office:change-info>
            <text:p text:style-name="Body"><text:span text:style-name="T2"><text:s/>to understand</text:span></text:p>
          </text:deletion>
        </text:changed-region>
        <text:changed-region xml:id="ct140236891663904" text:id="ct140236891663904">
          <text:deletion>
            <office:change-info>
              <dc:creator>Carol Nichols</dc:creator>
              <dc:date>2016-11-01T09:00:00</dc:date>
            </office:change-info>
            <text:p text:style-name="Body"><text:span text:style-name="T2">bindings</text:span></text:p>
          </text:deletion>
        </text:changed-region>
        <text:changed-region xml:id="ct140236800611376" text:id="ct140236800611376">
          <text:insertion>
            <office:change-info>
              <dc:creator>Carol Nichols</dc:creator>
              <dc:date>2016-11-01T09:00:00</dc:date>
            </office:change-info>
          </text:insertion>
        </text:changed-region>
        <text:changed-region xml:id="ct140236868429344" text:id="ct140236868429344">
          <text:insertion>
            <office:change-info>
              <dc:creator>Carol Nichols</dc:creator>
              <dc:date>2016-11-01T14:28:00</dc:date>
            </office:change-info>
          </text:insertion>
        </text:changed-region>
        <text:changed-region xml:id="ct140236914596848" text:id="ct140236914596848">
          <text:insertion>
            <office:change-info>
              <dc:creator>Carol Nichols</dc:creator>
              <dc:date>2016-11-01T14:22:00</dc:date>
            </office:change-info>
          </text:insertion>
        </text:changed-region>
        <text:changed-region xml:id="ct140236915571456" text:id="ct140236915571456">
          <text:insertion>
            <office:change-info>
              <dc:creator>Carol Nichols</dc:creator>
              <dc:date>2016-11-01T14:22:00</dc:date>
            </office:change-info>
          </text:insertion>
        </text:changed-region>
        <text:changed-region xml:id="ct140236908899664" text:id="ct140236908899664">
          <text:deletion>
            <office:change-info>
              <dc:creator>Carol Nichols</dc:creator>
              <dc:date>2016-11-01T14:22:00</dc:date>
            </office:change-info>
            <text:p text:style-name="Body"><text:span text:style-name="T2">I</text:span></text:p>
          </text:deletion>
        </text:changed-region>
        <text:changed-region xml:id="ct140236915530208" text:id="ct140236915530208">
          <text:deletion>
            <office:change-info>
              <dc:creator>Carol Nichols</dc:creator>
              <dc:date>2016-11-01T14:22:00</dc:date>
            </office:change-info>
            <text:p text:style-name="Body"><text:span text:style-name="T2">It all depends on the trade-offs</text:span></text:p>
          </text:deletion>
        </text:changed-region>
        <text:changed-region xml:id="ct140236893667408" text:id="ct140236893667408">
          <text:deletion>
            <office:change-info>
              <dc:creator>Carol Nichols</dc:creator>
              <dc:date>2016-11-01T14:22:00</dc:date>
            </office:change-info>
            <text:p text:style-name="Body"><text:span text:style-name="T2"><text:s/>you want to make in your situation.</text:span></text:p>
          </text:deletion>
        </text:changed-region>
        <text:changed-region xml:id="ct140236906696912" text:id="ct140236906696912">
          <text:insertion>
            <office:change-info>
              <dc:creator>Carol Nichols</dc:creator>
              <dc:date>2016-11-01T14:22:00</dc:date>
            </office:change-info>
          </text:insertion>
        </text:changed-region>
        <text:changed-region xml:id="ct140236914581216" text:id="ct140236914581216">
          <text:insertion>
            <office:change-info>
              <dc:creator>Carol Nichols</dc:creator>
              <dc:date>2016-11-01T14:23:00</dc:date>
            </office:change-info>
          </text:insertion>
        </text:changed-region>
        <text:changed-region xml:id="ct140236802244640" text:id="ct140236802244640">
          <text:insertion>
            <office:change-info>
              <dc:creator>Carol Nichols</dc:creator>
              <dc:date>2016-11-01T14:25:00</dc:date>
            </office:change-info>
          </text:insertion>
        </text:changed-region>
        <text:changed-region xml:id="ct140236915570512" text:id="ct140236915570512">
          <text:insertion>
            <office:change-info>
              <dc:creator>Carol Nichols</dc:creator>
              <dc:date>2016-11-01T14:31:00</dc:date>
            </office:change-info>
          </text:insertion>
        </text:changed-region>
        <text:changed-region xml:id="ct140236912808432" text:id="ct140236912808432">
          <text:insertion>
            <office:change-info>
              <dc:creator>Carol Nichols</dc:creator>
              <dc:date>2016-11-01T14:34:00</dc:date>
            </office:change-info>
          </text:insertion>
        </text:changed-region>
        <text:changed-region xml:id="ct140236800302384" text:id="ct140236800302384">
          <text:insertion>
            <office:change-info>
              <dc:creator>Carol Nichols</dc:creator>
              <dc:date>2016-11-01T14:35:00</dc:date>
            </office:change-info>
          </text:insertion>
        </text:changed-region>
        <text:changed-region xml:id="ct140236909211680" text:id="ct140236909211680">
          <text:deletion>
            <office:change-info>
              <dc:creator>AnneMarieW</dc:creator>
              <dc:date>2016-09-30T10:57:00</dc:date>
            </office:change-info>
            <text:p text:style-name="BodyFirst"><text:span text:style-name="T2">we</text:span></text:p>
          </text:deletion>
        </text:changed-region>
        <text:changed-region xml:id="ct140236915571952" text:id="ct140236915571952">
          <text:deletion>
            <office:change-info>
              <dc:creator>Carol Nichols</dc:creator>
              <dc:date>2016-11-01T09:41:00</dc:date>
            </office:change-info>
            <text:p text:style-name="BodyFirst"><text:span text:style-name="T2">you</text:span></text:p>
          </text:deletion>
        </text:changed-region>
        <text:changed-region xml:id="ct140236867447616" text:id="ct140236867447616">
          <text:insertion>
            <office:change-info>
              <dc:creator>Carol Nichols</dc:creator>
              <dc:date>2016-11-01T09:41:00</dc:date>
            </office:change-info>
          </text:insertion>
        </text:changed-region>
        <text:changed-region xml:id="ct140236912097168" text:id="ct140236912097168">
          <text:insertion>
            <office:change-info>
              <dc:creator>AnneMarieW</dc:creator>
              <dc:date>2016-09-30T10:58:00</dc:date>
            </office:change-info>
          </text:insertion>
        </text:changed-region>
        <text:changed-region xml:id="ct140236916310624" text:id="ct140236916310624">
          <text:deletion>
            <office:change-info>
              <dc:creator>AnneMarieW</dc:creator>
              <dc:date>2016-09-30T10:58:00</dc:date>
            </office:change-info>
            <text:p text:style-name="BodyFirst"><text:span text:style-name="T2">we</text:span></text:p>
          </text:deletion>
        </text:changed-region>
        <text:changed-region xml:id="ct140236915564704" text:id="ct140236915564704">
          <text:deletion>
            <office:change-info>
              <dc:creator>Carol Nichols</dc:creator>
              <dc:date>2016-11-01T09:42:00</dc:date>
            </office:change-info>
            <text:p text:style-name="BodyFirst"><text:span text:style-name="T2">you</text:span></text:p>
          </text:deletion>
        </text:changed-region>
        <text:changed-region xml:id="ct140236862244848" text:id="ct140236862244848">
          <text:insertion>
            <office:change-info>
              <dc:creator>Carol Nichols</dc:creator>
              <dc:date>2016-11-01T09:42:00</dc:date>
            </office:change-info>
          </text:insertion>
        </text:changed-region>
        <text:changed-region xml:id="ct140236915549552" text:id="ct140236915549552">
          <text:deletion>
            <office:change-info>
              <dc:creator>Carol Nichols</dc:creator>
              <dc:date>2016-11-01T09:02:00</dc:date>
            </office:change-info>
            <text:p text:style-name="BodyFirst"><text:span text:style-name="T2">bindings</text:span></text:p>
          </text:deletion>
        </text:changed-region>
        <text:changed-region xml:id="ct140236915552672" text:id="ct140236915552672">
          <text:insertion>
            <office:change-info>
              <dc:creator>Carol Nichols</dc:creator>
              <dc:date>2016-11-01T09:02:00</dc:date>
            </office:change-info>
          </text:insertion>
        </text:changed-region>
        <text:changed-region xml:id="ct140236907500048" text:id="ct140236907500048">
          <text:deletion>
            <office:change-info>
              <dc:creator>Carol Nichols</dc:creator>
              <dc:date>2016-11-01T09:02:00</dc:date>
            </office:change-info>
            <text:p text:style-name="BodyFirst"><text:span text:style-name="T2">binding</text:span></text:p>
          </text:deletion>
        </text:changed-region>
        <text:changed-region xml:id="ct140236908793520" text:id="ct140236908793520">
          <text:insertion>
            <office:change-info>
              <dc:creator>Carol Nichols</dc:creator>
              <dc:date>2016-11-01T09:02:00</dc:date>
            </office:change-info>
          </text:insertion>
        </text:changed-region>
        <text:changed-region xml:id="ct140237156530576" text:id="ct140237156530576">
          <text:deletion>
            <office:change-info>
              <dc:creator>Carol Nichols</dc:creator>
              <dc:date>2016-11-01T09:02:00</dc:date>
            </office:change-info>
            <text:p text:style-name="BodyFirst"><text:span text:style-name="T2">binding</text:span></text:p>
          </text:deletion>
        </text:changed-region>
        <text:changed-region xml:id="ct140236907547584" text:id="ct140236907547584">
          <text:insertion>
            <office:change-info>
              <dc:creator>Carol Nichols</dc:creator>
              <dc:date>2016-11-01T09:02:00</dc:date>
            </office:change-info>
          </text:insertion>
        </text:changed-region>
        <text:changed-region xml:id="ct140236909067856" text:id="ct140236909067856">
          <text:deletion>
            <office:change-info>
              <dc:creator>Carol Nichols</dc:creator>
              <dc:date>2016-11-01T09:02:00</dc:date>
            </office:change-info>
            <text:p text:style-name="BodyFirst"><text:span text:style-name="T2">binding</text:span></text:p>
          </text:deletion>
        </text:changed-region>
        <text:changed-region xml:id="ct140236909406912" text:id="ct140236909406912">
          <text:insertion>
            <office:change-info>
              <dc:creator>Carol Nichols</dc:creator>
              <dc:date>2016-11-01T09:02:00</dc:date>
            </office:change-info>
          </text:insertion>
        </text:changed-region>
        <text:changed-region xml:id="ct140236799903392" text:id="ct140236799903392">
          <text:deletion>
            <office:change-info>
              <dc:creator>AnneMarieW</dc:creator>
              <dc:date>2016-10-04T13:18:00</dc:date>
            </office:change-info>
            <text:p text:style-name="BodyFirst"><text:span text:style-name="T2">We</text:span></text:p>
          </text:deletion>
        </text:changed-region>
        <text:changed-region xml:id="ct140236912537152" text:id="ct140236912537152">
          <text:insertion>
            <office:change-info>
              <dc:creator>AnneMarieW</dc:creator>
              <dc:date>2016-10-04T13:18:00</dc:date>
            </office:change-info>
          </text:insertion>
        </text:changed-region>
        <text:changed-region xml:id="ct140237157006816" text:id="ct140237157006816">
          <text:deletion>
            <office:change-info>
              <dc:creator>Carol Nichols</dc:creator>
              <dc:date>2016-11-01T09:02:00</dc:date>
            </office:change-info>
            <text:p text:style-name="BodyFirst"><text:span text:style-name="T2">binding</text:span></text:p>
          </text:deletion>
        </text:changed-region>
        <text:changed-region xml:id="ct140236916558640" text:id="ct140236916558640">
          <text:insertion>
            <office:change-info>
              <dc:creator>Carol Nichols</dc:creator>
              <dc:date>2016-11-01T09:02:00</dc:date>
            </office:change-info>
          </text:insertion>
        </text:changed-region>
        <text:changed-region xml:id="ct140236865507760" text:id="ct140236865507760">
          <text:deletion>
            <office:change-info>
              <dc:creator>Carol Nichols</dc:creator>
              <dc:date>2016-11-01T09:02:00</dc:date>
            </office:change-info>
            <text:p text:style-name="BodyFirst"><text:span text:style-name="T2">binding’s</text:span></text:p>
          </text:deletion>
        </text:changed-region>
        <text:changed-region xml:id="ct140236909443360" text:id="ct140236909443360">
          <text:insertion>
            <office:change-info>
              <dc:creator>Carol Nichols</dc:creator>
              <dc:date>2016-11-01T09:02:00</dc:date>
            </office:change-info>
          </text:insertion>
        </text:changed-region>
        <text:changed-region xml:id="ct140236867274656" text:id="ct140236867274656">
          <text:deletion>
            <office:change-info>
              <dc:creator>Carol Nichols</dc:creator>
              <dc:date>2016-11-01T09:42:00</dc:date>
            </office:change-info>
            <text:p text:style-name="BodyFirst"><text:span text:style-name="T2">you</text:span></text:p>
          </text:deletion>
        </text:changed-region>
        <text:changed-region xml:id="ct140236917612496" text:id="ct140236917612496">
          <text:deletion>
            <office:change-info>
              <dc:creator>AnneMarieW</dc:creator>
              <dc:date>2016-09-30T10:58:00</dc:date>
            </office:change-info>
            <text:p text:style-name="BodyFirst"><text:span text:style-name="T2"><text:s/>wi</text:span></text:p>
          </text:deletion>
        </text:changed-region>
        <text:changed-region xml:id="ct140236914123104" text:id="ct140236914123104">
          <text:deletion>
            <office:change-info>
              <dc:creator>Carol Nichols</dc:creator>
              <dc:date>2016-11-01T09:42:00</dc:date>
            </office:change-info>
            <text:p text:style-name="BodyFirst"><text:span text:style-name="T2">’ll</text:span></text:p>
          </text:deletion>
        </text:changed-region>
        <text:changed-region xml:id="ct140236914140960" text:id="ct140236914140960">
          <text:insertion>
            <office:change-info>
              <dc:creator>Carol Nichols</dc:creator>
              <dc:date>2016-11-01T09:42:00</dc:date>
            </office:change-info>
          </text:insertion>
        </text:changed-region>
        <text:changed-region xml:id="ct140236906694272" text:id="ct140236906694272">
          <text:deletion>
            <office:change-info>
              <dc:creator>Carol Nichols</dc:creator>
              <dc:date>2016-11-01T09:42:00</dc:date>
            </office:change-info>
            <text:p text:style-name="BodyFirst"><text:span text:style-name="T2">you</text:span></text:p>
          </text:deletion>
        </text:changed-region>
        <text:changed-region xml:id="ct140237252816144" text:id="ct140237252816144">
          <text:insertion>
            <office:change-info>
              <dc:creator>Carol Nichols</dc:creator>
              <dc:date>2016-11-01T09:42:00</dc:date>
            </office:change-info>
          </text:insertion>
        </text:changed-region>
        <text:changed-region xml:id="ct140236915486416" text:id="ct140236915486416">
          <text:deletion>
            <office:change-info>
              <dc:creator>AnneMarieW</dc:creator>
              <dc:date>2016-09-30T10:58:00</dc:date>
            </office:change-info>
            <text:p text:style-name="BodyFirst"><text:span text:style-name="T2">We</text:span></text:p>
          </text:deletion>
        </text:changed-region>
        <text:changed-region xml:id="ct140237249644112" text:id="ct140237249644112">
          <text:deletion>
            <office:change-info>
              <dc:creator>Carol Nichols</dc:creator>
              <dc:date>2016-11-01T09:42:00</dc:date>
            </office:change-info>
            <text:p text:style-name="BodyFirst"><text:span text:style-name="T2">You</text:span></text:p>
          </text:deletion>
        </text:changed-region>
        <text:changed-region xml:id="ct140236914159488" text:id="ct140236914159488">
          <text:insertion>
            <office:change-info>
              <dc:creator>Carol Nichols</dc:creator>
              <dc:date>2016-11-01T09:42:00</dc:date>
            </office:change-info>
          </text:insertion>
        </text:changed-region>
        <text:changed-region xml:id="ct140236785190544" text:id="ct140236785190544">
          <text:deletion>
            <office:change-info>
              <dc:creator>Carol Nichols</dc:creator>
              <dc:date>2016-11-01T09:02:00</dc:date>
            </office:change-info>
            <text:p text:style-name="BodyFirst"><text:span text:style-name="T2">binding</text:span></text:p>
          </text:deletion>
        </text:changed-region>
        <text:changed-region xml:id="ct140236865600816" text:id="ct140236865600816">
          <text:insertion>
            <office:change-info>
              <dc:creator>Carol Nichols</dc:creator>
              <dc:date>2016-11-01T09:02:00</dc:date>
            </office:change-info>
          </text:insertion>
        </text:changed-region>
        <text:changed-region xml:id="ct140236908744928" text:id="ct140236908744928">
          <text:deletion>
            <office:change-info>
              <dc:creator>Carol Nichols</dc:creator>
              <dc:date>2016-11-01T09:02:00</dc:date>
            </office:change-info>
            <text:p text:style-name="BodyFirst"><text:span text:style-name="T2">binding’s</text:span></text:p>
          </text:deletion>
        </text:changed-region>
        <text:changed-region xml:id="ct140236795208512" text:id="ct140236795208512">
          <text:insertion>
            <office:change-info>
              <dc:creator>Carol Nichols</dc:creator>
              <dc:date>2016-11-01T09:02:00</dc:date>
            </office:change-info>
          </text:insertion>
        </text:changed-region>
        <text:changed-region xml:id="ct140237249662576" text:id="ct140237249662576">
          <text:deletion>
            <office:change-info>
              <dc:creator>AnneMarieW</dc:creator>
              <dc:date>2016-09-30T10:59:00</dc:date>
            </office:change-info>
            <text:p text:style-name="Body"><text:span text:style-name="T2">,</text:span></text:p>
          </text:deletion>
        </text:changed-region>
        <text:changed-region xml:id="ct140236861654240" text:id="ct140236861654240">
          <text:deletion>
            <office:change-info>
              <dc:creator>AnneMarieW</dc:creator>
              <dc:date>2016-09-30T10:59:00</dc:date>
            </office:change-info>
            <text:p text:style-name="Body"><text:span text:style-name="T2"><text:s/>that</text:span></text:p>
          </text:deletion>
        </text:changed-region>
        <text:changed-region xml:id="ct140236906976448" text:id="ct140236906976448">
          <text:deletion>
            <office:change-info>
              <dc:creator>AnneMarieW</dc:creator>
              <dc:date>2016-09-30T10:59:00</dc:date>
            </office:change-info>
            <text:p text:style-name="Body"><text:span text:style-name="T2">If</text:span></text:p>
          </text:deletion>
        </text:changed-region>
        <text:changed-region xml:id="ct140236915801376" text:id="ct140236915801376">
          <text:insertion>
            <office:change-info>
              <dc:creator>AnneMarieW</dc:creator>
              <dc:date>2016-09-30T10:59:00</dc:date>
            </office:change-info>
          </text:insertion>
        </text:changed-region>
        <text:changed-region xml:id="ct140236908744432" text:id="ct140236908744432">
          <text:insertion>
            <office:change-info>
              <dc:creator>AnneMarieW</dc:creator>
              <dc:date>2016-09-30T10:59:00</dc:date>
            </office:change-info>
          </text:insertion>
        </text:changed-region>
        <text:changed-region xml:id="ct140236917422224" text:id="ct140236917422224">
          <text:insertion>
            <office:change-info>
              <dc:creator>AnneMarieW</dc:creator>
              <dc:date>2016-09-30T10:59:00</dc:date>
            </office:change-info>
          </text:insertion>
        </text:changed-region>
        <text:changed-region xml:id="ct140236909579088" text:id="ct140236909579088">
          <text:deletion>
            <office:change-info>
              <dc:creator>Carol Nichols</dc:creator>
              <dc:date>2016-11-01T09:02:00</dc:date>
            </office:change-info>
            <text:p text:style-name="CodeB">bindings</text:p>
          </text:deletion>
        </text:changed-region>
        <text:changed-region xml:id="ct140236912719792" text:id="ct140236912719792">
          <text:insertion>
            <office:change-info>
              <dc:creator>Carol Nichols</dc:creator>
              <dc:date>2016-11-01T09:02:00</dc:date>
            </office:change-info>
          </text:insertion>
        </text:changed-region>
        <text:changed-region xml:id="ct140236907252896" text:id="ct140236907252896">
          <text:deletion>
            <office:change-info>
              <dc:creator>Carol Nichols</dc:creator>
              <dc:date>2016-11-01T09:03:00</dc:date>
            </office:change-info>
            <text:p text:style-name="CodeB">bindings</text:p>
          </text:deletion>
        </text:changed-region>
        <text:changed-region xml:id="ct140236917966784" text:id="ct140236917966784">
          <text:insertion>
            <office:change-info>
              <dc:creator>Carol Nichols</dc:creator>
              <dc:date>2016-11-01T09:03:00</dc:date>
            </office:change-info>
          </text:insertion>
        </text:changed-region>
        <text:changed-region xml:id="ct140236912274560" text:id="ct140236912274560">
          <text:deletion>
            <office:change-info>
              <dc:creator>Carol Nichols</dc:creator>
              <dc:date>2016-11-01T09:03:00</dc:date>
            </office:change-info>
            <text:p text:style-name="CodeB">bindings</text:p>
          </text:deletion>
        </text:changed-region>
        <text:changed-region xml:id="ct140236865259264" text:id="ct140236865259264">
          <text:insertion>
            <office:change-info>
              <dc:creator>Carol Nichols</dc:creator>
              <dc:date>2016-11-01T09:03:00</dc:date>
            </office:change-info>
          </text:insertion>
        </text:changed-region>
        <text:changed-region xml:id="ct140236908940240" text:id="ct140236908940240">
          <text:deletion>
            <office:change-info>
              <dc:creator>AnneMarieW</dc:creator>
              <dc:date>2016-09-30T11:00:00</dc:date>
            </office:change-info>
            <text:p text:style-name="Body"><text:span text:style-name="T2">from</text:span></text:p>
          </text:deletion>
        </text:changed-region>
        <text:changed-region xml:id="ct140236902669264" text:id="ct140236902669264">
          <text:insertion>
            <office:change-info>
              <dc:creator>AnneMarieW</dc:creator>
              <dc:date>2016-09-30T11:00:00</dc:date>
            </office:change-info>
          </text:insertion>
        </text:changed-region>
        <text:changed-region xml:id="ct140236909406432" text:id="ct140236909406432">
          <text:deletion>
            <office:change-info>
              <dc:creator>Carol Nichols</dc:creator>
              <dc:date>2016-11-01T09:03:00</dc:date>
            </office:change-info>
            <text:p text:style-name="Body"><text:span text:style-name="T2">binding</text:span></text:p>
          </text:deletion>
        </text:changed-region>
        <text:changed-region xml:id="ct140237243083552" text:id="ct140237243083552">
          <text:insertion>
            <office:change-info>
              <dc:creator>Carol Nichols</dc:creator>
              <dc:date>2016-11-01T09:03:00</dc:date>
            </office:change-info>
          </text:insertion>
        </text:changed-region>
        <text:changed-region xml:id="ct140236909567456" text:id="ct140236909567456">
          <text:deletion>
            <office:change-info>
              <dc:creator>AnneMarieW</dc:creator>
              <dc:date>2016-09-30T11:00:00</dc:date>
            </office:change-info>
            <text:p text:style-name="Body"><text:span text:style-name="Literal"><text:span text:style-name="T2"><text:s/></text:span></text:span></text:p>
          </text:deletion>
        </text:changed-region>
        <text:changed-region xml:id="ct140236909674176" text:id="ct140236909674176">
          <text:insertion>
            <office:change-info>
              <dc:creator>AnneMarieW</dc:creator>
              <dc:date>2016-09-30T11:00:00</dc:date>
            </office:change-info>
          </text:insertion>
        </text:changed-region>
        <text:changed-region xml:id="ct140236920583312" text:id="ct140236920583312">
          <text:deletion>
            <office:change-info>
              <dc:creator>Carol Nichols</dc:creator>
              <dc:date>2016-11-01T09:03:00</dc:date>
            </office:change-info>
            <text:p text:style-name="Body"><text:span text:style-name="T2">binding</text:span></text:p>
          </text:deletion>
        </text:changed-region>
        <text:changed-region xml:id="ct140236870460320" text:id="ct140236870460320">
          <text:insertion>
            <office:change-info>
              <dc:creator>Carol Nichols</dc:creator>
              <dc:date>2016-11-01T09:03:00</dc:date>
            </office:change-info>
          </text:insertion>
        </text:changed-region>
        <text:changed-region xml:id="ct140236864643968" text:id="ct140236864643968">
          <text:deletion>
            <office:change-info>
              <dc:creator>AnneMarieW</dc:creator>
              <dc:date>2016-09-30T11:00:00</dc:date>
            </office:change-info>
            <text:p text:style-name="Body"><text:span text:style-name="T2">,</text:span></text:p>
          </text:deletion>
        </text:changed-region>
        <text:changed-region xml:id="ct140236914195920" text:id="ct140236914195920">
          <text:deletion>
            <office:change-info>
              <dc:creator>Carol Nichols</dc:creator>
              <dc:date>2016-11-01T09:03:00</dc:date>
            </office:change-info>
            <text:p text:style-name="Body"><text:span text:style-name="T2">binding</text:span></text:p>
          </text:deletion>
        </text:changed-region>
        <text:changed-region xml:id="ct140236917140496" text:id="ct140236917140496">
          <text:insertion>
            <office:change-info>
              <dc:creator>Carol Nichols</dc:creator>
              <dc:date>2016-11-01T09:03:00</dc:date>
            </office:change-info>
          </text:insertion>
        </text:changed-region>
        <text:changed-region xml:id="ct140236868032768" text:id="ct140236868032768">
          <text:deletion>
            <office:change-info>
              <dc:creator>AnneMarieW</dc:creator>
              <dc:date>2016-09-30T11:00:00</dc:date>
            </office:change-info>
            <text:p text:style-name="Body"><text:span text:style-name="T2">, since</text:span></text:p>
          </text:deletion>
        </text:changed-region>
        <text:changed-region xml:id="ct140236911998048" text:id="ct140236911998048">
          <text:insertion>
            <office:change-info>
              <dc:creator>AnneMarieW</dc:creator>
              <dc:date>2016-09-30T11:00:00</dc:date>
            </office:change-info>
          </text:insertion>
        </text:changed-region>
        <text:changed-region xml:id="ct140236909174368" text:id="ct140236909174368">
          <text:deletion>
            <office:change-info>
              <dc:creator>AnneMarieW</dc:creator>
              <dc:date>2016-09-30T11:00:00</dc:date>
            </office:change-info>
            <text:p text:style-name="Body"><text:span text:style-name="T2">we</text:span></text:p>
          </text:deletion>
        </text:changed-region>
        <text:changed-region xml:id="ct140236907498624" text:id="ct140236907498624">
          <text:deletion>
            <office:change-info>
              <dc:creator>Carol Nichols</dc:creator>
              <dc:date>2016-11-01T09:43:00</dc:date>
            </office:change-info>
            <text:p text:style-name="Body"><text:span text:style-name="T2">you</text:span></text:p>
          </text:deletion>
        </text:changed-region>
        <text:changed-region xml:id="ct140236909579344" text:id="ct140236909579344">
          <text:insertion>
            <office:change-info>
              <dc:creator>Carol Nichols</dc:creator>
              <dc:date>2016-11-01T09:43:00</dc:date>
            </office:change-info>
          </text:insertion>
        </text:changed-region>
        <text:changed-region xml:id="ct140236908920064" text:id="ct140236908920064">
          <text:deletion>
            <office:change-info>
              <dc:creator>Carol Nichols</dc:creator>
              <dc:date>2016-11-01T09:03:00</dc:date>
            </office:change-info>
            <text:p text:style-name="Body"><text:span text:style-name="T2">binding</text:span></text:p>
          </text:deletion>
        </text:changed-region>
        <text:changed-region xml:id="ct140236905324448" text:id="ct140236905324448">
          <text:insertion>
            <office:change-info>
              <dc:creator>Carol Nichols</dc:creator>
              <dc:date>2016-11-01T09:03:00</dc:date>
            </office:change-info>
          </text:insertion>
        </text:changed-region>
        <text:changed-region xml:id="ct140236914148992" text:id="ct140236914148992">
          <text:deletion>
            <office:change-info>
              <dc:creator>AnneMarieW</dc:creator>
              <dc:date>2016-09-30T11:01:00</dc:date>
            </office:change-info>
            <text:p text:style-name="Body"><text:span text:style-name="T2">we</text:span></text:p>
          </text:deletion>
        </text:changed-region>
        <text:changed-region xml:id="ct140236862150592" text:id="ct140236862150592">
          <text:deletion>
            <office:change-info>
              <dc:creator>Carol Nichols</dc:creator>
              <dc:date>2016-11-01T09:43:00</dc:date>
            </office:change-info>
            <text:p text:style-name="Body"><text:span text:style-name="T2">you</text:span></text:p>
          </text:deletion>
        </text:changed-region>
        <text:changed-region xml:id="ct140236909104304" text:id="ct140236909104304">
          <text:insertion>
            <office:change-info>
              <dc:creator>Carol Nichols</dc:creator>
              <dc:date>2016-11-01T09:43:00</dc:date>
            </office:change-info>
          </text:insertion>
        </text:changed-region>
        <text:changed-region xml:id="ct140236905165632" text:id="ct140236905165632">
          <text:deletion>
            <office:change-info>
              <dc:creator>AnneMarieW</dc:creator>
              <dc:date>2016-09-30T11:01:00</dc:date>
            </office:change-info>
            <text:p text:style-name="Body"><text:span text:style-name="T2">we</text:span></text:p>
          </text:deletion>
        </text:changed-region>
        <text:changed-region xml:id="ct140236870599072" text:id="ct140236870599072">
          <text:deletion>
            <office:change-info>
              <dc:creator>Carol Nichols</dc:creator>
              <dc:date>2016-11-01T09:43:00</dc:date>
            </office:change-info>
            <text:p text:style-name="Body"><text:span text:style-name="T2">you</text:span></text:p>
          </text:deletion>
        </text:changed-region>
        <text:changed-region xml:id="ct140236914515280" text:id="ct140236914515280">
          <text:insertion>
            <office:change-info>
              <dc:creator>Carol Nichols</dc:creator>
              <dc:date>2016-11-01T09:43:00</dc:date>
            </office:change-info>
          </text:insertion>
        </text:changed-region>
        <text:changed-region xml:id="ct140236796934864" text:id="ct140236796934864">
          <text:deletion>
            <office:change-info>
              <dc:creator>Carol Nichols</dc:creator>
              <dc:date>2016-11-01T09:03:00</dc:date>
            </office:change-info>
            <text:p text:style-name="Body"><text:span text:style-name="T2"><text:s/></text:span></text:p>
          </text:deletion>
        </text:changed-region>
        <text:changed-region xml:id="ct140236912247488" text:id="ct140236912247488">
          <text:deletion>
            <office:change-info>
              <dc:creator>AnneMarieW</dc:creator>
              <dc:date>2016-09-30T11:01:00</dc:date>
            </office:change-info>
            <text:p text:style-name="Body"><text:span text:style-name="T2">we</text:span></text:p>
          </text:deletion>
        </text:changed-region>
        <text:changed-region xml:id="ct140236800316544" text:id="ct140236800316544">
          <text:deletion>
            <office:change-info>
              <dc:creator>Carol Nichols</dc:creator>
              <dc:date>2016-11-01T09:03:00</dc:date>
            </office:change-info>
            <text:p text:style-name="Body"><text:span text:style-name="T2">you’re binding to</text:span></text:p>
          </text:deletion>
        </text:changed-region>
        <text:changed-region xml:id="ct140236909313600" text:id="ct140236909313600">
          <text:insertion>
            <office:change-info>
              <dc:creator>Carol Nichols</dc:creator>
              <dc:date>2016-11-01T09:04:00</dc:date>
            </office:change-info>
          </text:insertion>
        </text:changed-region>
        <text:changed-region xml:id="ct140236866842864" text:id="ct140236866842864">
          <text:deletion>
            <office:change-info>
              <dc:creator>AnneMarieW</dc:creator>
              <dc:date>2016-09-30T11:01:00</dc:date>
            </office:change-info>
            <text:p text:style-name="Body"><text:span text:style-name="T2">we</text:span></text:p>
          </text:deletion>
        </text:changed-region>
        <text:changed-region xml:id="ct140237156526544" text:id="ct140237156526544">
          <text:deletion>
            <office:change-info>
              <dc:creator>Carol Nichols</dc:creator>
              <dc:date>2016-11-01T09:44:00</dc:date>
            </office:change-info>
            <text:p text:style-name="Body"><text:span text:style-name="T2">your</text:span></text:p>
          </text:deletion>
        </text:changed-region>
        <text:changed-region xml:id="ct140236800175648" text:id="ct140236800175648">
          <text:insertion>
            <office:change-info>
              <dc:creator>Carol Nichols</dc:creator>
              <dc:date>2016-11-01T09:44:00</dc:date>
            </office:change-info>
          </text:insertion>
        </text:changed-region>
        <text:changed-region xml:id="ct140236902895104" text:id="ct140236902895104">
          <text:insertion>
            <office:change-info>
              <dc:creator>NSP</dc:creator>
              <dc:date>2016-10-21T14:11:00</dc:date>
            </office:change-info>
          </text:insertion>
        </text:changed-region>
        <text:changed-region xml:id="ct140236915965456" text:id="ct140236915965456">
          <text:insertion>
            <office:change-info>
              <dc:creator>NSP</dc:creator>
              <dc:date>2016-10-21T14:11:00</dc:date>
            </office:change-info>
          </text:insertion>
        </text:changed-region>
        <text:changed-region xml:id="ct140236907548784" text:id="ct140236907548784">
          <text:deletion>
            <office:change-info>
              <dc:creator>NSP</dc:creator>
              <dc:date>2016-10-21T14:12:00</dc:date>
            </office:change-info>
            <text:p text:style-name="Body"><text:span text:style-name="T2">usyou </text:span></text:p>
          </text:deletion>
        </text:changed-region>
        <text:changed-region xml:id="ct140236909288480" text:id="ct140236909288480">
          <text:deletion>
            <office:change-info>
              <dc:creator>AnneMarieW</dc:creator>
              <dc:date>2016-10-04T13:20:00</dc:date>
            </office:change-info>
            <text:p text:style-name="Body"><text:span text:style-name="T2">sending </text:span></text:p>
          </text:deletion>
        </text:changed-region>
        <text:changed-region xml:id="ct140236909395536" text:id="ct140236909395536">
          <text:deletion>
            <office:change-info>
              <dc:creator>AnneMarieW</dc:creator>
              <dc:date>2016-09-30T11:01:00</dc:date>
            </office:change-info>
            <text:p text:style-name="Body"><text:span text:style-name="T2">us</text:span></text:p>
          </text:deletion>
        </text:changed-region>
        <text:changed-region xml:id="ct140236909340000" text:id="ct140236909340000">
          <text:insertion>
            <office:change-info>
              <dc:creator>AnneMarieW</dc:creator>
              <dc:date>2016-10-04T13:20:00</dc:date>
            </office:change-info>
          </text:insertion>
        </text:changed-region>
        <text:changed-region xml:id="ct140236912094080" text:id="ct140236912094080">
          <text:deletion>
            <office:change-info>
              <dc:creator>AnneMarieW</dc:creator>
              <dc:date>2016-09-30T11:01:00</dc:date>
            </office:change-info>
            <text:p text:style-name="Body"><text:span text:style-name="T2">we</text:span></text:p>
          </text:deletion>
        </text:changed-region>
        <text:changed-region xml:id="ct140236907557248" text:id="ct140236907557248">
          <text:deletion>
            <office:change-info>
              <dc:creator>Carol Nichols</dc:creator>
              <dc:date>2016-11-01T09:44:00</dc:date>
            </office:change-info>
            <text:p text:style-name="Body"><text:span text:style-name="T2">you</text:span></text:p>
          </text:deletion>
        </text:changed-region>
        <text:changed-region xml:id="ct140236862265040" text:id="ct140236862265040">
          <text:insertion>
            <office:change-info>
              <dc:creator>Carol Nichols</dc:creator>
              <dc:date>2016-11-01T09:44:00</dc:date>
            </office:change-info>
          </text:insertion>
        </text:changed-region>
        <text:changed-region xml:id="ct140237243688992" text:id="ct140237243688992">
          <text:insertion>
            <office:change-info>
              <dc:creator>AnneMarieW</dc:creator>
              <dc:date>2016-09-30T11:01:00</dc:date>
            </office:change-info>
          </text:insertion>
        </text:changed-region>
        <text:changed-region xml:id="ct140236908739360" text:id="ct140236908739360">
          <text:insertion>
            <office:change-info>
              <dc:creator>AnneMarieW</dc:creator>
              <dc:date>2016-09-30T11:03:00</dc:date>
            </office:change-info>
          </text:insertion>
        </text:changed-region>
        <text:changed-region xml:id="ct140237283835104" text:id="ct140237283835104">
          <text:deletion>
            <office:change-info>
              <dc:creator>AnneMarieW</dc:creator>
              <dc:date>2016-09-30T11:03:00</dc:date>
            </office:change-info>
            <text:p text:style-name="Body"><text:span text:style-name="T2">:</text:span></text:p>
          </text:deletion>
        </text:changed-region>
        <text:changed-region xml:id="ct140237256988800" text:id="ct140237256988800">
          <text:insertion>
            <office:change-info>
              <dc:creator>AnneMarieW</dc:creator>
              <dc:date>2016-09-30T11:03:00</dc:date>
            </office:change-info>
          </text:insertion>
        </text:changed-region>
        <text:changed-region xml:id="ct140237275923824" text:id="ct140237275923824">
          <text:deletion>
            <office:change-info>
              <dc:creator>Carol Nichols</dc:creator>
              <dc:date>2016-11-01T09:04:00</dc:date>
            </office:change-info>
            <text:p text:style-name="Body"><text:span text:style-name="Literal"><text:s/></text:span><text:span text:style-name="Literal"><text:span text:style-name="T2">binding is </text:span></text:span></text:p>
          </text:deletion>
        </text:changed-region>
        <text:changed-region xml:id="ct140237283830672" text:id="ct140237283830672">
          <text:insertion>
            <office:change-info>
              <dc:creator>Carol Nichols</dc:creator>
              <dc:date>2016-11-01T09:04:00</dc:date>
            </office:change-info>
          </text:insertion>
        </text:changed-region>
        <text:changed-region xml:id="ct140236909421392" text:id="ct140236909421392">
          <text:deletion>
            <office:change-info>
              <dc:creator>Carol Nichols</dc:creator>
              <dc:date>2016-11-01T09:04:00</dc:date>
            </office:change-info>
            <text:p text:style-name="Body"><text:span text:style-name="Literal"><text:span text:style-name="T2"><text:s/>binding</text:span></text:span></text:p>
          </text:deletion>
        </text:changed-region>
        <text:changed-region xml:id="ct140237249419152" text:id="ct140237249419152">
          <text:insertion>
            <office:change-info>
              <dc:creator>Carol Nichols</dc:creator>
              <dc:date>2016-11-01T09:04:00</dc:date>
            </office:change-info>
          </text:insertion>
        </text:changed-region>
        <text:changed-region xml:id="ct140236909396560" text:id="ct140236909396560">
          <text:insertion>
            <office:change-info>
              <dc:creator>AnneMarieW</dc:creator>
              <dc:date>2016-09-30T11:02:00</dc:date>
            </office:change-info>
          </text:insertion>
        </text:changed-region>
        <text:changed-region xml:id="ct140236909375984" text:id="ct140236909375984">
          <text:deletion>
            <office:change-info>
              <dc:creator>AnneMarieW</dc:creator>
              <dc:date>2016-09-30T11:02:00</dc:date>
            </office:change-info>
            <text:p text:style-name="Body"><text:span text:style-name="T2"><text:s/></text:span></text:p>
          </text:deletion>
        </text:changed-region>
        <text:changed-region xml:id="ct140237164904496" text:id="ct140237164904496">
          <text:deletion>
            <office:change-info>
              <dc:creator>Carol Nichols</dc:creator>
              <dc:date>2016-11-01T09:05:00</dc:date>
            </office:change-info>
            <text:p text:style-name="Body"><text:span text:style-name="T2">binding</text:span></text:p>
          </text:deletion>
        </text:changed-region>
        <text:changed-region xml:id="ct140237248619184" text:id="ct140237248619184">
          <text:insertion>
            <office:change-info>
              <dc:creator>Carol Nichols</dc:creator>
              <dc:date>2016-11-01T09:05:00</dc:date>
            </office:change-info>
          </text:insertion>
        </text:changed-region>
        <text:changed-region xml:id="ct140236799867776" text:id="ct140236799867776">
          <text:insertion>
            <office:change-info>
              <dc:creator>AnneMarieW</dc:creator>
              <dc:date>2016-09-30T11:03:00</dc:date>
            </office:change-info>
          </text:insertion>
        </text:changed-region>
        <text:changed-region xml:id="ct140236914415488" text:id="ct140236914415488">
          <text:deletion>
            <office:change-info>
              <dc:creator>AnneMarieW</dc:creator>
              <dc:date>2016-09-30T11:02:00</dc:date>
            </office:change-info>
            <text:p text:style-name="Body"><text:span text:style-name="T2">,</text:span></text:p>
          </text:deletion>
        </text:changed-region>
        <text:changed-region xml:id="ct140236913994416" text:id="ct140236913994416">
          <text:deletion>
            <office:change-info>
              <dc:creator>AnneMarieW</dc:creator>
              <dc:date>2016-09-30T11:03:00</dc:date>
            </office:change-info>
            <text:p text:style-name="Body"><text:span text:style-name="T2">aves us</text:span></text:p>
          </text:deletion>
        </text:changed-region>
        <text:changed-region xml:id="ct140236861835280" text:id="ct140236861835280">
          <text:insertion>
            <office:change-info>
              <dc:creator>AnneMarieW</dc:creator>
              <dc:date>2016-09-30T11:03:00</dc:date>
            </office:change-info>
          </text:insertion>
        </text:changed-region>
        <text:changed-region xml:id="ct140236912565280" text:id="ct140236912565280">
          <text:deletion>
            <office:change-info>
              <dc:creator>Carol Nichols</dc:creator>
              <dc:date>2016-11-01T09:45:00</dc:date>
            </office:change-info>
            <text:p text:style-name="Body"><text:span text:style-name="T2">you</text:span></text:p>
          </text:deletion>
        </text:changed-region>
        <text:changed-region xml:id="ct140237154490128" text:id="ct140237154490128">
          <text:insertion>
            <office:change-info>
              <dc:creator>Carol Nichols</dc:creator>
              <dc:date>2016-11-01T09:45:00</dc:date>
            </office:change-info>
          </text:insertion>
        </text:changed-region>
        <text:changed-region xml:id="ct140236797803952" text:id="ct140236797803952">
          <text:insertion>
            <office:change-info>
              <dc:creator>AnneMarieW</dc:creator>
              <dc:date>2016-09-30T11:04:00</dc:date>
            </office:change-info>
          </text:insertion>
        </text:changed-region>
        <text:changed-region xml:id="ct140236907451328" text:id="ct140236907451328">
          <text:deletion>
            <office:change-info>
              <dc:creator>Carol Nichols</dc:creator>
              <dc:date>2016-11-01T14:36:00</dc:date>
            </office:change-info>
            <text:p text:style-name="Body"><text:span text:style-name="Literal"><text:span text:style-name="T2">sp</text:span></text:span></text:p>
          </text:deletion>
        </text:changed-region>
        <text:changed-region xml:id="ct140236911929200" text:id="ct140236911929200">
          <text:insertion>
            <office:change-info>
              <dc:creator>Carol Nichols</dc:creator>
              <dc:date>2016-11-01T14:36:00</dc:date>
            </office:change-info>
          </text:insertion>
        </text:changed-region>
        <text:changed-region xml:id="ct140236801770592" text:id="ct140236801770592">
          <text:insertion>
            <office:change-info>
              <dc:creator>AnneMarieW</dc:creator>
              <dc:date>2016-09-30T11:04:00</dc:date>
            </office:change-info>
          </text:insertion>
        </text:changed-region>
        <text:changed-region xml:id="ct140236856064608" text:id="ct140236856064608">
          <text:deletion>
            <office:change-info>
              <dc:creator>AnneMarieW</dc:creator>
              <dc:date>2016-09-30T11:04:00</dc:date>
            </office:change-info>
            <text:p text:style-name="Body"><text:span text:style-name="T2">we</text:span></text:p>
          </text:deletion>
        </text:changed-region>
        <text:changed-region xml:id="ct140237243547824" text:id="ct140237243547824">
          <text:deletion>
            <office:change-info>
              <dc:creator>Carol Nichols</dc:creator>
              <dc:date>2016-11-01T09:45:00</dc:date>
            </office:change-info>
            <text:p text:style-name="Body"><text:span text:style-name="T2">you</text:span></text:p>
          </text:deletion>
        </text:changed-region>
        <text:changed-region xml:id="ct140237164556208" text:id="ct140237164556208">
          <text:insertion>
            <office:change-info>
              <dc:creator>Carol Nichols</dc:creator>
              <dc:date>2016-11-01T09:45:00</dc:date>
            </office:change-info>
          </text:insertion>
        </text:changed-region>
        <text:changed-region xml:id="ct140236799977968" text:id="ct140236799977968">
          <text:insertion>
            <office:change-info>
              <dc:creator>AnneMarieW</dc:creator>
              <dc:date>2016-09-30T11:04:00</dc:date>
            </office:change-info>
          </text:insertion>
        </text:changed-region>
        <text:changed-region xml:id="ct140237282405728" text:id="ct140237282405728">
          <text:insertion>
            <office:change-info>
              <dc:creator>AnneMarieW</dc:creator>
              <dc:date>2016-09-30T11:05:00</dc:date>
            </office:change-info>
          </text:insertion>
        </text:changed-region>
        <text:changed-region xml:id="ct140236894357984" text:id="ct140236894357984">
          <text:deletion>
            <office:change-info>
              <dc:creator>AnneMarieW</dc:creator>
              <dc:date>2016-09-30T11:05:00</dc:date>
            </office:change-info>
            <text:p text:style-name="Body"><text:span text:style-name="T2">I</text:span></text:p>
          </text:deletion>
        </text:changed-region>
        <text:changed-region xml:id="ct140236858071200" text:id="ct140236858071200">
          <text:deletion>
            <office:change-info>
              <dc:creator>AnneMarieW</dc:creator>
              <dc:date>2016-09-30T11:04:00</dc:date>
            </office:change-info>
            <text:p text:style-name="Body"><text:span text:style-name="T2">we</text:span></text:p>
          </text:deletion>
        </text:changed-region>
        <text:changed-region xml:id="ct140237095473600" text:id="ct140237095473600">
          <text:deletion>
            <office:change-info>
              <dc:creator>Carol Nichols</dc:creator>
              <dc:date>2016-11-01T09:45:00</dc:date>
            </office:change-info>
            <text:p text:style-name="Body"><text:span text:style-name="T2">you</text:span></text:p>
          </text:deletion>
        </text:changed-region>
        <text:changed-region xml:id="ct140236799183360" text:id="ct140236799183360">
          <text:insertion>
            <office:change-info>
              <dc:creator>Carol Nichols</dc:creator>
              <dc:date>2016-11-01T09:45:00</dc:date>
            </office:change-info>
          </text:insertion>
        </text:changed-region>
        <text:changed-region xml:id="ct140236925255488" text:id="ct140236925255488">
          <text:insertion>
            <office:change-info>
              <dc:creator>AnneMarieW</dc:creator>
              <dc:date>2016-09-30T11:06:00</dc:date>
            </office:change-info>
          </text:insertion>
        </text:changed-region>
        <text:changed-region xml:id="ct140236870270336" text:id="ct140236870270336">
          <text:deletion>
            <office:change-info>
              <dc:creator>AnneMarieW</dc:creator>
              <dc:date>2016-09-30T11:04:00</dc:date>
            </office:change-info>
            <text:p text:style-name="Body"><text:span text:style-name="T2">however</text:span></text:p>
          </text:deletion>
        </text:changed-region>
        <text:changed-region xml:id="ct140236867405296" text:id="ct140236867405296">
          <text:deletion>
            <office:change-info>
              <dc:creator>AnneMarieW</dc:creator>
              <dc:date>2016-09-30T11:05:00</dc:date>
            </office:change-info>
            <text:p text:style-name="Body"><text:span text:style-name="T2">, </text:span></text:p>
          </text:deletion>
        </text:changed-region>
        <text:changed-region xml:id="ct140237159408048" text:id="ct140237159408048">
          <text:deletion>
            <office:change-info>
              <dc:creator>AnneMarieW</dc:creator>
              <dc:date>2016-09-30T11:06:00</dc:date>
            </office:change-info>
            <text:p text:style-name="Body"><text:span text:style-name="T2">like this</text:span></text:p>
          </text:deletion>
        </text:changed-region>
        <text:changed-region xml:id="ct140237250041984" text:id="ct140237250041984">
          <text:deletion>
            <office:change-info>
              <dc:creator>AnneMarieW</dc:creator>
              <dc:date>2016-09-30T11:06:00</dc:date>
            </office:change-info>
            <text:p text:style-name="Body"><text:span text:style-name="T2">We wi</text:span></text:p>
          </text:deletion>
        </text:changed-region>
        <text:changed-region xml:id="ct140236813030976" text:id="ct140236813030976">
          <text:deletion>
            <office:change-info>
              <dc:creator>Carol Nichols</dc:creator>
              <dc:date>2016-11-01T09:45:00</dc:date>
            </office:change-info>
            <text:p text:style-name="Body"><text:span text:style-name="T2">you’ll</text:span></text:p>
          </text:deletion>
        </text:changed-region>
        <text:changed-region xml:id="ct140236800062672" text:id="ct140236800062672">
          <text:insertion>
            <office:change-info>
              <dc:creator>Carol Nichols</dc:creator>
              <dc:date>2016-11-01T09:45:00</dc:date>
            </office:change-info>
          </text:insertion>
        </text:changed-region>
        <text:changed-region xml:id="ct140236847538368" text:id="ct140236847538368">
          <text:deletion>
            <office:change-info>
              <dc:creator>AnneMarieW</dc:creator>
              <dc:date>2016-09-30T11:06:00</dc:date>
            </office:change-info>
            <text:p text:style-name="Body"><text:span text:style-name="T2">we a</text:span></text:p>
          </text:deletion>
        </text:changed-region>
        <text:changed-region xml:id="ct140236858450352" text:id="ct140236858450352">
          <text:deletion>
            <office:change-info>
              <dc:creator>Carol Nichols</dc:creator>
              <dc:date>2016-11-01T09:45:00</dc:date>
            </office:change-info>
            <text:p text:style-name="Body"><text:span text:style-name="T2">you</text:span></text:p>
          </text:deletion>
        </text:changed-region>
        <text:changed-region xml:id="ct140237243668336" text:id="ct140237243668336">
          <text:insertion>
            <office:change-info>
              <dc:creator>Carol Nichols</dc:creator>
              <dc:date>2016-11-01T09:45:00</dc:date>
            </office:change-info>
          </text:insertion>
        </text:changed-region>
        <text:changed-region xml:id="ct140237298154032" text:id="ct140237298154032">
          <text:insertion>
            <office:change-info>
              <dc:creator>AnneMarieW</dc:creator>
              <dc:date>2016-09-30T11:06:00</dc:date>
            </office:change-info>
          </text:insertion>
        </text:changed-region>
        <text:changed-region xml:id="ct140236924719232" text:id="ct140236924719232">
          <text:deletion>
            <office:change-info>
              <dc:creator>Carol Nichols</dc:creator>
              <dc:date>2016-11-01T16:48:00</dc:date>
            </office:change-info>
            <text:p text:style-name="Body"><text:span text:style-name="T2"><text:line-break/></text:span></text:p>
          </text:deletion>
        </text:changed-region>
        <text:changed-region xml:id="ct140236856157056" text:id="ct140236856157056">
          <text:deletion>
            <office:change-info>
              <dc:creator>Carol Nichols</dc:creator>
              <dc:date>2016-11-01T09:05:00</dc:date>
            </office:change-info>
            <text:p text:style-name="Body"><text:span text:style-name="T2">binding’s</text:span></text:p>
          </text:deletion>
        </text:changed-region>
        <text:changed-region xml:id="ct140236913342864" text:id="ct140236913342864">
          <text:insertion>
            <office:change-info>
              <dc:creator>Carol Nichols</dc:creator>
              <dc:date>2016-11-01T16:48:00</dc:date>
            </office:change-info>
          </text:insertion>
        </text:changed-region>
        <text:changed-region xml:id="ct140237283776208" text:id="ct140237283776208">
          <text:insertion>
            <office:change-info>
              <dc:creator>Carol Nichols</dc:creator>
              <dc:date>2016-11-01T09:05:00</dc:date>
            </office:change-info>
          </text:insertion>
        </text:changed-region>
        <text:changed-region xml:id="ct140237295696992" text:id="ct140237295696992">
          <text:deletion>
            <office:change-info>
              <dc:creator>Carol Nichols</dc:creator>
              <dc:date>2016-11-01T16:04:00</dc:date>
            </office:change-info>
            <text:p text:style-name="Body"><text:span text:style-name="T2"/></text:p>
            <text:p text:style-name="Body"/>
          </text:deletion>
        </text:changed-region>
        <text:changed-region xml:id="ct140236802501360" text:id="ct140236802501360">
          <text:deletion>
            <office:change-info>
              <dc:creator>Carol Nichols</dc:creator>
              <dc:date>2016-11-01T14:44:00</dc:date>
            </office:change-info>
            <text:p text:style-name="Body">error: mismatched types [--explain E0308]</text:p>
          </text:deletion>
        </text:changed-region>
        <text:changed-region xml:id="ct140236865335968" text:id="ct140236865335968">
          <text:deletion>
            <office:change-info>
              <dc:creator>Carol Nichols</dc:creator>
              <dc:date>2016-11-01T16:04:00</dc:date>
            </office:change-info>
            <text:p text:style-name="Body"><text:span text:style-name="T2"/></text:p>
            <text:p text:style-name="Body"/>
          </text:deletion>
        </text:changed-region>
        <text:changed-region xml:id="ct140237248704768" text:id="ct140237248704768">
          <text:deletion>
            <office:change-info>
              <dc:creator>Carol Nichols</dc:creator>
              <dc:date>2016-11-01T14:44:00</dc:date>
            </office:change-info>
            <text:p text:style-name="Body"><text:s/>--&gt;</text:p>
          </text:deletion>
        </text:changed-region>
        <text:changed-region xml:id="ct140236800054608" text:id="ct140236800054608">
          <text:deletion>
            <office:change-info>
              <dc:creator>Carol Nichols</dc:creator>
              <dc:date>2016-11-01T16:04:00</dc:date>
            </office:change-info>
            <text:p text:style-name="Body"><text:span text:style-name="T2"/></text:p>
            <text:p text:style-name="Body"/>
          </text:deletion>
        </text:changed-region>
        <text:changed-region xml:id="ct140236862077040" text:id="ct140236862077040">
          <text:deletion>
            <office:change-info>
              <dc:creator>Carol Nichols</dc:creator>
              <dc:date>2016-11-01T14:44:00</dc:date>
            </office:change-info>
            <text:p text:style-name="Body"><text:s text:c="2"/>|&gt;</text:p>
          </text:deletion>
        </text:changed-region>
        <text:changed-region xml:id="ct140237248530608" text:id="ct140237248530608">
          <text:deletion>
            <office:change-info>
              <dc:creator>Carol Nichols</dc:creator>
              <dc:date>2016-11-01T16:03:00</dc:date>
            </office:change-info>
            <text:p text:style-name="Body"><text:span text:style-name="T2"/></text:p>
            <text:p text:style-name="Body"/>
          </text:deletion>
        </text:changed-region>
        <text:changed-region xml:id="ct140236907463056" text:id="ct140236907463056">
          <text:deletion>
            <office:change-info>
              <dc:creator>Carol Nichols</dc:creator>
              <dc:date>2016-11-01T14:44:00</dc:date>
            </office:change-info>
            <text:p text:style-name="Body">4 |&gt; spaces = spaces.len();</text:p>
          </text:deletion>
        </text:changed-region>
        <text:changed-region xml:id="ct140236867881264" text:id="ct140236867881264">
          <text:deletion>
            <office:change-info>
              <dc:creator>Carol Nichols</dc:creator>
              <dc:date>2016-11-01T16:03:00</dc:date>
            </office:change-info>
            <text:p text:style-name="Body"><text:span text:style-name="T2"/></text:p>
            <text:p text:style-name="Body"/>
          </text:deletion>
        </text:changed-region>
        <text:changed-region xml:id="ct140237096822192" text:id="ct140237096822192">
          <text:deletion>
            <office:change-info>
              <dc:creator>Carol Nichols</dc:creator>
              <dc:date>2016-11-01T14:44:00</dc:date>
            </office:change-info>
            <text:p text:style-name="Body"><text:s text:c="2"/>|&gt; <text:s text:c="9"/>^^^^^^^^^^^^ expected &amp;-ptr, found usize</text:p>
          </text:deletion>
        </text:changed-region>
        <text:changed-region xml:id="ct140237280323104" text:id="ct140237280323104">
          <text:deletion>
            <office:change-info>
              <dc:creator>Carol Nichols</dc:creator>
              <dc:date>2016-11-01T16:03:00</dc:date>
            </office:change-info>
            <text:p text:style-name="Body"><text:span text:style-name="T2"/></text:p>
            <text:p text:style-name="P4"/>
          </text:deletion>
        </text:changed-region>
        <text:changed-region xml:id="ct140236856075840" text:id="ct140236856075840">
          <text:deletion>
            <office:change-info>
              <dc:creator>Carol Nichols</dc:creator>
              <dc:date>2016-11-01T14:44:00</dc:date>
            </office:change-info>
            <text:p text:style-name="P4">note: expected type `&amp;str`</text:p>
          </text:deletion>
        </text:changed-region>
        <text:changed-region xml:id="ct140236909113744" text:id="ct140236909113744">
          <text:deletion>
            <office:change-info>
              <dc:creator>Carol Nichols</dc:creator>
              <dc:date>2016-11-01T14:44:00</dc:date>
            </office:change-info>
            <text:p text:style-name="CodeA">note: <text:s text:c="3"/>found type `usize`</text:p>
          </text:deletion>
        </text:changed-region>
        <text:changed-region xml:id="ct140236799971296" text:id="ct140236799971296">
          <text:insertion>
            <office:change-info>
              <dc:creator>Carol Nichols</dc:creator>
              <dc:date>2016-11-01T14:44:00</dc:date>
            </office:change-info>
          </text:insertion>
        </text:changed-region>
        <text:changed-region xml:id="ct140236907499152" text:id="ct140236907499152">
          <text:deletion>
            <office:change-info>
              <dc:creator>Carol Nichols</dc:creator>
              <dc:date>2016-11-01T14:45:00</dc:date>
            </office:change-info>
            <text:p text:style-name="CodeC">error: aborting due to previous error</text:p>
          </text:deletion>
        </text:changed-region>
        <text:changed-region xml:id="ct140236899820192" text:id="ct140236899820192">
          <text:deletion>
            <office:change-info>
              <dc:creator>Carol Nichols</dc:creator>
              <dc:date>2016-11-01T16:16:00</dc:date>
            </office:change-info>
            <text:p text:style-name="CodeC"/>
            <text:p text:style-name="P5"/>
            <text:p text:style-name="Body"/>
          </text:deletion>
        </text:changed-region>
        <text:changed-region xml:id="ct140236909182320" text:id="ct140236909182320">
          <text:deletion>
            <office:change-info>
              <dc:creator>NSP</dc:creator>
              <dc:date>2016-10-21T14:08:00</dc:date>
            </office:change-info>
            <text:p text:style-name="Body"><text:span text:style-name="T2">variable binding</text:span></text:p>
          </text:deletion>
        </text:changed-region>
        <text:changed-region xml:id="ct140236897035312" text:id="ct140236897035312">
          <text:insertion>
            <office:change-info>
              <dc:creator>NSP</dc:creator>
              <dc:date>2016-10-21T14:08:00</dc:date>
            </office:change-info>
          </text:insertion>
        </text:changed-region>
        <text:changed-region xml:id="ct140236909186784" text:id="ct140236909186784">
          <text:deletion>
            <office:change-info>
              <dc:creator>AnneMarieW</dc:creator>
              <dc:date>2016-09-30T11:07:00</dc:date>
            </office:change-info>
            <text:p text:style-name="Body"><text:span text:style-name="T2">some </text:span></text:p>
          </text:deletion>
        </text:changed-region>
        <text:changed-region xml:id="ct140236907478912" text:id="ct140236907478912">
          <text:deletion>
            <office:change-info>
              <dc:creator>Carol Nichols</dc:creator>
              <dc:date>2016-11-01T09:05:00</dc:date>
            </office:change-info>
            <text:p text:style-name="Body"><text:span text:style-name="T2">of values that we can bind variables to.</text:span></text:p>
          </text:deletion>
        </text:changed-region>
        <text:changed-region xml:id="ct140236906823168" text:id="ct140236906823168">
          <text:insertion>
            <office:change-info>
              <dc:creator>Carol Nichols</dc:creator>
              <dc:date>2016-11-01T09:05:00</dc:date>
            </office:change-info>
          </text:insertion>
        </text:changed-region>
        <text:changed-region xml:id="ct140236861414528" text:id="ct140236861414528">
          <text:deletion>
            <office:change-info>
              <dc:creator>AnneMarieW</dc:creator>
              <dc:date>2016-09-30T13:31:00</dc:date>
            </office:change-info>
            <text:p text:style-name="BodyFirst"><text:span text:style-name="T2">given</text:span></text:p>
          </text:deletion>
        </text:changed-region>
        <text:changed-region xml:id="ct140236911967536" text:id="ct140236911967536">
          <text:insertion>
            <office:change-info>
              <dc:creator>AnneMarieW</dc:creator>
              <dc:date>2016-09-30T13:31:00</dc:date>
            </office:change-info>
          </text:insertion>
        </text:changed-region>
        <text:changed-region xml:id="ct140236908665584" text:id="ct140236908665584">
          <text:insertion>
            <office:change-info>
              <dc:creator>AnneMarieW</dc:creator>
              <dc:date>2016-10-04T13:22:00</dc:date>
            </office:change-info>
          </text:insertion>
        </text:changed-region>
        <text:changed-region xml:id="ct140236908933312" text:id="ct140236908933312">
          <text:insertion>
            <office:change-info>
              <dc:creator>Carol Nichols</dc:creator>
              <dc:date>2016-11-01T09:06:00</dc:date>
            </office:change-info>
          </text:insertion>
        </text:changed-region>
        <text:changed-region xml:id="ct140236909093088" text:id="ct140236909093088">
          <text:deletion>
            <office:change-info>
              <dc:creator>AnneMarieW</dc:creator>
              <dc:date>2016-09-30T13:31:00</dc:date>
            </office:change-info>
            <text:p text:style-name="BodyFirst"><text:span text:style-name="T2">itself </text:span></text:p>
          </text:deletion>
        </text:changed-region>
        <text:changed-region xml:id="ct140236909112912" text:id="ct140236909112912">
          <text:deletion>
            <office:change-info>
              <dc:creator>Carol Nichols</dc:creator>
              <dc:date>2016-11-01T09:06:00</dc:date>
            </office:change-info>
            <text:p text:style-name="BodyFirst"><text:span text:style-name="T2">and</text:span></text:p>
          </text:deletion>
        </text:changed-region>
        <text:changed-region xml:id="ct140236908679856" text:id="ct140236908679856">
          <text:insertion>
            <office:change-info>
              <dc:creator>Carol Nichols</dc:creator>
              <dc:date>2016-11-01T09:06:00</dc:date>
            </office:change-info>
          </text:insertion>
        </text:changed-region>
        <text:changed-region xml:id="ct140236909111504" text:id="ct140236909111504">
          <text:insertion>
            <office:change-info>
              <dc:creator>AnneMarieW</dc:creator>
              <dc:date>2016-09-30T13:31:00</dc:date>
            </office:change-info>
          </text:insertion>
        </text:changed-region>
        <text:changed-region xml:id="ct140236907273072" text:id="ct140236907273072">
          <text:insertion>
            <office:change-info>
              <dc:creator>Carol Nichols</dc:creator>
              <dc:date>2016-11-01T09:06:00</dc:date>
            </office:change-info>
          </text:insertion>
        </text:changed-region>
        <text:changed-region xml:id="ct140236909105136" text:id="ct140236909105136">
          <text:deletion>
            <office:change-info>
              <dc:creator>AnneMarieW</dc:creator>
              <dc:date>2016-09-30T13:31:00</dc:date>
            </office:change-info>
            <text:p text:style-name="Body"><text:span text:style-name="T2">Something to keep in mind t</text:span></text:p>
          </text:deletion>
        </text:changed-region>
        <text:changed-region xml:id="ct140236909017136" text:id="ct140236909017136">
          <text:insertion>
            <office:change-info>
              <dc:creator>AnneMarieW</dc:creator>
              <dc:date>2016-09-30T13:31:00</dc:date>
            </office:change-info>
          </text:insertion>
        </text:changed-region>
        <text:changed-region xml:id="ct140236908862464" text:id="ct140236908862464">
          <text:deletion>
            <office:change-info>
              <dc:creator>AnneMarieW</dc:creator>
              <dc:date>2016-09-30T13:31:00</dc:date>
            </office:change-info>
            <text:p text:style-name="Body"><text:span text:style-name="T2">:</text:span></text:p>
          </text:deletion>
        </text:changed-region>
        <text:changed-region xml:id="ct140236908666096" text:id="ct140236908666096">
          <text:insertion>
            <office:change-info>
              <dc:creator>AnneMarieW</dc:creator>
              <dc:date>2016-09-30T13:31:00</dc:date>
            </office:change-info>
          </text:insertion>
        </text:changed-region>
        <text:changed-region xml:id="ct140236908680656" text:id="ct140236908680656">
          <text:insertion>
            <office:change-info>
              <dc:creator>AnneMarieW</dc:creator>
              <dc:date>2016-09-30T13:32:00</dc:date>
            </office:change-info>
          </text:insertion>
        </text:changed-region>
        <text:changed-region xml:id="ct140236907313648" text:id="ct140236907313648">
          <text:deletion>
            <office:change-info>
              <dc:creator>Carol Nichols</dc:creator>
              <dc:date>2016-11-01T09:46:00</dc:date>
            </office:change-info>
            <text:p text:style-name="Body"><text:span text:style-name="T2">bindings</text:span></text:p>
          </text:deletion>
        </text:changed-region>
        <text:changed-region xml:id="ct140237280341728" text:id="ct140237280341728">
          <text:insertion>
            <office:change-info>
              <dc:creator>Carol Nichols</dc:creator>
              <dc:date>2016-11-01T09:46:00</dc:date>
            </office:change-info>
          </text:insertion>
        </text:changed-region>
        <text:changed-region xml:id="ct140236908863840" text:id="ct140236908863840">
          <text:deletion>
            <office:change-info>
              <dc:creator>AnneMarieW</dc:creator>
              <dc:date>2016-09-30T13:32:00</dc:date>
            </office:change-info>
            <text:p text:style-name="Body"><text:span text:style-name="T2">we</text:span></text:p>
          </text:deletion>
        </text:changed-region>
        <text:changed-region xml:id="ct140236907556160" text:id="ct140236907556160">
          <text:deletion>
            <office:change-info>
              <dc:creator>Carol Nichols</dc:creator>
              <dc:date>2016-11-01T09:47:00</dc:date>
            </office:change-info>
            <text:p text:style-name="Body"><text:span text:style-name="T2">you</text:span></text:p>
          </text:deletion>
        </text:changed-region>
        <text:changed-region xml:id="ct140236908827696" text:id="ct140236908827696">
          <text:insertion>
            <office:change-info>
              <dc:creator>Carol Nichols</dc:creator>
              <dc:date>2016-11-01T09:47:00</dc:date>
            </office:change-info>
          </text:insertion>
        </text:changed-region>
        <text:changed-region xml:id="ct140236908705296" text:id="ct140236908705296">
          <text:deletion>
            <office:change-info>
              <dc:creator>AnneMarieW</dc:creator>
              <dc:date>2016-09-30T13:32:00</dc:date>
            </office:change-info>
            <text:p text:style-name="Body"><text:span text:style-name="T2">we</text:span></text:p>
          </text:deletion>
        </text:changed-region>
        <text:changed-region xml:id="ct140236893265584" text:id="ct140236893265584">
          <text:deletion>
            <office:change-info>
              <dc:creator>Carol Nichols</dc:creator>
              <dc:date>2016-11-01T09:47:00</dc:date>
            </office:change-info>
            <text:p text:style-name="Body"><text:span text:style-name="T2">you</text:span></text:p>
          </text:deletion>
        </text:changed-region>
        <text:changed-region xml:id="ct140236907314448" text:id="ct140236907314448">
          <text:insertion>
            <office:change-info>
              <dc:creator>Carol Nichols</dc:creator>
              <dc:date>2016-11-01T09:47:00</dc:date>
            </office:change-info>
          </text:insertion>
        </text:changed-region>
        <text:changed-region xml:id="ct140236896513536" text:id="ct140236896513536">
          <text:deletion>
            <office:change-info>
              <dc:creator>NSP</dc:creator>
              <dc:date>2016-10-21T14:15:00</dc:date>
            </office:change-info>
            <text:p text:style-name="Body"><text:span text:style-name="T2">we </text:span></text:p>
          </text:deletion>
        </text:changed-region>
        <text:changed-region xml:id="ct140236908854240" text:id="ct140236908854240">
          <text:deletion>
            <office:change-info>
              <dc:creator>Carol Nichols</dc:creator>
              <dc:date>2016-11-01T09:47:00</dc:date>
            </office:change-info>
            <text:p text:style-name="Body"><text:span text:style-name="T2">you</text:span></text:p>
          </text:deletion>
        </text:changed-region>
        <text:changed-region xml:id="ct140236908859488" text:id="ct140236908859488">
          <text:insertion>
            <office:change-info>
              <dc:creator>Carol Nichols</dc:creator>
              <dc:date>2016-11-01T09:47:00</dc:date>
            </office:change-info>
          </text:insertion>
        </text:changed-region>
        <text:changed-region xml:id="ct140236907454528" text:id="ct140236907454528">
          <text:insertion>
            <office:change-info>
              <dc:creator>NSP</dc:creator>
              <dc:date>2016-10-21T14:15:00</dc:date>
            </office:change-info>
          </text:insertion>
        </text:changed-region>
        <text:changed-region xml:id="ct140236864863856" text:id="ct140236864863856">
          <text:deletion>
            <office:change-info>
              <dc:creator>AnneMarieW</dc:creator>
              <dc:date>2016-09-30T13:32:00</dc:date>
            </office:change-info>
            <text:p text:style-name="Body"><text:span text:style-name="T2">we</text:span></text:p>
          </text:deletion>
        </text:changed-region>
        <text:changed-region xml:id="ct140236796873760" text:id="ct140236796873760">
          <text:deletion>
            <office:change-info>
              <dc:creator>Carol Nichols</dc:creator>
              <dc:date>2016-11-01T09:47:00</dc:date>
            </office:change-info>
            <text:p text:style-name="Body"><text:span text:style-name="T2">you</text:span></text:p>
          </text:deletion>
        </text:changed-region>
        <text:changed-region xml:id="ct140236802399344" text:id="ct140236802399344">
          <text:insertion>
            <office:change-info>
              <dc:creator>Carol Nichols</dc:creator>
              <dc:date>2016-11-01T09:47:00</dc:date>
            </office:change-info>
          </text:insertion>
        </text:changed-region>
        <text:changed-region xml:id="ct140236865546688" text:id="ct140236865546688">
          <text:deletion>
            <office:change-info>
              <dc:creator>AnneMarieW</dc:creator>
              <dc:date>2016-09-30T13:32:00</dc:date>
            </office:change-info>
            <text:p text:style-name="Body"><text:span text:style-name="T2">put</text:span></text:p>
          </text:deletion>
        </text:changed-region>
        <text:changed-region xml:id="ct140237194926768" text:id="ct140237194926768">
          <text:insertion>
            <office:change-info>
              <dc:creator>AnneMarieW</dc:creator>
              <dc:date>2016-09-30T13:32:00</dc:date>
            </office:change-info>
          </text:insertion>
        </text:changed-region>
        <text:changed-region xml:id="ct140236860981024" text:id="ct140236860981024">
          <text:deletion>
            <office:change-info>
              <dc:creator>AnneMarieW</dc:creator>
              <dc:date>2016-09-30T13:33:00</dc:date>
            </office:change-info>
            <text:p text:style-name="Body"><text:span text:style-name="T2">give us </text:span></text:p>
          </text:deletion>
        </text:changed-region>
        <text:changed-region xml:id="ct140236903381856" text:id="ct140236903381856">
          <text:insertion>
            <office:change-info>
              <dc:creator>AnneMarieW</dc:creator>
              <dc:date>2016-10-04T13:23:00</dc:date>
            </office:change-info>
          </text:insertion>
        </text:changed-region>
        <text:changed-region xml:id="ct140236907571600" text:id="ct140236907571600">
          <text:insertion>
            <office:change-info>
              <dc:creator>AnneMarieW</dc:creator>
              <dc:date>2016-09-30T13:33:00</dc:date>
            </office:change-info>
          </text:insertion>
        </text:changed-region>
        <text:changed-region xml:id="ct140237248711120" text:id="ct140237248711120">
          <text:deletion>
            <office:change-info>
              <dc:creator>AnneMarieW</dc:creator>
              <dc:date>2016-09-30T13:33:00</dc:date>
            </office:change-info>
            <text:p text:style-name="Body"><text:span text:style-name="T2">is</text:span></text:p>
          </text:deletion>
        </text:changed-region>
        <text:changed-region xml:id="ct140236802602608" text:id="ct140236802602608">
          <text:insertion>
            <office:change-info>
              <dc:creator>AnneMarieW</dc:creator>
              <dc:date>2016-09-30T13:33:00</dc:date>
            </office:change-info>
          </text:insertion>
        </text:changed-region>
        <text:changed-region xml:id="ct140236860875744" text:id="ct140236860875744">
          <text:insertion>
            <office:change-info>
              <dc:creator>AnneMarieW</dc:creator>
              <dc:date>2016-09-30T13:33:00</dc:date>
            </office:change-info>
          </text:insertion>
        </text:changed-region>
        <text:changed-region xml:id="ct140236796612096" text:id="ct140236796612096">
          <text:deletion>
            <office:change-info>
              <dc:creator>AnneMarieW</dc:creator>
              <dc:date>2016-09-30T13:33:00</dc:date>
            </office:change-info>
            <text:p text:style-name="Body"><text:span text:style-name="T2"><text:s/>that</text:span></text:p>
          </text:deletion>
        </text:changed-region>
        <text:changed-region xml:id="ct140236865226624" text:id="ct140236865226624">
          <text:deletion>
            <office:change-info>
              <dc:creator>AnneMarieW</dc:creator>
              <dc:date>2016-09-30T13:33:00</dc:date>
            </office:change-info>
            <text:p text:style-name="Body"><text:span text:style-name="T2">us</text:span></text:p>
          </text:deletion>
        </text:changed-region>
        <text:changed-region xml:id="ct140236907276128" text:id="ct140236907276128">
          <text:deletion>
            <office:change-info>
              <dc:creator>Carol Nichols</dc:creator>
              <dc:date>2016-11-01T09:47:00</dc:date>
            </office:change-info>
            <text:p text:style-name="Body"><text:span text:style-name="T2">you</text:span></text:p>
          </text:deletion>
        </text:changed-region>
        <text:changed-region xml:id="ct140236802270064" text:id="ct140236802270064">
          <text:insertion>
            <office:change-info>
              <dc:creator>Carol Nichols</dc:creator>
              <dc:date>2016-11-01T09:47:00</dc:date>
            </office:change-info>
          </text:insertion>
        </text:changed-region>
        <text:changed-region xml:id="ct140236828094400" text:id="ct140236828094400">
          <text:deletion>
            <office:change-info>
              <dc:creator>AnneMarieW</dc:creator>
              <dc:date>2016-09-30T13:33:00</dc:date>
            </office:change-info>
            <text:p text:style-name="Body"><text:span text:style-name="T2">we</text:span></text:p>
          </text:deletion>
        </text:changed-region>
        <text:changed-region xml:id="ct140236801845792" text:id="ct140236801845792">
          <text:deletion>
            <office:change-info>
              <dc:creator>Carol Nichols</dc:creator>
              <dc:date>2016-11-01T09:47:00</dc:date>
            </office:change-info>
            <text:p text:style-name="Body"><text:span text:style-name="T2">you</text:span></text:p>
          </text:deletion>
        </text:changed-region>
        <text:changed-region xml:id="ct140236868090752" text:id="ct140236868090752">
          <text:insertion>
            <office:change-info>
              <dc:creator>Carol Nichols</dc:creator>
              <dc:date>2016-11-01T09:47:00</dc:date>
            </office:change-info>
          </text:insertion>
        </text:changed-region>
        <text:changed-region xml:id="ct140236802139920" text:id="ct140236802139920">
          <text:insertion>
            <office:change-info>
              <dc:creator>AnneMarieW</dc:creator>
              <dc:date>2016-09-30T13:33:00</dc:date>
            </office:change-info>
          </text:insertion>
        </text:changed-region>
        <text:changed-region xml:id="ct140236800233760" text:id="ct140236800233760">
          <text:deletion>
            <office:change-info>
              <dc:creator>Carol Nichols</dc:creator>
              <dc:date>2016-11-01T16:05:00</dc:date>
            </office:change-info>
            <text:p text:style-name="Body"><text:span text:style-name="T2"/></text:p>
            <text:p text:style-name="Body"/>
          </text:deletion>
        </text:changed-region>
        <text:changed-region xml:id="ct140236861970992" text:id="ct140236861970992">
          <text:deletion>
            <office:change-info>
              <dc:creator>Carol Nichols</dc:creator>
              <dc:date>2016-11-01T14:46:00</dc:date>
            </office:change-info>
            <text:p text:style-name="Body">error: unable to infer enough type information about `_`; type annotations or</text:p>
          </text:deletion>
        </text:changed-region>
        <text:changed-region xml:id="ct140236798137712" text:id="ct140236798137712">
          <text:deletion>
            <office:change-info>
              <dc:creator>Carol Nichols</dc:creator>
              <dc:date>2016-11-01T16:04:00</dc:date>
            </office:change-info>
            <text:p text:style-name="Body"><text:span text:style-name="T2"/></text:p>
            <text:p text:style-name="Body"/>
          </text:deletion>
        </text:changed-region>
        <text:changed-region xml:id="ct140237249158896" text:id="ct140237249158896">
          <text:deletion>
            <office:change-info>
              <dc:creator>Carol Nichols</dc:creator>
              <dc:date>2016-11-01T14:46:00</dc:date>
            </office:change-info>
            <text:p text:style-name="Body">generic parameter binding required [--explain E0282]</text:p>
          </text:deletion>
        </text:changed-region>
        <text:changed-region xml:id="ct140237249659504" text:id="ct140237249659504">
          <text:deletion>
            <office:change-info>
              <dc:creator>Carol Nichols</dc:creator>
              <dc:date>2016-11-01T16:04:00</dc:date>
            </office:change-info>
            <text:p text:style-name="Body"><text:span text:style-name="T2"/></text:p>
            <text:p text:style-name="Body"/>
          </text:deletion>
        </text:changed-region>
        <text:changed-region xml:id="ct140236909130960" text:id="ct140236909130960">
          <text:deletion>
            <office:change-info>
              <dc:creator>Carol Nichols</dc:creator>
              <dc:date>2016-11-01T14:46:00</dc:date>
            </office:change-info>
            <text:p text:style-name="Body"><text:s/>--&gt;</text:p>
          </text:deletion>
        </text:changed-region>
        <text:changed-region xml:id="ct140236861533360" text:id="ct140236861533360">
          <text:deletion>
            <office:change-info>
              <dc:creator>Carol Nichols</dc:creator>
              <dc:date>2016-11-01T16:04:00</dc:date>
            </office:change-info>
            <text:p text:style-name="Body"><text:span text:style-name="T2"/></text:p>
            <text:p text:style-name="Body"/>
          </text:deletion>
        </text:changed-region>
        <text:changed-region xml:id="ct140236801992928" text:id="ct140236801992928">
          <text:deletion>
            <office:change-info>
              <dc:creator>Carol Nichols</dc:creator>
              <dc:date>2016-11-01T14:46:00</dc:date>
            </office:change-info>
            <text:p text:style-name="Body"><text:s text:c="2"/>|&gt;</text:p>
          </text:deletion>
        </text:changed-region>
        <text:changed-region xml:id="ct140236831527232" text:id="ct140236831527232">
          <text:deletion>
            <office:change-info>
              <dc:creator>Carol Nichols</dc:creator>
              <dc:date>2016-11-01T16:04:00</dc:date>
            </office:change-info>
            <text:p text:style-name="Body"><text:span text:style-name="T2"/></text:p>
            <text:p text:style-name="P4"/>
          </text:deletion>
        </text:changed-region>
        <text:changed-region xml:id="ct140237283868096" text:id="ct140237283868096">
          <text:deletion>
            <office:change-info>
              <dc:creator>Carol Nichols</dc:creator>
              <dc:date>2016-11-01T14:46:00</dc:date>
            </office:change-info>
            <text:p text:style-name="P4">3 |&gt; let guess = "42".parse().unwrap();</text:p>
          </text:deletion>
        </text:changed-region>
        <text:changed-region xml:id="ct140236795384176" text:id="ct140236795384176">
          <text:deletion>
            <office:change-info>
              <dc:creator>Carol Nichols</dc:creator>
              <dc:date>2016-11-01T14:46:00</dc:date>
            </office:change-info>
            <text:p text:style-name="CodeA"><text:s text:c="2"/>|&gt; <text:s text:c="4"/>^^^^^</text:p>
          </text:deletion>
        </text:changed-region>
        <text:changed-region xml:id="ct140237123215008" text:id="ct140237123215008">
          <text:insertion>
            <office:change-info>
              <dc:creator>Carol Nichols</dc:creator>
              <dc:date>2016-11-01T14:46:00</dc:date>
            </office:change-info>
          </text:insertion>
        </text:changed-region>
        <text:changed-region xml:id="ct140236801828224" text:id="ct140236801828224">
          <text:deletion>
            <office:change-info>
              <dc:creator>AnneMarieW</dc:creator>
              <dc:date>2016-09-30T13:34:00</dc:date>
            </office:change-info>
            <text:p text:style-name="Body"><text:span text:style-name="T2"><text:s/>wi</text:span></text:p>
          </text:deletion>
        </text:changed-region>
        <text:changed-region xml:id="ct140236908857472" text:id="ct140236908857472">
          <text:insertion>
            <office:change-info>
              <dc:creator>AnneMarieW</dc:creator>
              <dc:date>2016-09-30T13:34:00</dc:date>
            </office:change-info>
          </text:insertion>
        </text:changed-region>
        <text:changed-region xml:id="ct140237256989344" text:id="ct140237256989344">
          <text:deletion>
            <office:change-info>
              <dc:creator>AnneMarieW</dc:creator>
              <dc:date>2016-09-30T13:34:00</dc:date>
            </office:change-info>
            <text:p text:style-name="Body"><text:span text:style-name="T2">some </text:span></text:p>
          </text:deletion>
        </text:changed-region>
        <text:changed-region xml:id="ct140236911851296" text:id="ct140236911851296">
          <text:insertion>
            <office:change-info>
              <dc:creator>AnneMarieW</dc:creator>
              <dc:date>2016-09-30T13:34:00</dc:date>
            </office:change-info>
          </text:insertion>
        </text:changed-region>
        <text:changed-region xml:id="ct140236913206064" text:id="ct140236913206064">
          <text:deletion>
            <office:change-info>
              <dc:creator>AnneMarieW</dc:creator>
              <dc:date>2016-09-30T13:35:00</dc:date>
            </office:change-info>
            <text:p text:style-name="BodyFirst"><text:span text:style-name="T2">There are </text:span></text:p>
          </text:deletion>
        </text:changed-region>
        <text:changed-region xml:id="ct140236796310208" text:id="ct140236796310208">
          <text:insertion>
            <office:change-info>
              <dc:creator>AnneMarieW</dc:creator>
              <dc:date>2016-09-30T13:35:00</dc:date>
            </office:change-info>
          </text:insertion>
        </text:changed-region>
        <text:changed-region xml:id="ct140237161436896" text:id="ct140237161436896">
          <text:deletion>
            <office:change-info>
              <dc:creator>AnneMarieW</dc:creator>
              <dc:date>2016-09-30T13:35:00</dc:date>
            </office:change-info>
            <text:p text:style-name="BodyFirst"><text:span text:style-name="T2"><text:s/>in Rust</text:span></text:p>
          </text:deletion>
        </text:changed-region>
        <text:changed-region xml:id="ct140236913172448" text:id="ct140236913172448">
          <text:deletion>
            <office:change-info>
              <dc:creator>AnneMarieW</dc:creator>
              <dc:date>2016-10-04T13:23:00</dc:date>
            </office:change-info>
            <text:p text:style-name="BodyFirst"><text:span text:style-name="T2"><text:s/></text:span></text:p>
          </text:deletion>
        </text:changed-region>
        <text:changed-region xml:id="ct140236869575056" text:id="ct140236869575056">
          <text:insertion>
            <office:change-info>
              <dc:creator>AnneMarieW</dc:creator>
              <dc:date>2016-10-04T13:23:00</dc:date>
            </office:change-info>
          </text:insertion>
        </text:changed-region>
        <text:changed-region xml:id="ct140236790744912" text:id="ct140236790744912">
          <text:deletion>
            <office:change-info>
              <dc:creator>NSP</dc:creator>
              <dc:date>2016-10-21T14:16:00</dc:date>
            </office:change-info>
            <text:p text:style-name="BodyFirst"><text:span text:style-name="T2">’ve</text:span></text:p>
          </text:deletion>
        </text:changed-region>
        <text:changed-region xml:id="ct140237157848096" text:id="ct140237157848096">
          <text:deletion>
            <office:change-info>
              <dc:creator>AnneMarieW</dc:creator>
              <dc:date>2016-09-30T13:37:00</dc:date>
            </office:change-info>
            <text:p text:style-name="BodyFirst"><text:span text:style-name="T2">already</text:span></text:p>
          </text:deletion>
        </text:changed-region>
        <text:changed-region xml:id="ct140237307767232" text:id="ct140237307767232">
          <text:insertion>
            <office:change-info>
              <dc:creator>AnneMarieW</dc:creator>
              <dc:date>2016-09-30T13:37:00</dc:date>
            </office:change-info>
          </text:insertion>
        </text:changed-region>
        <text:changed-region xml:id="ct140237093078704" text:id="ct140237093078704">
          <text:deletion>
            <office:change-info>
              <dc:creator>AnneMarieW</dc:creator>
              <dc:date>2016-09-30T13:37:00</dc:date>
            </office:change-info>
            <text:p text:style-name="BodyFirst"><text:span text:style-name="T2">T</text:span></text:p>
          </text:deletion>
        </text:changed-region>
        <text:changed-region xml:id="ct140237098756864" text:id="ct140237098756864">
          <text:insertion>
            <office:change-info>
              <dc:creator>AnneMarieW</dc:creator>
              <dc:date>2016-09-30T13:37:00</dc:date>
            </office:change-info>
          </text:insertion>
        </text:changed-region>
        <text:changed-region xml:id="ct140236807116016" text:id="ct140236807116016">
          <text:deletion>
            <office:change-info>
              <dc:creator>AnneMarieW</dc:creator>
              <dc:date>2016-09-30T13:37:00</dc:date>
            </office:change-info>
            <text:p text:style-name="BodyFirst"><text:span text:style-name="T2">h</text:span></text:p>
          </text:deletion>
        </text:changed-region>
        <text:changed-region xml:id="ct140236866293360" text:id="ct140236866293360">
          <text:deletion>
            <office:change-info>
              <dc:creator>AnneMarieW</dc:creator>
              <dc:date>2016-09-30T13:38:00</dc:date>
            </office:change-info>
            <text:p text:style-name="BodyFirst"><text:span text:style-name="T2">ere are a number of</text:span></text:p>
          </text:deletion>
        </text:changed-region>
        <text:changed-region xml:id="ct140236923136912" text:id="ct140236923136912">
          <text:insertion>
            <office:change-info>
              <dc:creator>AnneMarieW</dc:creator>
              <dc:date>2016-09-30T13:38:00</dc:date>
            </office:change-info>
          </text:insertion>
        </text:changed-region>
        <text:changed-region xml:id="ct140236918288784" text:id="ct140236918288784">
          <text:deletion>
            <office:change-info>
              <dc:creator>AnneMarieW</dc:creator>
              <dc:date>2016-09-30T13:38:00</dc:date>
            </office:change-info>
            <text:p text:style-name="BodyFirst"><text:span text:style-name="T2">, shown in</text:span></text:p>
          </text:deletion>
        </text:changed-region>
        <text:changed-region xml:id="ct140236908167904" text:id="ct140236908167904">
          <text:deletion>
            <office:change-info>
              <dc:creator>AnneMarieW</dc:creator>
              <dc:date>2016-09-30T13:37:00</dc:date>
            </office:change-info>
            <text:p text:style-name="BodyFirst"><text:span text:style-name="T2"><text:s/>Table 3-1</text:span></text:p>
          </text:deletion>
        </text:changed-region>
        <text:changed-region xml:id="ct140236925656880" text:id="ct140236925656880">
          <text:insertion>
            <office:change-info>
              <dc:creator>AnneMarieW</dc:creator>
              <dc:date>2016-09-30T13:38:00</dc:date>
            </office:change-info>
          </text:insertion>
        </text:changed-region>
        <text:changed-region xml:id="ct140237098433104" text:id="ct140237098433104">
          <text:insertion>
            <office:change-info>
              <dc:creator>AnneMarieW</dc:creator>
              <dc:date>2016-09-30T13:39:00</dc:date>
            </office:change-info>
          </text:insertion>
        </text:changed-region>
        <text:changed-region xml:id="ct140236907930016" text:id="ct140236907930016">
          <text:deletion>
            <office:change-info>
              <dc:creator>AnneMarieW</dc:creator>
              <dc:date>2016-09-30T13:39:00</dc:date>
            </office:change-info>
            <text:p text:style-name="BodyFirst"><text:span text:style-name="T4">s</text:span></text:p>
          </text:deletion>
        </text:changed-region>
        <text:changed-region xml:id="ct140236910222768" text:id="ct140236910222768">
          <text:insertion>
            <office:change-info>
              <dc:creator>AnneMarieW</dc:creator>
              <dc:date>2016-09-30T13:39:00</dc:date>
            </office:change-info>
          </text:insertion>
        </text:changed-region>
        <text:changed-region xml:id="ct140237234007312" text:id="ct140237234007312">
          <text:deletion>
            <office:change-info>
              <dc:creator>AnneMarieW</dc:creator>
              <dc:date>2016-09-30T13:39:00</dc:date>
            </office:change-info>
            <text:p text:style-name="BodyFirst"><text:span text:style-name="T4">u</text:span></text:p>
          </text:deletion>
        </text:changed-region>
        <text:changed-region xml:id="ct140236900668784" text:id="ct140236900668784">
          <text:insertion>
            <office:change-info>
              <dc:creator>AnneMarieW</dc:creator>
              <dc:date>2016-09-30T13:38:00</dc:date>
            </office:change-info>
          </text:insertion>
        </text:changed-region>
        <text:changed-region xml:id="ct140236900310880" text:id="ct140236900310880">
          <text:deletion>
            <office:change-info>
              <dc:creator>AnneMarieW</dc:creator>
              <dc:date>2016-09-30T13:38:00</dc:date>
            </office:change-info>
            <text:p text:style-name="Table_20_Title"><text:span text:style-name="Emphasis">t</text:span></text:p>
          </text:deletion>
        </text:changed-region>
        <text:changed-region xml:id="ct140236900653520" text:id="ct140236900653520">
          <text:deletion>
            <office:change-info>
              <dc:creator>AnneMarieW</dc:creator>
              <dc:date>2016-09-30T13:38:00</dc:date>
            </office:change-info>
            <text:p text:style-name="Table_20_Title"><text:span text:style-name="Emphasis">.</text:span></text:p>
          </text:deletion>
        </text:changed-region>
        <text:changed-region xml:id="ct140236900829200" text:id="ct140236900829200">
          <text:deletion>
            <office:change-info>
              <dc:creator>Carol Nichols</dc:creator>
              <dc:date>2016-11-01T09:49:00</dc:date>
            </office:change-info>
            <text:p text:style-name="Table_20_Title"><text:span text:style-name="Emphasis"><text:s/></text:span><text:bookmark-start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Each variant in the signed and unsigned columns (for example, </text:span><text:span text:style-name="EmphasisItalic">i32</text:span><text:bookmark-end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 can be used to declare the type of an integer value.</text:span></text:p>
          </text:deletion>
        </text:changed-region>
        <text:changed-region xml:id="ct140236897760128" text:id="ct140236897760128">
          <text:insertion>
            <office:change-info>
              <dc:creator>AnneMarieW</dc:creator>
              <dc:date>2016-09-30T13:39:00</dc:date>
            </office:change-info>
          </text:insertion>
        </text:changed-region>
        <text:changed-region xml:id="ct140236909742192" text:id="ct140236909742192">
          <text:deletion>
            <office:change-info>
              <dc:creator>AnneMarieW</dc:creator>
              <dc:date>2016-09-30T13:39:00</dc:date>
            </office:change-info>
            <text:p text:style-name="P6"><text:span text:style-name="T2">s</text:span></text:p>
          </text:deletion>
        </text:changed-region>
        <text:changed-region xml:id="ct140237292603600" text:id="ct140237292603600">
          <text:insertion>
            <office:change-info>
              <dc:creator>AnneMarieW</dc:creator>
              <dc:date>2016-09-30T13:39:00</dc:date>
            </office:change-info>
          </text:insertion>
        </text:changed-region>
        <text:changed-region xml:id="ct140237292594864" text:id="ct140237292594864">
          <text:deletion>
            <office:change-info>
              <dc:creator>AnneMarieW</dc:creator>
              <dc:date>2016-09-30T13:39:00</dc:date>
            </office:change-info>
            <text:p text:style-name="P6"><text:span text:style-name="T2">u</text:span></text:p>
          </text:deletion>
        </text:changed-region>
        <text:changed-region xml:id="ct140236922822304" text:id="ct140236922822304">
          <text:deletion>
            <office:change-info>
              <dc:creator>AnneMarieW</dc:creator>
              <dc:date>2016-09-30T13:40:00</dc:date>
            </office:change-info>
            <text:p text:style-name="Body"><text:span text:style-name="T2">merely </text:span></text:p>
          </text:deletion>
        </text:changed-region>
        <text:changed-region xml:id="ct140236911022192" text:id="ct140236911022192">
          <text:deletion>
            <office:change-info>
              <dc:creator>AnneMarieW</dc:creator>
              <dc:date>2016-09-30T13:40:00</dc:date>
            </office:change-info>
            <text:p text:style-name="Body"><text:span text:style-name="T2"><text:s/>i</text:span></text:p>
          </text:deletion>
        </text:changed-region>
        <text:changed-region xml:id="ct140237251643168" text:id="ct140237251643168">
          <text:insertion>
            <office:change-info>
              <dc:creator>AnneMarieW</dc:creator>
              <dc:date>2016-09-30T13:40:00</dc:date>
            </office:change-info>
          </text:insertion>
        </text:changed-region>
        <text:changed-region xml:id="ct140236866503424" text:id="ct140236866503424">
          <text:deletion>
            <office:change-info>
              <dc:creator>AnneMarieW</dc:creator>
              <dc:date>2016-09-30T13:41:00</dc:date>
            </office:change-info>
            <text:p text:style-name="Body"><text:span text:style-name="T2">either </text:span></text:p>
          </text:deletion>
        </text:changed-region>
        <text:changed-region xml:id="ct140236928938464" text:id="ct140236928938464">
          <text:deletion>
            <office:change-info>
              <dc:creator>AnneMarieW</dc:creator>
              <dc:date>2016-09-30T13:40:00</dc:date>
            </office:change-info>
            <text:p text:style-name="Body"><text:span text:style-name="T2">,</text:span></text:p>
          </text:deletion>
        </text:changed-region>
        <text:changed-region xml:id="ct140236925406432" text:id="ct140236925406432">
          <text:insertion>
            <office:change-info>
              <dc:creator>AnneMarieW</dc:creator>
              <dc:date>2016-09-30T13:41:00</dc:date>
            </office:change-info>
          </text:insertion>
        </text:changed-region>
        <text:changed-region xml:id="ct140236921776992" text:id="ct140236921776992">
          <text:deletion>
            <office:change-info>
              <dc:creator>AnneMarieW</dc:creator>
              <dc:date>2016-09-30T13:42:00</dc:date>
            </office:change-info>
            <text:p text:style-name="Body"><text:span text:style-name="T2">,</text:span></text:p>
          </text:deletion>
        </text:changed-region>
        <text:changed-region xml:id="ct140236913332736" text:id="ct140236913332736">
          <text:insertion>
            <office:change-info>
              <dc:creator>AnneMarieW</dc:creator>
              <dc:date>2016-09-30T13:42:00</dc:date>
            </office:change-info>
          </text:insertion>
        </text:changed-region>
        <text:changed-region xml:id="ct140236923341632" text:id="ct140236923341632">
          <text:deletion>
            <office:change-info>
              <dc:creator>AnneMarieW</dc:creator>
              <dc:date>2016-09-30T13:42:00</dc:date>
            </office:change-info>
            <text:p text:style-name="Body"><text:span text:style-name="T2"><text:s/>but</text:span></text:p>
          </text:deletion>
        </text:changed-region>
        <text:changed-region xml:id="ct140236911666032" text:id="ct140236911666032">
          <text:insertion>
            <office:change-info>
              <dc:creator>AnneMarieW</dc:creator>
              <dc:date>2016-09-30T13:42:00</dc:date>
            </office:change-info>
          </text:insertion>
        </text:changed-region>
        <text:changed-region xml:id="ct140236922821696" text:id="ct140236922821696">
          <text:deletion>
            <office:change-info>
              <dc:creator>AnneMarieW</dc:creator>
              <dc:date>2016-09-30T13:42:00</dc:date>
            </office:change-info>
            <text:p text:style-name="Body"><text:span text:style-name="T2">text</text:span></text:p>
          </text:deletion>
        </text:changed-region>
        <text:changed-region xml:id="ct140236924809584" text:id="ct140236924809584">
          <text:insertion>
            <office:change-info>
              <dc:creator>AnneMarieW</dc:creator>
              <dc:date>2016-09-30T13:42:00</dc:date>
            </office:change-info>
          </text:insertion>
        </text:changed-region>
        <text:changed-region xml:id="ct140236899184352" text:id="ct140236899184352">
          <text:insertion>
            <office:change-info>
              <dc:creator>AnneMarieW</dc:creator>
              <dc:date>2016-09-30T13:43:00</dc:date>
            </office:change-info>
          </text:insertion>
        </text:changed-region>
        <text:changed-region xml:id="ct140236913192096" text:id="ct140236913192096">
          <text:insertion>
            <office:change-info>
              <dc:creator>AnneMarieW</dc:creator>
              <dc:date>2016-09-30T13:44:00</dc:date>
            </office:change-info>
          </text:insertion>
        </text:changed-region>
        <text:changed-region xml:id="ct140236905771904" text:id="ct140236905771904">
          <text:deletion>
            <office:change-info>
              <dc:creator>AnneMarieW</dc:creator>
              <dc:date>2016-09-30T13:44:00</dc:date>
            </office:change-info>
            <text:p text:style-name="Body"><text:span text:style-name="T2">Fin</text:span></text:p>
          </text:deletion>
        </text:changed-region>
        <text:changed-region xml:id="ct140236921689264" text:id="ct140236921689264">
          <text:insertion>
            <office:change-info>
              <dc:creator>AnneMarieW</dc:creator>
              <dc:date>2016-09-30T13:44:00</dc:date>
            </office:change-info>
          </text:insertion>
        </text:changed-region>
        <text:changed-region xml:id="ct140236929143072" text:id="ct140236929143072">
          <text:deletion>
            <office:change-info>
              <dc:creator>AnneMarieW</dc:creator>
              <dc:date>2016-09-30T13:44:00</dc:date>
            </office:change-info>
            <text:p text:style-name="Body"><text:span text:style-name="T2">,</text:span></text:p>
          </text:deletion>
        </text:changed-region>
        <text:changed-region xml:id="ct140236923069552" text:id="ct140236923069552">
          <text:deletion>
            <office:change-info>
              <dc:creator>AnneMarieW</dc:creator>
              <dc:date>2016-09-30T13:45:00</dc:date>
            </office:change-info>
            <text:p text:style-name="Body"><text:span text:style-name="T2"><text:s/>for</text:span></text:p>
          </text:deletion>
        </text:changed-region>
        <text:changed-region xml:id="ct140236912865472" text:id="ct140236912865472">
          <text:insertion>
            <office:change-info>
              <dc:creator>AnneMarieW</dc:creator>
              <dc:date>2016-10-04T13:27:00</dc:date>
            </office:change-info>
          </text:insertion>
        </text:changed-region>
        <text:changed-region xml:id="ct140236924468688" text:id="ct140236924468688">
          <text:deletion>
            <office:change-info>
              <dc:creator>AnneMarieW</dc:creator>
              <dc:date>2016-10-04T13:27:00</dc:date>
            </office:change-info>
            <text:p text:style-name="Table_20_Title"><text:span text:style-name="Emphasis">l</text:span></text:p>
          </text:deletion>
        </text:changed-region>
        <text:changed-region xml:id="ct140236863636320" text:id="ct140236863636320">
          <text:deletion>
            <office:change-info>
              <dc:creator>AnneMarieW</dc:creator>
              <dc:date>2016-09-30T13:45:00</dc:date>
            </office:change-info>
            <text:p text:style-name="Table_20_Title"><text:span text:style-name="Emphasis">.</text:span></text:p>
          </text:deletion>
        </text:changed-region>
        <text:changed-region xml:id="ct140236922143712" text:id="ct140236922143712">
          <text:insertion>
            <office:change-info>
              <dc:creator>AnneMarieW</dc:creator>
              <dc:date>2016-09-30T13:45:00</dc:date>
            </office:change-info>
          </text:insertion>
        </text:changed-region>
        <text:changed-region xml:id="ct140236895967680" text:id="ct140236895967680">
          <text:deletion>
            <office:change-info>
              <dc:creator>AnneMarieW</dc:creator>
              <dc:date>2016-09-30T13:45:00</dc:date>
            </office:change-info>
            <text:p text:style-name="P6"><text:span text:style-name="T2">l</text:span></text:p>
          </text:deletion>
        </text:changed-region>
        <text:changed-region xml:id="ct140236799570096" text:id="ct140236799570096">
          <text:deletion>
            <office:change-info>
              <dc:creator>AnneMarieW</dc:creator>
              <dc:date>2016-09-30T15:10:00</dc:date>
            </office:change-info>
            <text:p text:style-name="BodyFirst"><text:span text:style-name="Literal"><text:span text:style-name="T2">,</text:span></text:span></text:p>
          </text:deletion>
        </text:changed-region>
        <text:changed-region xml:id="ct140236908208048" text:id="ct140236908208048">
          <text:deletion>
            <office:change-info>
              <dc:creator>AnneMarieW</dc:creator>
              <dc:date>2016-09-30T15:09:00</dc:date>
            </office:change-info>
            <text:p text:style-name="BodyFirst"><text:span text:style-name="T2">as</text:span></text:p>
          </text:deletion>
        </text:changed-region>
        <text:changed-region xml:id="ct140237294045712" text:id="ct140237294045712">
          <text:insertion>
            <office:change-info>
              <dc:creator>AnneMarieW</dc:creator>
              <dc:date>2016-09-30T15:09:00</dc:date>
            </office:change-info>
          </text:insertion>
        </text:changed-region>
        <text:changed-region xml:id="ct140236909870816" text:id="ct140236909870816">
          <text:deletion>
            <office:change-info>
              <dc:creator>AnneMarieW</dc:creator>
              <dc:date>2016-09-30T15:10:00</dc:date>
            </office:change-info>
            <text:p text:style-name="BodyFirst"><text:span text:style-name="Literal"><text:span text:style-name="T2">,</text:span></text:span></text:p>
          </text:deletion>
        </text:changed-region>
        <text:changed-region xml:id="ct140236924461568" text:id="ct140236924461568">
          <text:deletion>
            <office:change-info>
              <dc:creator>Carol Nichols</dc:creator>
              <dc:date>2016-11-01T09:54:00</dc:date>
            </office:change-info>
            <text:p text:style-name="BodyFirst"><text:span text:style-name="T2">has a larger</text:span></text:p>
          </text:deletion>
        </text:changed-region>
        <text:changed-region xml:id="ct140236779863504" text:id="ct140236779863504">
          <text:insertion>
            <office:change-info>
              <dc:creator>Carol Nichols</dc:creator>
              <dc:date>2016-11-01T09:54:00</dc:date>
            </office:change-info>
          </text:insertion>
        </text:changed-region>
        <text:changed-region xml:id="ct140236925793520" text:id="ct140236925793520">
          <text:deletion>
            <office:change-info>
              <dc:creator>AnneMarieW</dc:creator>
              <dc:date>2016-09-30T15:10:00</dc:date>
            </office:change-info>
            <text:p text:style-name="BodyFirst"><text:span text:style-name="T2"><text:s/>i</text:span></text:p>
          </text:deletion>
        </text:changed-region>
        <text:changed-region xml:id="ct140236924327936" text:id="ct140236924327936">
          <text:insertion>
            <office:change-info>
              <dc:creator>AnneMarieW</dc:creator>
              <dc:date>2016-09-30T15:10:00</dc:date>
            </office:change-info>
          </text:insertion>
        </text:changed-region>
        <text:changed-region xml:id="ct140236869619200" text:id="ct140236869619200">
          <text:insertion>
            <office:change-info>
              <dc:creator>AnneMarieW</dc:creator>
              <dc:date>2016-09-30T15:11:00</dc:date>
            </office:change-info>
          </text:insertion>
        </text:changed-region>
        <text:changed-region xml:id="ct140236862623152" text:id="ct140236862623152">
          <text:insertion>
            <office:change-info>
              <dc:creator>AnneMarieW</dc:creator>
              <dc:date>2016-09-30T15:10:00</dc:date>
            </office:change-info>
          </text:insertion>
        </text:changed-region>
        <text:changed-region xml:id="ct140236799574912" text:id="ct140236799574912">
          <text:deletion>
            <office:change-info>
              <dc:creator>AnneMarieW</dc:creator>
              <dc:date>2016-09-30T15:10:00</dc:date>
            </office:change-info>
            <text:p text:style-name="BodyFirst"><text:span text:style-name="T2"><text:s/></text:span></text:p>
          </text:deletion>
        </text:changed-region>
        <text:changed-region xml:id="ct140236910974272" text:id="ct140236910974272">
          <text:insertion>
            <office:change-info>
              <dc:creator>AnneMarieW</dc:creator>
              <dc:date>2016-09-30T15:11:00</dc:date>
            </office:change-info>
          </text:insertion>
        </text:changed-region>
        <text:changed-region xml:id="ct140236925143904" text:id="ct140236925143904">
          <text:deletion>
            <office:change-info>
              <dc:creator>AnneMarieW</dc:creator>
              <dc:date>2016-09-30T15:12:00</dc:date>
            </office:change-info>
            <text:p text:style-name="BodyFirst"><text:span text:style-name="T2">case</text:span></text:p>
          </text:deletion>
        </text:changed-region>
        <text:changed-region xml:id="ct140236864556304" text:id="ct140236864556304">
          <text:insertion>
            <office:change-info>
              <dc:creator>AnneMarieW</dc:creator>
              <dc:date>2016-09-30T15:12:00</dc:date>
            </office:change-info>
          </text:insertion>
        </text:changed-region>
        <text:changed-region xml:id="ct140236921857776" text:id="ct140236921857776">
          <text:deletion>
            <office:change-info>
              <dc:creator>Carol Nichols</dc:creator>
              <dc:date>2016-11-01T09:54:00</dc:date>
            </office:change-info>
            <text:p text:style-name="BodyFirst"><text:span text:style-name="T2"><text:s/></text:span></text:p>
          </text:deletion>
        </text:changed-region>
        <text:changed-region xml:id="ct140236918713024" text:id="ct140236918713024">
          <text:deletion>
            <office:change-info>
              <dc:creator>AnneMarieW</dc:creator>
              <dc:date>2016-09-30T15:12:00</dc:date>
            </office:change-info>
            <text:p text:style-name="BodyFirst"><text:span text:style-name="T2">See </text:span></text:p>
          </text:deletion>
        </text:changed-region>
        <text:changed-region xml:id="ct140236924973824" text:id="ct140236924973824">
          <text:deletion>
            <office:change-info>
              <dc:creator>Carol Nichols</dc:creator>
              <dc:date>2016-11-01T09:54:00</dc:date>
            </office:change-info>
            <text:p text:style-name="BodyFirst"><text:span text:style-name="T2">Chapter XX</text:span></text:p>
          </text:deletion>
        </text:changed-region>
        <text:changed-region xml:id="ct140236913113520" text:id="ct140236913113520">
          <text:deletion>
            <office:change-info>
              <dc:creator>Carol Nichols</dc:creator>
              <dc:date>2016-11-01T09:54:00</dc:date>
            </office:change-info>
            <text:p text:style-name="BodyFirst"><text:span text:style-name="T2"><text:s/></text:span></text:p>
          </text:deletion>
        </text:changed-region>
        <text:changed-region xml:id="ct140236863255696" text:id="ct140236863255696">
          <text:deletion>
            <office:change-info>
              <dc:creator>AnneMarieW</dc:creator>
              <dc:date>2016-09-30T15:12:00</dc:date>
            </office:change-info>
            <text:p text:style-name="BodyFirst"><text:span text:style-name="T2">for</text:span></text:p>
          </text:deletion>
        </text:changed-region>
        <text:changed-region xml:id="ct140236913039552" text:id="ct140236913039552">
          <text:deletion>
            <office:change-info>
              <dc:creator>Carol Nichols</dc:creator>
              <dc:date>2016-11-01T09:54:00</dc:date>
            </office:change-info>
            <text:p text:style-name="BodyFirst"><text:span text:style-name="T2">shows you how to run benchmarks.</text:span></text:p>
          </text:deletion>
        </text:changed-region>
        <text:changed-region xml:id="ct140236913274224" text:id="ct140236913274224">
          <text:insertion>
            <office:change-info>
              <dc:creator>AnneMarieW</dc:creator>
              <dc:date>2016-09-30T15:13:00</dc:date>
            </office:change-info>
          </text:insertion>
        </text:changed-region>
        <text:changed-region xml:id="ct140236925606448" text:id="ct140236925606448">
          <text:insertion>
            <office:change-info>
              <dc:creator>AnneMarieW</dc:creator>
              <dc:date>2016-09-30T15:13:00</dc:date>
            </office:change-info>
          </text:insertion>
        </text:changed-region>
        <text:changed-region xml:id="ct140236908379872" text:id="ct140236908379872">
          <text:deletion>
            <office:change-info>
              <dc:creator>AnneMarieW</dc:creator>
              <dc:date>2016-09-30T15:13:00</dc:date>
            </office:change-info>
            <text:p text:style-name="Body"><text:span text:style-name="T2">ing</text:span></text:p>
          </text:deletion>
        </text:changed-region>
        <text:changed-region xml:id="ct140236824133824" text:id="ct140236824133824">
          <text:deletion>
            <office:change-info>
              <dc:creator>AnneMarieW</dc:creator>
              <dc:date>2016-09-30T15:13:00</dc:date>
            </office:change-info>
            <text:p text:style-name="Body"><text:span text:style-name="T2">while</text:span></text:p>
          </text:deletion>
        </text:changed-region>
        <text:changed-region xml:id="ct140236924488480" text:id="ct140236924488480">
          <text:insertion>
            <office:change-info>
              <dc:creator>AnneMarieW</dc:creator>
              <dc:date>2016-09-30T15:13:00</dc:date>
            </office:change-info>
          </text:insertion>
        </text:changed-region>
        <text:changed-region xml:id="ct140236921680016" text:id="ct140236921680016">
          <text:deletion>
            <office:change-info>
              <dc:creator>AnneMarieW</dc:creator>
              <dc:date>2016-09-30T15:13:00</dc:date>
            </office:change-info>
            <text:p text:style-name="Body"><text:span text:style-name="T2">-</text:span></text:p>
          </text:deletion>
        </text:changed-region>
        <text:changed-region xml:id="ct140236913246256" text:id="ct140236913246256">
          <text:insertion>
            <office:change-info>
              <dc:creator>AnneMarieW</dc:creator>
              <dc:date>2016-09-30T15:13:00</dc:date>
            </office:change-info>
          </text:insertion>
        </text:changed-region>
        <text:changed-region xml:id="ct140236906211728" text:id="ct140236906211728">
          <text:deletion>
            <office:change-info>
              <dc:creator>AnneMarieW</dc:creator>
              <dc:date>2016-09-30T15:14:00</dc:date>
            </office:change-info>
            <text:p text:style-name="BodyFirst"><text:span text:style-name="T2">se</text:span></text:p>
          </text:deletion>
        </text:changed-region>
        <text:changed-region xml:id="ct140236909918112" text:id="ct140236909918112">
          <text:deletion>
            <office:change-info>
              <dc:creator>Carol Nichols</dc:creator>
              <dc:date>2016-11-01T09:07:00</dc:date>
            </office:change-info>
            <text:p text:style-name="BodyFirst"><text:span text:style-name="T2">modulo</text:span></text:p>
          </text:deletion>
        </text:changed-region>
        <text:changed-region xml:id="ct140236925264704" text:id="ct140236925264704">
          <text:insertion>
            <office:change-info>
              <dc:creator>Carol Nichols</dc:creator>
              <dc:date>2016-11-01T09:07:00</dc:date>
            </office:change-info>
          </text:insertion>
        </text:changed-region>
        <text:changed-region xml:id="ct140236922945472" text:id="ct140236922945472">
          <text:deletion>
            <office:change-info>
              <dc:creator>AnneMarieW</dc:creator>
              <dc:date>2016-09-30T15:14:00</dc:date>
            </office:change-info>
            <text:p text:style-name="BodyFirst"><text:span text:style-name="T2">is</text:span></text:p>
          </text:deletion>
        </text:changed-region>
        <text:changed-region xml:id="ct140236925166192" text:id="ct140236925166192">
          <text:insertion>
            <office:change-info>
              <dc:creator>AnneMarieW</dc:creator>
              <dc:date>2016-09-30T15:14:00</dc:date>
            </office:change-info>
          </text:insertion>
        </text:changed-region>
        <text:changed-region xml:id="ct140236925778800" text:id="ct140236925778800">
          <text:deletion>
            <office:change-info>
              <dc:creator>Carol Nichols</dc:creator>
              <dc:date>2016-11-01T09:07:00</dc:date>
            </office:change-info>
            <text:p text:style-name="CodeB">modulo</text:p>
          </text:deletion>
        </text:changed-region>
        <text:changed-region xml:id="ct140236796379920" text:id="ct140236796379920">
          <text:insertion>
            <office:change-info>
              <dc:creator>Carol Nichols</dc:creator>
              <dc:date>2016-11-01T09:07:00</dc:date>
            </office:change-info>
          </text:insertion>
        </text:changed-region>
        <text:changed-region xml:id="ct140236793408704" text:id="ct140236793408704">
          <text:insertion>
            <office:change-info>
              <dc:creator>Carol Nichols</dc:creator>
              <dc:date>2016-11-01T09:07:00</dc:date>
            </office:change-info>
          </text:insertion>
        </text:changed-region>
        <text:changed-region xml:id="ct140236898907632" text:id="ct140236898907632">
          <text:deletion>
            <office:change-info>
              <dc:creator>AnneMarieW</dc:creator>
              <dc:date>2016-09-30T15:14:00</dc:date>
            </office:change-info>
            <text:p text:style-name="BodyFirst"><text:span text:style-name="T2">with</text:span></text:p>
          </text:deletion>
        </text:changed-region>
        <text:changed-region xml:id="ct140236869375488" text:id="ct140236869375488">
          <text:insertion>
            <office:change-info>
              <dc:creator>AnneMarieW</dc:creator>
              <dc:date>2016-09-30T15:14:00</dc:date>
            </office:change-info>
          </text:insertion>
        </text:changed-region>
        <text:changed-region xml:id="ct140236869397168" text:id="ct140236869397168">
          <text:insertion>
            <office:change-info>
              <dc:creator>AnneMarieW</dc:creator>
              <dc:date>2016-09-30T15:15:00</dc:date>
            </office:change-info>
          </text:insertion>
        </text:changed-region>
        <text:changed-region xml:id="ct140236906399472" text:id="ct140236906399472">
          <text:deletion>
            <office:change-info>
              <dc:creator>AnneMarieW</dc:creator>
              <dc:date>2016-09-30T15:15:00</dc:date>
            </office:change-info>
            <text:p text:style-name="Body"><text:span text:style-name="T2"><text:s/>like</text:span></text:p>
          </text:deletion>
        </text:changed-region>
        <text:changed-region xml:id="ct140237194261584" text:id="ct140237194261584">
          <text:deletion>
            <office:change-info>
              <dc:creator>AnneMarieW</dc:creator>
              <dc:date>2016-09-30T15:15:00</dc:date>
            </office:change-info>
            <text:p text:style-name="Body"><text:span text:style-name="T2">of this chapter</text:span></text:p>
          </text:deletion>
        </text:changed-region>
        <text:changed-region xml:id="ct140236895611472" text:id="ct140236895611472">
          <text:insertion>
            <office:change-info>
              <dc:creator>AnneMarieW</dc:creator>
              <dc:date>2016-09-30T15:15:00</dc:date>
            </office:change-info>
          </text:insertion>
        </text:changed-region>
        <text:changed-region xml:id="ct140236918729824" text:id="ct140236918729824">
          <text:deletion>
            <office:change-info>
              <dc:creator>AnneMarieW</dc:creator>
              <dc:date>2016-09-30T15:16:00</dc:date>
            </office:change-info>
            <text:p text:style-name="BodyFirst"><text:span text:style-name="T2">we</text:span></text:p>
          </text:deletion>
        </text:changed-region>
        <text:changed-region xml:id="ct140236910146128" text:id="ct140236910146128">
          <text:deletion>
            <office:change-info>
              <dc:creator>Carol Nichols</dc:creator>
              <dc:date>2016-11-01T10:02:00</dc:date>
            </office:change-info>
            <text:p text:style-name="BodyFirst"><text:span text:style-name="T2">you’ve</text:span></text:p>
          </text:deletion>
        </text:changed-region>
        <text:changed-region xml:id="ct140236869064304" text:id="ct140236869064304">
          <text:insertion>
            <office:change-info>
              <dc:creator>Carol Nichols</dc:creator>
              <dc:date>2016-11-01T10:02:00</dc:date>
            </office:change-info>
          </text:insertion>
        </text:changed-region>
        <text:changed-region xml:id="ct140236906475072" text:id="ct140236906475072">
          <text:deletion>
            <office:change-info>
              <dc:creator>AnneMarieW</dc:creator>
              <dc:date>2016-09-30T15:16:00</dc:date>
            </office:change-info>
            <text:p text:style-name="BodyFirst"><text:span text:style-name="T2">is</text:span></text:p>
          </text:deletion>
        </text:changed-region>
        <text:changed-region xml:id="ct140237121397072" text:id="ct140237121397072">
          <text:insertion>
            <office:change-info>
              <dc:creator>AnneMarieW</dc:creator>
              <dc:date>2016-09-30T15:16:00</dc:date>
            </office:change-info>
          </text:insertion>
        </text:changed-region>
        <text:changed-region xml:id="ct140236790439376" text:id="ct140236790439376">
          <text:insertion>
            <office:change-info>
              <dc:creator>AnneMarieW</dc:creator>
              <dc:date>2016-09-30T15:16:00</dc:date>
            </office:change-info>
          </text:insertion>
        </text:changed-region>
        <text:changed-region xml:id="ct140236869501280" text:id="ct140236869501280">
          <text:deletion>
            <office:change-info>
              <dc:creator>AnneMarieW</dc:creator>
              <dc:date>2016-09-30T15:16:00</dc:date>
            </office:change-info>
            <text:p text:style-name="BodyFirst"><text:span text:style-name="T2"><text:line-break/></text:span></text:p>
          </text:deletion>
        </text:changed-region>
        <text:changed-region xml:id="ct140236863697472" text:id="ct140236863697472">
          <text:deletion>
            <office:change-info>
              <dc:creator>Carol Nichols</dc:creator>
              <dc:date>2016-11-01T10:02:00</dc:date>
            </office:change-info>
            <text:p text:style-name="CodeB">‘</text:p>
          </text:deletion>
        </text:changed-region>
        <text:changed-region xml:id="ct140236911570928" text:id="ct140236911570928">
          <text:insertion>
            <office:change-info>
              <dc:creator>Carol Nichols</dc:creator>
              <dc:date>2016-11-01T10:04:00</dc:date>
            </office:change-info>
          </text:insertion>
        </text:changed-region>
        <text:changed-region xml:id="ct140236796346224" text:id="ct140236796346224">
          <text:deletion>
            <office:change-info>
              <dc:creator>Carol Nichols</dc:creator>
              <dc:date>2016-11-01T10:02:00</dc:date>
            </office:change-info>
            <text:p text:style-name="CodeB">’</text:p>
          </text:deletion>
        </text:changed-region>
        <text:changed-region xml:id="ct140236907636768" text:id="ct140236907636768">
          <text:insertion>
            <office:change-info>
              <dc:creator>Carol Nichols</dc:creator>
              <dc:date>2016-11-01T10:04:00</dc:date>
            </office:change-info>
          </text:insertion>
        </text:changed-region>
        <text:changed-region xml:id="ct140236910252496" text:id="ct140236910252496">
          <text:insertion>
            <office:change-info>
              <dc:creator>Carol Nichols</dc:creator>
              <dc:date>2016-11-01T10:04:00</dc:date>
            </office:change-info>
          </text:insertion>
        </text:changed-region>
        <text:changed-region xml:id="ct140236905766400" text:id="ct140236905766400">
          <text:deletion>
            <office:change-info>
              <dc:creator>Carol Nichols</dc:creator>
              <dc:date>2016-11-01T10:04:00</dc:date>
            </office:change-info>
            <text:p text:style-name="CodeB">‘</text:p>
          </text:deletion>
        </text:changed-region>
        <text:changed-region xml:id="ct140237157676848" text:id="ct140237157676848">
          <text:deletion>
            <office:change-info>
              <dc:creator>Carol Nichols</dc:creator>
              <dc:date>2016-11-01T10:04:00</dc:date>
            </office:change-info>
            <text:p text:style-name="CodeB"><text:span text:style-name="T5">’</text:span></text:p>
          </text:deletion>
        </text:changed-region>
        <text:changed-region xml:id="ct140236925649040" text:id="ct140236925649040">
          <text:insertion>
            <office:change-info>
              <dc:creator>Carol Nichols</dc:creator>
              <dc:date>2016-11-01T10:04:00</dc:date>
            </office:change-info>
          </text:insertion>
        </text:changed-region>
        <text:changed-region xml:id="ct140236922773904" text:id="ct140236922773904">
          <text:insertion>
            <office:change-info>
              <dc:creator>Carol Nichols</dc:creator>
              <dc:date>2016-11-01T10:04:00</dc:date>
            </office:change-info>
          </text:insertion>
        </text:changed-region>
        <text:changed-region xml:id="ct140236921832000" text:id="ct140236921832000">
          <text:deletion>
            <office:change-info>
              <dc:creator>Carol Nichols</dc:creator>
              <dc:date>2016-11-01T10:04:00</dc:date>
            </office:change-info>
            <text:p text:style-name="CodeB">‘</text:p>
          </text:deletion>
        </text:changed-region>
        <text:changed-region xml:id="ct140236911606912" text:id="ct140236911606912">
          <text:deletion>
            <office:change-info>
              <dc:creator>Carol Nichols</dc:creator>
              <dc:date>2016-11-01T10:04:00</dc:date>
            </office:change-info>
            <text:p text:style-name="CodeB"><text:span text:style-name="T6">’</text:span></text:p>
          </text:deletion>
        </text:changed-region>
        <text:changed-region xml:id="ct140236907652336" text:id="ct140236907652336">
          <text:insertion>
            <office:change-info>
              <dc:creator>Carol Nichols</dc:creator>
              <dc:date>2016-11-01T10:04:00</dc:date>
            </office:change-info>
          </text:insertion>
        </text:changed-region>
        <text:changed-region xml:id="ct140236925652608" text:id="ct140236925652608">
          <text:insertion>
            <office:change-info>
              <dc:creator>AnneMarieW</dc:creator>
              <dc:date>2016-09-30T15:16:00</dc:date>
            </office:change-info>
          </text:insertion>
        </text:changed-region>
        <text:changed-region xml:id="ct140237293960272" text:id="ct140237293960272">
          <text:deletion>
            <office:change-info>
              <dc:creator>AnneMarieW</dc:creator>
              <dc:date>2016-09-30T15:16:00</dc:date>
            </office:change-info>
            <text:p text:style-name="Body"><text:span text:style-name="T2">that </text:span></text:p>
          </text:deletion>
        </text:changed-region>
        <text:changed-region xml:id="ct140236913028928" text:id="ct140236913028928">
          <text:insertion>
            <office:change-info>
              <dc:creator>AnneMarieW</dc:creator>
              <dc:date>2016-09-30T15:17:00</dc:date>
            </office:change-info>
          </text:insertion>
        </text:changed-region>
        <text:changed-region xml:id="ct140236922420240" text:id="ct140236922420240">
          <text:insertion>
            <office:change-info>
              <dc:creator>AnneMarieW</dc:creator>
              <dc:date>2016-09-30T15:18:00</dc:date>
            </office:change-info>
          </text:insertion>
        </text:changed-region>
        <text:changed-region xml:id="ct140236923060960" text:id="ct140236923060960">
          <text:deletion>
            <office:change-info>
              <dc:creator>AnneMarieW</dc:creator>
              <dc:date>2016-09-30T15:18:00</dc:date>
            </office:change-info>
            <text:p text:style-name="Body"><text:span text:style-name="T2">A</text:span></text:p>
          </text:deletion>
        </text:changed-region>
        <text:changed-region xml:id="ct140236907837584" text:id="ct140236907837584">
          <text:insertion>
            <office:change-info>
              <dc:creator>AnneMarieW</dc:creator>
              <dc:date>2016-09-30T15:18:00</dc:date>
            </office:change-info>
          </text:insertion>
        </text:changed-region>
        <text:changed-region xml:id="ct140236923931168" text:id="ct140236923931168">
          <text:deletion>
            <office:change-info>
              <dc:creator>AnneMarieW</dc:creator>
              <dc:date>2016-09-30T15:18:00</dc:date>
            </office:change-info>
            <text:p text:style-name="Body"><text:span text:style-name="T2">however, </text:span></text:p>
          </text:deletion>
        </text:changed-region>
        <text:changed-region xml:id="ct140236866365760" text:id="ct140236866365760">
          <text:insertion>
            <office:change-info>
              <dc:creator>AnneMarieW</dc:creator>
              <dc:date>2016-09-30T15:18:00</dc:date>
            </office:change-info>
          </text:insertion>
        </text:changed-region>
        <text:changed-region xml:id="ct140236824300864" text:id="ct140236824300864">
          <text:insertion>
            <office:change-info>
              <dc:creator>AnneMarieW</dc:creator>
              <dc:date>2016-09-30T15:18:00</dc:date>
            </office:change-info>
          </text:insertion>
        </text:changed-region>
        <text:changed-region xml:id="ct140236910219664" text:id="ct140236910219664">
          <text:insertion>
            <office:change-info>
              <dc:creator>AnneMarieW</dc:creator>
              <dc:date>2016-09-30T15:18:00</dc:date>
            </office:change-info>
          </text:insertion>
        </text:changed-region>
        <text:changed-region xml:id="ct140236907774976" text:id="ct140236907774976">
          <text:deletion>
            <office:change-info>
              <dc:creator>AnneMarieW</dc:creator>
              <dc:date>2016-09-30T15:18:00</dc:date>
            </office:change-info>
            <text:p text:style-name="Body"><text:span text:style-name="T2">of</text:span></text:p>
          </text:deletion>
        </text:changed-region>
        <text:changed-region xml:id="ct140237251793920" text:id="ct140237251793920">
          <text:insertion>
            <office:change-info>
              <dc:creator>AnneMarieW</dc:creator>
              <dc:date>2016-09-30T15:18:00</dc:date>
            </office:change-info>
          </text:insertion>
        </text:changed-region>
        <text:changed-region xml:id="ct140236869818688" text:id="ct140236869818688">
          <text:deletion>
            <office:change-info>
              <dc:creator>Carol Nichols</dc:creator>
              <dc:date>2016-11-01T10:07:00</dc:date>
            </office:change-info>
            <text:p text:style-name="BodyFirst"><text:span text:style-name="T2">distinct</text:span></text:p>
          </text:deletion>
        </text:changed-region>
        <text:changed-region xml:id="ct140236911242752" text:id="ct140236911242752">
          <text:insertion>
            <office:change-info>
              <dc:creator>Carol Nichols</dc:creator>
              <dc:date>2016-11-01T10:07:00</dc:date>
            </office:change-info>
          </text:insertion>
        </text:changed-region>
        <text:changed-region xml:id="ct140236925807472" text:id="ct140236925807472">
          <text:deletion>
            <office:change-info>
              <dc:creator>AnneMarieW</dc:creator>
              <dc:date>2016-10-03T10:12:00</dc:date>
            </office:change-info>
            <text:p text:style-name="Body"><text:span text:style-name="T2">We</text:span></text:p>
          </text:deletion>
        </text:changed-region>
        <text:changed-region xml:id="ct140236865764864" text:id="ct140236865764864">
          <text:deletion>
            <office:change-info>
              <dc:creator>Carol Nichols</dc:creator>
              <dc:date>2016-11-01T10:05:00</dc:date>
            </office:change-info>
            <text:p text:style-name="Body"><text:span text:style-name="T2">You</text:span></text:p>
          </text:deletion>
        </text:changed-region>
        <text:changed-region xml:id="ct140236924241904" text:id="ct140236924241904">
          <text:insertion>
            <office:change-info>
              <dc:creator>Carol Nichols</dc:creator>
              <dc:date>2016-11-01T10:05:00</dc:date>
            </office:change-info>
          </text:insertion>
        </text:changed-region>
        <text:changed-region xml:id="ct140236910248736" text:id="ct140236910248736">
          <text:deletion>
            <office:change-info>
              <dc:creator>Carol Nichols</dc:creator>
              <dc:date>2016-11-01T10:06:00</dc:date>
            </office:change-info>
            <text:p text:style-name="Body"><text:span text:style-name="T2"><text:s/>distinct</text:span></text:p>
          </text:deletion>
        </text:changed-region>
        <text:changed-region xml:id="ct140236866204400" text:id="ct140236866204400">
          <text:deletion>
            <office:change-info>
              <dc:creator>AnneMarieW</dc:creator>
              <dc:date>2016-10-03T10:12:00</dc:date>
            </office:change-info>
            <text:p text:style-name="Body"><text:span text:style-name="T2"><text:s/></text:span></text:p>
          </text:deletion>
        </text:changed-region>
        <text:changed-region xml:id="ct140236925758928" text:id="ct140236925758928">
          <text:deletion>
            <office:change-info>
              <dc:creator>AnneMarieW</dc:creator>
              <dc:date>2016-10-03T10:12:00</dc:date>
            </office:change-info>
            <text:p text:style-name="Body"><text:span text:style-name="T2">o</text:span></text:p>
          </text:deletion>
        </text:changed-region>
        <text:changed-region xml:id="ct140236923284384" text:id="ct140236923284384">
          <text:insertion>
            <office:change-info>
              <dc:creator>AnneMarieW</dc:creator>
              <dc:date>2016-10-03T10:12:00</dc:date>
            </office:change-info>
          </text:insertion>
        </text:changed-region>
        <text:changed-region xml:id="ct140236925604784" text:id="ct140236925604784">
          <text:deletion>
            <office:change-info>
              <dc:creator>Carol Nichols</dc:creator>
              <dc:date>2016-11-01T09:08:00</dc:date>
            </office:change-info>
            <text:p text:style-name="Body"><text:span text:style-name="T2">Note that the single n</text:span></text:p>
          </text:deletion>
        </text:changed-region>
        <text:changed-region xml:id="ct140237293533824" text:id="ct140237293533824">
          <text:insertion>
            <office:change-info>
              <dc:creator>Carol Nichols</dc:creator>
              <dc:date>2016-11-01T09:08:00</dc:date>
            </office:change-info>
          </text:insertion>
        </text:changed-region>
        <text:changed-region xml:id="ct140236923981216" text:id="ct140236923981216">
          <text:deletion>
            <office:change-info>
              <dc:creator>Carol Nichols</dc:creator>
              <dc:date>2016-11-01T09:08:00</dc:date>
            </office:change-info>
            <text:p text:style-name="Body"><text:span text:style-name="T2">ame</text:span></text:p>
          </text:deletion>
        </text:changed-region>
        <text:changed-region xml:id="ct140236921494880" text:id="ct140236921494880">
          <text:deletion>
            <office:change-info>
              <dc:creator>Carol Nichols</dc:creator>
              <dc:date>2016-11-01T09:09:00</dc:date>
            </office:change-info>
            <text:p text:style-name="Body"><text:span text:style-name="T2">emphasizing</text:span></text:p>
          </text:deletion>
        </text:changed-region>
        <text:changed-region xml:id="ct140236918126960" text:id="ct140236918126960">
          <text:insertion>
            <office:change-info>
              <dc:creator>Carol Nichols</dc:creator>
              <dc:date>2016-11-01T09:09:00</dc:date>
            </office:change-info>
          </text:insertion>
        </text:changed-region>
        <text:changed-region xml:id="ct140236904119792" text:id="ct140236904119792">
          <text:deletion>
            <office:change-info>
              <dc:creator>Carol Nichols</dc:creator>
              <dc:date>2016-11-01T09:09:00</dc:date>
            </office:change-info>
            <text:p text:style-name="Body"><text:span text:style-name="T2"><text:s/>the fact that</text:span></text:p>
          </text:deletion>
        </text:changed-region>
        <text:changed-region xml:id="ct140236925881488" text:id="ct140236925881488">
          <text:deletion>
            <office:change-info>
              <dc:creator>AnneMarieW</dc:creator>
              <dc:date>2016-10-03T10:13:00</dc:date>
            </office:change-info>
            <text:p text:style-name="Body"><text:span text:style-name="T2">we</text:span></text:p>
          </text:deletion>
        </text:changed-region>
        <text:changed-region xml:id="ct140236909854448" text:id="ct140236909854448">
          <text:deletion>
            <office:change-info>
              <dc:creator>Carol Nichols</dc:creator>
              <dc:date>2016-11-01T09:09:00</dc:date>
            </office:change-info>
            <text:p text:style-name="Body"><text:span text:style-name="T2">you</text:span></text:p>
          </text:deletion>
        </text:changed-region>
        <text:changed-region xml:id="ct140236925840880" text:id="ct140236925840880">
          <text:insertion>
            <office:change-info>
              <dc:creator>Carol Nichols</dc:creator>
              <dc:date>2016-11-01T09:09:00</dc:date>
            </office:change-info>
          </text:insertion>
        </text:changed-region>
        <text:changed-region xml:id="ct140236925690784" text:id="ct140236925690784">
          <text:deletion>
            <office:change-info>
              <dc:creator>AnneMarieW</dc:creator>
              <dc:date>2016-10-03T10:15:00</dc:date>
            </office:change-info>
            <text:p text:style-name="Body"><text:span text:style-name="T2">In t</text:span></text:p>
          </text:deletion>
        </text:changed-region>
        <text:changed-region xml:id="ct140236925702480" text:id="ct140236925702480">
          <text:insertion>
            <office:change-info>
              <dc:creator>AnneMarieW</dc:creator>
              <dc:date>2016-10-03T10:15:00</dc:date>
            </office:change-info>
          </text:insertion>
        </text:changed-region>
        <text:changed-region xml:id="ct140236795799728" text:id="ct140236795799728">
          <text:deletion>
            <office:change-info>
              <dc:creator>AnneMarieW</dc:creator>
              <dc:date>2016-10-03T10:16:00</dc:date>
            </office:change-info>
            <text:p text:style-name="Body"><text:span text:style-name="T2">, </text:span></text:p>
          </text:deletion>
        </text:changed-region>
        <text:changed-region xml:id="ct140236869051968" text:id="ct140236869051968">
          <text:deletion>
            <office:change-info>
              <dc:creator>AnneMarieW</dc:creator>
              <dc:date>2016-10-03T10:13:00</dc:date>
            </office:change-info>
            <text:p text:style-name="Body"><text:span text:style-name="T2">we</text:span></text:p>
          </text:deletion>
        </text:changed-region>
        <text:changed-region xml:id="ct140236922945088" text:id="ct140236922945088">
          <text:insertion>
            <office:change-info>
              <dc:creator>AnneMarieW</dc:creator>
              <dc:date>2016-10-03T10:16:00</dc:date>
            </office:change-info>
          </text:insertion>
        </text:changed-region>
        <text:changed-region xml:id="ct140236913197872" text:id="ct140236913197872">
          <text:insertion>
            <office:change-info>
              <dc:creator>AnneMarieW</dc:creator>
              <dc:date>2016-10-03T10:16:00</dc:date>
            </office:change-info>
          </text:insertion>
        </text:changed-region>
        <text:changed-region xml:id="ct140236863864400" text:id="ct140236863864400">
          <text:deletion>
            <office:change-info>
              <dc:creator>Carol Nichols</dc:creator>
              <dc:date>2016-11-01T09:09:00</dc:date>
            </office:change-info>
            <text:p text:style-name="Body"><text:span text:style-name="T2">name</text:span></text:p>
          </text:deletion>
        </text:changed-region>
        <text:changed-region xml:id="ct140236908345280" text:id="ct140236908345280">
          <text:insertion>
            <office:change-info>
              <dc:creator>Carol Nichols</dc:creator>
              <dc:date>2016-11-01T09:09:00</dc:date>
            </office:change-info>
          </text:insertion>
        </text:changed-region>
        <text:changed-region xml:id="ct140237159600368" text:id="ct140237159600368">
          <text:deletion>
            <office:change-info>
              <dc:creator>AnneMarieW</dc:creator>
              <dc:date>2016-10-03T10:14:00</dc:date>
            </office:change-info>
            <text:p text:style-name="Body"><text:span text:style-name="T2">We</text:span></text:p>
          </text:deletion>
        </text:changed-region>
        <text:changed-region xml:id="ct140236924781344" text:id="ct140236924781344">
          <text:insertion>
            <office:change-info>
              <dc:creator>AnneMarieW</dc:creator>
              <dc:date>2016-10-03T10:16:00</dc:date>
            </office:change-info>
          </text:insertion>
        </text:changed-region>
        <text:changed-region xml:id="ct140236909917136" text:id="ct140236909917136">
          <text:insertion>
            <office:change-info>
              <dc:creator>AnneMarieW</dc:creator>
              <dc:date>2016-10-03T10:16:00</dc:date>
            </office:change-info>
          </text:insertion>
        </text:changed-region>
        <text:changed-region xml:id="ct140236912877312" text:id="ct140236912877312">
          <text:deletion>
            <office:change-info>
              <dc:creator>Carol Nichols</dc:creator>
              <dc:date>2016-11-01T09:09:00</dc:date>
            </office:change-info>
            <text:p text:style-name="Body"><text:span text:style-name="T2">bindings</text:span></text:p>
          </text:deletion>
        </text:changed-region>
        <text:changed-region xml:id="ct140236896029040" text:id="ct140236896029040">
          <text:insertion>
            <office:change-info>
              <dc:creator>Carol Nichols</dc:creator>
              <dc:date>2016-11-01T09:09:00</dc:date>
            </office:change-info>
          </text:insertion>
        </text:changed-region>
        <text:changed-region xml:id="ct140236910134448" text:id="ct140236910134448">
          <text:deletion>
            <office:change-info>
              <dc:creator>AnneMarieW</dc:creator>
              <dc:date>2016-10-03T10:15:00</dc:date>
            </office:change-info>
            <text:p text:style-name="Body"><text:span text:style-name="T2">we</text:span></text:p>
          </text:deletion>
        </text:changed-region>
        <text:changed-region xml:id="ct140236907705360" text:id="ct140236907705360">
          <text:insertion>
            <office:change-info>
              <dc:creator>AnneMarieW</dc:creator>
              <dc:date>2016-10-03T10:16:00</dc:date>
            </office:change-info>
          </text:insertion>
        </text:changed-region>
        <text:changed-region xml:id="ct140236924785536" text:id="ct140236924785536">
          <text:insertion>
            <office:change-info>
              <dc:creator>AnneMarieW</dc:creator>
              <dc:date>2016-10-03T10:16:00</dc:date>
            </office:change-info>
          </text:insertion>
        </text:changed-region>
        <text:changed-region xml:id="ct140236826433872" text:id="ct140236826433872">
          <text:deletion>
            <office:change-info>
              <dc:creator>Carol Nichols</dc:creator>
              <dc:date>2016-11-01T14:51:00</dc:date>
            </office:change-info>
            <text:p text:style-name="P4">Tuple Indexing</text:p>
          </text:deletion>
        </text:changed-region>
        <text:changed-region xml:id="ct140236908046976" text:id="ct140236908046976">
          <text:deletion>
            <office:change-info>
              <dc:creator>AnneMarieW</dc:creator>
              <dc:date>2016-10-03T10:16:00</dc:date>
            </office:change-info>
            <text:p text:style-name="Body"><text:span text:style-name="T2">we</text:span></text:p>
          </text:deletion>
        </text:changed-region>
        <text:changed-region xml:id="ct140236864445696" text:id="ct140236864445696">
          <text:deletion>
            <office:change-info>
              <dc:creator>Carol Nichols</dc:creator>
              <dc:date>2016-11-01T10:35:00</dc:date>
            </office:change-info>
            <text:p text:style-name="Body"><text:span text:style-name="T2">you</text:span></text:p>
          </text:deletion>
        </text:changed-region>
        <text:changed-region xml:id="ct140237279535072" text:id="ct140237279535072">
          <text:insertion>
            <office:change-info>
              <dc:creator>Carol Nichols</dc:creator>
              <dc:date>2016-11-01T10:35:00</dc:date>
            </office:change-info>
          </text:insertion>
        </text:changed-region>
        <text:changed-region xml:id="ct140236866387520" text:id="ct140236866387520">
          <text:deletion>
            <office:change-info>
              <dc:creator>AnneMarieW</dc:creator>
              <dc:date>2016-10-03T10:16:00</dc:date>
            </office:change-info>
            <text:p text:style-name="Body"><text:span text:style-name="T2">we</text:span></text:p>
          </text:deletion>
        </text:changed-region>
        <text:changed-region xml:id="ct140236911227024" text:id="ct140236911227024">
          <text:deletion>
            <office:change-info>
              <dc:creator>Carol Nichols</dc:creator>
              <dc:date>2016-11-01T10:35:00</dc:date>
            </office:change-info>
            <text:p text:style-name="Body"><text:span text:style-name="T2">you</text:span></text:p>
          </text:deletion>
        </text:changed-region>
        <text:changed-region xml:id="ct140236918298176" text:id="ct140236918298176">
          <text:insertion>
            <office:change-info>
              <dc:creator>Carol Nichols</dc:creator>
              <dc:date>2016-11-01T10:35:00</dc:date>
            </office:change-info>
          </text:insertion>
        </text:changed-region>
        <text:changed-region xml:id="ct140236866521920" text:id="ct140236866521920">
          <text:deletion>
            <office:change-info>
              <dc:creator>Carol Nichols</dc:creator>
              <dc:date>2016-11-01T09:10:00</dc:date>
            </office:change-info>
            <text:p text:style-name="Body"><text:span text:style-name="T2">bindings</text:span></text:p>
          </text:deletion>
        </text:changed-region>
        <text:changed-region xml:id="ct140236869617472" text:id="ct140236869617472">
          <text:insertion>
            <office:change-info>
              <dc:creator>Carol Nichols</dc:creator>
              <dc:date>2016-11-01T09:10:00</dc:date>
            </office:change-info>
          </text:insertion>
        </text:changed-region>
        <text:changed-region xml:id="ct140236905981008" text:id="ct140236905981008">
          <text:deletion>
            <office:change-info>
              <dc:creator>Carol Nichols</dc:creator>
              <dc:date>2016-11-01T09:10:00</dc:date>
            </office:change-info>
            <text:p text:style-name="Body"><text:span text:style-name="T2">to</text:span></text:p>
          </text:deletion>
        </text:changed-region>
        <text:changed-region xml:id="ct140236913353056" text:id="ct140236913353056">
          <text:insertion>
            <office:change-info>
              <dc:creator>Carol Nichols</dc:creator>
              <dc:date>2016-11-01T09:10:00</dc:date>
            </office:change-info>
          </text:insertion>
        </text:changed-region>
        <text:changed-region xml:id="ct140236922148528" text:id="ct140236922148528">
          <text:deletion>
            <office:change-info>
              <dc:creator>Carol Nichols</dc:creator>
              <dc:date>2016-11-01T09:10:00</dc:date>
            </office:change-info>
            <text:p text:style-name="BodyFirst"><text:span text:style-name="T2">bind</text:span></text:p>
          </text:deletion>
        </text:changed-region>
        <text:changed-region xml:id="ct140236925816880" text:id="ct140236925816880">
          <text:insertion>
            <office:change-info>
              <dc:creator>Carol Nichols</dc:creator>
              <dc:date>2016-11-01T09:10:00</dc:date>
            </office:change-info>
          </text:insertion>
        </text:changed-region>
        <text:changed-region xml:id="ct140236799378176" text:id="ct140236799378176">
          <text:deletion>
            <office:change-info>
              <dc:creator>Carol Nichols</dc:creator>
              <dc:date>2016-11-01T09:10:00</dc:date>
            </office:change-info>
            <text:p text:style-name="BodyFirst"><text:span text:style-name="T2"><text:s/>a name to</text:span></text:p>
          </text:deletion>
        </text:changed-region>
        <text:changed-region xml:id="ct140236872932704" text:id="ct140236872932704">
          <text:insertion>
            <office:change-info>
              <dc:creator>AnneMarieW</dc:creator>
              <dc:date>2016-10-03T10:17:00</dc:date>
            </office:change-info>
          </text:insertion>
        </text:changed-region>
        <text:changed-region xml:id="ct140237194192384" text:id="ct140237194192384">
          <text:deletion>
            <office:change-info>
              <dc:creator>AnneMarieW</dc:creator>
              <dc:date>2016-10-03T10:17:00</dc:date>
            </office:change-info>
            <text:p text:style-name="Body"><text:span text:style-name="T2"><text:s/></text:span></text:p>
          </text:deletion>
        </text:changed-region>
        <text:changed-region xml:id="ct140237120443376" text:id="ct140237120443376">
          <text:deletion>
            <office:change-info>
              <dc:creator>AnneMarieW</dc:creator>
              <dc:date>2016-10-03T10:17:00</dc:date>
            </office:change-info>
            <text:p text:style-name="Body"><text:span text:style-name="T2">While</text:span></text:p>
          </text:deletion>
        </text:changed-region>
        <text:changed-region xml:id="ct140236908014224" text:id="ct140236908014224">
          <text:insertion>
            <office:change-info>
              <dc:creator>AnneMarieW</dc:creator>
              <dc:date>2016-10-03T10:17:00</dc:date>
            </office:change-info>
          </text:insertion>
        </text:changed-region>
        <text:changed-region xml:id="ct140237256827856" text:id="ct140237256827856">
          <text:deletion>
            <office:change-info>
              <dc:creator>AnneMarieW</dc:creator>
              <dc:date>2016-10-03T10:18:00</dc:date>
            </office:change-info>
            <text:p text:style-name="Body"><text:span text:style-name="T2">,</text:span></text:p>
          </text:deletion>
        </text:changed-region>
        <text:changed-region xml:id="ct140236900689280" text:id="ct140236900689280">
          <text:deletion>
            <office:change-info>
              <dc:creator>AnneMarieW</dc:creator>
              <dc:date>2016-10-03T10:17:00</dc:date>
            </office:change-info>
            <text:p text:style-name="Body"><text:span text:style-name="T2">since</text:span></text:p>
          </text:deletion>
        </text:changed-region>
        <text:changed-region xml:id="ct140236907645936" text:id="ct140236907645936">
          <text:insertion>
            <office:change-info>
              <dc:creator>AnneMarieW</dc:creator>
              <dc:date>2016-10-03T10:17:00</dc:date>
            </office:change-info>
          </text:insertion>
        </text:changed-region>
        <text:changed-region xml:id="ct140236897159248" text:id="ct140236897159248">
          <text:deletion>
            <office:change-info>
              <dc:creator>AnneMarieW</dc:creator>
              <dc:date>2016-10-03T10:18:00</dc:date>
            </office:change-info>
            <text:p text:style-name="Body"><text:span text:style-name="T2"><text:s/>a</text:span></text:p>
          </text:deletion>
        </text:changed-region>
        <text:changed-region xml:id="ct140236909494240" text:id="ct140236909494240">
          <text:insertion>
            <office:change-info>
              <dc:creator>AnneMarieW</dc:creator>
              <dc:date>2016-10-03T10:18:00</dc:date>
            </office:change-info>
          </text:insertion>
        </text:changed-region>
        <text:changed-region xml:id="ct140236907927888" text:id="ct140236907927888">
          <text:deletion>
            <office:change-info>
              <dc:creator>AnneMarieW</dc:creator>
              <dc:date>2016-10-03T10:18:00</dc:date>
            </office:change-info>
            <text:p text:style-name="Body"><text:span text:style-name="T2">so</text:span></text:p>
          </text:deletion>
        </text:changed-region>
        <text:changed-region xml:id="ct140236918124736" text:id="ct140236918124736">
          <text:insertion>
            <office:change-info>
              <dc:creator>AnneMarieW</dc:creator>
              <dc:date>2016-10-03T10:18:00</dc:date>
            </office:change-info>
          </text:insertion>
        </text:changed-region>
        <text:changed-region xml:id="ct140236900631264" text:id="ct140236900631264">
          <text:deletion>
            <office:change-info>
              <dc:creator>AnneMarieW</dc:creator>
              <dc:date>2016-10-03T10:18:00</dc:date>
            </office:change-info>
            <text:p text:style-name="Body"><text:span text:style-name="T2">go with</text:span></text:p>
          </text:deletion>
        </text:changed-region>
        <text:changed-region xml:id="ct140236900790768" text:id="ct140236900790768">
          <text:insertion>
            <office:change-info>
              <dc:creator>AnneMarieW</dc:creator>
              <dc:date>2016-10-03T10:18:00</dc:date>
            </office:change-info>
          </text:insertion>
        </text:changed-region>
        <text:changed-region xml:id="ct140236900787936" text:id="ct140236900787936">
          <text:deletion>
            <office:change-info>
              <dc:creator>AnneMarieW</dc:creator>
              <dc:date>2016-10-03T10:18:00</dc:date>
            </office:change-info>
            <text:p text:style-name="Body"><text:span text:style-name="T2">,</text:span></text:p>
          </text:deletion>
        </text:changed-region>
        <text:changed-region xml:id="ct140236900898192" text:id="ct140236900898192">
          <text:insertion>
            <office:change-info>
              <dc:creator>AnneMarieW</dc:creator>
              <dc:date>2016-10-03T10:18:00</dc:date>
            </office:change-info>
          </text:insertion>
        </text:changed-region>
        <text:changed-region xml:id="ct140236900988944" text:id="ct140236900988944">
          <text:deletion>
            <office:change-info>
              <dc:creator>AnneMarieW</dc:creator>
              <dc:date>2016-10-03T10:19:00</dc:date>
            </office:change-info>
            <text:p text:style-name="Body"><text:span text:style-name="T2">and we’ll</text:span></text:p>
          </text:deletion>
        </text:changed-region>
        <text:changed-region xml:id="ct140236900766576" text:id="ct140236900766576">
          <text:insertion>
            <office:change-info>
              <dc:creator>AnneMarieW</dc:creator>
              <dc:date>2016-10-03T10:19:00</dc:date>
            </office:change-info>
          </text:insertion>
        </text:changed-region>
        <text:changed-region xml:id="ct140236791409200" text:id="ct140236791409200">
          <text:insertion>
            <office:change-info>
              <dc:creator>AnneMarieW</dc:creator>
              <dc:date>2016-10-03T10:19:00</dc:date>
            </office:change-info>
          </text:insertion>
        </text:changed-region>
        <text:changed-region xml:id="ct140236900526768" text:id="ct140236900526768">
          <text:deletion>
            <office:change-info>
              <dc:creator>AnneMarieW</dc:creator>
              <dc:date>2016-10-03T10:19:00</dc:date>
            </office:change-info>
            <text:p text:style-name="Body"><text:span text:style-name="T2"><text:s/>them </text:span></text:p>
          </text:deletion>
        </text:changed-region>
        <text:changed-region xml:id="ct140236901004768" text:id="ct140236901004768">
          <text:insertion>
            <office:change-info>
              <dc:creator>AnneMarieW</dc:creator>
              <dc:date>2016-10-03T10:19:00</dc:date>
            </office:change-info>
          </text:insertion>
        </text:changed-region>
        <text:changed-region xml:id="ct140236900767376" text:id="ct140236900767376">
          <text:deletion>
            <office:change-info>
              <dc:creator>AnneMarieW</dc:creator>
              <dc:date>2016-10-03T10:19:00</dc:date>
            </office:change-info>
            <text:p text:style-name="Body"><text:span text:style-name="T2"><text:s/>in Chapter 8</text:span></text:p>
          </text:deletion>
        </text:changed-region>
        <text:changed-region xml:id="ct140236901012016" text:id="ct140236901012016">
          <text:deletion>
            <office:change-info>
              <dc:creator>AnneMarieW</dc:creator>
              <dc:date>2016-10-03T10:19:00</dc:date>
            </office:change-info>
            <text:p text:style-name="Body"><text:span text:style-name="T2">we</text:span></text:p>
          </text:deletion>
        </text:changed-region>
        <text:changed-region xml:id="ct140236900936864" text:id="ct140236900936864">
          <text:insertion>
            <office:change-info>
              <dc:creator>AnneMarieW</dc:creator>
              <dc:date>2016-10-03T10:19:00</dc:date>
            </office:change-info>
          </text:insertion>
        </text:changed-region>
        <text:changed-region xml:id="ct140237165643664" text:id="ct140237165643664">
          <text:insertion>
            <office:change-info>
              <dc:creator>Carol Nichols</dc:creator>
              <dc:date>2016-11-01T10:37:00</dc:date>
            </office:change-info>
          </text:insertion>
        </text:changed-region>
        <text:changed-region xml:id="ct140236901083824" text:id="ct140236901083824">
          <text:deletion>
            <office:change-info>
              <dc:creator>Carol Nichols</dc:creator>
              <dc:date>2016-11-01T10:37:00</dc:date>
            </office:change-info>
            <text:p text:style-name="Body"><text:span text:style-name="T2">when storing the</text:span></text:p>
          </text:deletion>
        </text:changed-region>
        <text:changed-region xml:id="ct140237165642688" text:id="ct140237165642688">
          <text:insertion>
            <office:change-info>
              <dc:creator>Carol Nichols</dc:creator>
              <dc:date>2016-11-01T10:37:00</dc:date>
            </office:change-info>
          </text:insertion>
        </text:changed-region>
        <text:changed-region xml:id="ct140236910144272" text:id="ct140236910144272">
          <text:deletion>
            <office:change-info>
              <dc:creator>Carol Nichols</dc:creator>
              <dc:date>2016-11-01T10:37:00</dc:date>
            </office:change-info>
            <text:p text:style-name="Body"><text:span text:style-name="T2">our</text:span></text:p>
          </text:deletion>
        </text:changed-region>
        <text:changed-region xml:id="ct140236913374656" text:id="ct140236913374656">
          <text:insertion>
            <office:change-info>
              <dc:creator>Carol Nichols</dc:creator>
              <dc:date>2016-11-01T10:37:00</dc:date>
            </office:change-info>
          </text:insertion>
        </text:changed-region>
        <text:changed-region xml:id="ct140236907899168" text:id="ct140236907899168">
          <text:deletion>
            <office:change-info>
              <dc:creator>AnneMarieW</dc:creator>
              <dc:date>2016-10-03T10:19:00</dc:date>
            </office:change-info>
            <text:p text:style-name="Body"><text:span text:style-name="T2">we</text:span></text:p>
          </text:deletion>
        </text:changed-region>
        <text:changed-region xml:id="ct140236899000448" text:id="ct140236899000448">
          <text:insertion>
            <office:change-info>
              <dc:creator>AnneMarieW</dc:creator>
              <dc:date>2016-10-03T10:20:00</dc:date>
            </office:change-info>
          </text:insertion>
        </text:changed-region>
        <text:changed-region xml:id="ct140236913516336" text:id="ct140236913516336">
          <text:deletion>
            <office:change-info>
              <dc:creator>AnneMarieW</dc:creator>
              <dc:date>2016-10-03T10:20:00</dc:date>
            </office:change-info>
            <text:p text:style-name="Body"><text:span text:style-name="T2">since we</text:span></text:p>
          </text:deletion>
        </text:changed-region>
        <text:changed-region xml:id="ct140237248052736" text:id="ct140237248052736">
          <text:insertion>
            <office:change-info>
              <dc:creator>AnneMarieW</dc:creator>
              <dc:date>2016-10-03T10:20:00</dc:date>
            </office:change-info>
          </text:insertion>
        </text:changed-region>
        <text:changed-region xml:id="ct140236911380736" text:id="ct140236911380736">
          <text:deletion>
            <office:change-info>
              <dc:creator>AnneMarieW</dc:creator>
              <dc:date>2016-10-03T10:20:00</dc:date>
            </office:change-info>
            <text:p text:style-name="Body"><text:span text:style-name="T2">we</text:span></text:p>
          </text:deletion>
        </text:changed-region>
        <text:changed-region xml:id="ct140236911606592" text:id="ct140236911606592">
          <text:insertion>
            <office:change-info>
              <dc:creator>AnneMarieW</dc:creator>
              <dc:date>2016-10-03T10:21:00</dc:date>
            </office:change-info>
          </text:insertion>
        </text:changed-region>
        <text:changed-region xml:id="ct140236905922992" text:id="ct140236905922992">
          <text:deletion>
            <office:change-info>
              <dc:creator>AnneMarieW</dc:creator>
              <dc:date>2016-10-03T10:21:00</dc:date>
            </office:change-info>
            <text:p text:style-name="Body"><text:span text:style-name="T2">have</text:span></text:p>
          </text:deletion>
        </text:changed-region>
        <text:changed-region xml:id="ct140236901407552" text:id="ct140236901407552">
          <text:insertion>
            <office:change-info>
              <dc:creator>AnneMarieW</dc:creator>
              <dc:date>2016-10-03T10:21:00</dc:date>
            </office:change-info>
          </text:insertion>
        </text:changed-region>
        <text:changed-region xml:id="ct140236900992512" text:id="ct140236900992512">
          <text:deletion>
            <office:change-info>
              <dc:creator>AnneMarieW</dc:creator>
              <dc:date>2016-10-03T10:25:00</dc:date>
            </office:change-info>
            <text:p text:style-name="BodyFirst"><text:span text:style-name="T2">,</text:span></text:p>
          </text:deletion>
        </text:changed-region>
        <text:changed-region xml:id="ct140237283576464" text:id="ct140237283576464">
          <text:deletion>
            <office:change-info>
              <dc:creator>AnneMarieW</dc:creator>
              <dc:date>2016-10-03T10:26:00</dc:date>
            </office:change-info>
            <text:p text:style-name="BodyFirst"><text:span text:style-name="T2">We</text:span></text:p>
          </text:deletion>
        </text:changed-region>
        <text:changed-region xml:id="ct140236891063600" text:id="ct140236891063600">
          <text:deletion>
            <office:change-info>
              <dc:creator>Carol Nichols</dc:creator>
              <dc:date>2016-11-01T10:39:00</dc:date>
            </office:change-info>
            <text:p text:style-name="BodyFirst"><text:span text:style-name="T2">You</text:span></text:p>
          </text:deletion>
        </text:changed-region>
        <text:changed-region xml:id="ct140236891221344" text:id="ct140236891221344">
          <text:insertion>
            <office:change-info>
              <dc:creator>Carol Nichols</dc:creator>
              <dc:date>2016-11-01T10:39:00</dc:date>
            </office:change-info>
          </text:insertion>
        </text:changed-region>
        <text:changed-region xml:id="ct140236861674848" text:id="ct140236861674848">
          <text:deletion>
            <office:change-info>
              <dc:creator>Carol Nichols</dc:creator>
              <dc:date>2016-11-01T09:11:00</dc:date>
            </office:change-info>
            <text:p text:style-name="Body"><text:span text:style-name="T2">binding</text:span></text:p>
          </text:deletion>
        </text:changed-region>
        <text:changed-region xml:id="ct140236861635440" text:id="ct140236861635440">
          <text:insertion>
            <office:change-info>
              <dc:creator>Carol Nichols</dc:creator>
              <dc:date>2016-11-01T09:11:00</dc:date>
            </office:change-info>
          </text:insertion>
        </text:changed-region>
        <text:changed-region xml:id="ct140236909338240" text:id="ct140236909338240">
          <text:deletion>
            <office:change-info>
              <dc:creator>AnneMarieW</dc:creator>
              <dc:date>2016-10-03T10:26:00</dc:date>
            </office:change-info>
            <text:p text:style-name="Body"><text:span text:style-name="T2">since</text:span></text:p>
          </text:deletion>
        </text:changed-region>
        <text:changed-region xml:id="ct140236908859024" text:id="ct140236908859024">
          <text:insertion>
            <office:change-info>
              <dc:creator>AnneMarieW</dc:creator>
              <dc:date>2016-10-03T10:26:00</dc:date>
            </office:change-info>
          </text:insertion>
        </text:changed-region>
        <text:changed-region xml:id="ct140236908670208" text:id="ct140236908670208">
          <text:deletion>
            <office:change-info>
              <dc:creator>Carol Nichols</dc:creator>
              <dc:date>2016-11-01T09:11:00</dc:date>
            </office:change-info>
            <text:p text:style-name="Body"><text:span text:style-name="T2">binding</text:span></text:p>
          </text:deletion>
        </text:changed-region>
        <text:changed-region xml:id="ct140236796934464" text:id="ct140236796934464">
          <text:insertion>
            <office:change-info>
              <dc:creator>Carol Nichols</dc:creator>
              <dc:date>2016-11-01T09:11:00</dc:date>
            </office:change-info>
          </text:insertion>
        </text:changed-region>
        <text:changed-region xml:id="ct140236914235936" text:id="ct140236914235936">
          <text:deletion>
            <office:change-info>
              <dc:creator>Carol Nichols</dc:creator>
              <dc:date>2016-11-01T10:40:00</dc:date>
            </office:change-info>
            <text:p text:style-name="BodyFirst"><text:span text:style-name="T2">you</text:span></text:p>
          </text:deletion>
        </text:changed-region>
        <text:changed-region xml:id="ct140236911940736" text:id="ct140236911940736">
          <text:insertion>
            <office:change-info>
              <dc:creator>Carol Nichols</dc:creator>
              <dc:date>2016-11-01T10:40:00</dc:date>
            </office:change-info>
          </text:insertion>
        </text:changed-region>
        <text:changed-region xml:id="ct140236900020224" text:id="ct140236900020224">
          <text:insertion>
            <office:change-info>
              <dc:creator>AnneMarieW</dc:creator>
              <dc:date>2016-10-04T13:56:00</dc:date>
            </office:change-info>
          </text:insertion>
        </text:changed-region>
        <text:changed-region xml:id="ct140236917442064" text:id="ct140236917442064">
          <text:deletion>
            <office:change-info>
              <dc:creator>AnneMarieW</dc:creator>
              <dc:date>2016-10-03T10:26:00</dc:date>
            </office:change-info>
            <text:p text:style-name="BodyFirst"><text:span text:style-name="T2">we</text:span></text:p>
          </text:deletion>
        </text:changed-region>
        <text:changed-region xml:id="ct140236920578736" text:id="ct140236920578736">
          <text:deletion>
            <office:change-info>
              <dc:creator>Carol Nichols</dc:creator>
              <dc:date>2016-11-01T10:40:00</dc:date>
            </office:change-info>
            <text:p text:style-name="BodyFirst"><text:span text:style-name="T2">you</text:span></text:p>
          </text:deletion>
        </text:changed-region>
        <text:changed-region xml:id="ct140236915958352" text:id="ct140236915958352">
          <text:insertion>
            <office:change-info>
              <dc:creator>Carol Nichols</dc:creator>
              <dc:date>2016-11-01T10:40:00</dc:date>
            </office:change-info>
          </text:insertion>
        </text:changed-region>
        <text:changed-region xml:id="ct140236917079584" text:id="ct140236917079584">
          <text:deletion>
            <office:change-info>
              <dc:creator>AnneMarieW</dc:creator>
              <dc:date>2016-10-03T10:26:00</dc:date>
            </office:change-info>
            <text:p text:style-name="BodyFirst"><text:span text:style-name="T2">d</text:span></text:p>
          </text:deletion>
        </text:changed-region>
        <text:changed-region xml:id="ct140236905168096" text:id="ct140236905168096">
          <text:deletion>
            <office:change-info>
              <dc:creator>AnneMarieW</dc:creator>
              <dc:date>2016-10-03T10:26:00</dc:date>
            </office:change-info>
            <text:p text:style-name="BodyFirst"><text:span text:style-name="T2">our program </text:span></text:p>
          </text:deletion>
        </text:changed-region>
        <text:changed-region xml:id="ct140236915045216" text:id="ct140236915045216">
          <text:insertion>
            <office:change-info>
              <dc:creator>AnneMarieW</dc:creator>
              <dc:date>2016-10-03T10:26:00</dc:date>
            </office:change-info>
          </text:insertion>
        </text:changed-region>
        <text:changed-region xml:id="ct140236908884752" text:id="ct140236908884752">
          <text:insertion>
            <office:change-info>
              <dc:creator>AnneMarieW</dc:creator>
              <dc:date>2016-10-03T10:27:00</dc:date>
            </office:change-info>
          </text:insertion>
        </text:changed-region>
        <text:changed-region xml:id="ct140236829917152" text:id="ct140236829917152">
          <text:deletion>
            <office:change-info>
              <dc:creator>AnneMarieW</dc:creator>
              <dc:date>2016-10-03T10:27:00</dc:date>
            </office:change-info>
            <text:p text:style-name="Body"><text:span text:style-name="T2">with</text:span></text:p>
          </text:deletion>
        </text:changed-region>
        <text:changed-region xml:id="ct140236897604400" text:id="ct140236897604400">
          <text:insertion>
            <office:change-info>
              <dc:creator>AnneMarieW</dc:creator>
              <dc:date>2016-10-03T10:27:00</dc:date>
            </office:change-info>
          </text:insertion>
        </text:changed-region>
        <text:changed-region xml:id="ct140236897726080" text:id="ct140236897726080">
          <text:insertion>
            <office:change-info>
              <dc:creator>AnneMarieW</dc:creator>
              <dc:date>2016-10-03T10:27:00</dc:date>
            </office:change-info>
          </text:insertion>
        </text:changed-region>
        <text:changed-region xml:id="ct140236911968416" text:id="ct140236911968416">
          <text:deletion>
            <office:change-info>
              <dc:creator>Carol Nichols</dc:creator>
              <dc:date>2016-11-01T10:40:00</dc:date>
            </office:change-info>
            <text:p text:style-name="CodeB">‘</text:p>
          </text:deletion>
        </text:changed-region>
        <text:changed-region xml:id="ct140236907492480" text:id="ct140236907492480">
          <text:insertion>
            <office:change-info>
              <dc:creator>Carol Nichols</dc:creator>
              <dc:date>2016-11-01T10:40:00</dc:date>
            </office:change-info>
          </text:insertion>
        </text:changed-region>
        <text:changed-region xml:id="ct140236800099184" text:id="ct140236800099184">
          <text:deletion>
            <office:change-info>
              <dc:creator>Carol Nichols</dc:creator>
              <dc:date>2016-11-01T10:40:00</dc:date>
            </office:change-info>
            <text:p text:style-name="CodeB">‘</text:p>
          </text:deletion>
        </text:changed-region>
        <text:changed-region xml:id="ct140236919599840" text:id="ct140236919599840">
          <text:insertion>
            <office:change-info>
              <dc:creator>Carol Nichols</dc:creator>
              <dc:date>2016-11-01T10:40:00</dc:date>
            </office:change-info>
          </text:insertion>
        </text:changed-region>
        <text:changed-region xml:id="ct140236861501344" text:id="ct140236861501344">
          <text:deletion>
            <office:change-info>
              <dc:creator>Carol Nichols</dc:creator>
              <dc:date>2016-11-01T10:40:00</dc:date>
            </office:change-info>
            <text:p text:style-name="CodeB">‘</text:p>
          </text:deletion>
        </text:changed-region>
        <text:changed-region xml:id="ct140236896882928" text:id="ct140236896882928">
          <text:insertion>
            <office:change-info>
              <dc:creator>Carol Nichols</dc:creator>
              <dc:date>2016-11-01T10:40:00</dc:date>
            </office:change-info>
          </text:insertion>
        </text:changed-region>
        <text:changed-region xml:id="ct140236796713536" text:id="ct140236796713536">
          <text:insertion>
            <office:change-info>
              <dc:creator>Carol Nichols</dc:creator>
              <dc:date>2016-11-01T10:40:00</dc:date>
            </office:change-info>
          </text:insertion>
        </text:changed-region>
        <text:changed-region xml:id="ct140236913966912" text:id="ct140236913966912">
          <text:deletion>
            <office:change-info>
              <dc:creator>Carol Nichols</dc:creator>
              <dc:date>2016-11-01T10:40:00</dc:date>
            </office:change-info>
            <text:p text:style-name="CodeB">’</text:p>
          </text:deletion>
        </text:changed-region>
        <text:changed-region xml:id="ct140237249223872" text:id="ct140237249223872">
          <text:insertion>
            <office:change-info>
              <dc:creator>Carol Nichols</dc:creator>
              <dc:date>2016-11-01T10:40:00</dc:date>
            </office:change-info>
          </text:insertion>
        </text:changed-region>
        <text:changed-region xml:id="ct140236915501648" text:id="ct140236915501648">
          <text:deletion>
            <office:change-info>
              <dc:creator>Carol Nichols</dc:creator>
              <dc:date>2016-11-01T10:40:00</dc:date>
            </office:change-info>
            <text:p text:style-name="CodeC">’</text:p>
          </text:deletion>
        </text:changed-region>
        <text:changed-region xml:id="ct140236908666992" text:id="ct140236908666992">
          <text:insertion>
            <office:change-info>
              <dc:creator>Carol Nichols</dc:creator>
              <dc:date>2016-11-01T10:40:00</dc:date>
            </office:change-info>
          </text:insertion>
        </text:changed-region>
        <text:changed-region xml:id="ct140237265925968" text:id="ct140237265925968">
          <text:deletion>
            <office:change-info>
              <dc:creator>AnneMarieW</dc:creator>
              <dc:date>2016-10-03T10:27:00</dc:date>
            </office:change-info>
            <text:p text:style-name="Body"><text:span text:style-name="T2">We can see that t</text:span></text:p>
          </text:deletion>
        </text:changed-region>
        <text:changed-region xml:id="ct140237275923072" text:id="ct140237275923072">
          <text:insertion>
            <office:change-info>
              <dc:creator>AnneMarieW</dc:creator>
              <dc:date>2016-10-03T10:27:00</dc:date>
            </office:change-info>
          </text:insertion>
        </text:changed-region>
        <text:changed-region xml:id="ct140236870779920" text:id="ct140236870779920">
          <text:deletion>
            <office:change-info>
              <dc:creator>AnneMarieW</dc:creator>
              <dc:date>2016-10-03T10:27:00</dc:date>
            </office:change-info>
            <text:p text:style-name="Body"><text:span text:style-name="T2"><text:s/></text:span></text:p>
          </text:deletion>
        </text:changed-region>
        <text:changed-region xml:id="ct140236906688048" text:id="ct140236906688048">
          <text:deletion>
            <office:change-info>
              <dc:creator>AnneMarieW</dc:creator>
              <dc:date>2016-10-03T10:27:00</dc:date>
            </office:change-info>
            <text:p text:style-name="Body"><text:span text:style-name="T2">o</text:span></text:p>
          </text:deletion>
        </text:changed-region>
        <text:changed-region xml:id="ct140236917637920" text:id="ct140236917637920">
          <text:insertion>
            <office:change-info>
              <dc:creator>AnneMarieW</dc:creator>
              <dc:date>2016-10-03T10:27:00</dc:date>
            </office:change-info>
          </text:insertion>
        </text:changed-region>
        <text:changed-region xml:id="ct140236904581088" text:id="ct140236904581088">
          <text:deletion>
            <office:change-info>
              <dc:creator>AnneMarieW</dc:creator>
              <dc:date>2016-10-03T10:28:00</dc:date>
            </office:change-info>
            <text:p text:style-name="Body"><text:span text:style-name="T2">give us</text:span></text:p>
          </text:deletion>
        </text:changed-region>
        <text:changed-region xml:id="ct140236865055472" text:id="ct140236865055472">
          <text:insertion>
            <office:change-info>
              <dc:creator>AnneMarieW</dc:creator>
              <dc:date>2016-10-03T10:28:00</dc:date>
            </office:change-info>
          </text:insertion>
        </text:changed-region>
        <text:changed-region xml:id="ct140236907464384" text:id="ct140236907464384">
          <text:deletion>
            <office:change-info>
              <dc:creator>AnneMarieW</dc:creator>
              <dc:date>2016-10-03T10:28:00</dc:date>
            </office:change-info>
            <text:p text:style-name="Body"><text:span text:style-name="T2">we</text:span></text:p>
          </text:deletion>
        </text:changed-region>
        <text:changed-region xml:id="ct140236908812432" text:id="ct140236908812432">
          <text:insertion>
            <office:change-info>
              <dc:creator>AnneMarieW</dc:creator>
              <dc:date>2016-10-03T10:28:00</dc:date>
            </office:change-info>
          </text:insertion>
        </text:changed-region>
        <text:changed-region xml:id="ct140236865510816" text:id="ct140236865510816">
          <text:deletion>
            <office:change-info>
              <dc:creator>AnneMarieW</dc:creator>
              <dc:date>2016-10-03T10:28:00</dc:date>
            </office:change-info>
            <text:p text:style-name="Body"><text:span text:style-name="T2">got</text:span></text:p>
          </text:deletion>
        </text:changed-region>
        <text:changed-region xml:id="ct140236861657488" text:id="ct140236861657488">
          <text:insertion>
            <office:change-info>
              <dc:creator>AnneMarieW</dc:creator>
              <dc:date>2016-10-03T10:29:00</dc:date>
            </office:change-info>
          </text:insertion>
        </text:changed-region>
        <text:changed-region xml:id="ct140237306812560" text:id="ct140237306812560">
          <text:insertion>
            <office:change-info>
              <dc:creator>AnneMarieW</dc:creator>
              <dc:date>2016-10-03T10:28:00</dc:date>
            </office:change-info>
          </text:insertion>
        </text:changed-region>
        <text:changed-region xml:id="ct140236814852720" text:id="ct140236814852720">
          <text:insertion>
            <office:change-info>
              <dc:creator>AnneMarieW</dc:creator>
              <dc:date>2016-10-03T10:29:00</dc:date>
            </office:change-info>
          </text:insertion>
        </text:changed-region>
        <text:changed-region xml:id="ct140236802687984" text:id="ct140236802687984">
          <text:deletion>
            <office:change-info>
              <dc:creator>AnneMarieW</dc:creator>
              <dc:date>2016-10-03T10:29:00</dc:date>
            </office:change-info>
            <text:p text:style-name="Body"><text:span text:style-name="T2">our program </text:span></text:p>
          </text:deletion>
        </text:changed-region>
        <text:changed-region xml:id="ct140236862001680" text:id="ct140236862001680">
          <text:deletion>
            <office:change-info>
              <dc:creator>AnneMarieW</dc:creator>
              <dc:date>2016-10-03T10:29:00</dc:date>
            </office:change-info>
            <text:p text:style-name="Body"><text:span text:style-name="T2">we</text:span></text:p>
          </text:deletion>
        </text:changed-region>
        <text:changed-region xml:id="ct140236916555744" text:id="ct140236916555744">
          <text:insertion>
            <office:change-info>
              <dc:creator>AnneMarieW</dc:creator>
              <dc:date>2016-10-03T10:29:00</dc:date>
            </office:change-info>
          </text:insertion>
        </text:changed-region>
        <text:changed-region xml:id="ct140236916553936" text:id="ct140236916553936">
          <text:deletion>
            <office:change-info>
              <dc:creator>AnneMarieW</dc:creator>
              <dc:date>2016-10-03T10:29:00</dc:date>
            </office:change-info>
            <text:p text:style-name="Body"><text:span text:style-name="T2">we</text:span></text:p>
          </text:deletion>
        </text:changed-region>
        <text:changed-region xml:id="ct140236861612720" text:id="ct140236861612720">
          <text:insertion>
            <office:change-info>
              <dc:creator>AnneMarieW</dc:creator>
              <dc:date>2016-10-03T10:29:00</dc:date>
            </office:change-info>
          </text:insertion>
        </text:changed-region>
        <text:changed-region xml:id="ct140236893624992" text:id="ct140236893624992">
          <text:deletion>
            <office:change-info>
              <dc:creator>AnneMarieW</dc:creator>
              <dc:date>2016-10-03T10:30:00</dc:date>
            </office:change-info>
            <text:p text:style-name="Body"><text:span text:style-name="T2">it </text:span></text:p>
          </text:deletion>
        </text:changed-region>
        <text:changed-region xml:id="ct140236907575792" text:id="ct140236907575792">
          <text:insertion>
            <office:change-info>
              <dc:creator>AnneMarieW</dc:creator>
              <dc:date>2016-10-03T10:30:00</dc:date>
            </office:change-info>
          </text:insertion>
        </text:changed-region>
        <text:changed-region xml:id="ct140236907350528" text:id="ct140236907350528">
          <text:deletion>
            <office:change-info>
              <dc:creator>Carol Nichols</dc:creator>
              <dc:date>2016-11-01T09:12:00</dc:date>
            </office:change-info>
            <text:p text:style-name="Body"><text:span text:style-name="T2">“</text:span></text:p>
          </text:deletion>
        </text:changed-region>
        <text:changed-region xml:id="ct140236908716720" text:id="ct140236908716720">
          <text:format-change>
            <office:change-info>
              <dc:creator>Carol Nichols</dc:creator>
              <dc:date>2016-11-01T09:12:00</dc:date>
            </office:change-info>
          </text:format-change>
        </text:changed-region>
        <text:changed-region xml:id="ct140236865523104" text:id="ct140236865523104">
          <text:deletion>
            <office:change-info>
              <dc:creator>Carol Nichols</dc:creator>
              <dc:date>2016-11-01T09:12:00</dc:date>
            </office:change-info>
            <text:p text:style-name="Body"><text:span text:style-name="EmphasisItalic"><text:span text:style-name="T2">,”</text:span></text:span></text:p>
          </text:deletion>
        </text:changed-region>
        <text:changed-region xml:id="ct140236908884496" text:id="ct140236908884496">
          <text:deletion>
            <office:change-info>
              <dc:creator>AnneMarieW</dc:creator>
              <dc:date>2016-10-03T10:30:00</dc:date>
            </office:change-info>
            <text:p text:style-name="Body"><text:span text:style-name="EmphasisItalic"><text:span text:style-name="T2">,</text:span></text:span></text:p>
          </text:deletion>
        </text:changed-region>
        <text:changed-region xml:id="ct140236800018512" text:id="ct140236800018512">
          <text:insertion>
            <office:change-info>
              <dc:creator>Carol Nichols</dc:creator>
              <dc:date>2016-11-01T09:12:00</dc:date>
            </office:change-info>
          </text:insertion>
        </text:changed-region>
        <text:changed-region xml:id="ct140236905174000" text:id="ct140236905174000">
          <text:deletion>
            <office:change-info>
              <dc:creator>AnneMarieW</dc:creator>
              <dc:date>2016-10-03T10:31:00</dc:date>
            </office:change-info>
            <text:p text:style-name="Body"><text:span text:style-name="T2">what</text:span></text:p>
          </text:deletion>
        </text:changed-region>
        <text:changed-region xml:id="ct140236905297856" text:id="ct140236905297856">
          <text:insertion>
            <office:change-info>
              <dc:creator>AnneMarieW</dc:creator>
              <dc:date>2016-10-03T10:31:00</dc:date>
            </office:change-info>
          </text:insertion>
        </text:changed-region>
        <text:changed-region xml:id="ct140236902873040" text:id="ct140236902873040">
          <text:deletion>
            <office:change-info>
              <dc:creator>AnneMarieW</dc:creator>
              <dc:date>2016-10-03T10:30:00</dc:date>
            </office:change-info>
            <text:p text:style-name="Body"><text:span text:style-name="T2">it’s called when a </text:span></text:p>
          </text:deletion>
        </text:changed-region>
        <text:changed-region xml:id="ct140236799679776" text:id="ct140236799679776">
          <text:deletion>
            <office:change-info>
              <dc:creator>AnneMarieW</dc:creator>
              <dc:date>2016-10-03T10:31:00</dc:date>
            </office:change-info>
            <text:p text:style-name="Body"><text:span text:style-name="T2"><text:s/></text:span></text:p>
          </text:deletion>
        </text:changed-region>
        <text:changed-region xml:id="ct140236913915664" text:id="ct140236913915664">
          <text:insertion>
            <office:change-info>
              <dc:creator>AnneMarieW</dc:creator>
              <dc:date>2016-10-03T10:31:00</dc:date>
            </office:change-info>
          </text:insertion>
        </text:changed-region>
        <text:changed-region xml:id="ct140236905169904" text:id="ct140236905169904">
          <text:insertion>
            <office:change-info>
              <dc:creator>AnneMarieW</dc:creator>
              <dc:date>2016-10-03T10:30:00</dc:date>
            </office:change-info>
          </text:insertion>
        </text:changed-region>
        <text:changed-region xml:id="ct140236900139392" text:id="ct140236900139392">
          <text:deletion>
            <office:change-info>
              <dc:creator>AnneMarieW</dc:creator>
              <dc:date>2016-10-03T10:31:00</dc:date>
            </office:change-info>
            <text:p text:style-name="Body"><text:span text:style-name="T2">our</text:span></text:p>
          </text:deletion>
        </text:changed-region>
        <text:changed-region xml:id="ct140236913922016" text:id="ct140236913922016">
          <text:insertion>
            <office:change-info>
              <dc:creator>AnneMarieW</dc:creator>
              <dc:date>2016-10-03T10:31:00</dc:date>
            </office:change-info>
          </text:insertion>
        </text:changed-region>
        <text:changed-region xml:id="ct140236870505888" text:id="ct140236870505888">
          <text:deletion>
            <office:change-info>
              <dc:creator>AnneMarieW</dc:creator>
              <dc:date>2016-10-03T10:31:00</dc:date>
            </office:change-info>
            <text:p text:style-name="Body"><text:span text:style-name="T2">us</text:span></text:p>
          </text:deletion>
        </text:changed-region>
        <text:changed-region xml:id="ct140236917100464" text:id="ct140236917100464">
          <text:insertion>
            <office:change-info>
              <dc:creator>AnneMarieW</dc:creator>
              <dc:date>2016-10-03T10:31:00</dc:date>
            </office:change-info>
          </text:insertion>
        </text:changed-region>
        <text:changed-region xml:id="ct140236907578160" text:id="ct140236907578160">
          <text:deletion>
            <office:change-info>
              <dc:creator>AnneMarieW</dc:creator>
              <dc:date>2016-10-03T10:32:00</dc:date>
            </office:change-info>
            <text:p text:style-name="Body"><text:span text:style-name="T2">We’ll </text:span></text:p>
          </text:deletion>
        </text:changed-region>
        <text:changed-region xml:id="ct140236870708864" text:id="ct140236870708864">
          <text:insertion>
            <office:change-info>
              <dc:creator>AnneMarieW</dc:creator>
              <dc:date>2016-10-03T10:32:00</dc:date>
            </office:change-info>
          </text:insertion>
        </text:changed-region>
        <text:changed-region xml:id="ct140236864703344" text:id="ct140236864703344">
          <text:deletion>
            <office:change-info>
              <dc:creator>Carol Nichols</dc:creator>
              <dc:date>2016-11-01T10:41:00</dc:date>
            </office:change-info>
            <text:p text:style-name="Body"><text:span text:style-name="T2">XX</text:span></text:p>
          </text:deletion>
        </text:changed-region>
        <text:changed-region xml:id="ct140236814879344" text:id="ct140236814879344">
          <text:insertion>
            <office:change-info>
              <dc:creator>Carol Nichols</dc:creator>
              <dc:date>2016-11-01T10:41:00</dc:date>
            </office:change-info>
          </text:insertion>
        </text:changed-region>
        <text:changed-region xml:id="ct140236799933232" text:id="ct140236799933232">
          <text:insertion>
            <office:change-info>
              <dc:creator>AnneMarieW</dc:creator>
              <dc:date>2016-10-03T10:32:00</dc:date>
            </office:change-info>
          </text:insertion>
        </text:changed-region>
        <text:changed-region xml:id="ct140236869906992" text:id="ct140236869906992">
          <text:insertion>
            <office:change-info>
              <dc:creator>AnneMarieW</dc:creator>
              <dc:date>2016-10-03T10:32:00</dc:date>
            </office:change-info>
          </text:insertion>
        </text:changed-region>
        <text:changed-region xml:id="ct140236920290112" text:id="ct140236920290112">
          <text:deletion>
            <office:change-info>
              <dc:creator>AnneMarieW</dc:creator>
              <dc:date>2016-10-03T10:32:00</dc:date>
            </office:change-info>
            <text:p text:style-name="Body"><text:span text:style-name="T2"><text:s/>in Chapter XX</text:span></text:p>
          </text:deletion>
        </text:changed-region>
        <text:changed-region xml:id="ct140236914571872" text:id="ct140236914571872">
          <text:insertion>
            <office:change-info>
              <dc:creator>AnneMarieW</dc:creator>
              <dc:date>2016-10-03T10:33:00</dc:date>
            </office:change-info>
          </text:insertion>
        </text:changed-region>
        <text:changed-region xml:id="ct140236825347168" text:id="ct140236825347168">
          <text:deletion>
            <office:change-info>
              <dc:creator>AnneMarieW</dc:creator>
              <dc:date>2016-10-03T10:32:00</dc:date>
            </office:change-info>
            <text:p text:style-name="BodyFirst"><text:span text:style-name="T2"><text:s/>We</text:span></text:p>
          </text:deletion>
        </text:changed-region>
        <text:changed-region xml:id="ct140236913917520" text:id="ct140236913917520">
          <text:insertion>
            <office:change-info>
              <dc:creator>AnneMarieW</dc:creator>
              <dc:date>2016-10-03T10:32:00</dc:date>
            </office:change-info>
          </text:insertion>
        </text:changed-region>
        <text:changed-region xml:id="ct140236861579616" text:id="ct140236861579616">
          <text:insertion>
            <office:change-info>
              <dc:creator>AnneMarieW</dc:creator>
              <dc:date>2016-10-03T10:33:00</dc:date>
            </office:change-info>
          </text:insertion>
        </text:changed-region>
        <text:changed-region xml:id="ct140237121748592" text:id="ct140237121748592">
          <text:deletion>
            <office:change-info>
              <dc:creator>AnneMarieW</dc:creator>
              <dc:date>2016-10-03T10:33:00</dc:date>
            </office:change-info>
            <text:p text:style-name="BodyFirst"><text:span text:style-name="T2"><text:s/>that’</text:span></text:p>
          </text:deletion>
        </text:changed-region>
        <text:changed-region xml:id="ct140236912119616" text:id="ct140236912119616">
          <text:insertion>
            <office:change-info>
              <dc:creator>AnneMarieW</dc:creator>
              <dc:date>2016-10-03T10:33:00</dc:date>
            </office:change-info>
          </text:insertion>
        </text:changed-region>
        <text:changed-region xml:id="ct140236900196416" text:id="ct140236900196416">
          <text:deletion>
            <office:change-info>
              <dc:creator>AnneMarieW</dc:creator>
              <dc:date>2016-10-03T10:33:00</dc:date>
            </office:change-info>
            <text:p text:style-name="BodyFirst"><text:span text:style-name="T2">We</text:span></text:p>
          </text:deletion>
        </text:changed-region>
        <text:changed-region xml:id="ct140236865372816" text:id="ct140236865372816">
          <text:insertion>
            <office:change-info>
              <dc:creator>AnneMarieW</dc:creator>
              <dc:date>2016-10-03T10:33:00</dc:date>
            </office:change-info>
          </text:insertion>
        </text:changed-region>
        <text:changed-region xml:id="ct140236814916016" text:id="ct140236814916016">
          <text:deletion>
            <office:change-info>
              <dc:creator>AnneMarieW</dc:creator>
              <dc:date>2016-10-03T10:33:00</dc:date>
            </office:change-info>
            <text:p text:style-name="BodyFirst"><text:span text:style-name="T2">us</text:span></text:p>
          </text:deletion>
        </text:changed-region>
        <text:changed-region xml:id="ct140236908661600" text:id="ct140236908661600">
          <text:insertion>
            <office:change-info>
              <dc:creator>AnneMarieW</dc:creator>
              <dc:date>2016-10-03T10:33:00</dc:date>
            </office:change-info>
          </text:insertion>
        </text:changed-region>
        <text:changed-region xml:id="ct140237156518064" text:id="ct140237156518064">
          <text:deletion>
            <office:change-info>
              <dc:creator>AnneMarieW</dc:creator>
              <dc:date>2016-10-03T10:33:00</dc:date>
            </office:change-info>
            <text:p text:style-name="Body"><text:span text:style-name="T2"><text:s/></text:span></text:p>
          </text:deletion>
        </text:changed-region>
        <text:changed-region xml:id="ct140237280340624" text:id="ct140237280340624">
          <text:deletion>
            <office:change-info>
              <dc:creator>AnneMarieW</dc:creator>
              <dc:date>2016-10-03T10:34:00</dc:date>
            </office:change-info>
            <text:p text:style-name="Body"><text:span text:style-name="T2">,</text:span></text:p>
          </text:deletion>
        </text:changed-region>
        <text:changed-region xml:id="ct140236799913232" text:id="ct140236799913232">
          <text:deletion>
            <office:change-info>
              <dc:creator>AnneMarieW</dc:creator>
              <dc:date>2016-10-03T10:34:00</dc:date>
            </office:change-info>
            <text:p text:style-name="Body"><text:span text:style-name="T2">there are </text:span></text:p>
          </text:deletion>
        </text:changed-region>
        <text:changed-region xml:id="ct140236858806368" text:id="ct140236858806368">
          <text:insertion>
            <office:change-info>
              <dc:creator>AnneMarieW</dc:creator>
              <dc:date>2016-10-03T10:34:00</dc:date>
            </office:change-info>
          </text:insertion>
        </text:changed-region>
        <text:changed-region xml:id="ct140236801825344" text:id="ct140236801825344">
          <text:deletion>
            <office:change-info>
              <dc:creator>AnneMarieW</dc:creator>
              <dc:date>2016-10-03T10:34:00</dc:date>
            </office:change-info>
            <text:p text:style-name="Body"><text:span text:style-name="T2">ing</text:span></text:p>
          </text:deletion>
        </text:changed-region>
        <text:changed-region xml:id="ct140237158849200" text:id="ct140237158849200">
          <text:insertion>
            <office:change-info>
              <dc:creator>AnneMarieW</dc:creator>
              <dc:date>2016-10-03T10:34:00</dc:date>
            </office:change-info>
          </text:insertion>
        </text:changed-region>
        <text:changed-region xml:id="ct140236893159568" text:id="ct140236893159568">
          <text:deletion>
            <office:change-info>
              <dc:creator>AnneMarieW</dc:creator>
              <dc:date>2016-10-03T10:34:00</dc:date>
            </office:change-info>
            <text:p text:style-name="Body"><text:span text:style-name="T2">ing</text:span></text:p>
          </text:deletion>
        </text:changed-region>
        <text:changed-region xml:id="ct140237250740576" text:id="ct140237250740576">
          <text:insertion>
            <office:change-info>
              <dc:creator>AnneMarieW</dc:creator>
              <dc:date>2016-10-03T10:34:00</dc:date>
            </office:change-info>
          </text:insertion>
        </text:changed-region>
        <text:changed-region xml:id="ct140236920299360" text:id="ct140236920299360">
          <text:deletion>
            <office:change-info>
              <dc:creator>AnneMarieW</dc:creator>
              <dc:date>2016-10-03T10:34:00</dc:date>
            </office:change-info>
            <text:p text:style-name="Body"><text:span text:style-name="T2">We</text:span></text:p>
          </text:deletion>
        </text:changed-region>
        <text:changed-region xml:id="ct140236799890512" text:id="ct140236799890512">
          <text:deletion>
            <office:change-info>
              <dc:creator>Carol Nichols</dc:creator>
              <dc:date>2016-11-01T10:42:00</dc:date>
            </office:change-info>
            <text:p text:style-name="Body"><text:span text:style-name="T2">You</text:span></text:p>
          </text:deletion>
        </text:changed-region>
        <text:changed-region xml:id="ct140236920297552" text:id="ct140236920297552">
          <text:insertion>
            <office:change-info>
              <dc:creator>Carol Nichols</dc:creator>
              <dc:date>2016-11-01T10:42:00</dc:date>
            </office:change-info>
          </text:insertion>
        </text:changed-region>
        <text:changed-region xml:id="ct140237121538784" text:id="ct140237121538784">
          <text:deletion>
            <office:change-info>
              <dc:creator>AnneMarieW</dc:creator>
              <dc:date>2016-10-03T10:34:00</dc:date>
            </office:change-info>
            <text:p text:style-name="Body"><text:span text:style-name="T2">we</text:span></text:p>
          </text:deletion>
        </text:changed-region>
        <text:changed-region xml:id="ct140236867909808" text:id="ct140236867909808">
          <text:deletion>
            <office:change-info>
              <dc:creator>Carol Nichols</dc:creator>
              <dc:date>2016-11-01T10:42:00</dc:date>
            </office:change-info>
            <text:p text:style-name="Body"><text:span text:style-name="T2">you</text:span></text:p>
          </text:deletion>
        </text:changed-region>
        <text:changed-region xml:id="ct140237283813424" text:id="ct140237283813424">
          <text:insertion>
            <office:change-info>
              <dc:creator>Carol Nichols</dc:creator>
              <dc:date>2016-11-01T10:42:00</dc:date>
            </office:change-info>
          </text:insertion>
        </text:changed-region>
        <text:changed-region xml:id="ct140237283192768" text:id="ct140237283192768">
          <text:deletion>
            <office:change-info>
              <dc:creator>AnneMarieW</dc:creator>
              <dc:date>2016-10-03T10:35:00</dc:date>
            </office:change-info>
            <text:p text:style-name="Body"><text:span text:style-name="T2">pair</text:span></text:p>
          </text:deletion>
        </text:changed-region>
        <text:changed-region xml:id="ct140237298145872" text:id="ct140237298145872">
          <text:insertion>
            <office:change-info>
              <dc:creator>AnneMarieW</dc:creator>
              <dc:date>2016-10-03T10:35:00</dc:date>
            </office:change-info>
          </text:insertion>
        </text:changed-region>
        <text:changed-region xml:id="ct140236797253920" text:id="ct140236797253920">
          <text:deletion>
            <office:change-info>
              <dc:creator>AnneMarieW</dc:creator>
              <dc:date>2016-10-03T10:35:00</dc:date>
            </office:change-info>
            <text:p text:style-name="Body"><text:span text:style-name="T2">Sinc</text:span></text:p>
          </text:deletion>
        </text:changed-region>
        <text:changed-region xml:id="ct140237120306048" text:id="ct140237120306048">
          <text:insertion>
            <office:change-info>
              <dc:creator>AnneMarieW</dc:creator>
              <dc:date>2016-10-03T10:35:00</dc:date>
            </office:change-info>
          </text:insertion>
        </text:changed-region>
        <text:changed-region xml:id="ct140237259242864" text:id="ct140237259242864">
          <text:deletion>
            <office:change-info>
              <dc:creator>AnneMarieW</dc:creator>
              <dc:date>2016-10-03T10:35:00</dc:date>
            </office:change-info>
            <text:p text:style-name="Body"><text:span text:style-name="T2">our</text:span></text:p>
          </text:deletion>
        </text:changed-region>
        <text:changed-region xml:id="ct140236801811536" text:id="ct140236801811536">
          <text:insertion>
            <office:change-info>
              <dc:creator>AnneMarieW</dc:creator>
              <dc:date>2016-10-03T10:35:00</dc:date>
            </office:change-info>
          </text:insertion>
        </text:changed-region>
        <text:changed-region xml:id="ct140237121535984" text:id="ct140237121535984">
          <text:deletion>
            <office:change-info>
              <dc:creator>AnneMarieW</dc:creator>
              <dc:date>2016-10-03T10:36:00</dc:date>
            </office:change-info>
            <text:p text:style-name="Body"><text:span text:style-name="T2"><text:s/>a</text:span></text:p>
          </text:deletion>
        </text:changed-region>
        <text:changed-region xml:id="ct140236862338336" text:id="ct140236862338336">
          <text:insertion>
            <office:change-info>
              <dc:creator>AnneMarieW</dc:creator>
              <dc:date>2016-10-03T10:36:00</dc:date>
            </office:change-info>
          </text:insertion>
        </text:changed-region>
        <text:changed-region xml:id="ct140236861475472" text:id="ct140236861475472">
          <text:deletion>
            <office:change-info>
              <dc:creator>AnneMarieW</dc:creator>
              <dc:date>2016-10-03T10:37:00</dc:date>
            </office:change-info>
            <text:p text:style-name="Body"><text:span text:style-name="T2">so that we can </text:span></text:p>
          </text:deletion>
        </text:changed-region>
        <text:changed-region xml:id="ct140236858648320" text:id="ct140236858648320">
          <text:insertion>
            <office:change-info>
              <dc:creator>AnneMarieW</dc:creator>
              <dc:date>2016-10-03T10:37:00</dc:date>
            </office:change-info>
          </text:insertion>
        </text:changed-region>
        <text:changed-region xml:id="ct140236814860784" text:id="ct140236814860784">
          <text:insertion>
            <office:change-info>
              <dc:creator>AnneMarieW</dc:creator>
              <dc:date>2016-10-03T10:37:00</dc:date>
            </office:change-info>
          </text:insertion>
        </text:changed-region>
        <text:changed-region xml:id="ct140236911812048" text:id="ct140236911812048">
          <text:insertion>
            <office:change-info>
              <dc:creator>AnneMarieW</dc:creator>
              <dc:date>2016-10-03T10:37:00</dc:date>
            </office:change-info>
          </text:insertion>
        </text:changed-region>
        <text:changed-region xml:id="ct140236868114672" text:id="ct140236868114672">
          <text:deletion>
            <office:change-info>
              <dc:creator>AnneMarieW</dc:creator>
              <dc:date>2016-10-03T10:37:00</dc:date>
            </office:change-info>
            <text:p text:style-name="Body"><text:span text:style-name="T2">our</text:span></text:p>
          </text:deletion>
        </text:changed-region>
        <text:changed-region xml:id="ct140236920292704" text:id="ct140236920292704">
          <text:insertion>
            <office:change-info>
              <dc:creator>AnneMarieW</dc:creator>
              <dc:date>2016-10-03T10:37:00</dc:date>
            </office:change-info>
          </text:insertion>
        </text:changed-region>
        <text:changed-region xml:id="ct140236905338720" text:id="ct140236905338720">
          <text:deletion>
            <office:change-info>
              <dc:creator>AnneMarieW</dc:creator>
              <dc:date>2016-10-03T10:39:00</dc:date>
            </office:change-info>
            <text:p text:style-name="Body"><text:span text:style-name="T2">,</text:span></text:p>
          </text:deletion>
        </text:changed-region>
        <text:changed-region xml:id="ct140236870504704" text:id="ct140236870504704">
          <text:insertion>
            <office:change-info>
              <dc:creator>AnneMarieW</dc:creator>
              <dc:date>2016-10-03T10:39:00</dc:date>
            </office:change-info>
          </text:insertion>
        </text:changed-region>
        <text:changed-region xml:id="ct140236865625328" text:id="ct140236865625328">
          <text:deletion>
            <office:change-info>
              <dc:creator>AnneMarieW</dc:creator>
              <dc:date>2016-10-03T10:39:00</dc:date>
            </office:change-info>
            <text:p text:style-name="Body"><text:span text:style-name="T2"><text:s/>and</text:span></text:p>
          </text:deletion>
        </text:changed-region>
        <text:changed-region xml:id="ct140236859018272" text:id="ct140236859018272">
          <text:deletion>
            <office:change-info>
              <dc:creator>AnneMarieW</dc:creator>
              <dc:date>2016-10-03T10:39:00</dc:date>
            </office:change-info>
            <text:p text:style-name="Body"><text:span text:style-name="T2">is</text:span></text:p>
          </text:deletion>
        </text:changed-region>
        <text:changed-region xml:id="ct140237295705200" text:id="ct140237295705200">
          <text:insertion>
            <office:change-info>
              <dc:creator>AnneMarieW</dc:creator>
              <dc:date>2016-10-03T10:39:00</dc:date>
            </office:change-info>
          </text:insertion>
        </text:changed-region>
        <text:changed-region xml:id="ct140236907458160" text:id="ct140236907458160">
          <text:deletion>
            <office:change-info>
              <dc:creator>Carol Nichols</dc:creator>
              <dc:date>2016-11-01T10:43:00</dc:date>
            </office:change-info>
            <text:p text:style-name="Body"><text:span text:style-name="T2">In t</text:span></text:p>
          </text:deletion>
        </text:changed-region>
        <text:changed-region xml:id="ct140236862086048" text:id="ct140236862086048">
          <text:insertion>
            <office:change-info>
              <dc:creator>Carol Nichols</dc:creator>
              <dc:date>2016-11-01T10:43:00</dc:date>
            </office:change-info>
          </text:insertion>
        </text:changed-region>
        <text:changed-region xml:id="ct140237248536064" text:id="ct140237248536064">
          <text:deletion>
            <office:change-info>
              <dc:creator>Carol Nichols</dc:creator>
              <dc:date>2016-11-01T10:44:00</dc:date>
            </office:change-info>
            <text:p text:style-name="Body"><text:span text:style-name="Literal"><text:span text:style-name="T2">, </text:span></text:span></text:p>
          </text:deletion>
        </text:changed-region>
        <text:changed-region xml:id="ct140236868031920" text:id="ct140236868031920">
          <text:deletion>
            <office:change-info>
              <dc:creator>AnneMarieW</dc:creator>
              <dc:date>2016-10-03T10:40:00</dc:date>
            </office:change-info>
            <text:p text:style-name="Body"><text:span text:style-name="Literal"><text:span text:style-name="T2">we place </text:span></text:span></text:p>
          </text:deletion>
        </text:changed-region>
        <text:changed-region xml:id="ct140237248801856" text:id="ct140237248801856">
          <text:deletion>
            <office:change-info>
              <dc:creator>Carol Nichols</dc:creator>
              <dc:date>2016-11-01T10:44:00</dc:date>
            </office:change-info>
            <text:p text:style-name="Body"><text:span text:style-name="Literal"><text:span text:style-name="T2">o</text:span></text:span></text:p>
          </text:deletion>
        </text:changed-region>
        <text:changed-region xml:id="ct140236862213376" text:id="ct140236862213376">
          <text:insertion>
            <office:change-info>
              <dc:creator>Carol Nichols</dc:creator>
              <dc:date>2016-11-01T10:44:00</dc:date>
            </office:change-info>
          </text:insertion>
        </text:changed-region>
        <text:changed-region xml:id="ct140236797933792" text:id="ct140236797933792">
          <text:deletion>
            <office:change-info>
              <dc:creator>Carol Nichols</dc:creator>
              <dc:date>2016-11-01T10:44:00</dc:date>
            </office:change-info>
            <text:p text:style-name="Body"><text:span text:style-name="Literal"><text:s/></text:span><text:span text:style-name="Literal"><text:span text:style-name="T2">is placed</text:span></text:span></text:p>
          </text:deletion>
        </text:changed-region>
        <text:changed-region xml:id="ct140237283484256" text:id="ct140237283484256">
          <text:deletion>
            <office:change-info>
              <dc:creator>AnneMarieW</dc:creator>
              <dc:date>2016-10-03T10:40:00</dc:date>
            </office:change-info>
            <text:p text:style-name="Body"><text:span text:style-name="T2">We specify t</text:span></text:p>
          </text:deletion>
        </text:changed-region>
        <text:changed-region xml:id="ct140237283821728" text:id="ct140237283821728">
          <text:insertion>
            <office:change-info>
              <dc:creator>AnneMarieW</dc:creator>
              <dc:date>2016-10-03T10:40:00</dc:date>
            </office:change-info>
          </text:insertion>
        </text:changed-region>
        <text:changed-region xml:id="ct140237157103488" text:id="ct140237157103488">
          <text:insertion>
            <office:change-info>
              <dc:creator>AnneMarieW</dc:creator>
              <dc:date>2016-10-03T10:40:00</dc:date>
            </office:change-info>
          </text:insertion>
        </text:changed-region>
        <text:changed-region xml:id="ct140237094390016" text:id="ct140237094390016">
          <text:deletion>
            <office:change-info>
              <dc:creator>AnneMarieW</dc:creator>
              <dc:date>2016-10-03T10:41:00</dc:date>
            </office:change-info>
            <text:p text:style-name="Body"><text:span text:style-name="T2">we pass </text:span></text:p>
          </text:deletion>
        </text:changed-region>
        <text:changed-region xml:id="ct140236798361184" text:id="ct140236798361184">
          <text:insertion>
            <office:change-info>
              <dc:creator>AnneMarieW</dc:creator>
              <dc:date>2016-10-03T10:41:00</dc:date>
            </office:change-info>
          </text:insertion>
        </text:changed-region>
        <text:changed-region xml:id="ct140236917767904" text:id="ct140236917767904">
          <text:deletion>
            <office:change-info>
              <dc:creator>AnneMarieW</dc:creator>
              <dc:date>2016-10-03T10:41:00</dc:date>
            </office:change-info>
            <text:p text:style-name="Body"><text:span text:style-name="T2">we</text:span></text:p>
          </text:deletion>
        </text:changed-region>
        <text:changed-region xml:id="ct140236912326032" text:id="ct140236912326032">
          <text:insertion>
            <office:change-info>
              <dc:creator>AnneMarieW</dc:creator>
              <dc:date>2016-10-03T10:41:00</dc:date>
            </office:change-info>
          </text:insertion>
        </text:changed-region>
        <text:changed-region xml:id="ct140236914865584" text:id="ct140236914865584">
          <text:insertion>
            <office:change-info>
              <dc:creator>AnneMarieW</dc:creator>
              <dc:date>2016-10-03T10:41:00</dc:date>
            </office:change-info>
          </text:insertion>
        </text:changed-region>
        <text:changed-region xml:id="ct140236920306960" text:id="ct140236920306960">
          <text:insertion>
            <office:change-info>
              <dc:creator>AnneMarieW</dc:creator>
              <dc:date>2016-10-03T10:42:00</dc:date>
            </office:change-info>
          </text:insertion>
        </text:changed-region>
        <text:changed-region xml:id="ct140236914863184" text:id="ct140236914863184">
          <text:deletion>
            <office:change-info>
              <dc:creator>AnneMarieW</dc:creator>
              <dc:date>2016-10-03T10:42:00</dc:date>
            </office:change-info>
            <text:p text:style-name="Body"><text:span text:style-name="T2"><text:s/>the</text:span></text:p>
          </text:deletion>
        </text:changed-region>
        <text:changed-region xml:id="ct140236865326496" text:id="ct140236865326496">
          <text:deletion>
            <office:change-info>
              <dc:creator>AnneMarieW</dc:creator>
              <dc:date>2016-10-03T10:42:00</dc:date>
            </office:change-info>
            <text:p text:style-name="Body"><text:span text:style-name="T2"><text:s/>of</text:span></text:p>
          </text:deletion>
        </text:changed-region>
        <text:changed-region xml:id="ct140237295741040" text:id="ct140237295741040">
          <text:deletion>
            <office:change-info>
              <dc:creator>AnneMarieW</dc:creator>
              <dc:date>2016-10-03T10:41:00</dc:date>
            </office:change-info>
            <text:p text:style-name="Body"><text:span text:style-name="T2"><text:s/>Rust</text:span></text:p>
          </text:deletion>
        </text:changed-region>
        <text:changed-region xml:id="ct140236919820576" text:id="ct140236919820576">
          <text:deletion>
            <office:change-info>
              <dc:creator>AnneMarieW</dc:creator>
              <dc:date>2016-10-03T10:42:00</dc:date>
            </office:change-info>
            <text:p text:style-name="Body"><text:span text:style-name="T2">;</text:span></text:p>
          </text:deletion>
        </text:changed-region>
        <text:changed-region xml:id="ct140236861788208" text:id="ct140236861788208">
          <text:insertion>
            <office:change-info>
              <dc:creator>AnneMarieW</dc:creator>
              <dc:date>2016-10-03T10:42:00</dc:date>
            </office:change-info>
          </text:insertion>
        </text:changed-region>
        <text:changed-region xml:id="ct140236920305072" text:id="ct140236920305072">
          <text:deletion>
            <office:change-info>
              <dc:creator>AnneMarieW</dc:creator>
              <dc:date>2016-10-03T10:42:00</dc:date>
            </office:change-info>
            <text:p text:style-name="Body"><text:span text:style-name="T2">in order </text:span></text:p>
          </text:deletion>
        </text:changed-region>
        <text:changed-region xml:id="ct140237121779936" text:id="ct140237121779936">
          <text:deletion>
            <office:change-info>
              <dc:creator>Carol Nichols</dc:creator>
              <dc:date>2016-11-01T14:55:00</dc:date>
            </office:change-info>
            <text:p text:style-name="Body"><text:span text:style-name="T2"><text:s/></text:span></text:p>
          </text:deletion>
        </text:changed-region>
        <text:changed-region xml:id="ct140236862381776" text:id="ct140236862381776">
          <text:deletion>
            <office:change-info>
              <dc:creator>Carol Nichols</dc:creator>
              <dc:date>2016-11-01T14:54:00</dc:date>
            </office:change-info>
            <text:p text:style-name="Body"><text:span text:style-name="T2">just</text:span></text:p>
          </text:deletion>
        </text:changed-region>
        <text:changed-region xml:id="ct140236896022832" text:id="ct140236896022832">
          <text:deletion>
            <office:change-info>
              <dc:creator>AnneMarieW</dc:creator>
              <dc:date>2016-10-03T10:43:00</dc:date>
            </office:change-info>
            <text:p text:style-name="Body"><text:span text:style-name="T2">In t</text:span></text:p>
          </text:deletion>
        </text:changed-region>
        <text:changed-region xml:id="ct140236913417568" text:id="ct140236913417568">
          <text:insertion>
            <office:change-info>
              <dc:creator>AnneMarieW</dc:creator>
              <dc:date>2016-10-03T10:43:00</dc:date>
            </office:change-info>
          </text:insertion>
        </text:changed-region>
        <text:changed-region xml:id="ct140236913551248" text:id="ct140236913551248">
          <text:deletion>
            <office:change-info>
              <dc:creator>AnneMarieW</dc:creator>
              <dc:date>2016-10-03T10:43:00</dc:date>
            </office:change-info>
            <text:p text:style-name="Body"><text:span text:style-name="T2">, we make</text:span></text:p>
          </text:deletion>
        </text:changed-region>
        <text:changed-region xml:id="ct140236929059888" text:id="ct140236929059888">
          <text:insertion>
            <office:change-info>
              <dc:creator>AnneMarieW</dc:creator>
              <dc:date>2016-10-03T10:43:00</dc:date>
            </office:change-info>
          </text:insertion>
        </text:changed-region>
        <text:changed-region xml:id="ct140236864267312" text:id="ct140236864267312">
          <text:insertion>
            <office:change-info>
              <dc:creator>AnneMarieW</dc:creator>
              <dc:date>2016-10-04T15:17:00</dc:date>
            </office:change-info>
          </text:insertion>
        </text:changed-region>
        <text:changed-region xml:id="ct140236871415344" text:id="ct140236871415344">
          <text:deletion>
            <office:change-info>
              <dc:creator>AnneMarieW</dc:creator>
              <dc:date>2016-10-04T15:18:00</dc:date>
            </office:change-info>
            <text:p text:style-name="Body"><text:span text:style-name="T2">y</text:span></text:p>
          </text:deletion>
        </text:changed-region>
        <text:changed-region xml:id="ct140236906433264" text:id="ct140236906433264">
          <text:insertion>
            <office:change-info>
              <dc:creator>AnneMarieW</dc:creator>
              <dc:date>2016-10-04T15:18:00</dc:date>
            </office:change-info>
          </text:insertion>
        </text:changed-region>
        <text:changed-region xml:id="ct140236925845888" text:id="ct140236925845888">
          <text:deletion>
            <office:change-info>
              <dc:creator>AnneMarieW</dc:creator>
              <dc:date>2016-10-03T10:43:00</dc:date>
            </office:change-info>
            <text:p text:style-name="Body"><text:span text:style-name="T2">Our</text:span></text:p>
          </text:deletion>
        </text:changed-region>
        <text:changed-region xml:id="ct140236913287680" text:id="ct140236913287680">
          <text:insertion>
            <office:change-info>
              <dc:creator>AnneMarieW</dc:creator>
              <dc:date>2016-10-03T10:43:00</dc:date>
            </office:change-info>
          </text:insertion>
        </text:changed-region>
        <text:changed-region xml:id="ct140236825996272" text:id="ct140236825996272">
          <text:deletion>
            <office:change-info>
              <dc:creator>AnneMarieW</dc:creator>
              <dc:date>2016-10-03T10:44:00</dc:date>
            </office:change-info>
            <text:p text:style-name="Body"><text:span text:style-name="T2">out</text:span></text:p>
          </text:deletion>
        </text:changed-region>
        <text:changed-region xml:id="ct140236908088608" text:id="ct140236908088608">
          <text:insertion>
            <office:change-info>
              <dc:creator>AnneMarieW</dc:creator>
              <dc:date>2016-10-03T10:44:00</dc:date>
            </office:change-info>
          </text:insertion>
        </text:changed-region>
        <text:changed-region xml:id="ct140236925854640" text:id="ct140236925854640">
          <text:deletion>
            <office:change-info>
              <dc:creator>Carol Nichols</dc:creator>
              <dc:date>2016-11-01T10:45:00</dc:date>
            </office:change-info>
            <text:p text:style-name="Body"><text:span text:style-name="EmphasisItalic"><text:span text:style-name="T2">m</text:span></text:span></text:p>
          </text:deletion>
        </text:changed-region>
        <text:changed-region xml:id="ct140236925836848" text:id="ct140236925836848">
          <text:insertion>
            <office:change-info>
              <dc:creator>Carol Nichols</dc:creator>
              <dc:date>2016-11-01T10:45:00</dc:date>
            </office:change-info>
          </text:insertion>
        </text:changed-region>
        <text:changed-region xml:id="ct140236913393312" text:id="ct140236913393312">
          <text:insertion>
            <office:change-info>
              <dc:creator>AnneMarieW</dc:creator>
              <dc:date>2016-10-03T10:44:00</dc:date>
            </office:change-info>
          </text:insertion>
        </text:changed-region>
        <text:changed-region xml:id="ct140237161528384" text:id="ct140237161528384">
          <text:deletion>
            <office:change-info>
              <dc:creator>AnneMarieW</dc:creator>
              <dc:date>2016-10-03T10:44:00</dc:date>
            </office:change-info>
            <text:p text:style-name="Body"><text:span text:style-name="T2"><text:s/>above</text:span></text:p>
          </text:deletion>
        </text:changed-region>
        <text:changed-region xml:id="ct140236913146032" text:id="ct140236913146032">
          <text:deletion>
            <office:change-info>
              <dc:creator>AnneMarieW</dc:creator>
              <dc:date>2016-10-04T15:19:00</dc:date>
            </office:change-info>
            <text:p text:style-name="Body"><text:span text:style-name="T2"><text:s/>as follows</text:span></text:p>
          </text:deletion>
        </text:changed-region>
        <text:changed-region xml:id="ct140236908275936" text:id="ct140236908275936">
          <text:insertion>
            <office:change-info>
              <dc:creator>AnneMarieW</dc:creator>
              <dc:date>2016-10-04T15:19:00</dc:date>
            </office:change-info>
          </text:insertion>
        </text:changed-region>
        <text:changed-region xml:id="ct140236919415664" text:id="ct140236919415664">
          <text:deletion>
            <office:change-info>
              <dc:creator>AnneMarieW</dc:creator>
              <dc:date>2016-10-03T10:45:00</dc:date>
            </office:change-info>
            <text:p text:style-name="Body"><text:span text:style-name="T2">Sinc</text:span></text:p>
          </text:deletion>
        </text:changed-region>
        <text:changed-region xml:id="ct140236909344704" text:id="ct140236909344704">
          <text:insertion>
            <office:change-info>
              <dc:creator>AnneMarieW</dc:creator>
              <dc:date>2016-10-03T10:45:00</dc:date>
            </office:change-info>
          </text:insertion>
        </text:changed-region>
        <text:changed-region xml:id="ct140236909133408" text:id="ct140236909133408">
          <text:deletion>
            <office:change-info>
              <dc:creator>AnneMarieW</dc:creator>
              <dc:date>2016-10-03T11:19:00</dc:date>
            </office:change-info>
            <text:p text:style-name="BodyFirst"><text:span text:style-name="T2">we</text:span></text:p>
          </text:deletion>
        </text:changed-region>
        <text:changed-region xml:id="ct140236796661168" text:id="ct140236796661168">
          <text:deletion>
            <office:change-info>
              <dc:creator>Carol Nichols</dc:creator>
              <dc:date>2016-11-01T10:46:00</dc:date>
            </office:change-info>
            <text:p text:style-name="BodyFirst"><text:span text:style-name="T2">you</text:span></text:p>
          </text:deletion>
        </text:changed-region>
        <text:changed-region xml:id="ct140236915118736" text:id="ct140236915118736">
          <text:insertion>
            <office:change-info>
              <dc:creator>Carol Nichols</dc:creator>
              <dc:date>2016-11-01T10:46:00</dc:date>
            </office:change-info>
          </text:insertion>
        </text:changed-region>
        <text:changed-region xml:id="ct140236799803344" text:id="ct140236799803344">
          <text:deletion>
            <office:change-info>
              <dc:creator>Carol Nichols</dc:creator>
              <dc:date>2016-11-01T10:46:00</dc:date>
            </office:change-info>
            <text:p text:style-name="BodyFirst"><text:span text:style-name="T2">seen</text:span></text:p>
          </text:deletion>
        </text:changed-region>
        <text:changed-region xml:id="ct140236804625840" text:id="ct140236804625840">
          <text:insertion>
            <office:change-info>
              <dc:creator>Carol Nichols</dc:creator>
              <dc:date>2016-11-01T10:46:00</dc:date>
            </office:change-info>
          </text:insertion>
        </text:changed-region>
        <text:changed-region xml:id="ct140236909418304" text:id="ct140236909418304">
          <text:deletion>
            <office:change-info>
              <dc:creator>AnneMarieW</dc:creator>
              <dc:date>2016-10-03T11:19:00</dc:date>
            </office:change-info>
            <text:p text:style-name="BodyFirst"><text:span text:style-name="T2">we</text:span></text:p>
          </text:deletion>
        </text:changed-region>
        <text:changed-region xml:id="ct140236915687536" text:id="ct140236915687536">
          <text:deletion>
            <office:change-info>
              <dc:creator>Carol Nichols</dc:creator>
              <dc:date>2016-11-01T15:00:00</dc:date>
            </office:change-info>
            <text:p text:style-name="BodyFirst"><text:span text:style-name="T2">you</text:span></text:p>
          </text:deletion>
        </text:changed-region>
        <text:changed-region xml:id="ct140236909232304" text:id="ct140236909232304">
          <text:insertion>
            <office:change-info>
              <dc:creator>Carol Nichols</dc:creator>
              <dc:date>2016-11-01T15:00:00</dc:date>
            </office:change-info>
          </text:insertion>
        </text:changed-region>
        <text:changed-region xml:id="ct140237248919376" text:id="ct140237248919376">
          <text:deletion>
            <office:change-info>
              <dc:creator>Carol Nichols</dc:creator>
              <dc:date>2016-11-01T15:00:00</dc:date>
            </office:change-info>
            <text:p text:style-name="BodyFirst"><text:span text:style-name="T2">seen</text:span></text:p>
          </text:deletion>
        </text:changed-region>
        <text:changed-region xml:id="ct140236909364128" text:id="ct140236909364128">
          <text:insertion>
            <office:change-info>
              <dc:creator>Carol Nichols</dc:creator>
              <dc:date>2016-11-01T15:01:00</dc:date>
            </office:change-info>
          </text:insertion>
        </text:changed-region>
        <text:changed-region xml:id="ct140236909492048" text:id="ct140236909492048">
          <text:deletion>
            <office:change-info>
              <dc:creator>AnneMarieW</dc:creator>
              <dc:date>2016-10-03T11:19:00</dc:date>
            </office:change-info>
            <text:p text:style-name="BodyFirst"><text:span text:style-name="T2">Sinc</text:span></text:p>
          </text:deletion>
        </text:changed-region>
        <text:changed-region xml:id="ct140236797922976" text:id="ct140236797922976">
          <text:insertion>
            <office:change-info>
              <dc:creator>AnneMarieW</dc:creator>
              <dc:date>2016-10-03T11:19:00</dc:date>
            </office:change-info>
          </text:insertion>
        </text:changed-region>
        <text:changed-region xml:id="ct140236805919440" text:id="ct140236805919440">
          <text:deletion>
            <office:change-info>
              <dc:creator>Carol Nichols</dc:creator>
              <dc:date>2016-11-01T10:46:00</dc:date>
            </office:change-info>
            <text:p text:style-name="BodyFirst"><text:span text:style-name="T2">,</text:span></text:p>
          </text:deletion>
        </text:changed-region>
        <text:changed-region xml:id="ct140237283780016" text:id="ct140237283780016">
          <text:deletion>
            <office:change-info>
              <dc:creator>AnneMarieW</dc:creator>
              <dc:date>2016-10-03T11:20:00</dc:date>
            </office:change-info>
            <text:p text:style-name="BodyFirst"><text:span text:style-name="T2">We</text:span></text:p>
          </text:deletion>
        </text:changed-region>
        <text:changed-region xml:id="ct140236889970128" text:id="ct140236889970128">
          <text:deletion>
            <office:change-info>
              <dc:creator>Carol Nichols</dc:creator>
              <dc:date>2016-11-01T10:47:00</dc:date>
            </office:change-info>
            <text:p text:style-name="BodyFirst"><text:span text:style-name="T2">You</text:span></text:p>
          </text:deletion>
        </text:changed-region>
        <text:changed-region xml:id="ct140236914721040" text:id="ct140236914721040">
          <text:insertion>
            <office:change-info>
              <dc:creator>Carol Nichols</dc:creator>
              <dc:date>2016-11-01T10:47:00</dc:date>
            </office:change-info>
          </text:insertion>
        </text:changed-region>
        <text:changed-region xml:id="ct140236912012208" text:id="ct140236912012208">
          <text:insertion>
            <office:change-info>
              <dc:creator>Carol Nichols</dc:creator>
              <dc:date>2016-11-01T10:47:00</dc:date>
            </office:change-info>
          </text:insertion>
        </text:changed-region>
        <text:changed-region xml:id="ct140236868272576" text:id="ct140236868272576">
          <text:deletion>
            <office:change-info>
              <dc:creator>AnneMarieW</dc:creator>
              <dc:date>2016-10-03T11:20:00</dc:date>
            </office:change-info>
            <text:p text:style-name="BodyFirst"><text:span text:style-name="T2">already </text:span></text:p>
          </text:deletion>
        </text:changed-region>
        <text:changed-region xml:id="ct140236861833296" text:id="ct140236861833296">
          <text:insertion>
            <office:change-info>
              <dc:creator>janelle</dc:creator>
              <dc:date>2016-10-26T11:54:00</dc:date>
            </office:change-info>
          </text:insertion>
        </text:changed-region>
        <text:changed-region xml:id="ct140237249269888" text:id="ct140237249269888">
          <text:deletion>
            <office:change-info>
              <dc:creator>janelle</dc:creator>
              <dc:date>2016-10-26T11:54:00</dc:date>
            </office:change-info>
            <text:p text:style-name="BodyFirst"><text:span text:style-name="T2">been using</text:span></text:p>
          </text:deletion>
        </text:changed-region>
        <text:changed-region xml:id="ct140237122372256" text:id="ct140237122372256">
          <text:deletion>
            <office:change-info>
              <dc:creator>AnneMarieW</dc:creator>
              <dc:date>2016-10-03T11:20:00</dc:date>
            </office:change-info>
            <text:p text:style-name="BodyFirst"><text:span text:style-name="T2">both </text:span></text:p>
          </text:deletion>
        </text:changed-region>
        <text:changed-region xml:id="ct140236801883296" text:id="ct140236801883296">
          <text:deletion>
            <office:change-info>
              <dc:creator>NSP</dc:creator>
              <dc:date>2016-10-21T14:08:00</dc:date>
            </office:change-info>
            <text:p text:style-name="Body"><text:span text:style-name="T2">variable binding</text:span></text:p>
          </text:deletion>
        </text:changed-region>
        <text:changed-region xml:id="ct140236891272656" text:id="ct140236891272656">
          <text:insertion>
            <office:change-info>
              <dc:creator>NSP</dc:creator>
              <dc:date>2016-10-21T14:08:00</dc:date>
            </office:change-info>
          </text:insertion>
        </text:changed-region>
        <text:changed-region xml:id="ct140236916516416" text:id="ct140236916516416">
          <text:deletion>
            <office:change-info>
              <dc:creator>Carol Nichols</dc:creator>
              <dc:date>2016-11-01T15:03:00</dc:date>
            </office:change-info>
            <text:p text:style-name="Body"><text:span text:style-name="T2">this</text:span></text:p>
          </text:deletion>
        </text:changed-region>
        <text:changed-region xml:id="ct140236914729920" text:id="ct140236914729920">
          <text:insertion>
            <office:change-info>
              <dc:creator>Carol Nichols</dc:creator>
              <dc:date>2016-11-01T15:03:00</dc:date>
            </office:change-info>
          </text:insertion>
        </text:changed-region>
        <text:changed-region xml:id="ct140236911975632" text:id="ct140236911975632">
          <text:deletion>
            <office:change-info>
              <dc:creator>Carol Nichols</dc:creator>
              <dc:date>2016-11-01T15:03:00</dc:date>
            </office:change-info>
            <text:p text:style-name="Body"><text:span text:style-name="T2"><text:s/>example</text:span></text:p>
          </text:deletion>
        </text:changed-region>
        <text:changed-region xml:id="ct140236902716480" text:id="ct140236902716480">
          <text:insertion>
            <office:change-info>
              <dc:creator>Carol Nichols</dc:creator>
              <dc:date>2016-11-01T10:50:00</dc:date>
            </office:change-info>
          </text:insertion>
        </text:changed-region>
        <text:changed-region xml:id="ct140236861763552" text:id="ct140236861763552">
          <text:deletion>
            <office:change-info>
              <dc:creator>AnneMarieW</dc:creator>
              <dc:date>2016-10-04T10:11:00</dc:date>
            </office:change-info>
            <text:p text:style-name="Body"><text:span text:style-name="T2">vious</text:span></text:p>
          </text:deletion>
        </text:changed-region>
        <text:changed-region xml:id="ct140236907563088" text:id="ct140236907563088">
          <text:insertion>
            <office:change-info>
              <dc:creator>AnneMarieW</dc:creator>
              <dc:date>2016-10-04T10:11:00</dc:date>
            </office:change-info>
          </text:insertion>
        </text:changed-region>
        <text:changed-region xml:id="ct140236867933712" text:id="ct140236867933712">
          <text:deletion>
            <office:change-info>
              <dc:creator>AnneMarieW</dc:creator>
              <dc:date>2016-10-03T11:21:00</dc:date>
            </office:change-info>
            <text:p text:style-name="Body"><text:span text:style-name="T2"><text:s/>themselves</text:span></text:p>
          </text:deletion>
        </text:changed-region>
        <text:changed-region xml:id="ct140237097212368" text:id="ct140237097212368">
          <text:deletion>
            <office:change-info>
              <dc:creator>Carol Nichols</dc:creator>
              <dc:date>2016-11-01T09:14:00</dc:date>
            </office:change-info>
            <text:p text:style-name="Body"><text:span text:style-name="Literal"><text:span text:style-name="T2"><text:s/>bind</text:span></text:span></text:p>
          </text:deletion>
        </text:changed-region>
        <text:changed-region xml:id="ct140236801821424" text:id="ct140236801821424">
          <text:deletion>
            <office:change-info>
              <dc:creator>Carol Nichols</dc:creator>
              <dc:date>2016-11-01T09:13:00</dc:date>
            </office:change-info>
            <text:p text:style-name="Body"><text:span text:style-name="Literal"><text:span text:style-name="T2">ing to</text:span></text:span></text:p>
          </text:deletion>
        </text:changed-region>
        <text:changed-region xml:id="ct140237121563136" text:id="ct140237121563136">
          <text:insertion>
            <office:change-info>
              <dc:creator>Carol Nichols</dc:creator>
              <dc:date>2016-11-01T09:13:00</dc:date>
            </office:change-info>
          </text:insertion>
        </text:changed-region>
        <text:changed-region xml:id="ct140236915900576" text:id="ct140236915900576">
          <text:deletion>
            <office:change-info>
              <dc:creator>Carol Nichols</dc:creator>
              <dc:date>2016-11-01T09:14:00</dc:date>
            </office:change-info>
            <text:p text:style-name="Body"><text:span text:style-name="T2">binding</text:span></text:p>
          </text:deletion>
        </text:changed-region>
        <text:changed-region xml:id="ct140236814798000" text:id="ct140236814798000">
          <text:insertion>
            <office:change-info>
              <dc:creator>Carol Nichols</dc:creator>
              <dc:date>2016-11-01T09:14:00</dc:date>
            </office:change-info>
          </text:insertion>
        </text:changed-region>
        <text:changed-region xml:id="ct140236800105968" text:id="ct140236800105968">
          <text:deletion>
            <office:change-info>
              <dc:creator>AnneMarieW</dc:creator>
              <dc:date>2016-10-03T11:21:00</dc:date>
            </office:change-info>
            <text:p text:style-name="Body"><text:span text:style-name="T2">is</text:span></text:p>
          </text:deletion>
        </text:changed-region>
        <text:changed-region xml:id="ct140236802177984" text:id="ct140236802177984">
          <text:insertion>
            <office:change-info>
              <dc:creator>AnneMarieW</dc:creator>
              <dc:date>2016-10-03T11:21:00</dc:date>
            </office:change-info>
          </text:insertion>
        </text:changed-region>
        <text:changed-region xml:id="ct140237283740144" text:id="ct140237283740144">
          <text:deletion>
            <office:change-info>
              <dc:creator>AnneMarieW</dc:creator>
              <dc:date>2016-10-04T15:20:00</dc:date>
            </office:change-info>
            <text:p text:style-name="Body"><text:span text:style-name="T2">If</text:span></text:p>
          </text:deletion>
        </text:changed-region>
        <text:changed-region xml:id="ct140236920004176" text:id="ct140236920004176">
          <text:insertion>
            <office:change-info>
              <dc:creator>AnneMarieW</dc:creator>
              <dc:date>2016-10-04T15:20:00</dc:date>
            </office:change-info>
          </text:insertion>
        </text:changed-region>
        <text:changed-region xml:id="ct140236867857776" text:id="ct140236867857776">
          <text:deletion>
            <office:change-info>
              <dc:creator>AnneMarieW</dc:creator>
              <dc:date>2016-10-03T11:21:00</dc:date>
            </office:change-info>
            <text:p text:style-name="Body"><text:span text:style-name="T2">we were to run</text:span></text:p>
          </text:deletion>
        </text:changed-region>
        <text:changed-region xml:id="ct140236912231600" text:id="ct140236912231600">
          <text:insertion>
            <office:change-info>
              <dc:creator>AnneMarieW</dc:creator>
              <dc:date>2016-10-03T11:21:00</dc:date>
            </office:change-info>
          </text:insertion>
        </text:changed-region>
        <text:changed-region xml:id="ct140236867168240" text:id="ct140236867168240">
          <text:insertion>
            <office:change-info>
              <dc:creator>AnneMarieW</dc:creator>
              <dc:date>2016-10-04T15:20:00</dc:date>
            </office:change-info>
          </text:insertion>
        </text:changed-region>
        <text:changed-region xml:id="ct140236893232192" text:id="ct140236893232192">
          <text:insertion>
            <office:change-info>
              <dc:creator>AnneMarieW</dc:creator>
              <dc:date>2016-10-03T11:21:00</dc:date>
            </office:change-info>
          </text:insertion>
        </text:changed-region>
        <text:changed-region xml:id="ct140237283757632" text:id="ct140237283757632">
          <text:deletion>
            <office:change-info>
              <dc:creator>AnneMarieW</dc:creator>
              <dc:date>2016-10-03T11:21:00</dc:date>
            </office:change-info>
            <text:p text:style-name="Body"><text:span text:style-name="T2">we</text:span></text:p>
          </text:deletion>
        </text:changed-region>
        <text:changed-region xml:id="ct140236917695568" text:id="ct140236917695568">
          <text:insertion>
            <office:change-info>
              <dc:creator>AnneMarieW</dc:creator>
              <dc:date>2016-10-03T11:21:00</dc:date>
            </office:change-info>
          </text:insertion>
        </text:changed-region>
        <text:changed-region xml:id="ct140237248911120" text:id="ct140237248911120">
          <text:deletion>
            <office:change-info>
              <dc:creator>NSP</dc:creator>
              <dc:date>2016-10-21T14:20:00</dc:date>
            </office:change-info>
            <text:p text:style-name="Body"><text:span text:style-name="T2">d</text:span></text:p>
          </text:deletion>
        </text:changed-region>
        <text:changed-region xml:id="ct140236868030000" text:id="ct140236868030000">
          <text:insertion>
            <office:change-info>
              <dc:creator>NSP</dc:creator>
              <dc:date>2016-10-21T14:20:00</dc:date>
            </office:change-info>
          </text:insertion>
        </text:changed-region>
        <text:changed-region xml:id="ct140236799989968" text:id="ct140236799989968">
          <text:deletion>
            <office:change-info>
              <dc:creator>Carol Nichols</dc:creator>
              <dc:date>2016-11-01T15:05:00</dc:date>
            </office:change-info>
            <text:p text:style-name="CodeB">note: variable declaration using `let` is a statement</text:p>
          </text:deletion>
        </text:changed-region>
        <text:changed-region xml:id="ct140236914351920" text:id="ct140236914351920">
          <text:deletion>
            <office:change-info>
              <dc:creator>Carol Nichols</dc:creator>
              <dc:date>2016-11-01T16:17:00</dc:date>
            </office:change-info>
            <text:p text:style-name="CodeB"/>
            <text:p text:style-name="CodeB"/>
          </text:deletion>
        </text:changed-region>
        <text:changed-region xml:id="ct140236861784160" text:id="ct140236861784160">
          <text:deletion>
            <office:change-info>
              <dc:creator>Carol Nichols</dc:creator>
              <dc:date>2016-11-01T15:05:00</dc:date>
            </office:change-info>
            <text:p text:style-name="CodeB"><text:s text:c="2"/>|&gt; <text:s text:c="13"/>^^^</text:p>
          </text:deletion>
        </text:changed-region>
        <text:changed-region xml:id="ct140236799718272" text:id="ct140236799718272">
          <text:deletion>
            <office:change-info>
              <dc:creator>Carol Nichols</dc:creator>
              <dc:date>2016-11-01T16:17:00</dc:date>
            </office:change-info>
            <text:p text:style-name="CodeB"/>
            <text:p text:style-name="CodeB"/>
          </text:deletion>
        </text:changed-region>
        <text:changed-region xml:id="ct140236870509904" text:id="ct140236870509904">
          <text:deletion>
            <office:change-info>
              <dc:creator>Carol Nichols</dc:creator>
              <dc:date>2016-11-01T15:05:00</dc:date>
            </office:change-info>
            <text:p text:style-name="CodeB">2 |&gt; <text:s text:c="4"/>let x = (let y = 6);</text:p>
          </text:deletion>
        </text:changed-region>
        <text:changed-region xml:id="ct140237283729856" text:id="ct140237283729856">
          <text:deletion>
            <office:change-info>
              <dc:creator>Carol Nichols</dc:creator>
              <dc:date>2016-11-01T16:17:00</dc:date>
            </office:change-info>
            <text:p text:style-name="CodeB"/>
            <text:p text:style-name="CodeB"/>
          </text:deletion>
        </text:changed-region>
        <text:changed-region xml:id="ct140236867955504" text:id="ct140236867955504">
          <text:deletion>
            <office:change-info>
              <dc:creator>Carol Nichols</dc:creator>
              <dc:date>2016-11-01T15:05:00</dc:date>
            </office:change-info>
            <text:p text:style-name="CodeB"><text:s/>--&gt; src/main.rs:2:14</text:p>
          </text:deletion>
        </text:changed-region>
        <text:changed-region xml:id="ct140236864988752" text:id="ct140236864988752">
          <text:deletion>
            <office:change-info>
              <dc:creator>Carol Nichols</dc:creator>
              <dc:date>2016-11-01T16:17:00</dc:date>
            </office:change-info>
            <text:p text:style-name="CodeB"/>
            <text:p text:style-name="CodeB"/>
          </text:deletion>
        </text:changed-region>
        <text:changed-region xml:id="ct140237280120608" text:id="ct140237280120608">
          <text:deletion>
            <office:change-info>
              <dc:creator>Carol Nichols</dc:creator>
              <dc:date>2016-11-01T15:05:00</dc:date>
            </office:change-info>
            <text:p text:style-name="CodeB">error: expected expression, found statement (`let`)</text:p>
          </text:deletion>
        </text:changed-region>
        <text:changed-region xml:id="ct140236861956880" text:id="ct140236861956880">
          <text:deletion>
            <office:change-info>
              <dc:creator>Carol Nichols</dc:creator>
              <dc:date>2016-11-01T16:17:00</dc:date>
            </office:change-info>
            <text:p text:style-name="CodeB"/>
            <text:p text:style-name="CodeB"/>
          </text:deletion>
        </text:changed-region>
        <text:changed-region xml:id="ct140236829803776" text:id="ct140236829803776">
          <text:insertion>
            <office:change-info>
              <dc:creator>Carol Nichols</dc:creator>
              <dc:date>2016-11-01T15:05:00</dc:date>
            </office:change-info>
          </text:insertion>
        </text:changed-region>
        <text:changed-region xml:id="ct140236897678368" text:id="ct140236897678368">
          <text:deletion>
            <office:change-info>
              <dc:creator>Carol Nichols</dc:creator>
              <dc:date>2016-11-01T15:05:00</dc:date>
            </office:change-info>
            <text:p text:style-name="CodeC">error: Could not compile `functions`.</text:p>
          </text:deletion>
        </text:changed-region>
        <text:changed-region xml:id="ct140237246258384" text:id="ct140237246258384">
          <text:deletion>
            <office:change-info>
              <dc:creator>Carol Nichols</dc:creator>
              <dc:date>2016-11-01T16:17:00</dc:date>
            </office:change-info>
            <text:p text:style-name="CodeC"/>
            <text:p text:style-name="CodeC"/>
          </text:deletion>
        </text:changed-region>
        <text:changed-region xml:id="ct140236897838768" text:id="ct140236897838768">
          <text:deletion>
            <office:change-info>
              <dc:creator>Carol Nichols</dc:creator>
              <dc:date>2016-11-01T15:05:00</dc:date>
            </office:change-info>
            <text:p text:style-name="CodeC">error: aborting due to previous error</text:p>
          </text:deletion>
        </text:changed-region>
        <text:changed-region xml:id="ct140237246279136" text:id="ct140237246279136">
          <text:deletion>
            <office:change-info>
              <dc:creator>Carol Nichols</dc:creator>
              <dc:date>2016-11-01T16:18:00</dc:date>
            </office:change-info>
            <text:p text:style-name="CodeC"/>
            <text:p text:style-name="Body"/>
          </text:deletion>
        </text:changed-region>
        <text:changed-region xml:id="ct140236898151632" text:id="ct140236898151632">
          <text:insertion>
            <office:change-info>
              <dc:creator>AnneMarieW</dc:creator>
              <dc:date>2016-10-03T11:22:00</dc:date>
            </office:change-info>
          </text:insertion>
        </text:changed-region>
        <text:changed-region xml:id="ct140236898151920" text:id="ct140236898151920">
          <text:deletion>
            <office:change-info>
              <dc:creator>AnneMarieW</dc:creator>
              <dc:date>2016-10-03T11:22:00</dc:date>
            </office:change-info>
            <text:p text:style-name="Body"><text:span text:style-name="T2"><text:s/>like</text:span></text:p>
          </text:deletion>
        </text:changed-region>
        <text:changed-region xml:id="ct140236898138560" text:id="ct140236898138560">
          <text:insertion>
            <office:change-info>
              <dc:creator>Carol Nichols</dc:creator>
              <dc:date>2016-11-01T10:48:00</dc:date>
            </office:change-info>
          </text:insertion>
        </text:changed-region>
        <text:changed-region xml:id="ct140236906943424" text:id="ct140236906943424">
          <text:deletion>
            <office:change-info>
              <dc:creator>AnneMarieW</dc:creator>
              <dc:date>2016-10-03T11:22:00</dc:date>
            </office:change-info>
            <text:p text:style-name="Body"><text:span text:style-name="T2">we</text:span></text:p>
          </text:deletion>
        </text:changed-region>
        <text:changed-region xml:id="ct140236858648048" text:id="ct140236858648048">
          <text:insertion>
            <office:change-info>
              <dc:creator>AnneMarieW</dc:creator>
              <dc:date>2016-10-03T11:22:00</dc:date>
            </office:change-info>
          </text:insertion>
        </text:changed-region>
        <text:changed-region xml:id="ct140236868428336" text:id="ct140236868428336">
          <text:deletion>
            <office:change-info>
              <dc:creator>Carol Nichols</dc:creator>
              <dc:date>2016-11-01T10:49:00</dc:date>
            </office:change-info>
            <text:p text:style-name="Body"><text:span text:style-name="T2">are code that </text:span></text:p>
          </text:deletion>
        </text:changed-region>
        <text:changed-region xml:id="ct140237298076720" text:id="ct140237298076720">
          <text:deletion>
            <office:change-info>
              <dc:creator>AnneMarieW</dc:creator>
              <dc:date>2016-10-03T11:22:00</dc:date>
            </office:change-info>
            <text:p text:style-name="Body"><text:span text:style-name="T2">,</text:span></text:p>
          </text:deletion>
        </text:changed-region>
        <text:changed-region xml:id="ct140236899860576" text:id="ct140236899860576">
          <text:deletion>
            <office:change-info>
              <dc:creator>AnneMarieW</dc:creator>
              <dc:date>2016-10-03T11:22:00</dc:date>
            </office:change-info>
            <text:p text:style-name="Body"><text:span text:style-name="T2"><text:s/>wi</text:span></text:p>
          </text:deletion>
        </text:changed-region>
        <text:changed-region xml:id="ct140236800573280" text:id="ct140236800573280">
          <text:insertion>
            <office:change-info>
              <dc:creator>AnneMarieW</dc:creator>
              <dc:date>2016-10-03T11:22:00</dc:date>
            </office:change-info>
          </text:insertion>
        </text:changed-region>
        <text:changed-region xml:id="ct140236909366672" text:id="ct140236909366672">
          <text:insertion>
            <office:change-info>
              <dc:creator>AnneMarieW</dc:creator>
              <dc:date>2016-10-03T11:23:00</dc:date>
            </office:change-info>
          </text:insertion>
        </text:changed-region>
        <text:changed-region xml:id="ct140236912244768" text:id="ct140236912244768">
          <text:deletion>
            <office:change-info>
              <dc:creator>AnneMarieW</dc:creator>
              <dc:date>2016-10-03T11:23:00</dc:date>
            </office:change-info>
            <text:p text:style-name="Body"><text:span text:style-name="T2">like this:</text:span></text:p>
          </text:deletion>
        </text:changed-region>
        <text:changed-region xml:id="ct140236912522432" text:id="ct140236912522432">
          <text:deletion>
            <office:change-info>
              <dc:creator>AnneMarieW</dc:creator>
              <dc:date>2016-10-03T11:22:00</dc:date>
            </office:change-info>
            <text:p text:style-name="Body"><text:span text:style-name="Literal"><text:span text:style-name="T2"/></text:span></text:p>
            <text:p text:style-name="Body"><text:span text:style-name="Literal"><text:span text:style-name="T2"/></text:span></text:p>
          </text:deletion>
        </text:changed-region>
        <text:changed-region xml:id="ct140236865618528" text:id="ct140236865618528">
          <text:insertion>
            <office:change-info>
              <dc:creator>AnneMarieW</dc:creator>
              <dc:date>2016-10-03T11:23:00</dc:date>
            </office:change-info>
          </text:insertion>
        </text:changed-region>
        <text:changed-region xml:id="ct140237296250560" text:id="ct140237296250560">
          <text:deletion>
            <office:change-info>
              <dc:creator>Carol Nichols</dc:creator>
              <dc:date>2016-11-01T10:49:00</dc:date>
            </office:change-info>
            <text:p text:style-name="Body"><text:span text:style-name="T2"/></text:p>
            <text:p text:style-name="Body"><text:span text:style-name="T2"/></text:p>
          </text:deletion>
        </text:changed-region>
        <text:changed-region xml:id="ct140236909426624" text:id="ct140236909426624">
          <text:deletion>
            <office:change-info>
              <dc:creator>AnneMarieW</dc:creator>
              <dc:date>2016-10-03T11:23:00</dc:date>
            </office:change-info>
            <text:p text:style-name="Body"><text:span text:style-name="T2">This</text:span></text:p>
          </text:deletion>
        </text:changed-region>
        <text:changed-region xml:id="ct140237306951296" text:id="ct140237306951296">
          <text:deletion>
            <office:change-info>
              <dc:creator>Carol Nichols</dc:creator>
              <dc:date>2016-11-01T10:49:00</dc:date>
            </office:change-info>
            <text:p text:style-name="Body"><text:span text:style-name="T2"><text:s/></text:span></text:p>
          </text:deletion>
        </text:changed-region>
        <text:changed-region xml:id="ct140236914706800" text:id="ct140236914706800">
          <text:insertion>
            <office:change-info>
              <dc:creator>Carol Nichols</dc:creator>
              <dc:date>2016-11-01T10:49:00</dc:date>
            </office:change-info>
          </text:insertion>
        </text:changed-region>
        <text:changed-region xml:id="ct140237243466000" text:id="ct140237243466000">
          <text:deletion>
            <office:change-info>
              <dc:creator>AnneMarieW</dc:creator>
              <dc:date>2016-10-03T11:24:00</dc:date>
            </office:change-info>
            <text:p text:style-name="Body"><text:span text:style-name="T2">,</text:span></text:p>
          </text:deletion>
        </text:changed-region>
        <text:changed-region xml:id="ct140236801731568" text:id="ct140236801731568">
          <text:insertion>
            <office:change-info>
              <dc:creator>AnneMarieW</dc:creator>
              <dc:date>2016-10-03T11:24:00</dc:date>
            </office:change-info>
          </text:insertion>
        </text:changed-region>
        <text:changed-region xml:id="ct140236905166224" text:id="ct140236905166224">
          <text:deletion>
            <office:change-info>
              <dc:creator>AnneMarieW</dc:creator>
              <dc:date>2016-10-03T11:24:00</dc:date>
            </office:change-info>
            <text:p text:style-name="Body"><text:span text:style-name="T2"><text:s/>and</text:span></text:p>
          </text:deletion>
        </text:changed-region>
        <text:changed-region xml:id="ct140236914080912" text:id="ct140236914080912">
          <text:insertion>
            <office:change-info>
              <dc:creator>AnneMarieW</dc:creator>
              <dc:date>2016-10-03T11:24:00</dc:date>
            </office:change-info>
          </text:insertion>
        </text:changed-region>
        <text:changed-region xml:id="ct140236798355392" text:id="ct140236798355392">
          <text:deletion>
            <office:change-info>
              <dc:creator>AnneMarieW</dc:creator>
              <dc:date>2016-10-03T11:24:00</dc:date>
            </office:change-info>
            <text:p text:style-name="Body"><text:span text:style-name="T2">ing it results in</text:span></text:p>
          </text:deletion>
        </text:changed-region>
        <text:changed-region xml:id="ct140236861426960" text:id="ct140236861426960">
          <text:insertion>
            <office:change-info>
              <dc:creator>AnneMarieW</dc:creator>
              <dc:date>2016-10-03T11:24:00</dc:date>
            </office:change-info>
          </text:insertion>
        </text:changed-region>
        <text:changed-region xml:id="ct140236915637696" text:id="ct140236915637696">
          <text:insertion>
            <office:change-info>
              <dc:creator>AnneMarieW</dc:creator>
              <dc:date>2016-10-03T11:25:00</dc:date>
            </office:change-info>
          </text:insertion>
        </text:changed-region>
        <text:changed-region xml:id="ct140236917423744" text:id="ct140236917423744">
          <text:deletion>
            <office:change-info>
              <dc:creator>AnneMarieW</dc:creator>
              <dc:date>2016-10-03T11:25:00</dc:date>
            </office:change-info>
            <text:p text:style-name="Body"><text:span text:style-name="T2">— </text:span></text:p>
          </text:deletion>
        </text:changed-region>
        <text:changed-region xml:id="ct140236909050592" text:id="ct140236909050592">
          <text:deletion>
            <office:change-info>
              <dc:creator>Carol Nichols</dc:creator>
              <dc:date>2016-11-01T10:53:00</dc:date>
            </office:change-info>
            <text:p text:style-name="Body"><text:span text:style-name="T2">th</text:span></text:p>
          </text:deletion>
        </text:changed-region>
        <text:changed-region xml:id="ct140237297956720" text:id="ct140237297956720">
          <text:deletion>
            <office:change-info>
              <dc:creator>Carol Nichols</dc:creator>
              <dc:date>2016-11-01T10:52:00</dc:date>
            </office:change-info>
            <text:p text:style-name="Body"><text:span text:style-name="T2">e previous example</text:span></text:p>
          </text:deletion>
        </text:changed-region>
        <text:changed-region xml:id="ct140236924776096" text:id="ct140236924776096">
          <text:deletion>
            <office:change-info>
              <dc:creator>Carol Nichols</dc:creator>
              <dc:date>2016-11-01T10:52:00</dc:date>
            </office:change-info>
            <text:p text:style-name="Body"><text:span text:style-name="T2"><text:s/></text:span></text:p>
          </text:deletion>
        </text:changed-region>
        <text:changed-region xml:id="ct140236779960704" text:id="ct140236779960704">
          <text:insertion>
            <office:change-info>
              <dc:creator>Carol Nichols</dc:creator>
              <dc:date>2016-11-01T10:53:00</dc:date>
            </office:change-info>
          </text:insertion>
        </text:changed-region>
        <text:changed-region xml:id="ct140236910091136" text:id="ct140236910091136">
          <text:insertion>
            <office:change-info>
              <dc:creator>Carol Nichols</dc:creator>
              <dc:date>2016-11-01T10:56:00</dc:date>
            </office:change-info>
          </text:insertion>
        </text:changed-region>
        <text:changed-region xml:id="ct140236864002368" text:id="ct140236864002368">
          <text:insertion>
            <office:change-info>
              <dc:creator>Carol Nichols</dc:creator>
              <dc:date>2016-11-01T10:56:00</dc:date>
            </office:change-info>
          </text:insertion>
        </text:changed-region>
        <text:changed-region xml:id="ct140236924270288" text:id="ct140236924270288">
          <text:insertion>
            <office:change-info>
              <dc:creator>Carol Nichols</dc:creator>
              <dc:date>2016-11-01T10:57:00</dc:date>
            </office:change-info>
          </text:insertion>
        </text:changed-region>
        <text:changed-region xml:id="ct140236863251824" text:id="ct140236863251824">
          <text:deletion>
            <office:change-info>
              <dc:creator>Carol Nichols</dc:creator>
              <dc:date>2016-11-01T10:55:00</dc:date>
            </office:change-info>
            <text:p text:style-name="Body"><text:span text:style-name="T2"><text:s/>following</text:span></text:p>
          </text:deletion>
        </text:changed-region>
        <text:changed-region xml:id="ct140236911645936" text:id="ct140236911645936">
          <text:insertion>
            <office:change-info>
              <dc:creator>AnneMarieW</dc:creator>
              <dc:date>2016-10-03T11:27:00</dc:date>
            </office:change-info>
          </text:insertion>
        </text:changed-region>
        <text:changed-region xml:id="ct140236779893552" text:id="ct140236779893552">
          <text:deletion>
            <office:change-info>
              <dc:creator>Carol Nichols</dc:creator>
              <dc:date>2016-11-01T10:56:00</dc:date>
            </office:change-info>
            <text:p text:style-name="Body"><text:span text:style-name="T2"><text:s/></text:span></text:p>
          </text:deletion>
        </text:changed-region>
        <text:changed-region xml:id="ct140236924183232" text:id="ct140236924183232">
          <text:deletion>
            <office:change-info>
              <dc:creator>Carol Nichols</dc:creator>
              <dc:date>2016-11-01T10:55:00</dc:date>
            </office:change-info>
            <text:p text:style-name="Body"><text:span text:style-name="T2">shown in the code</text:span></text:p>
          </text:deletion>
        </text:changed-region>
        <text:changed-region xml:id="ct140236799576368" text:id="ct140236799576368">
          <text:deletion>
            <office:change-info>
              <dc:creator>AnneMarieW</dc:creator>
              <dc:date>2016-10-03T11:26:00</dc:date>
            </office:change-info>
            <text:p text:style-name="Body"><text:span text:style-name="T2">:</text:span></text:p>
          </text:deletion>
        </text:changed-region>
        <text:changed-region xml:id="ct140236923493536" text:id="ct140236923493536">
          <text:deletion>
            <office:change-info>
              <dc:creator>Carol Nichols</dc:creator>
              <dc:date>2016-11-01T10:55:00</dc:date>
            </office:change-info>
            <text:p text:style-name="Body"><text:span text:style-name="T2"><text:s/></text:span></text:p>
          </text:deletion>
        </text:changed-region>
        <text:changed-region xml:id="ct140236911769424" text:id="ct140236911769424">
          <text:insertion>
            <office:change-info>
              <dc:creator>Carol Nichols</dc:creator>
              <dc:date>2016-11-01T10:55:00</dc:date>
            </office:change-info>
          </text:insertion>
        </text:changed-region>
        <text:changed-region xml:id="ct140237194440064" text:id="ct140237194440064">
          <text:insertion>
            <office:change-info>
              <dc:creator>Carol Nichols</dc:creator>
              <dc:date>2016-11-01T10:56:00</dc:date>
            </office:change-info>
          </text:insertion>
        </text:changed-region>
        <text:changed-region xml:id="ct140236911258448" text:id="ct140236911258448">
          <text:deletion>
            <office:change-info>
              <dc:creator>Carol Nichols</dc:creator>
              <dc:date>2016-11-01T10:55:00</dc:date>
            </office:change-info>
            <text:p text:style-name="Body"><text:span text:style-name="Literal"><text:span text:style-name="T2">, </text:span></text:span></text:p>
          </text:deletion>
        </text:changed-region>
        <text:changed-region xml:id="ct140236913603504" text:id="ct140236913603504">
          <text:insertion>
            <office:change-info>
              <dc:creator>Carol Nichols</dc:creator>
              <dc:date>2016-11-01T10:55:00</dc:date>
            </office:change-info>
          </text:insertion>
        </text:changed-region>
        <text:changed-region xml:id="ct140236924008816" text:id="ct140236924008816">
          <text:deletion>
            <office:change-info>
              <dc:creator>Carol Nichols</dc:creator>
              <dc:date>2016-11-01T10:55:00</dc:date>
            </office:change-info>
            <text:p text:style-name="Body"><text:span text:style-name="T2">and then</text:span></text:p>
          </text:deletion>
        </text:changed-region>
        <text:changed-region xml:id="ct140236909740224" text:id="ct140236909740224">
          <text:insertion>
            <office:change-info>
              <dc:creator>Carol Nichols</dc:creator>
              <dc:date>2016-11-01T10:55:00</dc:date>
            </office:change-info>
          </text:insertion>
        </text:changed-region>
        <text:changed-region xml:id="ct140236923970192" text:id="ct140236923970192">
          <text:deletion>
            <office:change-info>
              <dc:creator>AnneMarieW</dc:creator>
              <dc:date>2016-10-03T11:27:00</dc:date>
            </office:change-info>
            <text:p text:style-name="Body"><text:span text:style-name="T2">.</text:span></text:p>
          </text:deletion>
        </text:changed-region>
        <text:changed-region xml:id="ct140237164340928" text:id="ct140237164340928">
          <text:insertion>
            <office:change-info>
              <dc:creator>Carol Nichols</dc:creator>
              <dc:date>2016-11-01T10:56:00</dc:date>
            </office:change-info>
          </text:insertion>
        </text:changed-region>
        <text:changed-region xml:id="ct140236866360320" text:id="ct140236866360320">
          <text:deletion>
            <office:change-info>
              <dc:creator>Carol Nichols</dc:creator>
              <dc:date>2016-11-01T10:56:00</dc:date>
            </office:change-info>
            <text:p text:style-name="Body"><text:span text:style-name="Wingdings"><text:span text:style-name="T2">:</text:span></text:span></text:p>
          </text:deletion>
        </text:changed-region>
        <text:changed-region xml:id="ct140236925370592" text:id="ct140236925370592">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237262947664" text:id="ct140237262947664">
          <text:deletion>
            <office:change-info>
              <dc:creator>Carol Nichols</dc:creator>
              <dc:date>2016-11-01T10:56:00</dc:date>
            </office:change-info>
            <text:p text:style-name="Body">{</text:p>
          </text:deletion>
        </text:changed-region>
        <text:changed-region xml:id="ct140237303984112" text:id="ct140237303984112">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236908401264" text:id="ct140236908401264">
          <text:deletion>
            <office:change-info>
              <dc:creator>Carol Nichols</dc:creator>
              <dc:date>2016-11-01T10:56:00</dc:date>
            </office:change-info>
            <text:p text:style-name="Body"><text:s text:c="4"/>let x = 3;</text:p>
          </text:deletion>
        </text:changed-region>
        <text:changed-region xml:id="ct140236913311216" text:id="ct140236913311216">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236895966352" text:id="ct140236895966352">
          <text:deletion>
            <office:change-info>
              <dc:creator>Carol Nichols</dc:creator>
              <dc:date>2016-11-01T10:56:00</dc:date>
            </office:change-info>
            <text:p text:style-name="Body"><text:s text:c="4"/>x + 1</text:p>
          </text:deletion>
        </text:changed-region>
        <text:changed-region xml:id="ct140236922338352" text:id="ct140236922338352">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236923920256" text:id="ct140236923920256">
          <text:deletion>
            <office:change-info>
              <dc:creator>Carol Nichols</dc:creator>
              <dc:date>2016-11-01T10:56:00</dc:date>
            </office:change-info>
            <text:p text:style-name="Body">}</text:p>
          </text:deletion>
        </text:changed-region>
        <text:changed-region xml:id="ct140236909708160" text:id="ct140236909708160">
          <text:deletion>
            <office:change-info>
              <dc:creator>Carol Nichols</dc:creator>
              <dc:date>2016-11-01T14:57:00</dc:date>
            </office:change-info>
            <text:p text:style-name="Body"><text:span text:style-name="Wingdings"><text:span text:style-name="T2"/></text:span></text:p>
            <text:p text:style-name="Body"><text:span text:style-name="T2"/></text:p>
          </text:deletion>
        </text:changed-region>
        <text:changed-region xml:id="ct140237194171392" text:id="ct140237194171392">
          <text:deletion>
            <office:change-info>
              <dc:creator>Carol Nichols</dc:creator>
              <dc:date>2016-11-01T10:56:00</dc:date>
            </office:change-info>
            <text:p text:style-name="Body"><text:bookmark-start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is a block that, in this case, evaluates to </text:span><text:span text:style-name="Literal">4</text:span><text:span text:style-name="T2">, and then gets bound to </text:span><text:span text:style-name="Literal">y</text:span><text:span text:style-name="T2"> as part of the </text:span><text:span text:style-name="Literal">let</text:span><text:bookmark-end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 statement.</text:span></text:p>
          </text:deletion>
        </text:changed-region>
        <text:changed-region xml:id="ct140236908255056" text:id="ct140236908255056">
          <text:deletion>
            <office:change-info>
              <dc:creator>AnneMarieW</dc:creator>
              <dc:date>2016-10-03T11:28:00</dc:date>
            </office:change-info>
            <text:p text:style-name="Body"><text:span text:style-name="Wingdings"><text:span text:style-name="T2"/></text:span></text:p>
            <text:p text:style-name="Body"><text:span text:style-name="Wingdings"><text:span text:style-name="T2"/></text:span></text:p>
          </text:deletion>
        </text:changed-region>
        <text:changed-region xml:id="ct140236869749632" text:id="ct140236869749632">
          <text:insertion>
            <office:change-info>
              <dc:creator>Carol Nichols</dc:creator>
              <dc:date>2016-11-01T14:57:00</dc:date>
            </office:change-info>
          </text:insertion>
        </text:changed-region>
        <text:changed-region xml:id="ct140236918651120" text:id="ct140236918651120">
          <text:insertion>
            <office:change-info>
              <dc:creator>Carol Nichols</dc:creator>
              <dc:date>2016-11-01T10:57:00</dc:date>
            </office:change-info>
          </text:insertion>
        </text:changed-region>
        <text:changed-region xml:id="ct140236913755664" text:id="ct140236913755664">
          <text:deletion>
            <office:change-info>
              <dc:creator>Carol Nichols</dc:creator>
              <dc:date>2016-11-01T10:57:00</dc:date>
            </office:change-info>
            <text:p text:style-name="Body"><text:span text:style-name="T2">at the line containing </text:span><text:span text:style-name="Literal"><text:span text:style-name="T2">x + 1</text:span></text:span><text:span text:style-name="T2"> does not have</text:span></text:p>
          </text:deletion>
        </text:changed-region>
        <text:changed-region xml:id="ct140236922534544" text:id="ct140236922534544">
          <text:insertion>
            <office:change-info>
              <dc:creator>Carol Nichols</dc:creator>
              <dc:date>2016-11-01T10:57:00</dc:date>
            </office:change-info>
          </text:insertion>
        </text:changed-region>
        <text:changed-region xml:id="ct140236925793840" text:id="ct140236925793840">
          <text:deletion>
            <office:change-info>
              <dc:creator>AnneMarieW</dc:creator>
              <dc:date>2016-10-03T11:28:00</dc:date>
            </office:change-info>
            <text:p text:style-name="Body"><text:span text:style-name="T2">we</text:span></text:p>
          </text:deletion>
        </text:changed-region>
        <text:changed-region xml:id="ct140236925583440" text:id="ct140236925583440">
          <text:insertion>
            <office:change-info>
              <dc:creator>AnneMarieW</dc:creator>
              <dc:date>2016-10-03T11:28:00</dc:date>
            </office:change-info>
          </text:insertion>
        </text:changed-region>
        <text:changed-region xml:id="ct140236910967040" text:id="ct140236910967040">
          <text:deletion>
            <office:change-info>
              <dc:creator>AnneMarieW</dc:creator>
              <dc:date>2016-10-03T11:30:00</dc:date>
            </office:change-info>
            <text:p text:style-name="Body"><text:span text:style-name="T2"><text:s/>up until now</text:span></text:p>
          </text:deletion>
        </text:changed-region>
        <text:changed-region xml:id="ct140236863667744" text:id="ct140236863667744">
          <text:insertion>
            <office:change-info>
              <dc:creator>AnneMarieW</dc:creator>
              <dc:date>2016-10-03T11:30:00</dc:date>
            </office:change-info>
          </text:insertion>
        </text:changed-region>
        <text:changed-region xml:id="ct140236925303728" text:id="ct140236925303728">
          <text:deletion>
            <office:change-info>
              <dc:creator>Carol Nichols</dc:creator>
              <dc:date>2016-11-01T15:14:00</dc:date>
            </office:change-info>
            <text:p text:style-name="Body"><text:span text:style-name="T2"><text:s/>This is the most important distinction between expressions and statements to remember: statements end in semicolons, whereas</text:span></text:p>
          </text:deletion>
        </text:changed-region>
        <text:changed-region xml:id="ct140236913008768" text:id="ct140236913008768">
          <text:deletion>
            <office:change-info>
              <dc:creator>AnneMarieW</dc:creator>
              <dc:date>2016-10-03T11:29:00</dc:date>
            </office:change-info>
            <text:p text:style-name="Body"><text:span text:style-name="T2"><text:s/>while</text:span></text:p>
          </text:deletion>
        </text:changed-region>
        <text:changed-region xml:id="ct140236918114704" text:id="ct140236918114704">
          <text:deletion>
            <office:change-info>
              <dc:creator>Carol Nichols</dc:creator>
              <dc:date>2016-11-01T15:14:00</dc:date>
            </office:change-info>
            <text:p text:style-name="Body"><text:span text:style-name="T2"><text:s/>expressions do not.</text:span></text:p>
          </text:deletion>
        </text:changed-region>
        <text:changed-region xml:id="ct140237157933904" text:id="ct140237157933904">
          <text:insertion>
            <office:change-info>
              <dc:creator>Carol Nichols</dc:creator>
              <dc:date>2016-11-01T15:14:00</dc:date>
            </office:change-info>
          </text:insertion>
        </text:changed-region>
        <text:changed-region xml:id="ct140236869364528" text:id="ct140236869364528">
          <text:deletion>
            <office:change-info>
              <dc:creator>AnneMarieW</dc:creator>
              <dc:date>2016-10-03T11:29:00</dc:date>
            </office:change-info>
            <text:p text:style-name="Body"><text:span text:style-name="T2">that will</text:span></text:p>
          </text:deletion>
        </text:changed-region>
        <text:changed-region xml:id="ct140236913669712" text:id="ct140236913669712">
          <text:insertion>
            <office:change-info>
              <dc:creator>AnneMarieW</dc:creator>
              <dc:date>2016-10-03T11:29:00</dc:date>
            </office:change-info>
          </text:insertion>
        </text:changed-region>
        <text:changed-region xml:id="ct140236918854064" text:id="ct140236918854064">
          <text:deletion>
            <office:change-info>
              <dc:creator>AnneMarieW</dc:creator>
              <dc:date>2016-10-03T11:30:00</dc:date>
            </office:change-info>
            <text:p text:style-name="Body"><text:span text:style-name="T2">we</text:span></text:p>
          </text:deletion>
        </text:changed-region>
        <text:changed-region xml:id="ct140236924713792" text:id="ct140236924713792">
          <text:insertion>
            <office:change-info>
              <dc:creator>AnneMarieW</dc:creator>
              <dc:date>2016-10-03T11:30:00</dc:date>
            </office:change-info>
          </text:insertion>
        </text:changed-region>
        <text:changed-region xml:id="ct140236924311952" text:id="ct140236924311952">
          <text:insertion>
            <office:change-info>
              <dc:creator>AnneMarieW</dc:creator>
              <dc:date>2016-10-03T11:30:00</dc:date>
            </office:change-info>
          </text:insertion>
        </text:changed-region>
        <text:changed-region xml:id="ct140236863097216" text:id="ct140236863097216">
          <text:deletion>
            <office:change-info>
              <dc:creator>AnneMarieW</dc:creator>
              <dc:date>2016-10-03T11:31:00</dc:date>
            </office:change-info>
            <text:p text:style-name="BodyFirst"><text:span text:style-name="T2">back </text:span></text:p>
          </text:deletion>
        </text:changed-region>
        <text:changed-region xml:id="ct140236924487520" text:id="ct140236924487520">
          <text:deletion>
            <office:change-info>
              <dc:creator>AnneMarieW</dc:creator>
              <dc:date>2016-10-03T11:31:00</dc:date>
            </office:change-info>
            <text:p text:style-name="BodyFirst"><text:span text:style-name="T2">We</text:span></text:p>
          </text:deletion>
        </text:changed-region>
        <text:changed-region xml:id="ct140236824690576" text:id="ct140236824690576">
          <text:deletion>
            <office:change-info>
              <dc:creator>Carol Nichols</dc:creator>
              <dc:date>2016-11-01T10:58:00</dc:date>
            </office:change-info>
            <text:p text:style-name="BodyFirst"><text:span text:style-name="T2">You</text:span></text:p>
          </text:deletion>
        </text:changed-region>
        <text:changed-region xml:id="ct140236913861312" text:id="ct140236913861312">
          <text:insertion>
            <office:change-info>
              <dc:creator>Carol Nichols</dc:creator>
              <dc:date>2016-11-01T10:58:00</dc:date>
            </office:change-info>
          </text:insertion>
        </text:changed-region>
        <text:changed-region xml:id="ct140236925167776" text:id="ct140236925167776">
          <text:deletion>
            <office:change-info>
              <dc:creator>AnneMarieW</dc:creator>
              <dc:date>2016-10-03T11:31:00</dc:date>
            </office:change-info>
            <text:p text:style-name="BodyFirst"><text:span text:style-name="T2">we</text:span></text:p>
          </text:deletion>
        </text:changed-region>
        <text:changed-region xml:id="ct140236910141104" text:id="ct140236910141104">
          <text:deletion>
            <office:change-info>
              <dc:creator>Carol Nichols</dc:creator>
              <dc:date>2016-11-01T10:58:00</dc:date>
            </office:change-info>
            <text:p text:style-name="BodyFirst"><text:span text:style-name="T2">you</text:span></text:p>
          </text:deletion>
        </text:changed-region>
        <text:changed-region xml:id="ct140236824592752" text:id="ct140236824592752">
          <text:insertion>
            <office:change-info>
              <dc:creator>Carol Nichols</dc:creator>
              <dc:date>2016-11-01T10:58:00</dc:date>
            </office:change-info>
          </text:insertion>
        </text:changed-region>
        <text:changed-region xml:id="ct140236795807328" text:id="ct140236795807328">
          <text:deletion>
            <office:change-info>
              <dc:creator>AnneMarieW</dc:creator>
              <dc:date>2016-10-03T11:31:00</dc:date>
            </office:change-info>
            <text:p text:style-name="BodyFirst"><text:span text:style-name="T2">,</text:span></text:p>
          </text:deletion>
        </text:changed-region>
        <text:changed-region xml:id="ct140236905903136" text:id="ct140236905903136">
          <text:deletion>
            <office:change-info>
              <dc:creator>Carol Nichols</dc:creator>
              <dc:date>2016-11-01T10:58:00</dc:date>
            </office:change-info>
            <text:p text:style-name="BodyFirst"><text:span text:style-name="T2">“</text:span></text:p>
          </text:deletion>
        </text:changed-region>
        <text:changed-region xml:id="ct140236826433136" text:id="ct140236826433136">
          <text:deletion>
            <office:change-info>
              <dc:creator>Carol Nichols</dc:creator>
              <dc:date>2016-11-01T10:58:00</dc:date>
            </office:change-info>
            <text:p text:style-name="BodyFirst"><text:span text:style-name="T2">”</text:span></text:p>
          </text:deletion>
        </text:changed-region>
        <text:changed-region xml:id="ct140236913218912" text:id="ct140236913218912">
          <text:deletion>
            <office:change-info>
              <dc:creator>Carol Nichols</dc:creator>
              <dc:date>2016-11-01T10:58:00</dc:date>
            </office:change-info>
            <text:p text:style-name="BodyFirst"><text:span text:style-name="T2">“</text:span></text:p>
          </text:deletion>
        </text:changed-region>
        <text:changed-region xml:id="ct140236925271776" text:id="ct140236925271776">
          <text:deletion>
            <office:change-info>
              <dc:creator>Carol Nichols</dc:creator>
              <dc:date>2016-11-01T10:58:00</dc:date>
            </office:change-info>
            <text:p text:style-name="BodyFirst"><text:span text:style-name="T2">”</text:span></text:p>
          </text:deletion>
        </text:changed-region>
        <text:changed-region xml:id="ct140236913026768" text:id="ct140236913026768">
          <text:deletion>
            <office:change-info>
              <dc:creator>AnneMarieW</dc:creator>
              <dc:date>2016-10-04T15:22:00</dc:date>
            </office:change-info>
            <text:p text:style-name="Body"><text:span text:style-name="T2">: </text:span></text:p>
          </text:deletion>
        </text:changed-region>
        <text:changed-region xml:id="ct140236871972160" text:id="ct140236871972160">
          <text:insertion>
            <office:change-info>
              <dc:creator>AnneMarieW</dc:creator>
              <dc:date>2016-10-04T15:22:00</dc:date>
            </office:change-info>
          </text:insertion>
        </text:changed-region>
        <text:changed-region xml:id="ct140237293989344" text:id="ct140237293989344">
          <text:insertion>
            <office:change-info>
              <dc:creator>AnneMarieW</dc:creator>
              <dc:date>2016-10-03T11:32:00</dc:date>
            </office:change-info>
          </text:insertion>
        </text:changed-region>
        <text:changed-region xml:id="ct140236899022400" text:id="ct140236899022400">
          <text:deletion>
            <office:change-info>
              <dc:creator>AnneMarieW</dc:creator>
              <dc:date>2016-10-03T11:32:00</dc:date>
            </office:change-info>
            <text:p text:style-name="Body"><text:span text:style-name="T2">,</text:span></text:p>
          </text:deletion>
        </text:changed-region>
        <text:changed-region xml:id="ct140237234002960" text:id="ct140237234002960">
          <text:insertion>
            <office:change-info>
              <dc:creator>AnneMarieW</dc:creator>
              <dc:date>2016-10-03T11:32:00</dc:date>
            </office:change-info>
          </text:insertion>
        </text:changed-region>
        <text:changed-region xml:id="ct140236912933600" text:id="ct140236912933600">
          <text:deletion>
            <office:change-info>
              <dc:creator>AnneMarieW</dc:creator>
              <dc:date>2016-10-03T11:32:00</dc:date>
            </office:change-info>
            <text:p text:style-name="Body"><text:span text:style-name="T2"><text:s/>and</text:span></text:p>
          </text:deletion>
        </text:changed-region>
        <text:changed-region xml:id="ct140236900298432" text:id="ct140236900298432">
          <text:deletion>
            <office:change-info>
              <dc:creator>AnneMarieW</dc:creator>
              <dc:date>2016-10-03T11:33:00</dc:date>
            </office:change-info>
            <text:p text:style-name="Body"><text:span text:style-name="T2">.</text:span></text:p>
          </text:deletion>
        </text:changed-region>
        <text:changed-region xml:id="ct140236900868416" text:id="ct140236900868416">
          <text:insertion>
            <office:change-info>
              <dc:creator>AnneMarieW</dc:creator>
              <dc:date>2016-10-03T11:33:00</dc:date>
            </office:change-info>
          </text:insertion>
        </text:changed-region>
        <text:changed-region xml:id="ct140236900656064" text:id="ct140236900656064">
          <text:deletion>
            <office:change-info>
              <dc:creator>AnneMarieW</dc:creator>
              <dc:date>2016-10-03T11:33:00</dc:date>
            </office:change-info>
            <text:p text:style-name="Body"><text:span text:style-name="T2">F</text:span></text:p>
          </text:deletion>
        </text:changed-region>
        <text:changed-region xml:id="ct140236900987808" text:id="ct140236900987808">
          <text:insertion>
            <office:change-info>
              <dc:creator>AnneMarieW</dc:creator>
              <dc:date>2016-10-03T11:34:00</dc:date>
            </office:change-info>
          </text:insertion>
        </text:changed-region>
        <text:changed-region xml:id="ct140236900481616" text:id="ct140236900481616">
          <text:deletion>
            <office:change-info>
              <dc:creator>AnneMarieW</dc:creator>
              <dc:date>2016-10-03T11:34:00</dc:date>
            </office:change-info>
            <text:p text:style-name="Body"><text:span text:style-name="T2">us</text:span></text:p>
          </text:deletion>
        </text:changed-region>
        <text:changed-region xml:id="ct140236900497120" text:id="ct140236900497120">
          <text:insertion>
            <office:change-info>
              <dc:creator>AnneMarieW</dc:creator>
              <dc:date>2016-10-03T11:34:00</dc:date>
            </office:change-info>
          </text:insertion>
        </text:changed-region>
        <text:changed-region xml:id="ct140236901029872" text:id="ct140236901029872">
          <text:deletion>
            <office:change-info>
              <dc:creator>NSP</dc:creator>
              <dc:date>2016-10-21T14:21:00</dc:date>
            </office:change-info>
            <text:p text:style-name="Body"><text:span text:style-name="T2">you</text:span></text:p>
          </text:deletion>
        </text:changed-region>
        <text:changed-region xml:id="ct140236900343392" text:id="ct140236900343392">
          <text:insertion>
            <office:change-info>
              <dc:creator>NSP</dc:creator>
              <dc:date>2016-10-21T14:21:00</dc:date>
            </office:change-info>
          </text:insertion>
        </text:changed-region>
        <text:changed-region xml:id="ct140236900769984" text:id="ct140236900769984">
          <text:insertion>
            <office:change-info>
              <dc:creator>AnneMarieW</dc:creator>
              <dc:date>2016-10-03T11:34:00</dc:date>
            </office:change-info>
          </text:insertion>
        </text:changed-region>
        <text:changed-region xml:id="ct140236900329856" text:id="ct140236900329856">
          <text:deletion>
            <office:change-info>
              <dc:creator>Carol Nichols</dc:creator>
              <dc:date>2016-11-01T09:15:00</dc:date>
            </office:change-info>
            <text:p text:style-name="Body"><text:span text:style-name="T2">binding</text:span></text:p>
          </text:deletion>
        </text:changed-region>
        <text:changed-region xml:id="ct140236900426704" text:id="ct140236900426704">
          <text:insertion>
            <office:change-info>
              <dc:creator>Carol Nichols</dc:creator>
              <dc:date>2016-11-01T09:15:00</dc:date>
            </office:change-info>
          </text:insertion>
        </text:changed-region>
        <text:changed-region xml:id="ct140236900395664" text:id="ct140236900395664">
          <text:insertion>
            <office:change-info>
              <dc:creator>AnneMarieW</dc:creator>
              <dc:date>2016-10-03T11:36:00</dc:date>
            </office:change-info>
          </text:insertion>
        </text:changed-region>
        <text:changed-region xml:id="ct140236901006928" text:id="ct140236901006928">
          <text:deletion>
            <office:change-info>
              <dc:creator>AnneMarieW</dc:creator>
              <dc:date>2016-10-03T11:36:00</dc:date>
            </office:change-info>
            <text:p text:style-name="Body"><text:span text:style-name="T2"/></text:p>
            <text:p text:style-name="Body"><text:span text:style-name="T2"/></text:p>
          </text:deletion>
        </text:changed-region>
        <text:changed-region xml:id="ct140236915398784" text:id="ct140236915398784">
          <text:deletion>
            <office:change-info>
              <dc:creator>AnneMarieW</dc:creator>
              <dc:date>2016-10-03T11:35:00</dc:date>
            </office:change-info>
            <text:p text:style-name="Body"><text:span text:style-name="T2">saying</text:span></text:p>
          </text:deletion>
        </text:changed-region>
        <text:changed-region xml:id="ct140236905125680" text:id="ct140236905125680">
          <text:insertion>
            <office:change-info>
              <dc:creator>AnneMarieW</dc:creator>
              <dc:date>2016-10-03T11:35:00</dc:date>
            </office:change-info>
          </text:insertion>
        </text:changed-region>
        <text:changed-region xml:id="ct140236907556960" text:id="ct140236907556960">
          <text:deletion>
            <office:change-info>
              <dc:creator>AnneMarieW</dc:creator>
              <dc:date>2016-10-03T11:35:00</dc:date>
            </office:change-info>
            <text:p text:style-name="Body"><text:span text:style-name="T2">The s</text:span></text:p>
          </text:deletion>
        </text:changed-region>
        <text:changed-region xml:id="ct140236909420560" text:id="ct140236909420560">
          <text:insertion>
            <office:change-info>
              <dc:creator>AnneMarieW</dc:creator>
              <dc:date>2016-10-03T11:35:00</dc:date>
            </office:change-info>
          </text:insertion>
        </text:changed-region>
        <text:changed-region xml:id="ct140236799900000" text:id="ct140236799900000">
          <text:insertion>
            <office:change-info>
              <dc:creator>AnneMarieW</dc:creator>
              <dc:date>2016-10-03T11:35:00</dc:date>
            </office:change-info>
          </text:insertion>
        </text:changed-region>
        <text:changed-region xml:id="ct140236909321504" text:id="ct140236909321504">
          <text:deletion>
            <office:change-info>
              <dc:creator>AnneMarieW</dc:creator>
              <dc:date>2016-10-03T11:35:00</dc:date>
            </office:change-info>
            <text:p text:style-name="Body"><text:span text:style-name="T2"><text:s/>interesting bit is</text:span></text:p>
          </text:deletion>
        </text:changed-region>
        <text:changed-region xml:id="ct140236814780848" text:id="ct140236814780848">
          <text:deletion>
            <office:change-info>
              <dc:creator>AnneMarieW</dc:creator>
              <dc:date>2016-10-03T11:35:00</dc:date>
            </office:change-info>
            <text:p text:style-name="Body"><text:span text:style-name="T2">itself. It </text:span></text:p>
          </text:deletion>
        </text:changed-region>
        <text:changed-region xml:id="ct140236914251872" text:id="ct140236914251872">
          <text:deletion>
            <office:change-info>
              <dc:creator>AnneMarieW</dc:creator>
              <dc:date>2016-10-03T11:35:00</dc:date>
            </office:change-info>
            <text:p text:style-name="Body"><text:span text:style-name="T2"><text:s/>i</text:span></text:p>
          </text:deletion>
        </text:changed-region>
        <text:changed-region xml:id="ct140236915130384" text:id="ct140236915130384">
          <text:insertion>
            <office:change-info>
              <dc:creator>AnneMarieW</dc:creator>
              <dc:date>2016-10-03T11:35:00</dc:date>
            </office:change-info>
          </text:insertion>
        </text:changed-region>
        <text:changed-region xml:id="ct140236920009760" text:id="ct140236920009760">
          <text:deletion>
            <office:change-info>
              <dc:creator>AnneMarieW</dc:creator>
              <dc:date>2016-10-03T11:36:00</dc:date>
            </office:change-info>
            <text:p text:style-name="Body"><text:span text:style-name="T2">put</text:span></text:p>
          </text:deletion>
        </text:changed-region>
        <text:changed-region xml:id="ct140236917664976" text:id="ct140236917664976">
          <text:insertion>
            <office:change-info>
              <dc:creator>AnneMarieW</dc:creator>
              <dc:date>2016-10-03T11:36:00</dc:date>
            </office:change-info>
          </text:insertion>
        </text:changed-region>
        <text:changed-region xml:id="ct140236862260960" text:id="ct140236862260960">
          <text:deletion>
            <office:change-info>
              <dc:creator>AnneMarieW</dc:creator>
              <dc:date>2016-10-03T11:37:00</dc:date>
            </office:change-info>
            <text:p text:style-name="Body"><text:span text:style-name="T2">gives</text:span></text:p>
          </text:deletion>
        </text:changed-region>
        <text:changed-region xml:id="ct140236796492976" text:id="ct140236796492976">
          <text:insertion>
            <office:change-info>
              <dc:creator>AnneMarieW</dc:creator>
              <dc:date>2016-10-03T11:37:00</dc:date>
            </office:change-info>
          </text:insertion>
        </text:changed-region>
        <text:changed-region xml:id="ct140237283391792" text:id="ct140237283391792">
          <text:deletion>
            <office:change-info>
              <dc:creator>Carol Nichols</dc:creator>
              <dc:date>2016-11-01T15:22:00</dc:date>
            </office:change-info>
            <text:p text:style-name="Body"><text:span text:style-name="T2">error: aborting due to previous error</text:span></text:p>
          </text:deletion>
        </text:changed-region>
        <text:changed-region xml:id="ct140236864948672" text:id="ct140236864948672">
          <text:deletion>
            <office:change-info>
              <dc:creator>Carol Nichols</dc:creator>
              <dc:date>2016-11-01T16:18:00</dc:date>
            </office:change-info>
            <text:p text:style-name="Body"><text:span text:style-name="T2"/></text:p>
            <text:p text:style-name="P7"/>
            <text:p text:style-name="P4"><text:span text:style-name="T2"/></text:p>
          </text:deletion>
        </text:changed-region>
        <text:changed-region xml:id="ct140236914377040" text:id="ct140236914377040">
          <text:deletion>
            <office:change-info>
              <dc:creator>Carol Nichols</dc:creator>
              <dc:date>2016-11-01T16:06:00</dc:date>
            </office:change-info>
            <text:p text:style-name="P4"><text:span text:style-name="T2"/></text:p>
            <text:p text:style-name="Body"/>
          </text:deletion>
        </text:changed-region>
        <text:changed-region xml:id="ct140236908960000" text:id="ct140236908960000">
          <text:deletion>
            <office:change-info>
              <dc:creator>Carol Nichols</dc:creator>
              <dc:date>2016-11-01T15:22:00</dc:date>
            </office:change-info>
            <text:p text:style-name="Body">$ cargo run</text:p>
          </text:deletion>
        </text:changed-region>
        <text:changed-region xml:id="ct140236908896656" text:id="ct140236908896656">
          <text:deletion>
            <office:change-info>
              <dc:creator>Carol Nichols</dc:creator>
              <dc:date>2016-11-01T16:06:00</dc:date>
            </office:change-info>
            <text:p text:style-name="Body"><text:span text:style-name="T2"/></text:p>
            <text:p text:style-name="Body"/>
          </text:deletion>
        </text:changed-region>
        <text:changed-region xml:id="ct140236899877152" text:id="ct140236899877152">
          <text:deletion>
            <office:change-info>
              <dc:creator>Carol Nichols</dc:creator>
              <dc:date>2016-11-01T15:22:00</dc:date>
            </office:change-info>
            <text:p text:style-name="Body"><text:s text:c="3"/>Compiling functions v0.1.0 (file:///projects/functions)</text:p>
          </text:deletion>
        </text:changed-region>
        <text:changed-region xml:id="ct140236912187504" text:id="ct140236912187504">
          <text:deletion>
            <office:change-info>
              <dc:creator>Carol Nichols</dc:creator>
              <dc:date>2016-11-01T16:06:00</dc:date>
            </office:change-info>
            <text:p text:style-name="Body"><text:span text:style-name="T2"/></text:p>
            <text:p text:style-name="Body"/>
          </text:deletion>
        </text:changed-region>
        <text:changed-region xml:id="ct140236909599136" text:id="ct140236909599136">
          <text:deletion>
            <office:change-info>
              <dc:creator>Carol Nichols</dc:creator>
              <dc:date>2016-11-01T15:22:00</dc:date>
            </office:change-info>
            <text:p text:style-name="Body">error: not all control paths return a value [--explain E0269]</text:p>
          </text:deletion>
        </text:changed-region>
        <text:changed-region xml:id="ct140236909615536" text:id="ct140236909615536">
          <text:deletion>
            <office:change-info>
              <dc:creator>Carol Nichols</dc:creator>
              <dc:date>2016-11-01T16:06:00</dc:date>
            </office:change-info>
            <text:p text:style-name="Body"><text:span text:style-name="T2"/></text:p>
            <text:p text:style-name="Body"/>
          </text:deletion>
        </text:changed-region>
        <text:changed-region xml:id="ct140236917493536" text:id="ct140236917493536">
          <text:deletion>
            <office:change-info>
              <dc:creator>Carol Nichols</dc:creator>
              <dc:date>2016-11-01T15:22:00</dc:date>
            </office:change-info>
            <text:p text:style-name="Body"><text:s/>--&gt; src/main.rs:7:1</text:p>
          </text:deletion>
        </text:changed-region>
        <text:changed-region xml:id="ct140236856082144" text:id="ct140236856082144">
          <text:deletion>
            <office:change-info>
              <dc:creator>Carol Nichols</dc:creator>
              <dc:date>2016-11-01T16:06:00</dc:date>
            </office:change-info>
            <text:p text:style-name="Body"><text:span text:style-name="T2"/></text:p>
            <text:p text:style-name="Body"/>
          </text:deletion>
        </text:changed-region>
        <text:changed-region xml:id="ct140236797125616" text:id="ct140236797125616">
          <text:deletion>
            <office:change-info>
              <dc:creator>Carol Nichols</dc:creator>
              <dc:date>2016-11-01T15:22:00</dc:date>
            </office:change-info>
            <text:p text:style-name="Body">7 |&gt; fn plus_one(x: i32) -&gt; i32 {</text:p>
          </text:deletion>
        </text:changed-region>
        <text:changed-region xml:id="ct140236800083328" text:id="ct140236800083328">
          <text:deletion>
            <office:change-info>
              <dc:creator>Carol Nichols</dc:creator>
              <dc:date>2016-11-01T16:06:00</dc:date>
            </office:change-info>
            <text:p text:style-name="Body"><text:span text:style-name="T2"/></text:p>
            <text:p text:style-name="Body"/>
          </text:deletion>
        </text:changed-region>
        <text:changed-region xml:id="ct140236800078400" text:id="ct140236800078400">
          <text:deletion>
            <office:change-info>
              <dc:creator>Carol Nichols</dc:creator>
              <dc:date>2016-11-01T15:22:00</dc:date>
            </office:change-info>
            <text:p text:style-name="Body"><text:s text:c="2"/>|&gt; ^</text:p>
          </text:deletion>
        </text:changed-region>
        <text:changed-region xml:id="ct140236915567152" text:id="ct140236915567152">
          <text:deletion>
            <office:change-info>
              <dc:creator>Carol Nichols</dc:creator>
              <dc:date>2016-11-01T16:06:00</dc:date>
            </office:change-info>
            <text:p text:style-name="Body"><text:span text:style-name="T2"/></text:p>
            <text:p text:style-name="Body"/>
          </text:deletion>
        </text:changed-region>
        <text:changed-region xml:id="ct140237297851136" text:id="ct140237297851136">
          <text:deletion>
            <office:change-info>
              <dc:creator>Carol Nichols</dc:creator>
              <dc:date>2016-11-01T15:22:00</dc:date>
            </office:change-info>
            <text:p text:style-name="Body">help: consider removing this semicolon:</text:p>
          </text:deletion>
        </text:changed-region>
        <text:changed-region xml:id="ct140236865338144" text:id="ct140236865338144">
          <text:deletion>
            <office:change-info>
              <dc:creator>Carol Nichols</dc:creator>
              <dc:date>2016-11-01T16:06:00</dc:date>
            </office:change-info>
            <text:p text:style-name="Body"><text:span text:style-name="T2"/></text:p>
            <text:p text:style-name="Body"/>
          </text:deletion>
        </text:changed-region>
        <text:changed-region xml:id="ct140236914377360" text:id="ct140236914377360">
          <text:deletion>
            <office:change-info>
              <dc:creator>Carol Nichols</dc:creator>
              <dc:date>2016-11-01T15:22:00</dc:date>
            </office:change-info>
            <text:p text:style-name="Body"><text:s/>--&gt; src/main.rs:8:10</text:p>
          </text:deletion>
        </text:changed-region>
        <text:changed-region xml:id="ct140236909605536" text:id="ct140236909605536">
          <text:deletion>
            <office:change-info>
              <dc:creator>Carol Nichols</dc:creator>
              <dc:date>2016-11-01T16:06:00</dc:date>
            </office:change-info>
            <text:p text:style-name="Body"><text:span text:style-name="T2"/></text:p>
            <text:p text:style-name="Body"/>
          </text:deletion>
        </text:changed-region>
        <text:changed-region xml:id="ct140236905092640" text:id="ct140236905092640">
          <text:deletion>
            <office:change-info>
              <dc:creator>Carol Nichols</dc:creator>
              <dc:date>2016-11-01T15:22:00</dc:date>
            </office:change-info>
            <text:p text:style-name="Body">8 |&gt; <text:s text:c="4"/>x + 1;</text:p>
          </text:deletion>
        </text:changed-region>
        <text:changed-region xml:id="ct140237295892784" text:id="ct140237295892784">
          <text:deletion>
            <office:change-info>
              <dc:creator>Carol Nichols</dc:creator>
              <dc:date>2016-11-01T16:06:00</dc:date>
            </office:change-info>
            <text:p text:style-name="Body"><text:span text:style-name="T2"/></text:p>
            <text:p text:style-name="P4"/>
          </text:deletion>
        </text:changed-region>
        <text:changed-region xml:id="ct140236899688736" text:id="ct140236899688736">
          <text:deletion>
            <office:change-info>
              <dc:creator>Carol Nichols</dc:creator>
              <dc:date>2016-11-01T15:22:00</dc:date>
            </office:change-info>
            <text:p text:style-name="P4"><text:s text:c="2"/>|&gt; <text:s text:c="9"/>^</text:p>
          </text:deletion>
        </text:changed-region>
        <text:changed-region xml:id="ct140237297956176" text:id="ct140237297956176">
          <text:deletion>
            <office:change-info>
              <dc:creator>Carol Nichols</dc:creator>
              <dc:date>2016-11-01T15:22:00</dc:date>
            </office:change-info>
            <text:p text:style-name="CodeA">error: Could not compile `functions`.</text:p>
          </text:deletion>
        </text:changed-region>
        <text:changed-region xml:id="ct140237299016976" text:id="ct140237299016976">
          <text:insertion>
            <office:change-info>
              <dc:creator>Carol Nichols</dc:creator>
              <dc:date>2016-11-01T15:22:00</dc:date>
            </office:change-info>
          </text:insertion>
        </text:changed-region>
        <text:changed-region xml:id="ct140236897519872" text:id="ct140236897519872">
          <text:insertion>
            <office:change-info>
              <dc:creator>AnneMarieW</dc:creator>
              <dc:date>2016-10-03T11:37:00</dc:date>
            </office:change-info>
          </text:insertion>
        </text:changed-region>
        <text:changed-region xml:id="ct140236900353856" text:id="ct140236900353856">
          <text:deletion>
            <office:change-info>
              <dc:creator>AnneMarieW</dc:creator>
              <dc:date>2016-10-03T11:37:00</dc:date>
            </office:change-info>
            <text:p text:style-name="Body"><text:span text:style-name="T2">,</text:span></text:p>
          </text:deletion>
        </text:changed-region>
        <text:changed-region xml:id="ct140236835947248" text:id="ct140236835947248">
          <text:deletion>
            <office:change-info>
              <dc:creator>AnneMarieW</dc:creator>
              <dc:date>2016-10-03T11:37:00</dc:date>
            </office:change-info>
            <text:p text:style-name="Body"><text:span text:style-name="T2">of the </text:span></text:p>
          </text:deletion>
        </text:changed-region>
        <text:changed-region xml:id="ct140236901014576" text:id="ct140236901014576">
          <text:deletion>
            <office:change-info>
              <dc:creator>AnneMarieW</dc:creator>
              <dc:date>2016-10-03T11:37:00</dc:date>
            </office:change-info>
            <text:p text:style-name="Body"><text:span text:style-name="T2">gives</text:span></text:p>
          </text:deletion>
        </text:changed-region>
        <text:changed-region xml:id="ct140236907483312" text:id="ct140236907483312">
          <text:insertion>
            <office:change-info>
              <dc:creator>AnneMarieW</dc:creator>
              <dc:date>2016-10-03T11:37:00</dc:date>
            </office:change-info>
          </text:insertion>
        </text:changed-region>
        <text:changed-region xml:id="ct140236909355808" text:id="ct140236909355808">
          <text:deletion>
            <office:change-info>
              <dc:creator>Carol Nichols</dc:creator>
              <dc:date>2016-11-01T11:01:00</dc:date>
            </office:change-info>
            <text:p text:style-name="Body"><text:span text:style-name="T2">an option to</text:span></text:p>
          </text:deletion>
        </text:changed-region>
        <text:changed-region xml:id="ct140236894248672" text:id="ct140236894248672">
          <text:insertion>
            <office:change-info>
              <dc:creator>Carol Nichols</dc:creator>
              <dc:date>2016-11-01T11:01:00</dc:date>
            </office:change-info>
          </text:insertion>
        </text:changed-region>
        <text:changed-region xml:id="ct140236856035296" text:id="ct140236856035296">
          <text:insertion>
            <office:change-info>
              <dc:creator>Carol Nichols</dc:creator>
              <dc:date>2016-11-01T11:01:00</dc:date>
            </office:change-info>
          </text:insertion>
        </text:changed-region>
        <text:changed-region xml:id="ct140236829588624" text:id="ct140236829588624">
          <text:insertion>
            <office:change-info>
              <dc:creator>AnneMarieW</dc:creator>
              <dc:date>2016-10-03T11:38:00</dc:date>
            </office:change-info>
          </text:insertion>
        </text:changed-region>
        <text:changed-region xml:id="ct140237245449104" text:id="ct140237245449104">
          <text:deletion>
            <office:change-info>
              <dc:creator>janelle</dc:creator>
              <dc:date>2016-10-26T12:16:00</dc:date>
            </office:change-info>
            <text:p text:style-name="BodyFirst"><text:span text:style-name="T2">we </text:span></text:p>
          </text:deletion>
        </text:changed-region>
        <text:changed-region xml:id="ct140236897549392" text:id="ct140236897549392">
          <text:insertion>
            <office:change-info>
              <dc:creator>janelle</dc:creator>
              <dc:date>2016-10-26T12:16:00</dc:date>
            </office:change-info>
          </text:insertion>
        </text:changed-region>
        <text:changed-region xml:id="ct140236897526976" text:id="ct140236897526976">
          <text:insertion>
            <office:change-info>
              <dc:creator>AnneMarieW</dc:creator>
              <dc:date>2016-10-04T15:24:00</dc:date>
            </office:change-info>
          </text:insertion>
        </text:changed-region>
        <text:changed-region xml:id="ct140236897842896" text:id="ct140236897842896">
          <text:deletion>
            <office:change-info>
              <dc:creator>AnneMarieW</dc:creator>
              <dc:date>2016-10-04T15:24:00</dc:date>
            </office:change-info>
            <text:p text:style-name="BodyFirst"><text:span text:style-name="EmphasisItalic"><text:span text:style-name="T2"><text:s/></text:span></text:span></text:p>
          </text:deletion>
        </text:changed-region>
        <text:changed-region xml:id="ct140237048826784" text:id="ct140237048826784">
          <text:insertion>
            <office:change-info>
              <dc:creator>AnneMarieW</dc:creator>
              <dc:date>2016-10-04T15:24:00</dc:date>
            </office:change-info>
          </text:insertion>
        </text:changed-region>
        <text:changed-region xml:id="ct140236897421968" text:id="ct140236897421968">
          <text:deletion>
            <office:change-info>
              <dc:creator>janelle</dc:creator>
              <dc:date>2016-10-26T12:16:00</dc:date>
            </office:change-info>
            <text:p text:style-name="BodyFirst"><text:span text:style-name="T2">your</text:span></text:p>
          </text:deletion>
        </text:changed-region>
        <text:changed-region xml:id="ct140236898123312" text:id="ct140236898123312">
          <text:insertion>
            <office:change-info>
              <dc:creator>janelle</dc:creator>
              <dc:date>2016-10-26T12:16:00</dc:date>
            </office:change-info>
          </text:insertion>
        </text:changed-region>
        <text:changed-region xml:id="ct140236898024576" text:id="ct140236898024576">
          <text:deletion>
            <office:change-info>
              <dc:creator>AnneMarieW</dc:creator>
              <dc:date>2016-10-04T15:24:00</dc:date>
            </office:change-info>
            <text:p text:style-name="BodyFirst"><text:span text:style-name="T2">These notes are called </text:span><text:span text:style-name="EmphasisItalic"><text:span text:style-name="T2">comments</text:span></text:span><text:span text:style-name="T2">.</text:span></text:p>
          </text:deletion>
        </text:changed-region>
        <text:changed-region xml:id="ct140236898136944" text:id="ct140236898136944">
          <text:deletion>
            <office:change-info>
              <dc:creator>Carol Nichols</dc:creator>
              <dc:date>2016-11-01T11:02:00</dc:date>
            </office:change-info>
            <text:p text:style-name="Body"><text:span text:style-name="T2">will </text:span></text:p>
          </text:deletion>
        </text:changed-region>
        <text:changed-region xml:id="ct140236897827872" text:id="ct140236897827872">
          <text:deletion>
            <office:change-info>
              <dc:creator>AnneMarieW</dc:creator>
              <dc:date>2016-10-03T11:41:00</dc:date>
            </office:change-info>
            <text:p text:style-name="Body"><text:span text:style-name="T2">last</text:span></text:p>
          </text:deletion>
        </text:changed-region>
        <text:changed-region xml:id="ct140236897183680" text:id="ct140236897183680">
          <text:deletion>
            <office:change-info>
              <dc:creator>Carol Nichols</dc:creator>
              <dc:date>2016-11-01T11:02:00</dc:date>
            </office:change-info>
            <text:p text:style-name="Body"><text:span text:style-name="T2">extend</text:span></text:p>
          </text:deletion>
        </text:changed-region>
        <text:changed-region xml:id="ct140236898126624" text:id="ct140236898126624">
          <text:insertion>
            <office:change-info>
              <dc:creator>Carol Nichols</dc:creator>
              <dc:date>2016-11-01T11:02:00</dc:date>
            </office:change-info>
          </text:insertion>
        </text:changed-region>
        <text:changed-region xml:id="ct140236898128608" text:id="ct140236898128608">
          <text:deletion>
            <office:change-info>
              <dc:creator>Carol Nichols</dc:creator>
              <dc:date>2016-11-01T15:23:00</dc:date>
            </office:change-info>
            <text:p text:style-name="Body"><text:span text:style-name="T2"><text:s/>code</text:span></text:p>
          </text:deletion>
        </text:changed-region>
        <text:changed-region xml:id="ct140236897323600" text:id="ct140236897323600">
          <text:insertion>
            <office:change-info>
              <dc:creator>AnneMarieW</dc:creator>
              <dc:date>2016-10-03T11:42:00</dc:date>
            </office:change-info>
          </text:insertion>
        </text:changed-region>
        <text:changed-region xml:id="ct140236897738368" text:id="ct140236897738368">
          <text:deletion>
            <office:change-info>
              <dc:creator>AnneMarieW</dc:creator>
              <dc:date>2016-10-03T11:42:00</dc:date>
            </office:change-info>
            <text:p text:style-name="Body"><text:span text:style-name="T2"><text:s/>of code</text:span></text:p>
          </text:deletion>
        </text:changed-region>
        <text:changed-region xml:id="ct140236898141232" text:id="ct140236898141232">
          <text:insertion>
            <office:change-info>
              <dc:creator>Carol Nichols</dc:creator>
              <dc:date>2016-11-01T15:23:00</dc:date>
            </office:change-info>
          </text:insertion>
        </text:changed-region>
        <text:changed-region xml:id="ct140236897362752" text:id="ct140236897362752">
          <text:insertion>
            <office:change-info>
              <dc:creator>AnneMarieW</dc:creator>
              <dc:date>2016-10-03T11:43:00</dc:date>
            </office:change-info>
          </text:insertion>
        </text:changed-region>
        <text:changed-region xml:id="ct140236897939696" text:id="ct140236897939696">
          <text:deletion>
            <office:change-info>
              <dc:creator>AnneMarieW</dc:creator>
              <dc:date>2016-10-03T11:43:00</dc:date>
            </office:change-info>
            <text:p text:style-name="Body"><text:span text:style-name="T2">above, like so</text:span></text:p>
          </text:deletion>
        </text:changed-region>
        <text:changed-region xml:id="ct140236897939920" text:id="ct140236897939920">
          <text:insertion>
            <office:change-info>
              <dc:creator>Carol Nichols</dc:creator>
              <dc:date>2016-11-01T15:24:00</dc:date>
            </office:change-info>
          </text:insertion>
        </text:changed-region>
        <text:changed-region xml:id="ct140236907981904" text:id="ct140236907981904">
          <text:insertion>
            <office:change-info>
              <dc:creator>AnneMarieW</dc:creator>
              <dc:date>2016-10-03T11:43:00</dc:date>
            </office:change-info>
          </text:insertion>
        </text:changed-region>
        <text:changed-region xml:id="ct140236908188400" text:id="ct140236908188400">
          <text:deletion>
            <office:change-info>
              <dc:creator>AnneMarieW</dc:creator>
              <dc:date>2016-10-03T11:43:00</dc:date>
            </office:change-info>
            <text:p text:style-name="Body"><text:span text:style-name="T2"><text:s/>it. C</text:span></text:p>
          </text:deletion>
        </text:changed-region>
        <text:changed-region xml:id="ct140236924271456" text:id="ct140236924271456">
          <text:insertion>
            <office:change-info>
              <dc:creator>AnneMarieW</dc:creator>
              <dc:date>2016-10-03T11:43:00</dc:date>
            </office:change-info>
          </text:insertion>
        </text:changed-region>
        <text:changed-region xml:id="ct140236913117248" text:id="ct140236913117248">
          <text:insertion>
            <office:change-info>
              <dc:creator>AnneMarieW</dc:creator>
              <dc:date>2016-10-03T11:44:00</dc:date>
            </office:change-info>
          </text:insertion>
        </text:changed-region>
        <text:changed-region xml:id="ct140236905768064" text:id="ct140236905768064">
          <text:deletion>
            <office:change-info>
              <dc:creator>AnneMarieW</dc:creator>
              <dc:date>2016-10-03T11:44:00</dc:date>
            </office:change-info>
            <text:p text:style-name="Body"><text:span text:style-name="T2"><text:s/>a</text:span></text:p>
          </text:deletion>
        </text:changed-region>
        <text:changed-region xml:id="ct140236921984320" text:id="ct140236921984320">
          <text:insertion>
            <office:change-info>
              <dc:creator>AnneMarieW</dc:creator>
              <dc:date>2016-10-03T11:44:00</dc:date>
            </office:change-info>
          </text:insertion>
        </text:changed-region>
        <text:changed-region xml:id="ct140236921878928" text:id="ct140236921878928">
          <text:deletion>
            <office:change-info>
              <dc:creator>AnneMarieW</dc:creator>
              <dc:date>2016-10-03T11:44:00</dc:date>
            </office:change-info>
            <text:p text:style-name="BodyFirst"><text:span text:style-name="T2">isions on</text:span></text:p>
          </text:deletion>
        </text:changed-region>
        <text:changed-region xml:id="ct140236909971616" text:id="ct140236909971616">
          <text:insertion>
            <office:change-info>
              <dc:creator>AnneMarieW</dc:creator>
              <dc:date>2016-10-03T11:44:00</dc:date>
            </office:change-info>
          </text:insertion>
        </text:changed-region>
        <text:changed-region xml:id="ct140236925288496" text:id="ct140236925288496">
          <text:deletion>
            <office:change-info>
              <dc:creator>AnneMarieW</dc:creator>
              <dc:date>2016-10-03T11:44:00</dc:date>
            </office:change-info>
            <text:p text:style-name="BodyFirst"><text:span text:style-name="T2">,</text:span></text:p>
          </text:deletion>
        </text:changed-region>
        <text:changed-region xml:id="ct140236923829344" text:id="ct140236923829344">
          <text:deletion>
            <office:change-info>
              <dc:creator>AnneMarieW</dc:creator>
              <dc:date>2016-10-03T11:44:00</dc:date>
            </office:change-info>
            <text:p text:style-name="BodyFirst"><text:span text:style-name="T2">,</text:span></text:p>
          </text:deletion>
        </text:changed-region>
        <text:changed-region xml:id="ct140236862640544" text:id="ct140236862640544">
          <text:deletion>
            <office:change-info>
              <dc:creator>AnneMarieW</dc:creator>
              <dc:date>2016-10-03T11:45:00</dc:date>
            </office:change-info>
            <text:p text:style-name="BodyFirst"><text:span text:style-name="T2">us</text:span></text:p>
          </text:deletion>
        </text:changed-region>
        <text:changed-region xml:id="ct140236909839632" text:id="ct140236909839632">
          <text:insertion>
            <office:change-info>
              <dc:creator>AnneMarieW</dc:creator>
              <dc:date>2016-10-03T11:45:00</dc:date>
            </office:change-info>
          </text:insertion>
        </text:changed-region>
        <text:changed-region xml:id="ct140236922842608" text:id="ct140236922842608">
          <text:deletion>
            <office:change-info>
              <dc:creator>AnneMarieW</dc:creator>
              <dc:date>2016-10-03T11:45:00</dc:date>
            </office:change-info>
            <text:p text:style-name="BodyFirst"><text:span text:style-name="T2">our </text:span></text:p>
          </text:deletion>
        </text:changed-region>
        <text:changed-region xml:id="ct140236863701232" text:id="ct140236863701232">
          <text:deletion>
            <office:change-info>
              <dc:creator>janelle</dc:creator>
              <dc:date>2016-10-26T12:33:00</dc:date>
            </office:change-info>
            <text:p text:style-name="HeadB">I</text:p>
          </text:deletion>
        </text:changed-region>
        <text:changed-region xml:id="ct140236913021936" text:id="ct140236913021936">
          <text:insertion>
            <office:change-info>
              <dc:creator>janelle</dc:creator>
              <dc:date>2016-10-26T12:33:00</dc:date>
            </office:change-info>
          </text:insertion>
        </text:changed-region>
        <text:changed-region xml:id="ct140236924486288" text:id="ct140236924486288">
          <text:format-change>
            <office:change-info>
              <dc:creator>Carol Nichols</dc:creator>
              <dc:date>2016-11-01T11:03:00</dc:date>
            </office:change-info>
          </text:format-change>
        </text:changed-region>
        <text:changed-region xml:id="ct140236908152432" text:id="ct140236908152432">
          <text:deletion>
            <office:change-info>
              <dc:creator>AnneMarieW</dc:creator>
              <dc:date>2016-10-03T15:37:00</dc:date>
            </office:change-info>
            <text:p text:style-name="BodyFirst"><text:span text:style-name="T2">us</text:span></text:p>
          </text:deletion>
        </text:changed-region>
        <text:changed-region xml:id="ct140236911701456" text:id="ct140236911701456">
          <text:deletion>
            <office:change-info>
              <dc:creator>Carol Nichols</dc:creator>
              <dc:date>2016-11-01T11:04:00</dc:date>
            </office:change-info>
            <text:p text:style-name="BodyFirst"><text:span text:style-name="T2">you</text:span></text:p>
          </text:deletion>
        </text:changed-region>
        <text:changed-region xml:id="ct140236924036992" text:id="ct140236924036992">
          <text:insertion>
            <office:change-info>
              <dc:creator>Carol Nichols</dc:creator>
              <dc:date>2016-11-01T11:04:00</dc:date>
            </office:change-info>
          </text:insertion>
        </text:changed-region>
        <text:changed-region xml:id="ct140236909837776" text:id="ct140236909837776">
          <text:deletion>
            <office:change-info>
              <dc:creator>Carol Nichols</dc:creator>
              <dc:date>2016-11-01T11:04:00</dc:date>
            </office:change-info>
            <text:p text:style-name="BodyFirst"><text:span text:style-name="T2">your</text:span></text:p>
          </text:deletion>
        </text:changed-region>
        <text:changed-region xml:id="ct140236913502080" text:id="ct140236913502080">
          <text:insertion>
            <office:change-info>
              <dc:creator>Carol Nichols</dc:creator>
              <dc:date>2016-11-01T11:04:00</dc:date>
            </office:change-info>
          </text:insertion>
        </text:changed-region>
        <text:changed-region xml:id="ct140236918103136" text:id="ct140236918103136">
          <text:deletion>
            <office:change-info>
              <dc:creator>AnneMarieW</dc:creator>
              <dc:date>2016-10-03T15:37:00</dc:date>
            </office:change-info>
            <text:p text:style-name="BodyFirst"><text:span text:style-name="T2">We</text:span></text:p>
          </text:deletion>
        </text:changed-region>
        <text:changed-region xml:id="ct140236913141648" text:id="ct140236913141648">
          <text:deletion>
            <office:change-info>
              <dc:creator>Carol Nichols</dc:creator>
              <dc:date>2016-11-01T11:04:00</dc:date>
            </office:change-info>
            <text:p text:style-name="BodyFirst"><text:span text:style-name="T2">You</text:span></text:p>
          </text:deletion>
        </text:changed-region>
        <text:changed-region xml:id="ct140236910198208" text:id="ct140236910198208">
          <text:insertion>
            <office:change-info>
              <dc:creator>Carol Nichols</dc:creator>
              <dc:date>2016-11-01T11:04:00</dc:date>
            </office:change-info>
          </text:insertion>
        </text:changed-region>
        <text:changed-region xml:id="ct140236922709712" text:id="ct140236922709712">
          <text:deletion>
            <office:change-info>
              <dc:creator>AnneMarieW</dc:creator>
              <dc:date>2016-10-03T15:37:00</dc:date>
            </office:change-info>
            <text:p text:style-name="BodyFirst"><text:span text:style-name="T2">ay</text:span></text:p>
          </text:deletion>
        </text:changed-region>
        <text:changed-region xml:id="ct140236923697760" text:id="ct140236923697760">
          <text:insertion>
            <office:change-info>
              <dc:creator>AnneMarieW</dc:creator>
              <dc:date>2016-10-03T15:37:00</dc:date>
            </office:change-info>
          </text:insertion>
        </text:changed-region>
        <text:changed-region xml:id="ct140236921877808" text:id="ct140236921877808">
          <text:deletion>
            <office:change-info>
              <dc:creator>AnneMarieW</dc:creator>
              <dc:date>2016-10-03T15:38:00</dc:date>
            </office:change-info>
            <text:p text:style-name="Body"><text:span text:style-name="T2">Let’s make </text:span></text:p>
          </text:deletion>
        </text:changed-region>
        <text:changed-region xml:id="ct140236913114592" text:id="ct140236913114592">
          <text:insertion>
            <office:change-info>
              <dc:creator>AnneMarieW</dc:creator>
              <dc:date>2016-10-03T15:38:00</dc:date>
            </office:change-info>
          </text:insertion>
        </text:changed-region>
        <text:changed-region xml:id="ct140236863017152" text:id="ct140236863017152">
          <text:insertion>
            <office:change-info>
              <dc:creator>AnneMarieW</dc:creator>
              <dc:date>2016-10-03T15:38:00</dc:date>
            </office:change-info>
          </text:insertion>
        </text:changed-region>
        <text:changed-region xml:id="ct140236924430912" text:id="ct140236924430912">
          <text:format-change>
            <office:change-info>
              <dc:creator>AnneMarieW</dc:creator>
              <dc:date>2016-10-03T15:37:00</dc:date>
            </office:change-info>
          </text:format-change>
        </text:changed-region>
        <text:changed-region xml:id="ct140236901382032" text:id="ct140236901382032">
          <text:insertion>
            <office:change-info>
              <dc:creator>AnneMarieW</dc:creator>
              <dc:date>2016-10-03T15:38:00</dc:date>
            </office:change-info>
          </text:insertion>
        </text:changed-region>
        <text:changed-region xml:id="ct140236913524384" text:id="ct140236913524384">
          <text:deletion>
            <office:change-info>
              <dc:creator>AnneMarieW</dc:creator>
              <dc:date>2016-10-03T15:38:00</dc:date>
            </office:change-info>
            <text:p text:style-name="Body"><text:span text:style-name="Literal"><text:span text:style-name="T2">,</text:span></text:span></text:p>
          </text:deletion>
        </text:changed-region>
        <text:changed-region xml:id="ct140236910217056" text:id="ct140236910217056">
          <text:insertion>
            <office:change-info>
              <dc:creator>AnneMarieW</dc:creator>
              <dc:date>2016-10-03T15:38:00</dc:date>
            </office:change-info>
          </text:insertion>
        </text:changed-region>
        <text:changed-region xml:id="ct140236924093712" text:id="ct140236924093712">
          <text:deletion>
            <office:change-info>
              <dc:creator>AnneMarieW</dc:creator>
              <dc:date>2016-10-03T15:38:00</dc:date>
            </office:change-info>
            <text:p text:style-name="Body"><text:span text:style-name="T2">and call it </text:span><text:span text:style-name="Literal"><text:span text:style-name="T2">branches</text:span></text:span></text:p>
          </text:deletion>
        </text:changed-region>
        <text:changed-region xml:id="ct140236899187472" text:id="ct140236899187472">
          <text:insertion>
            <office:change-info>
              <dc:creator>AnneMarieW</dc:creator>
              <dc:date>2016-10-03T15:38:00</dc:date>
            </office:change-info>
          </text:insertion>
        </text:changed-region>
        <text:changed-region xml:id="ct140236866423600" text:id="ct140236866423600">
          <text:insertion>
            <office:change-info>
              <dc:creator>AnneMarieW</dc:creator>
              <dc:date>2016-10-03T15:39:00</dc:date>
            </office:change-info>
          </text:insertion>
        </text:changed-region>
        <text:changed-region xml:id="ct140236905742672" text:id="ct140236905742672">
          <text:deletion>
            <office:change-info>
              <dc:creator>AnneMarieW</dc:creator>
              <dc:date>2016-10-03T15:39:00</dc:date>
            </office:change-info>
            <text:p text:style-name="P8"><text:span text:style-name="T2">our </text:span></text:p>
          </text:deletion>
        </text:changed-region>
        <text:changed-region xml:id="ct140236869223680" text:id="ct140236869223680">
          <text:insertion>
            <office:change-info>
              <dc:creator>AnneMarieW</dc:creator>
              <dc:date>2016-10-03T15:39:00</dc:date>
            </office:change-info>
          </text:insertion>
        </text:changed-region>
        <text:changed-region xml:id="ct140236824580112" text:id="ct140236824580112">
          <text:deletion>
            <office:change-info>
              <dc:creator>AnneMarieW</dc:creator>
              <dc:date>2016-10-03T15:39:00</dc:date>
            </office:change-info>
            <text:p text:style-name="P8"><text:span text:style-name="T2">is </text:span></text:p>
          </text:deletion>
        </text:changed-region>
        <text:changed-region xml:id="ct140236923830896" text:id="ct140236923830896">
          <text:insertion>
            <office:change-info>
              <dc:creator>AnneMarieW</dc:creator>
              <dc:date>2016-10-03T15:39:00</dc:date>
            </office:change-info>
          </text:insertion>
        </text:changed-region>
        <text:changed-region xml:id="ct140236863187200" text:id="ct140236863187200">
          <text:deletion>
            <office:change-info>
              <dc:creator>AnneMarieW</dc:creator>
              <dc:date>2016-10-03T15:39:00</dc:date>
            </office:change-info>
            <text:p text:style-name="P8"><text:span text:style-name="T2">ing if our</text:span></text:p>
          </text:deletion>
        </text:changed-region>
        <text:changed-region xml:id="ct140236911658080" text:id="ct140236911658080">
          <text:insertion>
            <office:change-info>
              <dc:creator>AnneMarieW</dc:creator>
              <dc:date>2016-10-03T15:39:00</dc:date>
            </office:change-info>
          </text:insertion>
        </text:changed-region>
        <text:changed-region xml:id="ct140236913015136" text:id="ct140236913015136">
          <text:deletion>
            <office:change-info>
              <dc:creator>NSP</dc:creator>
              <dc:date>2016-10-21T14:08:00</dc:date>
            </office:change-info>
            <text:p text:style-name="P8"><text:span text:style-name="T2">variable binding</text:span></text:p>
          </text:deletion>
        </text:changed-region>
        <text:changed-region xml:id="ct140236913334464" text:id="ct140236913334464">
          <text:insertion>
            <office:change-info>
              <dc:creator>NSP</dc:creator>
              <dc:date>2016-10-21T14:08:00</dc:date>
            </office:change-info>
          </text:insertion>
        </text:changed-region>
        <text:changed-region xml:id="ct140236918743712" text:id="ct140236918743712">
          <text:deletion>
            <office:change-info>
              <dc:creator>AnneMarieW</dc:creator>
              <dc:date>2016-10-03T15:39:00</dc:date>
            </office:change-info>
            <text:p text:style-name="P8"><text:span text:style-name="T2">that is </text:span></text:p>
          </text:deletion>
        </text:changed-region>
        <text:changed-region xml:id="ct140236911669792" text:id="ct140236911669792">
          <text:insertion>
            <office:change-info>
              <dc:creator>AnneMarieW</dc:creator>
              <dc:date>2016-10-03T15:39:00</dc:date>
            </office:change-info>
          </text:insertion>
        </text:changed-region>
        <text:changed-region xml:id="ct140236909933056" text:id="ct140236909933056">
          <text:deletion>
            <office:change-info>
              <dc:creator>AnneMarieW</dc:creator>
              <dc:date>2016-10-03T15:39:00</dc:date>
            </office:change-info>
            <text:p text:style-name="P8"><text:span text:style-name="T2">go</text:span></text:p>
          </text:deletion>
        </text:changed-region>
        <text:changed-region xml:id="ct140236909931968" text:id="ct140236909931968">
          <text:deletion>
            <office:change-info>
              <dc:creator>AnneMarieW</dc:creator>
              <dc:date>2016-10-03T15:40:00</dc:date>
            </office:change-info>
            <text:p text:style-name="P8"><text:span text:style-name="T2">es </text:span></text:p>
          </text:deletion>
        </text:changed-region>
        <text:changed-region xml:id="ct140236911353296" text:id="ct140236911353296">
          <text:deletion>
            <office:change-info>
              <dc:creator>AnneMarieW</dc:creator>
              <dc:date>2016-10-03T15:40:00</dc:date>
            </office:change-info>
            <text:p text:style-name="P8"><text:span text:style-name="T2">,</text:span></text:p>
          </text:deletion>
        </text:changed-region>
        <text:changed-region xml:id="ct140236922499712" text:id="ct140236922499712">
          <text:deletion>
            <office:change-info>
              <dc:creator>Carol Nichols</dc:creator>
              <dc:date>2016-11-01T11:05:00</dc:date>
            </office:change-info>
            <text:p text:style-name="P8"><text:span text:style-name="T2">These b</text:span></text:p>
          </text:deletion>
        </text:changed-region>
        <text:changed-region xml:id="ct140236923659536" text:id="ct140236923659536">
          <text:insertion>
            <office:change-info>
              <dc:creator>Carol Nichols</dc:creator>
              <dc:date>2016-11-01T11:05:00</dc:date>
            </office:change-info>
          </text:insertion>
        </text:changed-region>
        <text:changed-region xml:id="ct140236835906624" text:id="ct140236835906624">
          <text:insertion>
            <office:change-info>
              <dc:creator>Carol Nichols</dc:creator>
              <dc:date>2016-11-01T11:05:00</dc:date>
            </office:change-info>
          </text:insertion>
        </text:changed-region>
        <text:changed-region xml:id="ct140236898136144" text:id="ct140236898136144">
          <text:insertion>
            <office:change-info>
              <dc:creator>Carol Nichols</dc:creator>
              <dc:date>2016-11-01T11:06:00</dc:date>
            </office:change-info>
          </text:insertion>
        </text:changed-region>
        <text:changed-region xml:id="ct140236898129824" text:id="ct140236898129824">
          <text:deletion>
            <office:change-info>
              <dc:creator>Carol Nichols</dc:creator>
              <dc:date>2016-11-01T11:06:00</dc:date>
            </office:change-info>
            <text:p text:style-name="P8"><text:span text:style-name="T2"><text:s/>are sometimes called </text:span><text:span text:style-name="EmphasisItalic"><text:span text:style-name="T2">arms</text:span></text:span></text:p>
          </text:deletion>
        </text:changed-region>
        <text:changed-region xml:id="ct140236909386928" text:id="ct140236909386928">
          <text:deletion>
            <office:change-info>
              <dc:creator>Carol Nichols</dc:creator>
              <dc:date>2016-11-01T11:06:00</dc:date>
            </office:change-info>
            <text:p text:style-name="P8"><text:span text:style-name="EmphasisItalic"><text:span text:style-name="T2">. </text:span></text:span></text:p>
          </text:deletion>
        </text:changed-region>
        <text:changed-region xml:id="ct140236914744496" text:id="ct140236914744496">
          <text:deletion>
            <office:change-info>
              <dc:creator>AnneMarieW</dc:creator>
              <dc:date>2016-10-03T15:41:00</dc:date>
            </office:change-info>
            <text:p text:style-name="P8"><text:span text:style-name="EmphasisItalic"><text:span text:style-name="T2">We can o</text:span></text:span></text:p>
          </text:deletion>
        </text:changed-region>
        <text:changed-region xml:id="ct140236908757296" text:id="ct140236908757296">
          <text:insertion>
            <office:change-info>
              <dc:creator>Carol Nichols</dc:creator>
              <dc:date>2016-11-01T11:06:00</dc:date>
            </office:change-info>
          </text:insertion>
        </text:changed-region>
        <text:changed-region xml:id="ct140236915028576" text:id="ct140236915028576">
          <text:insertion>
            <office:change-info>
              <dc:creator>AnneMarieW</dc:creator>
              <dc:date>2016-10-03T15:41:00</dc:date>
            </office:change-info>
          </text:insertion>
        </text:changed-region>
        <text:changed-region xml:id="ct140236867796160" text:id="ct140236867796160">
          <text:insertion>
            <office:change-info>
              <dc:creator>AnneMarieW</dc:creator>
              <dc:date>2016-10-03T15:41:00</dc:date>
            </office:change-info>
          </text:insertion>
        </text:changed-region>
        <text:changed-region xml:id="ct140236912362608" text:id="ct140236912362608">
          <text:deletion>
            <office:change-info>
              <dc:creator>Carol Nichols</dc:creator>
              <dc:date>2016-11-01T11:07:00</dc:date>
            </office:change-info>
            <text:p text:style-name="P8"><text:span text:style-name="T2">you</text:span></text:p>
          </text:deletion>
        </text:changed-region>
        <text:changed-region xml:id="ct140236896830848" text:id="ct140236896830848">
          <text:insertion>
            <office:change-info>
              <dc:creator>Carol Nichols</dc:creator>
              <dc:date>2016-11-01T11:07:00</dc:date>
            </office:change-info>
          </text:insertion>
        </text:changed-region>
        <text:changed-region xml:id="ct140236905340192" text:id="ct140236905340192">
          <text:insertion>
            <office:change-info>
              <dc:creator>AnneMarieW</dc:creator>
              <dc:date>2016-10-03T15:41:00</dc:date>
            </office:change-info>
          </text:insertion>
        </text:changed-region>
        <text:changed-region xml:id="ct140236800046976" text:id="ct140236800046976">
          <text:deletion>
            <office:change-info>
              <dc:creator>AnneMarieW</dc:creator>
              <dc:date>2016-10-03T15:42:00</dc:date>
            </office:change-info>
            <text:p text:style-name="P8"><text:span text:style-name="T2">which </text:span></text:p>
          </text:deletion>
        </text:changed-region>
        <text:changed-region xml:id="ct140236858544128" text:id="ct140236858544128">
          <text:deletion>
            <office:change-info>
              <dc:creator>Carol Nichols</dc:creator>
              <dc:date>2016-11-01T11:07:00</dc:date>
            </office:change-info>
            <text:p text:style-name="P8"><text:span text:style-name="T2">as w</text:span></text:p>
          </text:deletion>
        </text:changed-region>
        <text:changed-region xml:id="ct140237248583136" text:id="ct140237248583136">
          <text:deletion>
            <office:change-info>
              <dc:creator>AnneMarieW</dc:creator>
              <dc:date>2016-10-03T15:42:00</dc:date>
            </office:change-info>
            <text:p text:style-name="P8"><text:span text:style-name="T2">e </text:span></text:p>
          </text:deletion>
        </text:changed-region>
        <text:changed-region xml:id="ct140236915514368" text:id="ct140236915514368">
          <text:deletion>
            <office:change-info>
              <dc:creator>Carol Nichols</dc:creator>
              <dc:date>2016-11-01T11:07:00</dc:date>
            </office:change-info>
            <text:p text:style-name="P8"><text:span text:style-name="T2">as </text:span></text:p>
          </text:deletion>
        </text:changed-region>
        <text:changed-region xml:id="ct140237248587872" text:id="ct140237248587872">
          <text:insertion>
            <office:change-info>
              <dc:creator>Carol Nichols</dc:creator>
              <dc:date>2016-11-01T11:07:00</dc:date>
            </office:change-info>
          </text:insertion>
        </text:changed-region>
        <text:changed-region xml:id="ct140236909318496" text:id="ct140236909318496">
          <text:insertion>
            <office:change-info>
              <dc:creator>AnneMarieW</dc:creator>
              <dc:date>2016-10-03T15:42:00</dc:date>
            </office:change-info>
          </text:insertion>
        </text:changed-region>
        <text:changed-region xml:id="ct140236801800656" text:id="ct140236801800656">
          <text:deletion>
            <office:change-info>
              <dc:creator>Carol Nichols</dc:creator>
              <dc:date>2016-11-01T11:07:00</dc:date>
            </office:change-info>
            <text:p text:style-name="P8"><text:span text:style-name="T2">ne</text:span></text:p>
          </text:deletion>
        </text:changed-region>
        <text:changed-region xml:id="ct140236801860288" text:id="ct140236801860288">
          <text:deletion>
            <office:change-info>
              <dc:creator>AnneMarieW</dc:creator>
              <dc:date>2016-10-03T15:42:00</dc:date>
            </office:change-info>
            <text:p text:style-name="P8"><text:span text:style-name="T2">have chosen to do</text:span></text:p>
          </text:deletion>
        </text:changed-region>
        <text:changed-region xml:id="ct140236867803424" text:id="ct140236867803424">
          <text:insertion>
            <office:change-info>
              <dc:creator>AnneMarieW</dc:creator>
              <dc:date>2016-10-03T15:43:00</dc:date>
            </office:change-info>
          </text:insertion>
        </text:changed-region>
        <text:changed-region xml:id="ct140236800061008" text:id="ct140236800061008">
          <text:deletion>
            <office:change-info>
              <dc:creator>AnneMarieW</dc:creator>
              <dc:date>2016-10-03T15:42:00</dc:date>
            </office:change-info>
            <text:p text:style-name="P8"><text:span text:style-name="T2">.</text:span></text:p>
          </text:deletion>
        </text:changed-region>
        <text:changed-region xml:id="ct140236915045968" text:id="ct140236915045968">
          <text:insertion>
            <office:change-info>
              <dc:creator>AnneMarieW</dc:creator>
              <dc:date>2016-10-03T15:42:00</dc:date>
            </office:change-info>
          </text:insertion>
        </text:changed-region>
        <text:changed-region xml:id="ct140237295775536" text:id="ct140237295775536">
          <text:deletion>
            <office:change-info>
              <dc:creator>AnneMarieW</dc:creator>
              <dc:date>2016-10-03T15:42:00</dc:date>
            </office:change-info>
            <text:p text:style-name="P8"><text:span text:style-name="T2"><text:s/>This</text:span></text:p>
          </text:deletion>
        </text:changed-region>
        <text:changed-region xml:id="ct140236920102448" text:id="ct140236920102448">
          <text:deletion>
            <office:change-info>
              <dc:creator>AnneMarieW</dc:creator>
              <dc:date>2016-10-03T15:42:00</dc:date>
            </office:change-info>
            <text:p text:style-name="P8"><text:span text:style-name="T2">s</text:span></text:p>
          </text:deletion>
        </text:changed-region>
        <text:changed-region xml:id="ct140236921131152" text:id="ct140236921131152">
          <text:deletion>
            <office:change-info>
              <dc:creator>AnneMarieW</dc:creator>
              <dc:date>2016-10-03T15:42:00</dc:date>
            </office:change-info>
            <text:p text:style-name="P8"><text:span text:style-name="T2">give</text:span></text:p>
          </text:deletion>
        </text:changed-region>
        <text:changed-region xml:id="ct140236917487744" text:id="ct140236917487744">
          <text:insertion>
            <office:change-info>
              <dc:creator>AnneMarieW</dc:creator>
              <dc:date>2016-10-03T15:42:00</dc:date>
            </office:change-info>
          </text:insertion>
        </text:changed-region>
        <text:changed-region xml:id="ct140236918228720" text:id="ct140236918228720">
          <text:insertion>
            <office:change-info>
              <dc:creator>Carol Nichols</dc:creator>
              <dc:date>2016-11-01T15:46:00</dc:date>
            </office:change-info>
          </text:insertion>
        </text:changed-region>
        <text:changed-region xml:id="ct140236905640160" text:id="ct140236905640160">
          <text:deletion>
            <office:change-info>
              <dc:creator>AnneMarieW</dc:creator>
              <dc:date>2016-10-03T15:43:00</dc:date>
            </office:change-info>
            <text:p text:style-name="Body"><text:span text:style-name="T2">,</text:span></text:p>
          </text:deletion>
        </text:changed-region>
        <text:changed-region xml:id="ct140237282818016" text:id="ct140237282818016">
          <text:insertion>
            <office:change-info>
              <dc:creator>AnneMarieW</dc:creator>
              <dc:date>2016-10-03T15:43:00</dc:date>
            </office:change-info>
          </text:insertion>
        </text:changed-region>
        <text:changed-region xml:id="ct140236911495920" text:id="ct140236911495920">
          <text:deletion>
            <office:change-info>
              <dc:creator>AnneMarieW</dc:creator>
              <dc:date>2016-10-03T15:43:00</dc:date>
            </office:change-info>
            <text:p text:style-name="Body"><text:span text:style-name="T2"><text:s/>and</text:span></text:p>
          </text:deletion>
        </text:changed-region>
        <text:changed-region xml:id="ct140236924097632" text:id="ct140236924097632">
          <text:insertion>
            <office:change-info>
              <dc:creator>AnneMarieW</dc:creator>
              <dc:date>2016-10-03T15:43:00</dc:date>
            </office:change-info>
          </text:insertion>
        </text:changed-region>
        <text:changed-region xml:id="ct140236799175584" text:id="ct140236799175584">
          <text:deletion>
            <office:change-info>
              <dc:creator>AnneMarieW</dc:creator>
              <dc:date>2016-10-03T15:43:00</dc:date>
            </office:change-info>
            <text:p text:style-name="Body"><text:span text:style-name="T2"><text:s/>like this</text:span></text:p>
          </text:deletion>
        </text:changed-region>
        <text:changed-region xml:id="ct140236910065984" text:id="ct140236910065984">
          <text:deletion>
            <office:change-info>
              <dc:creator>AnneMarieW</dc:creator>
              <dc:date>2016-10-03T15:44:00</dc:date>
            </office:change-info>
            <text:p text:style-name="Body"><text:span text:style-name="T2">here</text:span></text:p>
          </text:deletion>
        </text:changed-region>
        <text:changed-region xml:id="ct140236909932512" text:id="ct140236909932512">
          <text:insertion>
            <office:change-info>
              <dc:creator>AnneMarieW</dc:creator>
              <dc:date>2016-10-03T15:44:00</dc:date>
            </office:change-info>
          </text:insertion>
        </text:changed-region>
        <text:changed-region xml:id="ct140236911519472" text:id="ct140236911519472">
          <text:deletion>
            <office:change-info>
              <dc:creator>AnneMarieW</dc:creator>
              <dc:date>2016-10-03T15:43:00</dc:date>
            </office:change-info>
            <text:p text:style-name="Body"><text:span text:style-name="T2">is</text:span></text:p>
          </text:deletion>
        </text:changed-region>
        <text:changed-region xml:id="ct140236908139184" text:id="ct140236908139184">
          <text:insertion>
            <office:change-info>
              <dc:creator>AnneMarieW</dc:creator>
              <dc:date>2016-10-03T15:43:00</dc:date>
            </office:change-info>
          </text:insertion>
        </text:changed-region>
        <text:changed-region xml:id="ct140236913362768" text:id="ct140236913362768">
          <text:deletion>
            <office:change-info>
              <dc:creator>AnneMarieW</dc:creator>
              <dc:date>2016-10-03T15:44:00</dc:date>
            </office:change-info>
            <text:p text:style-name="Body"><text:span text:style-name="T2"><text:s/>will complain about it</text:span></text:p>
          </text:deletion>
        </text:changed-region>
        <text:changed-region xml:id="ct140236929028208" text:id="ct140236929028208">
          <text:insertion>
            <office:change-info>
              <dc:creator>AnneMarieW</dc:creator>
              <dc:date>2016-10-03T15:44:00</dc:date>
            </office:change-info>
          </text:insertion>
        </text:changed-region>
        <text:changed-region xml:id="ct140236923350016" text:id="ct140236923350016">
          <text:deletion>
            <office:change-info>
              <dc:creator>Carol Nichols</dc:creator>
              <dc:date>2016-11-01T15:26:00</dc:date>
            </office:change-info>
            <text:p text:style-name="P9">error: mismatched types [--explain E0308]</text:p>
          </text:deletion>
        </text:changed-region>
        <text:changed-region xml:id="ct140236869153792" text:id="ct140236869153792">
          <text:deletion>
            <office:change-info>
              <dc:creator>Carol Nichols</dc:creator>
              <dc:date>2016-11-01T15:26:00</dc:date>
            </office:change-info>
            <text:p text:style-name="P9"><text:s/>--&gt; src/main.rs:4:8</text:p>
          </text:deletion>
        </text:changed-region>
        <text:changed-region xml:id="ct140236908187792" text:id="ct140236908187792">
          <text:deletion>
            <office:change-info>
              <dc:creator>Carol Nichols</dc:creator>
              <dc:date>2016-11-01T15:26:00</dc:date>
            </office:change-info>
            <text:p text:style-name="P9">4 |&gt; <text:s text:c="4"/>if number {</text:p>
          </text:deletion>
        </text:changed-region>
        <text:changed-region xml:id="ct140236909802592" text:id="ct140236909802592">
          <text:deletion>
            <office:change-info>
              <dc:creator>Carol Nichols</dc:creator>
              <dc:date>2016-11-01T15:26:00</dc:date>
            </office:change-info>
            <text:p text:style-name="P9"><text:s text:c="2"/>|&gt; <text:s text:c="7"/>^^^^^^ expected bool, found integral variable</text:p>
          </text:deletion>
        </text:changed-region>
        <text:changed-region xml:id="ct140236913354064" text:id="ct140236913354064">
          <text:deletion>
            <office:change-info>
              <dc:creator>Carol Nichols</dc:creator>
              <dc:date>2016-11-01T15:26:00</dc:date>
            </office:change-info>
            <text:p text:style-name="P9">note: expected type `bool`</text:p>
          </text:deletion>
        </text:changed-region>
        <text:changed-region xml:id="ct140236913200736" text:id="ct140236913200736">
          <text:deletion>
            <office:change-info>
              <dc:creator>Carol Nichols</dc:creator>
              <dc:date>2016-11-01T15:26:00</dc:date>
            </office:change-info>
            <text:p text:style-name="CodeB">note: <text:s text:c="3"/>found type `_`</text:p>
          </text:deletion>
        </text:changed-region>
        <text:changed-region xml:id="ct140236918820560" text:id="ct140236918820560">
          <text:insertion>
            <office:change-info>
              <dc:creator>Carol Nichols</dc:creator>
              <dc:date>2016-11-01T15:26:00</dc:date>
            </office:change-info>
          </text:insertion>
        </text:changed-region>
        <text:changed-region xml:id="ct140236911664064" text:id="ct140236911664064">
          <text:deletion>
            <office:change-info>
              <dc:creator>AnneMarieW</dc:creator>
              <dc:date>2016-10-03T15:45:00</dc:date>
            </office:change-info>
            <text:p text:style-name="Body"><text:span text:style-name="T2">tells us</text:span></text:p>
          </text:deletion>
        </text:changed-region>
        <text:changed-region xml:id="ct140236863848944" text:id="ct140236863848944">
          <text:insertion>
            <office:change-info>
              <dc:creator>AnneMarieW</dc:creator>
              <dc:date>2016-10-03T15:45:00</dc:date>
            </office:change-info>
          </text:insertion>
        </text:changed-region>
        <text:changed-region xml:id="ct140236824412864" text:id="ct140236824412864">
          <text:deletion>
            <office:change-info>
              <dc:creator>AnneMarieW</dc:creator>
              <dc:date>2016-10-03T15:45:00</dc:date>
            </office:change-info>
            <text:p text:style-name="Body"><text:span text:style-name="Literal"><text:span text:style-name="T2">,</text:span></text:span></text:p>
          </text:deletion>
        </text:changed-region>
        <text:changed-region xml:id="ct140236899168160" text:id="ct140236899168160">
          <text:deletion>
            <office:change-info>
              <dc:creator>AnneMarieW</dc:creator>
              <dc:date>2016-10-03T15:45:00</dc:date>
            </office:change-info>
            <text:p text:style-name="Body"><text:span text:style-name="T2"><text:s/>here</text:span></text:p>
          </text:deletion>
        </text:changed-region>
        <text:changed-region xml:id="ct140236923265136" text:id="ct140236923265136">
          <text:deletion>
            <office:change-info>
              <dc:creator>janelle</dc:creator>
              <dc:date>2016-10-26T12:31:00</dc:date>
            </office:change-info>
            <text:p text:style-name="Body"><text:span text:style-name="T2"><text:s/></text:span></text:p>
          </text:deletion>
        </text:changed-region>
        <text:changed-region xml:id="ct140236825857920" text:id="ct140236825857920">
          <text:deletion>
            <office:change-info>
              <dc:creator>AnneMarieW</dc:creator>
              <dc:date>2016-10-03T15:45:00</dc:date>
            </office:change-info>
            <text:p text:style-name="Body"><text:span text:style-name="T2">like</text:span></text:p>
          </text:deletion>
        </text:changed-region>
        <text:changed-region xml:id="ct140236894399440" text:id="ct140236894399440">
          <text:insertion>
            <office:change-info>
              <dc:creator>AnneMarieW</dc:creator>
              <dc:date>2016-10-03T15:45:00</dc:date>
            </office:change-info>
          </text:insertion>
        </text:changed-region>
        <text:changed-region xml:id="ct140236911675360" text:id="ct140236911675360">
          <text:deletion>
            <office:change-info>
              <dc:creator>AnneMarieW</dc:creator>
              <dc:date>2016-10-03T15:45:00</dc:date>
            </office:change-info>
            <text:p text:style-name="Body"><text:span text:style-name="T2">or</text:span></text:p>
          </text:deletion>
        </text:changed-region>
        <text:changed-region xml:id="ct140236913476752" text:id="ct140236913476752">
          <text:insertion>
            <office:change-info>
              <dc:creator>AnneMarieW</dc:creator>
              <dc:date>2016-10-03T15:45:00</dc:date>
            </office:change-info>
          </text:insertion>
        </text:changed-region>
        <text:changed-region xml:id="ct140236910181680" text:id="ct140236910181680">
          <text:deletion>
            <office:change-info>
              <dc:creator>AnneMarieW</dc:creator>
              <dc:date>2016-10-03T15:46:00</dc:date>
            </office:change-info>
            <text:p text:style-name="Body"><text:span text:style-name="T2">We</text:span></text:p>
          </text:deletion>
        </text:changed-region>
        <text:changed-region xml:id="ct140236911656672" text:id="ct140236911656672">
          <text:insertion>
            <office:change-info>
              <dc:creator>AnneMarieW</dc:creator>
              <dc:date>2016-10-03T15:46:00</dc:date>
            </office:change-info>
          </text:insertion>
        </text:changed-region>
        <text:changed-region xml:id="ct140236898227984" text:id="ct140236898227984">
          <text:deletion>
            <office:change-info>
              <dc:creator>AnneMarieW</dc:creator>
              <dc:date>2016-10-03T15:46:00</dc:date>
            </office:change-info>
            <text:p text:style-name="Body"><text:span text:style-name="T2">give</text:span></text:p>
          </text:deletion>
        </text:changed-region>
        <text:changed-region xml:id="ct140236924759616" text:id="ct140236924759616">
          <text:insertion>
            <office:change-info>
              <dc:creator>AnneMarieW</dc:creator>
              <dc:date>2016-10-03T15:46:00</dc:date>
            </office:change-info>
          </text:insertion>
        </text:changed-region>
        <text:changed-region xml:id="ct140236911546976" text:id="ct140236911546976">
          <text:insertion>
            <office:change-info>
              <dc:creator>AnneMarieW</dc:creator>
              <dc:date>2016-10-03T15:46:00</dc:date>
            </office:change-info>
          </text:insertion>
        </text:changed-region>
        <text:changed-region xml:id="ct140236923498256" text:id="ct140236923498256">
          <text:deletion>
            <office:change-info>
              <dc:creator>Carol Nichols</dc:creator>
              <dc:date>2016-11-01T15:27:00</dc:date>
            </office:change-info>
            <text:p text:style-name="Body"><text:span text:style-name="T2">you</text:span></text:p>
          </text:deletion>
        </text:changed-region>
        <text:changed-region xml:id="ct140236913299584" text:id="ct140236913299584">
          <text:insertion>
            <office:change-info>
              <dc:creator>Carol Nichols</dc:creator>
              <dc:date>2016-11-01T15:27:00</dc:date>
            </office:change-info>
          </text:insertion>
        </text:changed-region>
        <text:changed-region xml:id="ct140236924737104" text:id="ct140236924737104">
          <text:deletion>
            <office:change-info>
              <dc:creator>Carol Nichols</dc:creator>
              <dc:date>2016-11-01T15:27:00</dc:date>
            </office:change-info>
            <text:p text:style-name="Body"><text:span text:style-name="T2">wanted</text:span></text:p>
          </text:deletion>
        </text:changed-region>
        <text:changed-region xml:id="ct140236869531616" text:id="ct140236869531616">
          <text:insertion>
            <office:change-info>
              <dc:creator>Carol Nichols</dc:creator>
              <dc:date>2016-11-01T15:27:00</dc:date>
            </office:change-info>
          </text:insertion>
        </text:changed-region>
        <text:changed-region xml:id="ct140236911702224" text:id="ct140236911702224">
          <text:deletion>
            <office:change-info>
              <dc:creator>Carol Nichols</dc:creator>
              <dc:date>2016-11-01T15:27:00</dc:date>
            </office:change-info>
            <text:p text:style-name="Body"><text:span text:style-name="T2">your</text:span></text:p>
          </text:deletion>
        </text:changed-region>
        <text:changed-region xml:id="ct140236925649360" text:id="ct140236925649360">
          <text:insertion>
            <office:change-info>
              <dc:creator>Carol Nichols</dc:creator>
              <dc:date>2016-11-01T15:27:00</dc:date>
            </office:change-info>
          </text:insertion>
        </text:changed-region>
        <text:changed-region xml:id="ct140236908213392" text:id="ct140236908213392">
          <text:deletion>
            <office:change-info>
              <dc:creator>AnneMarieW</dc:creator>
              <dc:date>2016-10-03T15:46:00</dc:date>
            </office:change-info>
            <text:p text:style-name="Body"><text:span text:style-name="T2">we</text:span></text:p>
          </text:deletion>
        </text:changed-region>
        <text:changed-region xml:id="ct140236800824144" text:id="ct140236800824144">
          <text:deletion>
            <office:change-info>
              <dc:creator>Carol Nichols</dc:creator>
              <dc:date>2016-11-01T15:27:00</dc:date>
            </office:change-info>
            <text:p text:style-name="Body"><text:span text:style-name="T2">you</text:span></text:p>
          </text:deletion>
        </text:changed-region>
        <text:changed-region xml:id="ct140236913084496" text:id="ct140236913084496">
          <text:insertion>
            <office:change-info>
              <dc:creator>Carol Nichols</dc:creator>
              <dc:date>2016-11-01T15:27:00</dc:date>
            </office:change-info>
          </text:insertion>
        </text:changed-region>
        <text:changed-region xml:id="ct140236913362224" text:id="ct140236913362224">
          <text:deletion>
            <office:change-info>
              <dc:creator>Carol Nichols</dc:creator>
              <dc:date>2016-11-01T15:27:00</dc:date>
            </office:change-info>
            <text:p text:style-name="Body"><text:span text:style-name="T2">would</text:span></text:p>
          </text:deletion>
        </text:changed-region>
        <text:changed-region xml:id="ct140236913016864" text:id="ct140236913016864">
          <text:insertion>
            <office:change-info>
              <dc:creator>Carol Nichols</dc:creator>
              <dc:date>2016-11-01T15:27:00</dc:date>
            </office:change-info>
          </text:insertion>
        </text:changed-region>
        <text:changed-region xml:id="ct140236863433424" text:id="ct140236863433424">
          <text:deletion>
            <office:change-info>
              <dc:creator>AnneMarieW</dc:creator>
              <dc:date>2016-10-03T15:48:00</dc:date>
            </office:change-info>
            <text:p text:style-name="Body"><text:span text:style-name="T2">read</text:span></text:p>
          </text:deletion>
        </text:changed-region>
        <text:changed-region xml:id="ct140236906244640" text:id="ct140236906244640">
          <text:insertion>
            <office:change-info>
              <dc:creator>AnneMarieW</dc:creator>
              <dc:date>2016-10-03T15:46:00</dc:date>
            </office:change-info>
          </text:insertion>
        </text:changed-region>
        <text:changed-region xml:id="ct140236864144112" text:id="ct140236864144112">
          <text:insertion>
            <office:change-info>
              <dc:creator>AnneMarieW</dc:creator>
              <dc:date>2016-10-03T15:48:00</dc:date>
            </office:change-info>
          </text:insertion>
        </text:changed-region>
        <text:changed-region xml:id="ct140236910036416" text:id="ct140236910036416">
          <text:insertion>
            <office:change-info>
              <dc:creator>AnneMarieW</dc:creator>
              <dc:date>2016-10-03T15:47:00</dc:date>
            </office:change-info>
          </text:insertion>
        </text:changed-region>
        <text:changed-region xml:id="ct140236911695808" text:id="ct140236911695808">
          <text:format-change>
            <office:change-info>
              <dc:creator>Carol Nichols</dc:creator>
              <dc:date>2016-11-01T11:10:00</dc:date>
            </office:change-info>
          </text:format-change>
        </text:changed-region>
        <text:changed-region xml:id="ct140236922640720" text:id="ct140236922640720">
          <text:deletion>
            <office:change-info>
              <dc:creator>AnneMarieW</dc:creator>
              <dc:date>2016-10-03T15:48:00</dc:date>
            </office:change-info>
            <text:p text:style-name="BodyFirst"><text:span text:style-name="T2">We</text:span></text:p>
          </text:deletion>
        </text:changed-region>
        <text:changed-region xml:id="ct140236923082928" text:id="ct140236923082928">
          <text:deletion>
            <office:change-info>
              <dc:creator>Carol Nichols</dc:creator>
              <dc:date>2016-11-01T11:10:00</dc:date>
            </office:change-info>
            <text:p text:style-name="BodyFirst"><text:span text:style-name="T2">You</text:span></text:p>
          </text:deletion>
        </text:changed-region>
        <text:changed-region xml:id="ct140236922134272" text:id="ct140236922134272">
          <text:insertion>
            <office:change-info>
              <dc:creator>Carol Nichols</dc:creator>
              <dc:date>2016-11-01T11:10:00</dc:date>
            </office:change-info>
          </text:insertion>
        </text:changed-region>
        <text:changed-region xml:id="ct140236906506432" text:id="ct140236906506432">
          <text:deletion>
            <office:change-info>
              <dc:creator>AnneMarieW</dc:creator>
              <dc:date>2016-10-03T15:49:00</dc:date>
            </office:change-info>
            <text:p text:style-name="Body"><text:span text:style-name="T2">If you try </text:span></text:p>
          </text:deletion>
        </text:changed-region>
        <text:changed-region xml:id="ct140236908275632" text:id="ct140236908275632">
          <text:insertion>
            <office:change-info>
              <dc:creator>AnneMarieW</dc:creator>
              <dc:date>2016-10-03T15:49:00</dc:date>
            </office:change-info>
          </text:insertion>
        </text:changed-region>
        <text:changed-region xml:id="ct140236863278384" text:id="ct140236863278384">
          <text:insertion>
            <office:change-info>
              <dc:creator>AnneMarieW</dc:creator>
              <dc:date>2016-10-03T15:49:00</dc:date>
            </office:change-info>
          </text:insertion>
        </text:changed-region>
        <text:changed-region xml:id="ct140236918838240" text:id="ct140236918838240">
          <text:deletion>
            <office:change-info>
              <dc:creator>AnneMarieW</dc:creator>
              <dc:date>2016-10-03T15:49:00</dc:date>
            </office:change-info>
            <text:p text:style-name="Body"><text:span text:style-name="T2"><text:s/>like this</text:span></text:p>
          </text:deletion>
        </text:changed-region>
        <text:changed-region xml:id="ct140236901018768" text:id="ct140236901018768">
          <text:deletion>
            <office:change-info>
              <dc:creator>AnneMarieW</dc:creator>
              <dc:date>2016-10-03T15:50:00</dc:date>
            </office:change-info>
            <text:p text:style-name="Body"><text:span text:style-name="T2">will </text:span></text:p>
          </text:deletion>
        </text:changed-region>
        <text:changed-region xml:id="ct140236900963744" text:id="ct140236900963744">
          <text:insertion>
            <office:change-info>
              <dc:creator>AnneMarieW</dc:creator>
              <dc:date>2016-10-03T15:50:00</dc:date>
            </office:change-info>
          </text:insertion>
        </text:changed-region>
        <text:changed-region xml:id="ct140236865713136" text:id="ct140236865713136">
          <text:insertion>
            <office:change-info>
              <dc:creator>AnneMarieW</dc:creator>
              <dc:date>2016-10-03T15:50:00</dc:date>
            </office:change-info>
          </text:insertion>
        </text:changed-region>
        <text:changed-region xml:id="ct140236922820976" text:id="ct140236922820976">
          <text:deletion>
            <office:change-info>
              <dc:creator>AnneMarieW</dc:creator>
              <dc:date>2016-10-03T15:50:00</dc:date>
            </office:change-info>
            <text:p text:style-name="Body"><text:span text:style-name="T2">did n</text:span></text:p>
          </text:deletion>
        </text:changed-region>
        <text:changed-region xml:id="ct140236910160144" text:id="ct140236910160144">
          <text:insertion>
            <office:change-info>
              <dc:creator>AnneMarieW</dc:creator>
              <dc:date>2016-10-03T15:50:00</dc:date>
            </office:change-info>
          </text:insertion>
        </text:changed-region>
        <text:changed-region xml:id="ct140236899202976" text:id="ct140236899202976">
          <text:insertion>
            <office:change-info>
              <dc:creator>AnneMarieW</dc:creator>
              <dc:date>2016-10-03T15:50:00</dc:date>
            </office:change-info>
          </text:insertion>
        </text:changed-region>
        <text:changed-region xml:id="ct140236926542400" text:id="ct140236926542400">
          <text:deletion>
            <office:change-info>
              <dc:creator>AnneMarieW</dc:creator>
              <dc:date>2016-10-03T15:50:00</dc:date>
            </office:change-info>
            <text:p text:style-name="Body"><text:span text:style-name="T2">id we</text:span></text:p>
          </text:deletion>
        </text:changed-region>
        <text:changed-region xml:id="ct140236913720784" text:id="ct140236913720784">
          <text:insertion>
            <office:change-info>
              <dc:creator>AnneMarieW</dc:creator>
              <dc:date>2016-10-03T15:50:00</dc:date>
            </office:change-info>
          </text:insertion>
        </text:changed-region>
        <text:changed-region xml:id="ct140236913777424" text:id="ct140236913777424">
          <text:deletion>
            <office:change-info>
              <dc:creator>NSP</dc:creator>
              <dc:date>2016-10-21T14:26:00</dc:date>
            </office:change-info>
            <text:p text:style-name="Body"><text:span text:style-name="T2">you</text:span></text:p>
          </text:deletion>
        </text:changed-region>
        <text:changed-region xml:id="ct140236901009760" text:id="ct140236901009760">
          <text:insertion>
            <office:change-info>
              <dc:creator>NSP</dc:creator>
              <dc:date>2016-10-21T14:26:00</dc:date>
            </office:change-info>
          </text:insertion>
        </text:changed-region>
        <text:changed-region xml:id="ct140236907671472" text:id="ct140236907671472">
          <text:deletion>
            <office:change-info>
              <dc:creator>AnneMarieW</dc:creator>
              <dc:date>2016-10-03T15:50:00</dc:date>
            </office:change-info>
            <text:p text:style-name="Body"><text:span text:style-name="T2">at’s because</text:span></text:p>
          </text:deletion>
        </text:changed-region>
        <text:changed-region xml:id="ct140236871969424" text:id="ct140236871969424">
          <text:insertion>
            <office:change-info>
              <dc:creator>AnneMarieW</dc:creator>
              <dc:date>2016-10-03T15:50:00</dc:date>
            </office:change-info>
          </text:insertion>
        </text:changed-region>
        <text:changed-region xml:id="ct140236911093728" text:id="ct140236911093728">
          <text:deletion>
            <office:change-info>
              <dc:creator>AnneMarieW</dc:creator>
              <dc:date>2016-10-03T15:51:00</dc:date>
            </office:change-info>
            <text:p text:style-name="Body"><text:span text:style-name="T2">find yourself with </text:span></text:p>
          </text:deletion>
        </text:changed-region>
        <text:changed-region xml:id="ct140236923966064" text:id="ct140236923966064">
          <text:insertion>
            <office:change-info>
              <dc:creator>AnneMarieW</dc:creator>
              <dc:date>2016-10-03T15:51:00</dc:date>
            </office:change-info>
          </text:insertion>
        </text:changed-region>
        <text:changed-region xml:id="ct140236912936496" text:id="ct140236912936496">
          <text:deletion>
            <office:change-info>
              <dc:creator>AnneMarieW</dc:creator>
              <dc:date>2016-10-03T15:51:00</dc:date>
            </office:change-info>
            <text:p text:style-name="Body"><text:span text:style-name="T2">ay</text:span></text:p>
          </text:deletion>
        </text:changed-region>
        <text:changed-region xml:id="ct140236925810080" text:id="ct140236925810080">
          <text:insertion>
            <office:change-info>
              <dc:creator>AnneMarieW</dc:creator>
              <dc:date>2016-10-03T15:51:00</dc:date>
            </office:change-info>
          </text:insertion>
        </text:changed-region>
        <text:changed-region xml:id="ct140236913654208" text:id="ct140236913654208">
          <text:deletion>
            <office:change-info>
              <dc:creator>AnneMarieW</dc:creator>
              <dc:date>2016-10-03T15:51:00</dc:date>
            </office:change-info>
            <text:p text:style-name="Body"><text:span text:style-name="T2">look at </text:span></text:p>
          </text:deletion>
        </text:changed-region>
        <text:changed-region xml:id="ct140236922731936" text:id="ct140236922731936">
          <text:deletion>
            <office:change-info>
              <dc:creator>AnneMarieW</dc:creator>
              <dc:date>2016-10-03T15:51:00</dc:date>
            </office:change-info>
            <text:p text:style-name="Body"><text:span text:style-name="T2">ing</text:span></text:p>
          </text:deletion>
        </text:changed-region>
        <text:changed-region xml:id="ct140236905870304" text:id="ct140236905870304">
          <text:deletion>
            <office:change-info>
              <dc:creator>AnneMarieW</dc:creator>
              <dc:date>2016-10-03T15:51:00</dc:date>
            </office:change-info>
            <text:p text:style-name="Body"><text:span text:style-name="T2">In </text:span></text:p>
          </text:deletion>
        </text:changed-region>
        <text:changed-region xml:id="ct140236924803424" text:id="ct140236924803424">
          <text:deletion>
            <office:change-info>
              <dc:creator>AnneMarieW</dc:creator>
              <dc:date>2016-10-03T15:51:00</dc:date>
            </office:change-info>
            <text:p text:style-name="Body"><text:span text:style-name="T2">, we’ll talk about</text:span></text:p>
          </text:deletion>
        </text:changed-region>
        <text:changed-region xml:id="ct140236911646240" text:id="ct140236911646240">
          <text:insertion>
            <office:change-info>
              <dc:creator>AnneMarieW</dc:creator>
              <dc:date>2016-10-03T15:51:00</dc:date>
            </office:change-info>
          </text:insertion>
        </text:changed-region>
        <text:changed-region xml:id="ct140236869227248" text:id="ct140236869227248">
          <text:format-change>
            <office:change-info>
              <dc:creator>Carol Nichols</dc:creator>
              <dc:date>2016-11-01T16:18:00</dc:date>
            </office:change-info>
          </text:format-change>
        </text:changed-region>
        <text:changed-region xml:id="ct140236924327408" text:id="ct140236924327408">
          <text:deletion>
            <office:change-info>
              <dc:creator>Carol Nichols</dc:creator>
              <dc:date>2016-11-01T09:16:00</dc:date>
            </office:change-info>
            <text:p text:style-name="HeadB"><text:span text:style-name="T2">Binding</text:span></text:p>
          </text:deletion>
        </text:changed-region>
        <text:changed-region xml:id="ct140236909707792" text:id="ct140236909707792">
          <text:insertion>
            <office:change-info>
              <dc:creator>Carol Nichols</dc:creator>
              <dc:date>2016-11-01T09:16:00</dc:date>
            </office:change-info>
          </text:insertion>
        </text:changed-region>
        <text:changed-region xml:id="ct140236907723616" text:id="ct140236907723616">
          <text:deletion>
            <office:change-info>
              <dc:creator>Carol Nichols</dc:creator>
              <dc:date>2016-11-01T15:30:00</dc:date>
            </office:change-info>
            <text:p text:style-name="BodyFirst"><text:span text:style-name="T2">The last detail you need to know about</text:span></text:p>
          </text:deletion>
        </text:changed-region>
        <text:changed-region xml:id="ct140236913184224" text:id="ct140236913184224">
          <text:insertion>
            <office:change-info>
              <dc:creator>Carol Nichols</dc:creator>
              <dc:date>2016-11-01T15:30:00</dc:date>
            </office:change-info>
          </text:insertion>
        </text:changed-region>
        <text:changed-region xml:id="ct140236908640976" text:id="ct140236908640976">
          <text:deletion>
            <office:change-info>
              <dc:creator>Carol Nichols</dc:creator>
              <dc:date>2016-11-01T15:30:00</dc:date>
            </office:change-info>
            <text:p text:style-name="BodyFirst"><text:span text:style-name="T2"><text:s/>that it’s</text:span></text:p>
          </text:deletion>
        </text:changed-region>
        <text:changed-region xml:id="ct140236924920608" text:id="ct140236924920608">
          <text:deletion>
            <office:change-info>
              <dc:creator>Carol Nichols</dc:creator>
              <dc:date>2016-11-01T15:30:00</dc:date>
            </office:change-info>
            <text:p text:style-name="BodyFirst"><text:span text:style-name="T2">. That means that </text:span></text:p>
          </text:deletion>
        </text:changed-region>
        <text:changed-region xml:id="ct140237155606576" text:id="ct140237155606576">
          <text:deletion>
            <office:change-info>
              <dc:creator>AnneMarieW</dc:creator>
              <dc:date>2016-10-03T15:53:00</dc:date>
            </office:change-info>
            <text:p text:style-name="BodyFirst"><text:span text:style-name="T2">we</text:span></text:p>
          </text:deletion>
        </text:changed-region>
        <text:changed-region xml:id="ct140237294314736" text:id="ct140237294314736">
          <text:deletion>
            <office:change-info>
              <dc:creator>Carol Nichols</dc:creator>
              <dc:date>2016-11-01T15:30:00</dc:date>
            </office:change-info>
            <text:p text:style-name="BodyFirst"><text:span text:style-name="T2">you</text:span></text:p>
          </text:deletion>
        </text:changed-region>
        <text:changed-region xml:id="ct140236908100992" text:id="ct140236908100992">
          <text:insertion>
            <office:change-info>
              <dc:creator>Carol Nichols</dc:creator>
              <dc:date>2016-11-01T15:30:00</dc:date>
            </office:change-info>
          </text:insertion>
        </text:changed-region>
        <text:changed-region xml:id="ct140236869040224" text:id="ct140236869040224">
          <text:deletion>
            <office:change-info>
              <dc:creator>AnneMarieW</dc:creator>
              <dc:date>2016-10-03T15:53:00</dc:date>
            </office:change-info>
            <text:p text:style-name="BodyFirst"><text:span text:style-name="T2"><text:s/>hand</text:span></text:p>
          </text:deletion>
        </text:changed-region>
        <text:changed-region xml:id="ct140236922470976" text:id="ct140236922470976">
          <text:deletion>
            <office:change-info>
              <dc:creator>Carol Nichols</dc:creator>
              <dc:date>2016-11-01T09:16:00</dc:date>
            </office:change-info>
            <text:p text:style-name="BodyFirst"><text:span text:style-name="T2">binding</text:span></text:p>
          </text:deletion>
        </text:changed-region>
        <text:changed-region xml:id="ct140237256722176" text:id="ct140237256722176">
          <text:insertion>
            <office:change-info>
              <dc:creator>Carol Nichols</dc:creator>
              <dc:date>2016-11-01T09:16:00</dc:date>
            </office:change-info>
          </text:insertion>
        </text:changed-region>
        <text:changed-region xml:id="ct140236925897440" text:id="ct140236925897440">
          <text:insertion>
            <office:change-info>
              <dc:creator>Carol Nichols</dc:creator>
              <dc:date>2016-11-01T15:36:00</dc:date>
            </office:change-info>
          </text:insertion>
        </text:changed-region>
        <text:changed-region xml:id="ct140236908164352" text:id="ct140236908164352">
          <text:insertion>
            <office:change-info>
              <dc:creator>Carol Nichols</dc:creator>
              <dc:date>2016-11-01T15:36:00</dc:date>
            </office:change-info>
          </text:insertion>
        </text:changed-region>
        <text:changed-region xml:id="ct140237157778448" text:id="ct140237157778448">
          <text:deletion>
            <office:change-info>
              <dc:creator>AnneMarieW</dc:creator>
              <dc:date>2016-10-04T09:35:00</dc:date>
            </office:change-info>
            <text:p text:style-name="Body"><text:span text:style-name="T2">Let’s r</text:span></text:p>
          </text:deletion>
        </text:changed-region>
        <text:changed-region xml:id="ct140236869056208" text:id="ct140236869056208">
          <text:insertion>
            <office:change-info>
              <dc:creator>AnneMarieW</dc:creator>
              <dc:date>2016-10-04T09:35:00</dc:date>
            </office:change-info>
          </text:insertion>
        </text:changed-region>
        <text:changed-region xml:id="ct140236908088080" text:id="ct140236908088080">
          <text:insertion>
            <office:change-info>
              <dc:creator>AnneMarieW</dc:creator>
              <dc:date>2016-10-04T09:34:00</dc:date>
            </office:change-info>
          </text:insertion>
        </text:changed-region>
        <text:changed-region xml:id="ct140236824188800" text:id="ct140236824188800">
          <text:insertion>
            <office:change-info>
              <dc:creator>AnneMarieW</dc:creator>
              <dc:date>2016-10-04T09:35:00</dc:date>
            </office:change-info>
          </text:insertion>
        </text:changed-region>
        <text:changed-region xml:id="ct140236923299216" text:id="ct140236923299216">
          <text:deletion>
            <office:change-info>
              <dc:creator>AnneMarieW</dc:creator>
              <dc:date>2016-10-04T09:35:00</dc:date>
            </office:change-info>
            <text:p text:style-name="Body"><text:span text:style-name="T2">,</text:span></text:p>
          </text:deletion>
        </text:changed-region>
        <text:changed-region xml:id="ct140236925808176" text:id="ct140236925808176">
          <text:insertion>
            <office:change-info>
              <dc:creator>AnneMarieW</dc:creator>
              <dc:date>2016-10-04T09:35:00</dc:date>
            </office:change-info>
          </text:insertion>
        </text:changed-region>
        <text:changed-region xml:id="ct140236925817584" text:id="ct140236925817584">
          <text:insertion>
            <office:change-info>
              <dc:creator>Carol Nichols</dc:creator>
              <dc:date>2016-11-01T15:32:00</dc:date>
            </office:change-info>
          </text:insertion>
        </text:changed-region>
        <text:changed-region xml:id="ct140236897836048" text:id="ct140236897836048">
          <text:insertion>
            <office:change-info>
              <dc:creator>Carol Nichols</dc:creator>
              <dc:date>2016-11-01T15:32:00</dc:date>
            </office:change-info>
          </text:insertion>
        </text:changed-region>
        <text:changed-region xml:id="ct140236901017264" text:id="ct140236901017264">
          <text:deletion>
            <office:change-info>
              <dc:creator>Carol Nichols</dc:creator>
              <dc:date>2016-11-01T15:32:00</dc:date>
            </office:change-info>
            <text:p text:style-name="Body"><text:span text:style-name="T2">both</text:span></text:p>
          </text:deletion>
        </text:changed-region>
        <text:changed-region xml:id="ct140236900484848" text:id="ct140236900484848">
          <text:insertion>
            <office:change-info>
              <dc:creator>Carol Nichols</dc:creator>
              <dc:date>2016-11-01T15:32:00</dc:date>
            </office:change-info>
          </text:insertion>
        </text:changed-region>
        <text:changed-region xml:id="ct140236901024752" text:id="ct140236901024752">
          <text:deletion>
            <office:change-info>
              <dc:creator>Carol Nichols</dc:creator>
              <dc:date>2016-11-01T15:32:00</dc:date>
            </office:change-info>
            <text:p text:style-name="Body"><text:span text:style-name="T2">s</text:span></text:p>
          </text:deletion>
        </text:changed-region>
        <text:changed-region xml:id="ct140236908361680" text:id="ct140236908361680">
          <text:deletion>
            <office:change-info>
              <dc:creator>Carol Nichols</dc:creator>
              <dc:date>2016-11-01T15:40:00</dc:date>
            </office:change-info>
            <text:p text:style-name="Body"><text:span text:style-name="T2"><text:s/>the previous example</text:span></text:p>
          </text:deletion>
        </text:changed-region>
        <text:changed-region xml:id="ct140236925077600" text:id="ct140236925077600">
          <text:insertion>
            <office:change-info>
              <dc:creator>Carol Nichols</dc:creator>
              <dc:date>2016-11-01T15:40:00</dc:date>
            </office:change-info>
          </text:insertion>
        </text:changed-region>
        <text:changed-region xml:id="ct140236923390640" text:id="ct140236923390640">
          <text:deletion>
            <office:change-info>
              <dc:creator>Carol Nichols</dc:creator>
              <dc:date>2016-11-01T15:40:00</dc:date>
            </office:change-info>
            <text:p text:style-name="Body"><text:span text:style-name="T2">they </text:span></text:p>
          </text:deletion>
        </text:changed-region>
        <text:changed-region xml:id="ct140236924348400" text:id="ct140236924348400">
          <text:deletion>
            <office:change-info>
              <dc:creator>Carol Nichols</dc:creator>
              <dc:date>2016-11-01T15:40:00</dc:date>
            </office:change-info>
            <text:p text:style-name="Body"><text:span text:style-name="T2">were both</text:span></text:p>
          </text:deletion>
        </text:changed-region>
        <text:changed-region xml:id="ct140236913518912" text:id="ct140236913518912">
          <text:insertion>
            <office:change-info>
              <dc:creator>Carol Nichols</dc:creator>
              <dc:date>2016-11-01T15:40:00</dc:date>
            </office:change-info>
          </text:insertion>
        </text:changed-region>
        <text:changed-region xml:id="ct140236911236672" text:id="ct140236911236672">
          <text:insertion>
            <office:change-info>
              <dc:creator>Carol Nichols</dc:creator>
              <dc:date>2016-11-01T15:41:00</dc:date>
            </office:change-info>
          </text:insertion>
        </text:changed-region>
        <text:changed-region xml:id="ct140237093171680" text:id="ct140237093171680">
          <text:deletion>
            <office:change-info>
              <dc:creator>AnneMarieW</dc:creator>
              <dc:date>2016-10-04T09:39:00</dc:date>
            </office:change-info>
            <text:p text:style-name="Body"><text:span text:style-name="T2">If we try to </text:span></text:p>
          </text:deletion>
        </text:changed-region>
        <text:changed-region xml:id="ct140236925290544" text:id="ct140236925290544">
          <text:insertion>
            <office:change-info>
              <dc:creator>AnneMarieW</dc:creator>
              <dc:date>2016-10-04T09:39:00</dc:date>
            </office:change-info>
          </text:insertion>
        </text:changed-region>
        <text:changed-region xml:id="ct140236923904064" text:id="ct140236923904064">
          <text:deletion>
            <office:change-info>
              <dc:creator>NSP</dc:creator>
              <dc:date>2016-10-21T14:28:00</dc:date>
            </office:change-info>
            <text:p text:style-name="Body"><text:span text:style-name="T2">you</text:span></text:p>
          </text:deletion>
        </text:changed-region>
        <text:changed-region xml:id="ct140236913225200" text:id="ct140236913225200">
          <text:insertion>
            <office:change-info>
              <dc:creator>NSP</dc:creator>
              <dc:date>2016-10-21T14:28:00</dc:date>
            </office:change-info>
          </text:insertion>
        </text:changed-region>
        <text:changed-region xml:id="ct140236894466592" text:id="ct140236894466592">
          <text:insertion>
            <office:change-info>
              <dc:creator>AnneMarieW</dc:creator>
              <dc:date>2016-10-04T09:39:00</dc:date>
            </office:change-info>
          </text:insertion>
        </text:changed-region>
        <text:changed-region xml:id="ct140236909884176" text:id="ct140236909884176">
          <text:insertion>
            <office:change-info>
              <dc:creator>AnneMarieW</dc:creator>
              <dc:date>2016-10-04T09:39:00</dc:date>
            </office:change-info>
          </text:insertion>
        </text:changed-region>
        <text:changed-region xml:id="ct140236871972528" text:id="ct140236871972528">
          <text:deletion>
            <office:change-info>
              <dc:creator>AnneMarieW</dc:creator>
              <dc:date>2016-10-04T09:40:00</dc:date>
            </office:change-info>
            <text:p text:style-name="Body"><text:span text:style-name="T2">tells us</text:span></text:p>
          </text:deletion>
        </text:changed-region>
        <text:changed-region xml:id="ct140236913546784" text:id="ct140236913546784">
          <text:insertion>
            <office:change-info>
              <dc:creator>AnneMarieW</dc:creator>
              <dc:date>2016-10-04T09:40:00</dc:date>
            </office:change-info>
          </text:insertion>
        </text:changed-region>
        <text:changed-region xml:id="ct140236921650256" text:id="ct140236921650256">
          <text:deletion>
            <office:change-info>
              <dc:creator>AnneMarieW</dc:creator>
              <dc:date>2016-10-04T09:40:00</dc:date>
            </office:change-info>
            <text:p text:style-name="Body"><text:span text:style-name="T2">our </text:span></text:p>
          </text:deletion>
        </text:changed-region>
        <text:changed-region xml:id="ct140236922388848" text:id="ct140236922388848">
          <text:insertion>
            <office:change-info>
              <dc:creator>AnneMarieW</dc:creator>
              <dc:date>2016-10-04T09:40:00</dc:date>
            </office:change-info>
          </text:insertion>
        </text:changed-region>
        <text:changed-region xml:id="ct140236869494672" text:id="ct140236869494672">
          <text:deletion>
            <office:change-info>
              <dc:creator>Carol Nichols</dc:creator>
              <dc:date>2016-11-01T15:42:00</dc:date>
            </office:change-info>
            <text:p text:style-name="CodeC">error: Could not compile `branches`.</text:p>
          </text:deletion>
        </text:changed-region>
        <text:changed-region xml:id="ct140236863236480" text:id="ct140236863236480">
          <text:deletion>
            <office:change-info>
              <dc:creator>Carol Nichols</dc:creator>
              <dc:date>2016-11-01T16:19:00</dc:date>
            </office:change-info>
            <text:p text:style-name="CodeC"/>
            <text:p text:style-name="CodeB"/>
            <text:p text:style-name="CodeC"/>
          </text:deletion>
        </text:changed-region>
        <text:changed-region xml:id="ct140236924596608" text:id="ct140236924596608">
          <text:deletion>
            <office:change-info>
              <dc:creator>Carol Nichols</dc:creator>
              <dc:date>2016-11-01T15:42:00</dc:date>
            </office:change-info>
            <text:p text:style-name="CodeC">error: aborting due to previous error</text:p>
          </text:deletion>
        </text:changed-region>
        <text:changed-region xml:id="ct140237162322640" text:id="ct140237162322640">
          <text:deletion>
            <office:change-info>
              <dc:creator>Carol Nichols</dc:creator>
              <dc:date>2016-11-01T16:19:00</dc:date>
            </office:change-info>
            <text:p text:style-name="CodeC"/>
            <text:p text:style-name="CodeB"/>
            <text:p text:style-name="Body"/>
          </text:deletion>
        </text:changed-region>
        <text:changed-region xml:id="ct140236825919376" text:id="ct140236825919376">
          <text:insertion>
            <office:change-info>
              <dc:creator>AnneMarieW</dc:creator>
              <dc:date>2016-10-04T09:40:00</dc:date>
            </office:change-info>
          </text:insertion>
        </text:changed-region>
        <text:changed-region xml:id="ct140236925703168" text:id="ct140236925703168">
          <text:deletion>
            <office:change-info>
              <dc:creator>AnneMarieW</dc:creator>
              <dc:date>2016-10-04T09:40:00</dc:date>
            </office:change-info>
            <text:p text:style-name="Body"><text:span text:style-name="T2">ca</text:span></text:p>
          </text:deletion>
        </text:changed-region>
        <text:changed-region xml:id="ct140236908603376" text:id="ct140236908603376">
          <text:insertion>
            <office:change-info>
              <dc:creator>AnneMarieW</dc:creator>
              <dc:date>2016-10-04T09:40:00</dc:date>
            </office:change-info>
          </text:insertion>
        </text:changed-region>
        <text:changed-region xml:id="ct140236863836704" text:id="ct140236863836704">
          <text:deletion>
            <office:change-info>
              <dc:creator>AnneMarieW</dc:creator>
              <dc:date>2016-10-04T09:40:00</dc:date>
            </office:change-info>
            <text:p text:style-name="Body"><text:span text:style-name="T2">,</text:span></text:p>
          </text:deletion>
        </text:changed-region>
        <text:changed-region xml:id="ct140236904097664" text:id="ct140236904097664">
          <text:deletion>
            <office:change-info>
              <dc:creator>NSP</dc:creator>
              <dc:date>2016-10-21T14:08:00</dc:date>
            </office:change-info>
            <text:p text:style-name="Body"><text:span text:style-name="T2">variable binding</text:span></text:p>
          </text:deletion>
        </text:changed-region>
        <text:changed-region xml:id="ct140236923968560" text:id="ct140236923968560">
          <text:insertion>
            <office:change-info>
              <dc:creator>NSP</dc:creator>
              <dc:date>2016-10-21T14:08:00</dc:date>
            </office:change-info>
          </text:insertion>
        </text:changed-region>
        <text:changed-region xml:id="ct140236802788944" text:id="ct140236802788944">
          <text:deletion>
            <office:change-info>
              <dc:creator>Carol Nichols</dc:creator>
              <dc:date>2016-11-01T09:17:00</dc:date>
            </office:change-info>
            <text:p text:style-name="Body"><text:span text:style-name="Literal"><text:span text:style-name="T2"><text:s/>binding</text:span></text:span></text:p>
          </text:deletion>
        </text:changed-region>
        <text:changed-region xml:id="ct140236864419488" text:id="ct140236864419488">
          <text:insertion>
            <office:change-info>
              <dc:creator>Carol Nichols</dc:creator>
              <dc:date>2016-11-01T09:17:00</dc:date>
            </office:change-info>
          </text:insertion>
        </text:changed-region>
        <text:changed-region xml:id="ct140236923391184" text:id="ct140236923391184">
          <text:deletion>
            <office:change-info>
              <dc:creator>AnneMarieW</dc:creator>
              <dc:date>2016-10-04T09:40:00</dc:date>
            </office:change-info>
            <text:p text:style-name="Body"><text:span text:style-name="T2"><text:s/>that</text:span></text:p>
          </text:deletion>
        </text:changed-region>
        <text:changed-region xml:id="ct140236904165264" text:id="ct140236904165264">
          <text:deletion>
            <office:change-info>
              <dc:creator>AnneMarieW</dc:creator>
              <dc:date>2016-10-04T09:42:00</dc:date>
            </office:change-info>
            <text:p text:style-name="Body"><text:span text:style-name="T2">be able to </text:span></text:p>
          </text:deletion>
        </text:changed-region>
        <text:changed-region xml:id="ct140236865916656" text:id="ct140236865916656">
          <text:insertion>
            <office:change-info>
              <dc:creator>AnneMarieW</dc:creator>
              <dc:date>2016-10-04T09:42:00</dc:date>
            </office:change-info>
          </text:insertion>
        </text:changed-region>
        <text:changed-region xml:id="ct140237159300208" text:id="ct140237159300208">
          <text:deletion>
            <office:change-info>
              <dc:creator>AnneMarieW</dc:creator>
              <dc:date>2016-10-04T09:41:00</dc:date>
            </office:change-info>
            <text:p text:style-name="Body"><text:span text:style-name="T2">our</text:span></text:p>
          </text:deletion>
        </text:changed-region>
        <text:changed-region xml:id="ct140236864438576" text:id="ct140236864438576">
          <text:insertion>
            <office:change-info>
              <dc:creator>AnneMarieW</dc:creator>
              <dc:date>2016-10-04T09:41:00</dc:date>
            </office:change-info>
          </text:insertion>
        </text:changed-region>
        <text:changed-region xml:id="ct140236913735568" text:id="ct140236913735568">
          <text:deletion>
            <office:change-info>
              <dc:creator>NSP</dc:creator>
              <dc:date>2016-10-21T14:08:00</dc:date>
            </office:change-info>
            <text:p text:style-name="Body"><text:span text:style-name="T2">variable binding</text:span></text:p>
          </text:deletion>
        </text:changed-region>
        <text:changed-region xml:id="ct140236924875952" text:id="ct140236924875952">
          <text:insertion>
            <office:change-info>
              <dc:creator>NSP</dc:creator>
              <dc:date>2016-10-21T14:08:00</dc:date>
            </office:change-info>
          </text:insertion>
        </text:changed-region>
        <text:changed-region xml:id="ct140236859993024" text:id="ct140236859993024">
          <text:deletion>
            <office:change-info>
              <dc:creator>AnneMarieW</dc:creator>
              <dc:date>2016-10-04T09:42:00</dc:date>
            </office:change-info>
            <text:p text:style-name="BodyFirst"><text:span text:style-name="T2"><text:s/>be able to</text:span></text:p>
          </text:deletion>
        </text:changed-region>
        <text:changed-region xml:id="ct140236908246176" text:id="ct140236908246176">
          <text:insertion>
            <office:change-info>
              <dc:creator>AnneMarieW</dc:creator>
              <dc:date>2016-10-04T09:43:00</dc:date>
            </office:change-info>
          </text:insertion>
        </text:changed-region>
        <text:changed-region xml:id="ct140236872945008" text:id="ct140236872945008">
          <text:deletion>
            <office:change-info>
              <dc:creator>AnneMarieW</dc:creator>
              <dc:date>2016-10-04T09:43:00</dc:date>
            </office:change-info>
            <text:p text:style-name="BodyFirst"><text:span text:style-name="T2"><text:s/>time</text:span></text:p>
          </text:deletion>
        </text:changed-region>
        <text:changed-region xml:id="ct140236913248464" text:id="ct140236913248464">
          <text:insertion>
            <office:change-info>
              <dc:creator>AnneMarieW</dc:creator>
              <dc:date>2016-10-04T09:43:00</dc:date>
            </office:change-info>
          </text:insertion>
        </text:changed-region>
        <text:changed-region xml:id="ct140236913083920" text:id="ct140236913083920">
          <text:deletion>
            <office:change-info>
              <dc:creator>AnneMarieW</dc:creator>
              <dc:date>2016-10-04T09:43:00</dc:date>
            </office:change-info>
            <text:p text:style-name="BodyFirst"><text:span text:style-name="T2">has</text:span></text:p>
          </text:deletion>
        </text:changed-region>
        <text:changed-region xml:id="ct140236779790240" text:id="ct140236779790240">
          <text:insertion>
            <office:change-info>
              <dc:creator>AnneMarieW</dc:creator>
              <dc:date>2016-10-04T09:43:00</dc:date>
            </office:change-info>
          </text:insertion>
        </text:changed-region>
        <text:changed-region xml:id="ct140236908262240" text:id="ct140236908262240">
          <text:deletion>
            <office:change-info>
              <dc:creator>AnneMarieW</dc:creator>
              <dc:date>2016-10-04T09:44:00</dc:date>
            </office:change-info>
            <text:p text:style-name="BodyFirst"><text:span text:style-name="T2">try out </text:span></text:p>
          </text:deletion>
        </text:changed-region>
        <text:changed-region xml:id="ct140237282906704" text:id="ct140237282906704">
          <text:insertion>
            <office:change-info>
              <dc:creator>AnneMarieW</dc:creator>
              <dc:date>2016-10-04T09:44:00</dc:date>
            </office:change-info>
          </text:insertion>
        </text:changed-region>
        <text:changed-region xml:id="ct140236907909632" text:id="ct140236907909632">
          <text:deletion>
            <office:change-info>
              <dc:creator>AnneMarieW</dc:creator>
              <dc:date>2016-10-04T09:44:00</dc:date>
            </office:change-info>
            <text:p text:style-name="Body"><text:span text:style-name="T2">There are t</text:span></text:p>
          </text:deletion>
        </text:changed-region>
        <text:changed-region xml:id="ct140236913580112" text:id="ct140236913580112">
          <text:insertion>
            <office:change-info>
              <dc:creator>AnneMarieW</dc:creator>
              <dc:date>2016-10-04T09:44:00</dc:date>
            </office:change-info>
          </text:insertion>
        </text:changed-region>
        <text:changed-region xml:id="ct140236923922928" text:id="ct140236923922928">
          <text:deletion>
            <office:change-info>
              <dc:creator>AnneMarieW</dc:creator>
              <dc:date>2016-10-04T09:44:00</dc:date>
            </office:change-info>
            <text:p text:style-name="Body"><text:span text:style-name="T2"><text:s/>in Rust</text:span></text:p>
          </text:deletion>
        </text:changed-region>
        <text:changed-region xml:id="ct140236909998624" text:id="ct140236909998624">
          <text:deletion>
            <office:change-info>
              <dc:creator>AnneMarieW</dc:creator>
              <dc:date>2016-10-04T09:45:00</dc:date>
            </office:change-info>
            <text:p text:style-name="Body"><text:span text:style-name="T2">dig in</text:span></text:p>
          </text:deletion>
        </text:changed-region>
        <text:changed-region xml:id="ct140236801453424" text:id="ct140236801453424">
          <text:insertion>
            <office:change-info>
              <dc:creator>AnneMarieW</dc:creator>
              <dc:date>2016-10-04T09:45:00</dc:date>
            </office:change-info>
          </text:insertion>
        </text:changed-region>
        <text:changed-region xml:id="ct140236932343776" text:id="ct140236932343776">
          <text:format-change>
            <office:change-info>
              <dc:creator>Carol Nichols</dc:creator>
              <dc:date>2016-11-01T16:56:00</dc:date>
            </office:change-info>
          </text:format-change>
        </text:changed-region>
        <text:changed-region xml:id="ct140237097880512" text:id="ct140237097880512">
          <text:deletion>
            <office:change-info>
              <dc:creator>AnneMarieW</dc:creator>
              <dc:date>2016-10-04T09:45:00</dc:date>
            </office:change-info>
            <text:p text:style-name="BodyFirst"><text:span text:style-name="T2">we</text:span></text:p>
          </text:deletion>
        </text:changed-region>
        <text:changed-region xml:id="ct140236912924208" text:id="ct140236912924208">
          <text:insertion>
            <office:change-info>
              <dc:creator>AnneMarieW</dc:creator>
              <dc:date>2016-10-04T09:45:00</dc:date>
            </office:change-info>
          </text:insertion>
        </text:changed-region>
        <text:changed-region xml:id="ct140236863365344" text:id="ct140236863365344">
          <text:deletion>
            <office:change-info>
              <dc:creator>AnneMarieW</dc:creator>
              <dc:date>2016-10-04T09:45:00</dc:date>
            </office:change-info>
            <text:p text:style-name="Body"><text:span text:style-name="T2">For </text:span></text:p>
          </text:deletion>
        </text:changed-region>
        <text:changed-region xml:id="ct140236871553040" text:id="ct140236871553040">
          <text:insertion>
            <office:change-info>
              <dc:creator>AnneMarieW</dc:creator>
              <dc:date>2016-10-04T09:45:00</dc:date>
            </office:change-info>
          </text:insertion>
        </text:changed-region>
        <text:changed-region xml:id="ct140236895971328" text:id="ct140236895971328">
          <text:format-change>
            <office:change-info>
              <dc:creator>AnneMarieW</dc:creator>
              <dc:date>2016-10-04T09:45:00</dc:date>
            </office:change-info>
          </text:format-change>
        </text:changed-region>
        <text:changed-region xml:id="ct140236918184112" text:id="ct140236918184112">
          <text:deletion>
            <office:change-info>
              <dc:creator>AnneMarieW</dc:creator>
              <dc:date>2016-10-04T09:46:00</dc:date>
            </office:change-info>
            <text:p text:style-name="Body"><text:span text:style-name="T2">If we </text:span></text:p>
          </text:deletion>
        </text:changed-region>
        <text:changed-region xml:id="ct140236911241232" text:id="ct140236911241232">
          <text:insertion>
            <office:change-info>
              <dc:creator>AnneMarieW</dc:creator>
              <dc:date>2016-10-04T09:46:00</dc:date>
            </office:change-info>
          </text:insertion>
        </text:changed-region>
        <text:changed-region xml:id="ct140237155787760" text:id="ct140237155787760">
          <text:deletion>
            <office:change-info>
              <dc:creator>NSP</dc:creator>
              <dc:date>2016-10-21T14:29:00</dc:date>
            </office:change-info>
            <text:p text:style-name="Body"><text:span text:style-name="T2">you</text:span></text:p>
          </text:deletion>
        </text:changed-region>
        <text:changed-region xml:id="ct140236905898832" text:id="ct140236905898832">
          <text:insertion>
            <office:change-info>
              <dc:creator>NSP</dc:creator>
              <dc:date>2016-10-21T14:29:00</dc:date>
            </office:change-info>
          </text:insertion>
        </text:changed-region>
        <text:changed-region xml:id="ct140236863286416" text:id="ct140236863286416">
          <text:insertion>
            <office:change-info>
              <dc:creator>AnneMarieW</dc:creator>
              <dc:date>2016-10-04T09:46:00</dc:date>
            </office:change-info>
          </text:insertion>
        </text:changed-region>
        <text:changed-region xml:id="ct140236911740352" text:id="ct140236911740352">
          <text:deletion>
            <office:change-info>
              <dc:creator>AnneMarieW</dc:creator>
              <dc:date>2016-10-04T09:46:00</dc:date>
            </office:change-info>
            <text:p text:style-name="Body"><text:span text:style-name="Literal"><text:span text:style-name="T2">control-c</text:span></text:span></text:p>
          </text:deletion>
        </text:changed-region>
        <text:changed-region xml:id="ct140236898256512" text:id="ct140236898256512">
          <text:insertion>
            <office:change-info>
              <dc:creator>AnneMarieW</dc:creator>
              <dc:date>2016-10-04T09:46:00</dc:date>
            </office:change-info>
          </text:insertion>
        </text:changed-region>
        <text:changed-region xml:id="ct140236908153696" text:id="ct140236908153696">
          <text:deletion>
            <office:change-info>
              <dc:creator>janelle</dc:creator>
              <dc:date>2016-10-26T12:56:00</dc:date>
            </office:change-info>
            <text:p text:style-name="Body"><text:span text:style-name="Keycap">C</text:span></text:p>
          </text:deletion>
        </text:changed-region>
        <text:changed-region xml:id="ct140236908002576" text:id="ct140236908002576">
          <text:insertion>
            <office:change-info>
              <dc:creator>janelle</dc:creator>
              <dc:date>2016-10-26T12:56:00</dc:date>
            </office:change-info>
          </text:insertion>
        </text:changed-region>
        <text:changed-region xml:id="ct140236910288048" text:id="ct140236910288048">
          <text:insertion>
            <office:change-info>
              <dc:creator>AnneMarieW</dc:creator>
              <dc:date>2016-10-04T09:46:00</dc:date>
            </office:change-info>
          </text:insertion>
        </text:changed-region>
        <text:changed-region xml:id="ct140236908189344" text:id="ct140236908189344">
          <text:insertion>
            <office:change-info>
              <dc:creator>AnneMarieW</dc:creator>
              <dc:date>2016-10-04T09:47:00</dc:date>
            </office:change-info>
          </text:insertion>
        </text:changed-region>
        <text:changed-region xml:id="ct140236923305584" text:id="ct140236923305584">
          <text:deletion>
            <office:change-info>
              <dc:creator>AnneMarieW</dc:creator>
              <dc:date>2016-10-04T09:47:00</dc:date>
            </office:change-info>
            <text:p text:style-name="Body"><text:span text:style-name="T2">at</text:span></text:p>
          </text:deletion>
        </text:changed-region>
        <text:changed-region xml:id="ct140237296706544" text:id="ct140237296706544">
          <text:insertion>
            <office:change-info>
              <dc:creator>AnneMarieW</dc:creator>
              <dc:date>2016-10-04T09:47:00</dc:date>
            </office:change-info>
          </text:insertion>
        </text:changed-region>
        <text:changed-region xml:id="ct140236918116800" text:id="ct140236918116800">
          <text:deletion>
            <office:change-info>
              <dc:creator>AnneMarieW</dc:creator>
              <dc:date>2016-10-04T09:47:00</dc:date>
            </office:change-info>
            <text:p text:style-name="Body"><text:span text:style-name="T2">ther</text:span></text:p>
          </text:deletion>
        </text:changed-region>
        <text:changed-region xml:id="ct140236911654352" text:id="ct140236911654352">
          <text:deletion>
            <office:change-info>
              <dc:creator>AnneMarieW</dc:creator>
              <dc:date>2016-10-04T09:48:00</dc:date>
            </office:change-info>
            <text:p text:style-name="Body"><text:span text:style-name="T2">e is</text:span></text:p>
          </text:deletion>
        </text:changed-region>
        <text:changed-region xml:id="ct140236925326544" text:id="ct140236925326544">
          <text:insertion>
            <office:change-info>
              <dc:creator>AnneMarieW</dc:creator>
              <dc:date>2016-10-04T09:48:00</dc:date>
            </office:change-info>
          </text:insertion>
        </text:changed-region>
        <text:changed-region xml:id="ct140236911383856" text:id="ct140236911383856">
          <text:insertion>
            <office:change-info>
              <dc:creator>AnneMarieW</dc:creator>
              <dc:date>2016-10-04T09:48:00</dc:date>
            </office:change-info>
          </text:insertion>
        </text:changed-region>
        <text:changed-region xml:id="ct140236925874896" text:id="ct140236925874896">
          <text:deletion>
            <office:change-info>
              <dc:creator>AnneMarieW</dc:creator>
              <dc:date>2016-10-04T09:48:00</dc:date>
            </office:change-info>
            <text:p text:style-name="Body"><text:span text:style-name="Literal"><text:span text:style-name="T2">we hit</text:span></text:span></text:p>
          </text:deletion>
        </text:changed-region>
        <text:changed-region xml:id="ct140236923855360" text:id="ct140236923855360">
          <text:deletion>
            <office:change-info>
              <dc:creator>AnneMarieW</dc:creator>
              <dc:date>2016-10-04T09:47:00</dc:date>
            </office:change-info>
            <text:p text:style-name="Body"><text:span text:style-name="Literal"><text:span text:style-name="T2"><text:s/>control-c</text:span></text:span></text:p>
          </text:deletion>
        </text:changed-region>
        <text:changed-region xml:id="ct140236913500960" text:id="ct140236913500960">
          <text:insertion>
            <office:change-info>
              <dc:creator>AnneMarieW</dc:creator>
              <dc:date>2016-10-04T09:47:00</dc:date>
            </office:change-info>
          </text:insertion>
        </text:changed-region>
        <text:changed-region xml:id="ct140236863500064" text:id="ct140236863500064">
          <text:deletion>
            <office:change-info>
              <dc:creator>janelle</dc:creator>
              <dc:date>2016-10-26T12:57:00</dc:date>
            </office:change-info>
            <text:p text:style-name="Body"><text:span text:style-name="Keycap">C</text:span></text:p>
          </text:deletion>
        </text:changed-region>
        <text:changed-region xml:id="ct140236911703296" text:id="ct140236911703296">
          <text:insertion>
            <office:change-info>
              <dc:creator>janelle</dc:creator>
              <dc:date>2016-10-26T12:57:00</dc:date>
            </office:change-info>
          </text:insertion>
        </text:changed-region>
        <text:changed-region xml:id="ct140236908206128" text:id="ct140236908206128">
          <text:insertion>
            <office:change-info>
              <dc:creator>AnneMarieW</dc:creator>
              <dc:date>2016-10-04T09:47:00</dc:date>
            </office:change-info>
          </text:insertion>
        </text:changed-region>
        <text:changed-region xml:id="ct140236913775632" text:id="ct140236913775632">
          <text:insertion>
            <office:change-info>
              <dc:creator>AnneMarieW</dc:creator>
              <dc:date>2016-10-04T09:48:00</dc:date>
            </office:change-info>
          </text:insertion>
        </text:changed-region>
        <text:changed-region xml:id="ct140236923657344" text:id="ct140236923657344">
          <text:deletion>
            <office:change-info>
              <dc:creator>Carol Nichols</dc:creator>
              <dc:date>2016-11-01T09:17:00</dc:date>
            </office:change-info>
            <text:p text:style-name="Body"><text:span text:style-name="T2">“</text:span></text:p>
          </text:deletion>
        </text:changed-region>
        <text:changed-region xml:id="ct140236909709504" text:id="ct140236909709504">
          <text:format-change>
            <office:change-info>
              <dc:creator>Carol Nichols</dc:creator>
              <dc:date>2016-11-01T09:18:00</dc:date>
            </office:change-info>
          </text:format-change>
        </text:changed-region>
        <text:changed-region xml:id="ct140236922623936" text:id="ct140236922623936">
          <text:deletion>
            <office:change-info>
              <dc:creator>Carol Nichols</dc:creator>
              <dc:date>2016-11-01T09:18:00</dc:date>
            </office:change-info>
            <text:p text:style-name="Body"><text:span text:style-name="Literal"><text:span text:style-name="T2">”</text:span></text:span></text:p>
          </text:deletion>
        </text:changed-region>
        <text:changed-region xml:id="ct140236918748672" text:id="ct140236918748672">
          <text:insertion>
            <office:change-info>
              <dc:creator>AnneMarieW</dc:creator>
              <dc:date>2016-10-04T09:48:00</dc:date>
            </office:change-info>
          </text:insertion>
        </text:changed-region>
        <text:changed-region xml:id="ct140236923314672" text:id="ct140236923314672">
          <text:deletion>
            <office:change-info>
              <dc:creator>AnneMarieW</dc:creator>
              <dc:date>2016-10-04T09:48:00</dc:date>
            </office:change-info>
            <text:p text:style-name="Body"><text:span text:style-name="T2"><text:s/>to halt</text:span></text:p>
          </text:deletion>
        </text:changed-region>
        <text:changed-region xml:id="ct140236918736976" text:id="ct140236918736976">
          <text:deletion>
            <office:change-info>
              <dc:creator>AnneMarieW</dc:creator>
              <dc:date>2016-10-04T09:49:00</dc:date>
            </office:change-info>
            <text:p text:style-name="P8"><text:span text:style-name="T2">We</text:span></text:p>
          </text:deletion>
        </text:changed-region>
        <text:changed-region xml:id="ct140236913607856" text:id="ct140236913607856">
          <text:insertion>
            <office:change-info>
              <dc:creator>AnneMarieW</dc:creator>
              <dc:date>2016-10-04T09:49:00</dc:date>
            </office:change-info>
          </text:insertion>
        </text:changed-region>
        <text:changed-region xml:id="ct140236897493968" text:id="ct140236897493968">
          <text:insertion>
            <office:change-info>
              <dc:creator>Carol Nichols</dc:creator>
              <dc:date>2016-11-01T15:47:00</dc:date>
            </office:change-info>
          </text:insertion>
        </text:changed-region>
        <text:changed-region xml:id="ct140236897367568" text:id="ct140236897367568">
          <text:insertion>
            <office:change-info>
              <dc:creator>Carol Nichols</dc:creator>
              <dc:date>2016-11-01T15:48:00</dc:date>
            </office:change-info>
          </text:insertion>
        </text:changed-region>
        <text:changed-region xml:id="ct140236829735008" text:id="ct140236829735008">
          <text:insertion>
            <office:change-info>
              <dc:creator>Carol Nichols</dc:creator>
              <dc:date>2016-11-01T15:48:00</dc:date>
            </office:change-info>
          </text:insertion>
        </text:changed-region>
        <text:changed-region xml:id="ct140236897466272" text:id="ct140236897466272">
          <text:insertion>
            <office:change-info>
              <dc:creator>AnneMarieW</dc:creator>
              <dc:date>2016-10-04T09:49:00</dc:date>
            </office:change-info>
          </text:insertion>
        </text:changed-region>
        <text:changed-region xml:id="ct140236897187376" text:id="ct140236897187376">
          <text:deletion>
            <office:change-info>
              <dc:creator>AnneMarieW</dc:creator>
              <dc:date>2016-10-04T09:49:00</dc:date>
            </office:change-info>
            <text:p text:style-name="P8"><text:span text:style-name="T2"><text:s/>correctly</text:span></text:p>
          </text:deletion>
        </text:changed-region>
        <text:changed-region xml:id="ct140236897241488" text:id="ct140236897241488">
          <text:insertion>
            <office:change-info>
              <dc:creator>Carol Nichols</dc:creator>
              <dc:date>2016-11-01T15:47:00</dc:date>
            </office:change-info>
          </text:insertion>
        </text:changed-region>
        <text:changed-region xml:id="ct140236898142608" text:id="ct140236898142608">
          <text:insertion>
            <office:change-info>
              <dc:creator>AnneMarieW</dc:creator>
              <dc:date>2016-09-30T10:14:00</dc:date>
            </office:change-info>
          </text:insertion>
        </text:changed-region>
        <text:changed-region xml:id="ct140236897266336" text:id="ct140236897266336">
          <text:deletion>
            <office:change-info>
              <dc:creator>AnneMarieW</dc:creator>
              <dc:date>2016-09-30T10:14:00</dc:date>
            </office:change-info>
            <text:p text:style-name="HeadC"><text:span text:style-name="T2">W</text:span></text:p>
          </text:deletion>
        </text:changed-region>
        <text:changed-region xml:id="ct140236927414208" text:id="ct140236927414208">
          <text:format-change>
            <office:change-info>
              <dc:creator>Carol Nichols</dc:creator>
              <dc:date>2016-11-01T15:48:00</dc:date>
            </office:change-info>
          </text:format-change>
        </text:changed-region>
        <text:changed-region xml:id="ct140236927060192" text:id="ct140236927060192">
          <text:insertion>
            <office:change-info>
              <dc:creator>AnneMarieW</dc:creator>
              <dc:date>2016-10-04T09:50:00</dc:date>
            </office:change-info>
          </text:insertion>
        </text:changed-region>
        <text:changed-region xml:id="ct140236927671472" text:id="ct140236927671472">
          <text:deletion>
            <office:change-info>
              <dc:creator>AnneMarieW</dc:creator>
              <dc:date>2016-10-04T09:49:00</dc:date>
            </office:change-info>
            <text:p text:style-name="BodyFirst"><text:span text:style-name="T2">have</text:span></text:p>
          </text:deletion>
        </text:changed-region>
        <text:changed-region xml:id="ct140236900019936" text:id="ct140236900019936">
          <text:deletion>
            <office:change-info>
              <dc:creator>AnneMarieW</dc:creator>
              <dc:date>2016-10-04T09:49:00</dc:date>
            </office:change-info>
            <text:p text:style-name="BodyFirst"><text:span text:style-name="T2"><text:s/>that can be</text:span></text:p>
          </text:deletion>
        </text:changed-region>
        <text:changed-region xml:id="ct140236915501360" text:id="ct140236915501360">
          <text:deletion>
            <office:change-info>
              <dc:creator>AnneMarieW</dc:creator>
              <dc:date>2016-10-04T09:50:00</dc:date>
            </office:change-info>
            <text:p text:style-name="BodyFirst"><text:span text:style-name="T2"><text:s/>evaluate</text:span></text:p>
          </text:deletion>
        </text:changed-region>
        <text:changed-region xml:id="ct140236912726688" text:id="ct140236912726688">
          <text:deletion>
            <office:change-info>
              <dc:creator>AnneMarieW</dc:creator>
              <dc:date>2016-10-04T09:49:00</dc:date>
            </office:change-info>
            <text:p text:style-name="BodyFirst"><text:span text:style-name="T2">d</text:span></text:p>
          </text:deletion>
        </text:changed-region>
        <text:changed-region xml:id="ct140236861877872" text:id="ct140236861877872">
          <text:deletion>
            <office:change-info>
              <dc:creator>AnneMarieW</dc:creator>
              <dc:date>2016-10-04T09:50:00</dc:date>
            </office:change-info>
            <text:p text:style-name="BodyFirst"><text:span text:style-name="T2">we</text:span></text:p>
          </text:deletion>
        </text:changed-region>
        <text:changed-region xml:id="ct140236907544160" text:id="ct140236907544160">
          <text:insertion>
            <office:change-info>
              <dc:creator>AnneMarieW</dc:creator>
              <dc:date>2016-10-04T09:50:00</dc:date>
            </office:change-info>
          </text:insertion>
        </text:changed-region>
        <text:changed-region xml:id="ct140236906680512" text:id="ct140236906680512">
          <text:insertion>
            <office:change-info>
              <dc:creator>AnneMarieW</dc:creator>
              <dc:date>2016-10-04T09:51:00</dc:date>
            </office:change-info>
          </text:insertion>
        </text:changed-region>
        <text:changed-region xml:id="ct140236907492816" text:id="ct140236907492816">
          <text:deletion>
            <office:change-info>
              <dc:creator>AnneMarieW</dc:creator>
              <dc:date>2016-10-04T09:51:00</dc:date>
            </office:change-info>
            <text:p text:style-name="BodyFirst"><text:span text:style-name="T2">with</text:span></text:p>
          </text:deletion>
        </text:changed-region>
        <text:changed-region xml:id="ct140236919564816" text:id="ct140236919564816">
          <text:insertion>
            <office:change-info>
              <dc:creator>AnneMarieW</dc:creator>
              <dc:date>2016-10-04T09:51:00</dc:date>
            </office:change-info>
          </text:insertion>
        </text:changed-region>
        <text:changed-region xml:id="ct140237298992192" text:id="ct140237298992192">
          <text:deletion>
            <office:change-info>
              <dc:creator>AnneMarieW</dc:creator>
              <dc:date>2016-10-04T09:51:00</dc:date>
            </office:change-info>
            <text:p text:style-name="Body"><text:span text:style-name="T2">But </text:span></text:p>
          </text:deletion>
        </text:changed-region>
        <text:changed-region xml:id="ct140236864958736" text:id="ct140236864958736">
          <text:insertion>
            <office:change-info>
              <dc:creator>AnneMarieW</dc:creator>
              <dc:date>2016-10-04T09:51:00</dc:date>
            </office:change-info>
          </text:insertion>
        </text:changed-region>
        <text:changed-region xml:id="ct140236861810816" text:id="ct140236861810816">
          <text:deletion>
            <office:change-info>
              <dc:creator>Carol Nichols</dc:creator>
              <dc:date>2016-11-01T15:49:00</dc:date>
            </office:change-info>
            <text:p text:style-name="Body"><text:span text:style-name="T2">more efficient</text:span></text:p>
          </text:deletion>
        </text:changed-region>
        <text:changed-region xml:id="ct140237156256400" text:id="ct140237156256400">
          <text:insertion>
            <office:change-info>
              <dc:creator>Carol Nichols</dc:creator>
              <dc:date>2016-11-01T15:49:00</dc:date>
            </office:change-info>
          </text:insertion>
        </text:changed-region>
        <text:changed-region xml:id="ct140236905356928" text:id="ct140236905356928">
          <text:insertion>
            <office:change-info>
              <dc:creator>AnneMarieW</dc:creator>
              <dc:date>2016-10-04T09:52:00</dc:date>
            </office:change-info>
          </text:insertion>
        </text:changed-region>
        <text:changed-region xml:id="ct140236802433696" text:id="ct140236802433696">
          <text:deletion>
            <office:change-info>
              <dc:creator>AnneMarieW</dc:creator>
              <dc:date>2016-10-04T09:53:00</dc:date>
            </office:change-info>
            <text:p text:style-name="Body"><text:span text:style-name="T2">Here’s an </text:span></text:p>
          </text:deletion>
        </text:changed-region>
        <text:changed-region xml:id="ct140236917604848" text:id="ct140236917604848">
          <text:insertion>
            <office:change-info>
              <dc:creator>AnneMarieW</dc:creator>
              <dc:date>2016-10-04T09:53:00</dc:date>
            </office:change-info>
          </text:insertion>
        </text:changed-region>
        <text:changed-region xml:id="ct140236914156576" text:id="ct140236914156576">
          <text:insertion>
            <office:change-info>
              <dc:creator>AnneMarieW</dc:creator>
              <dc:date>2016-10-04T09:53:00</dc:date>
            </office:change-info>
          </text:insertion>
        </text:changed-region>
        <text:changed-region xml:id="ct140236909462944" text:id="ct140236909462944">
          <text:deletion>
            <office:change-info>
              <dc:creator>AnneMarieW</dc:creator>
              <dc:date>2016-10-04T09:53:00</dc:date>
            </office:change-info>
            <text:p text:style-name="Body"><text:span text:style-name="T2">ing</text:span></text:p>
          </text:deletion>
        </text:changed-region>
        <text:changed-region xml:id="ct140237164602176" text:id="ct140237164602176">
          <text:deletion>
            <office:change-info>
              <dc:creator>AnneMarieW</dc:creator>
              <dc:date>2016-10-04T09:53:00</dc:date>
            </office:change-info>
            <text:p text:style-name="Body"><text:span text:style-name="T2">is</text:span></text:p>
          </text:deletion>
        </text:changed-region>
        <text:changed-region xml:id="ct140236909650496" text:id="ct140236909650496">
          <text:insertion>
            <office:change-info>
              <dc:creator>AnneMarieW</dc:creator>
              <dc:date>2016-10-04T09:53:00</dc:date>
            </office:change-info>
          </text:insertion>
        </text:changed-region>
        <text:changed-region xml:id="ct140236893655648" text:id="ct140236893655648">
          <text:deletion>
            <office:change-info>
              <dc:creator>AnneMarieW</dc:creator>
              <dc:date>2016-10-04T09:53:00</dc:date>
            </office:change-info>
            <text:p text:style-name="Body"><text:span text:style-name="T2">Finally</text:span></text:p>
          </text:deletion>
        </text:changed-region>
        <text:changed-region xml:id="ct140236912149920" text:id="ct140236912149920">
          <text:insertion>
            <office:change-info>
              <dc:creator>AnneMarieW</dc:creator>
              <dc:date>2016-10-04T09:53:00</dc:date>
            </office:change-info>
          </text:insertion>
        </text:changed-region>
        <text:changed-region xml:id="ct140236926909584" text:id="ct140236926909584">
          <text:deletion>
            <office:change-info>
              <dc:creator>AnneMarieW</dc:creator>
              <dc:date>2016-10-04T09:53:00</dc:date>
            </office:change-info>
            <text:p text:style-name="Body"><text:span text:style-name="T2">, then</text:span></text:p>
          </text:deletion>
        </text:changed-region>
        <text:changed-region xml:id="ct140236800033968" text:id="ct140236800033968">
          <text:insertion>
            <office:change-info>
              <dc:creator>AnneMarieW</dc:creator>
              <dc:date>2016-10-04T09:53:00</dc:date>
            </office:change-info>
          </text:insertion>
        </text:changed-region>
        <text:changed-region xml:id="ct140236912274192" text:id="ct140236912274192">
          <text:insertion>
            <office:change-info>
              <dc:creator>AnneMarieW</dc:creator>
              <dc:date>2016-10-04T09:55:00</dc:date>
            </office:change-info>
          </text:insertion>
        </text:changed-region>
        <text:changed-region xml:id="ct140236916575280" text:id="ct140236916575280">
          <text:insertion>
            <office:change-info>
              <dc:creator>AnneMarieW</dc:creator>
              <dc:date>2016-10-04T09:54:00</dc:date>
            </office:change-info>
          </text:insertion>
        </text:changed-region>
        <text:changed-region xml:id="ct140236800355968" text:id="ct140236800355968">
          <text:deletion>
            <office:change-info>
              <dc:creator>AnneMarieW</dc:creator>
              <dc:date>2016-10-04T09:54:00</dc:date>
            </office:change-info>
            <text:p text:style-name="Body"><text:span text:style-name="T2">gets rid of</text:span></text:p>
          </text:deletion>
        </text:changed-region>
        <text:changed-region xml:id="ct140236915233456" text:id="ct140236915233456">
          <text:deletion>
            <office:change-info>
              <dc:creator>AnneMarieW</dc:creator>
              <dc:date>2016-10-04T09:54:00</dc:date>
            </office:change-info>
            <text:p text:style-name="Body"><text:span text:style-name="T2">we</text:span></text:p>
          </text:deletion>
        </text:changed-region>
        <text:changed-region xml:id="ct140236912233664" text:id="ct140236912233664">
          <text:insertion>
            <office:change-info>
              <dc:creator>AnneMarieW</dc:creator>
              <dc:date>2016-10-04T09:54:00</dc:date>
            </office:change-info>
          </text:insertion>
        </text:changed-region>
        <text:changed-region xml:id="ct140236913966624" text:id="ct140236913966624">
          <text:deletion>
            <office:change-info>
              <dc:creator>AnneMarieW</dc:creator>
              <dc:date>2016-10-04T09:54:00</dc:date>
            </office:change-info>
            <text:p text:style-name="Body"><text:span text:style-name="T2">more </text:span></text:p>
          </text:deletion>
        </text:changed-region>
        <text:changed-region xml:id="ct140236800081664" text:id="ct140236800081664">
          <text:insertion>
            <office:change-info>
              <dc:creator>AnneMarieW</dc:creator>
              <dc:date>2016-10-04T09:54:00</dc:date>
            </office:change-info>
          </text:insertion>
        </text:changed-region>
        <text:changed-region xml:id="ct140236862012416" text:id="ct140236862012416">
          <text:insertion>
            <office:change-info>
              <dc:creator>AnneMarieW</dc:creator>
              <dc:date>2016-10-04T09:55:00</dc:date>
            </office:change-info>
          </text:insertion>
        </text:changed-region>
        <text:changed-region xml:id="ct140236802309056" text:id="ct140236802309056">
          <text:insertion>
            <office:change-info>
              <dc:creator>AnneMarieW</dc:creator>
              <dc:date>2016-10-04T09:55:00</dc:date>
            </office:change-info>
          </text:insertion>
        </text:changed-region>
        <text:changed-region xml:id="ct140237249265808" text:id="ct140237249265808">
          <text:deletion>
            <office:change-info>
              <dc:creator>AnneMarieW</dc:creator>
              <dc:date>2016-10-04T09:55:00</dc:date>
            </office:change-info>
            <text:p text:style-name="Body"><text:span text:style-name="T2">run this </text:span></text:p>
          </text:deletion>
        </text:changed-region>
        <text:changed-region xml:id="ct140236802145632" text:id="ct140236802145632">
          <text:insertion>
            <office:change-info>
              <dc:creator>AnneMarieW</dc:creator>
              <dc:date>2016-10-04T09:55:00</dc:date>
            </office:change-info>
          </text:insertion>
        </text:changed-region>
        <text:changed-region xml:id="ct140236868414384" text:id="ct140236868414384">
          <text:insertion>
            <office:change-info>
              <dc:creator>AnneMarieW</dc:creator>
              <dc:date>2016-10-04T09:55:00</dc:date>
            </office:change-info>
          </text:insertion>
        </text:changed-region>
        <text:changed-region xml:id="ct140237265831424" text:id="ct140237265831424">
          <text:insertion>
            <office:change-info>
              <dc:creator>AnneMarieW</dc:creator>
              <dc:date>2016-10-04T09:55:00</dc:date>
            </office:change-info>
          </text:insertion>
        </text:changed-region>
        <text:changed-region xml:id="ct140237295887344" text:id="ct140237295887344">
          <text:format-change>
            <office:change-info>
              <dc:creator>Carol Nichols</dc:creator>
              <dc:date>2016-11-01T15:50:00</dc:date>
            </office:change-info>
          </text:format-change>
        </text:changed-region>
        <text:changed-region xml:id="ct140236867652848" text:id="ct140236867652848">
          <text:deletion>
            <office:change-info>
              <dc:creator>AnneMarieW</dc:creator>
              <dc:date>2016-10-04T09:56:00</dc:date>
            </office:change-info>
            <text:p text:style-name="BodyFirst"><text:span text:style-name="T2">We</text:span></text:p>
          </text:deletion>
        </text:changed-region>
        <text:changed-region xml:id="ct140236914635792" text:id="ct140236914635792">
          <text:insertion>
            <office:change-info>
              <dc:creator>AnneMarieW</dc:creator>
              <dc:date>2016-10-04T09:56:00</dc:date>
            </office:change-info>
          </text:insertion>
        </text:changed-region>
        <text:changed-region xml:id="ct140236915861360" text:id="ct140236915861360">
          <text:deletion>
            <office:change-info>
              <dc:creator>AnneMarieW</dc:creator>
              <dc:date>2016-10-04T09:56:00</dc:date>
            </office:change-info>
            <text:p text:style-name="BodyFirst"><text:span text:style-name="T2">is</text:span></text:p>
          </text:deletion>
        </text:changed-region>
        <text:changed-region xml:id="ct140236912299648" text:id="ct140236912299648">
          <text:insertion>
            <office:change-info>
              <dc:creator>AnneMarieW</dc:creator>
              <dc:date>2016-10-04T09:56:00</dc:date>
            </office:change-info>
          </text:insertion>
        </text:changed-region>
        <text:changed-region xml:id="ct140237295813504" text:id="ct140237295813504">
          <text:deletion>
            <office:change-info>
              <dc:creator>AnneMarieW</dc:creator>
              <dc:date>2016-10-04T09:56:00</dc:date>
            </office:change-info>
            <text:p text:style-name="BodyFirst"><text:span text:style-name="T2">like</text:span></text:p>
          </text:deletion>
        </text:changed-region>
        <text:changed-region xml:id="ct140236911968128" text:id="ct140236911968128">
          <text:insertion>
            <office:change-info>
              <dc:creator>AnneMarieW</dc:creator>
              <dc:date>2016-10-04T09:56:00</dc:date>
            </office:change-info>
          </text:insertion>
        </text:changed-region>
        <text:changed-region xml:id="ct140236908816352" text:id="ct140236908816352">
          <text:insertion>
            <office:change-info>
              <dc:creator>Carol Nichols</dc:creator>
              <dc:date>2016-11-01T15:51:00</dc:date>
            </office:change-info>
          </text:insertion>
        </text:changed-region>
        <text:changed-region xml:id="ct140236913921440" text:id="ct140236913921440">
          <text:insertion>
            <office:change-info>
              <dc:creator>Carol Nichols</dc:creator>
              <dc:date>2016-11-01T15:52:00</dc:date>
            </office:change-info>
          </text:insertion>
        </text:changed-region>
        <text:changed-region xml:id="ct140236915914816" text:id="ct140236915914816">
          <text:deletion>
            <office:change-info>
              <dc:creator>AnneMarieW</dc:creator>
              <dc:date>2016-10-04T09:56:00</dc:date>
            </office:change-info>
            <text:p text:style-name="Body"><text:span text:style-name="T2">we’re</text:span></text:p>
          </text:deletion>
        </text:changed-region>
        <text:changed-region xml:id="ct140236916495344" text:id="ct140236916495344">
          <text:insertion>
            <office:change-info>
              <dc:creator>AnneMarieW</dc:creator>
              <dc:date>2016-10-04T09:56:00</dc:date>
            </office:change-info>
          </text:insertion>
        </text:changed-region>
        <text:changed-region xml:id="ct140236799976896" text:id="ct140236799976896">
          <text:insertion>
            <office:change-info>
              <dc:creator>AnneMarieW</dc:creator>
              <dc:date>2016-10-04T09:56:00</dc:date>
            </office:change-info>
          </text:insertion>
        </text:changed-region>
        <text:changed-region xml:id="ct140236911840880" text:id="ct140236911840880">
          <text:deletion>
            <office:change-info>
              <dc:creator>AnneMarieW</dc:creator>
              <dc:date>2016-10-04T09:56:00</dc:date>
            </office:change-info>
            <text:p text:style-name="Body"><text:span text:style-name="T2">ing</text:span></text:p>
          </text:deletion>
        </text:changed-region>
        <text:changed-region xml:id="ct140236920020448" text:id="ct140236920020448">
          <text:deletion>
            <office:change-info>
              <dc:creator>AnneMarieW</dc:creator>
              <dc:date>2016-10-04T09:56:00</dc:date>
            </office:change-info>
            <text:p text:style-name="Body"><text:span text:style-name="T2">We</text:span></text:p>
          </text:deletion>
        </text:changed-region>
        <text:changed-region xml:id="ct140236867818464" text:id="ct140236867818464">
          <text:insertion>
            <office:change-info>
              <dc:creator>AnneMarieW</dc:creator>
              <dc:date>2016-10-04T09:56:00</dc:date>
            </office:change-info>
          </text:insertion>
        </text:changed-region>
        <text:changed-region xml:id="ct140236861497152" text:id="ct140236861497152">
          <text:insertion>
            <office:change-info>
              <dc:creator>AnneMarieW</dc:creator>
              <dc:date>2016-10-04T09:56:00</dc:date>
            </office:change-info>
          </text:insertion>
        </text:changed-region>
        <text:changed-region xml:id="ct140236917320848" text:id="ct140236917320848">
          <text:format-change>
            <office:change-info>
              <dc:creator>AnneMarieW</dc:creator>
              <dc:date>2016-10-04T15:33:00</dc:date>
            </office:change-info>
          </text:format-change>
        </text:changed-region>
        <text:changed-region xml:id="ct140237298784400" text:id="ct140237298784400">
          <text:insertion>
            <office:change-info>
              <dc:creator>AnneMarieW</dc:creator>
              <dc:date>2016-10-04T09:56:00</dc:date>
            </office:change-info>
          </text:insertion>
        </text:changed-region>
        <text:changed-region xml:id="ct140236890878320" text:id="ct140236890878320">
          <text:insertion>
            <office:change-info>
              <dc:creator>AnneMarieW</dc:creator>
              <dc:date>2016-10-04T09:57:00</dc:date>
            </office:change-info>
          </text:insertion>
        </text:changed-region>
        <text:changed-region xml:id="ct140236909433376" text:id="ct140236909433376">
          <text:deletion>
            <office:change-info>
              <dc:creator>AnneMarieW</dc:creator>
              <dc:date>2016-10-04T09:57:00</dc:date>
            </office:change-info>
            <text:p text:style-name="Body"><text:span text:style-name="T2">we</text:span></text:p>
          </text:deletion>
        </text:changed-region>
        <text:changed-region xml:id="ct140236800549216" text:id="ct140236800549216">
          <text:insertion>
            <office:change-info>
              <dc:creator>AnneMarieW</dc:creator>
              <dc:date>2016-10-04T09:57:00</dc:date>
            </office:change-info>
          </text:insertion>
        </text:changed-region>
        <text:changed-region xml:id="ct140236796766416" text:id="ct140236796766416">
          <text:deletion>
            <office:change-info>
              <dc:creator>AnneMarieW</dc:creator>
              <dc:date>2016-10-04T09:58:00</dc:date>
            </office:change-info>
            <text:p text:style-name="Body"><text:span text:style-name="T2">hit</text:span></text:p>
          </text:deletion>
        </text:changed-region>
        <text:changed-region xml:id="ct140237248765488" text:id="ct140237248765488">
          <text:insertion>
            <office:change-info>
              <dc:creator>AnneMarieW</dc:creator>
              <dc:date>2016-10-04T09:58:00</dc:date>
            </office:change-info>
          </text:insertion>
        </text:changed-region>
        <text:changed-region xml:id="ct140236912528624" text:id="ct140236912528624">
          <text:deletion>
            <office:change-info>
              <dc:creator>AnneMarieW</dc:creator>
              <dc:date>2016-10-04T09:58:00</dc:date>
            </office:change-info>
            <text:p text:style-name="Body"><text:span text:style-name="T2">of</text:span></text:p>
          </text:deletion>
        </text:changed-region>
        <text:changed-region xml:id="ct140236861684240" text:id="ct140236861684240">
          <text:insertion>
            <office:change-info>
              <dc:creator>AnneMarieW</dc:creator>
              <dc:date>2016-10-04T09:58:00</dc:date>
            </office:change-info>
          </text:insertion>
        </text:changed-region>
        <text:changed-region xml:id="ct140236917550784" text:id="ct140236917550784">
          <text:deletion>
            <office:change-info>
              <dc:creator>AnneMarieW</dc:creator>
              <dc:date>2016-10-04T09:57:00</dc:date>
            </office:change-info>
            <text:p text:style-name="Body"><text:span text:style-name="T2">our</text:span></text:p>
          </text:deletion>
        </text:changed-region>
        <text:changed-region xml:id="ct140236797086960" text:id="ct140236797086960">
          <text:insertion>
            <office:change-info>
              <dc:creator>AnneMarieW</dc:creator>
              <dc:date>2016-10-04T09:57:00</dc:date>
            </office:change-info>
          </text:insertion>
        </text:changed-region>
        <text:changed-region xml:id="ct140236919841760" text:id="ct140236919841760">
          <text:insertion>
            <office:change-info>
              <dc:creator>AnneMarieW</dc:creator>
              <dc:date>2016-10-04T09:57:00</dc:date>
            </office:change-info>
          </text:insertion>
        </text:changed-region>
        <text:changed-region xml:id="ct140236796933680" text:id="ct140236796933680">
          <text:deletion>
            <office:change-info>
              <dc:creator>AnneMarieW</dc:creator>
              <dc:date>2016-10-04T09:57:00</dc:date>
            </office:change-info>
            <text:p text:style-name="Body"><text:span text:style-name="T2">of</text:span></text:p>
          </text:deletion>
        </text:changed-region>
        <text:changed-region xml:id="ct140236865313040" text:id="ct140236865313040">
          <text:insertion>
            <office:change-info>
              <dc:creator>AnneMarieW</dc:creator>
              <dc:date>2016-10-04T09:57:00</dc:date>
            </office:change-info>
          </text:insertion>
        </text:changed-region>
        <text:changed-region xml:id="ct140236872567440" text:id="ct140236872567440">
          <text:insertion>
            <office:change-info>
              <dc:creator>AnneMarieW</dc:creator>
              <dc:date>2016-10-04T09:58:00</dc:date>
            </office:change-info>
          </text:insertion>
        </text:changed-region>
        <text:changed-region xml:id="ct140236925324096" text:id="ct140236925324096">
          <text:deletion>
            <office:change-info>
              <dc:creator>AnneMarieW</dc:creator>
              <dc:date>2016-10-04T09:58:00</dc:date>
            </office:change-info>
            <text:p text:style-name="Body"><text:span text:style-name="T2">T</text:span></text:p>
          </text:deletion>
        </text:changed-region>
        <text:changed-region xml:id="ct140236924807616" text:id="ct140236924807616">
          <text:insertion>
            <office:change-info>
              <dc:creator>AnneMarieW</dc:creator>
              <dc:date>2016-10-04T09:58:00</dc:date>
            </office:change-info>
          </text:insertion>
        </text:changed-region>
        <text:changed-region xml:id="ct140236924805728" text:id="ct140236924805728">
          <text:insertion>
            <office:change-info>
              <dc:creator>AnneMarieW</dc:creator>
              <dc:date>2016-10-04T09:59:00</dc:date>
            </office:change-info>
          </text:insertion>
        </text:changed-region>
        <text:changed-region xml:id="ct140236923577296" text:id="ct140236923577296">
          <text:deletion>
            <office:change-info>
              <dc:creator>AnneMarieW</dc:creator>
              <dc:date>2016-10-04T09:59:00</dc:date>
            </office:change-info>
            <text:p text:style-name="Body"><text:span text:style-name="T2">-</text:span></text:p>
          </text:deletion>
        </text:changed-region>
        <text:changed-region xml:id="ct140236906200592" text:id="ct140236906200592">
          <text:deletion>
            <office:change-info>
              <dc:creator>AnneMarieW</dc:creator>
              <dc:date>2016-10-04T09:58:00</dc:date>
            </office:change-info>
            <text:p text:style-name="Body"><text:span text:style-name="T2">, though</text:span></text:p>
          </text:deletion>
        </text:changed-region>
        <text:changed-region xml:id="ct140236907756896" text:id="ct140236907756896">
          <text:deletion>
            <office:change-info>
              <dc:creator>AnneMarieW</dc:creator>
              <dc:date>2016-10-04T09:58:00</dc:date>
            </office:change-info>
            <text:p text:style-name="Body"><text:span text:style-name="T2">our</text:span></text:p>
          </text:deletion>
        </text:changed-region>
        <text:changed-region xml:id="ct140236923278336" text:id="ct140236923278336">
          <text:insertion>
            <office:change-info>
              <dc:creator>AnneMarieW</dc:creator>
              <dc:date>2016-10-04T09:58:00</dc:date>
            </office:change-info>
          </text:insertion>
        </text:changed-region>
        <text:changed-region xml:id="ct140236918116080" text:id="ct140236918116080">
          <text:deletion>
            <office:change-info>
              <dc:creator>AnneMarieW</dc:creator>
              <dc:date>2016-10-04T10:00:00</dc:date>
            </office:change-info>
            <text:p text:style-name="Body"><text:span text:style-name="T2">by getting </text:span></text:p>
          </text:deletion>
        </text:changed-region>
        <text:changed-region xml:id="ct140236913371264" text:id="ct140236913371264">
          <text:insertion>
            <office:change-info>
              <dc:creator>AnneMarieW</dc:creator>
              <dc:date>2016-10-04T10:00:00</dc:date>
            </office:change-info>
          </text:insertion>
        </text:changed-region>
        <text:changed-region xml:id="ct140236907990416" text:id="ct140236907990416">
          <text:insertion>
            <office:change-info>
              <dc:creator>AnneMarieW</dc:creator>
              <dc:date>2016-10-04T10:00:00</dc:date>
            </office:change-info>
          </text:insertion>
        </text:changed-region>
        <text:changed-region xml:id="ct140236924872096" text:id="ct140236924872096">
          <text:deletion>
            <office:change-info>
              <dc:creator>AnneMarieW</dc:creator>
              <dc:date>2016-10-04T09:59:00</dc:date>
            </office:change-info>
            <text:p text:style-name="Body"><text:span text:style-name="T2">as</text:span></text:p>
          </text:deletion>
        </text:changed-region>
        <text:changed-region xml:id="ct140236908629216" text:id="ct140236908629216">
          <text:insertion>
            <office:change-info>
              <dc:creator>AnneMarieW</dc:creator>
              <dc:date>2016-10-04T09:59:00</dc:date>
            </office:change-info>
          </text:insertion>
        </text:changed-region>
        <text:changed-region xml:id="ct140236911503552" text:id="ct140236911503552">
          <text:deletion>
            <office:change-info>
              <dc:creator>AnneMarieW</dc:creator>
              <dc:date>2016-10-04T10:00:00</dc:date>
            </office:change-info>
            <text:p text:style-name="Body"><text:span text:style-name="T2">we</text:span></text:p>
          </text:deletion>
        </text:changed-region>
        <text:changed-region xml:id="ct140236925642176" text:id="ct140236925642176">
          <text:insertion>
            <office:change-info>
              <dc:creator>AnneMarieW</dc:creator>
              <dc:date>2016-10-04T10:00:00</dc:date>
            </office:change-info>
          </text:insertion>
        </text:changed-region>
        <text:changed-region xml:id="ct140236926418912" text:id="ct140236926418912">
          <text:insertion>
            <office:change-info>
              <dc:creator>Carol Nichols</dc:creator>
              <dc:date>2016-11-01T15:53:00</dc:date>
            </office:change-info>
          </text:insertion>
        </text:changed-region>
        <text:changed-region xml:id="ct140236832638704" text:id="ct140236832638704">
          <text:deletion>
            <office:change-info>
              <dc:creator>AnneMarieW</dc:creator>
              <dc:date>2016-10-04T10:01:00</dc:date>
            </office:change-info>
            <text:p text:style-name="Body"><text:span text:style-name="T2">If we</text:span></text:p>
          </text:deletion>
        </text:changed-region>
        <text:changed-region xml:id="ct140236912988272" text:id="ct140236912988272">
          <text:insertion>
            <office:change-info>
              <dc:creator>AnneMarieW</dc:creator>
              <dc:date>2016-10-04T10:01:00</dc:date>
            </office:change-info>
          </text:insertion>
        </text:changed-region>
        <text:changed-region xml:id="ct140236924506112" text:id="ct140236924506112">
          <text:deletion>
            <office:change-info>
              <dc:creator>NSP</dc:creator>
              <dc:date>2016-10-21T14:30:00</dc:date>
            </office:change-info>
            <text:p text:style-name="Body"><text:span text:style-name="T2">you</text:span></text:p>
          </text:deletion>
        </text:changed-region>
        <text:changed-region xml:id="ct140236924473744" text:id="ct140236924473744">
          <text:insertion>
            <office:change-info>
              <dc:creator>NSP</dc:creator>
              <dc:date>2016-10-21T14:30:00</dc:date>
            </office:change-info>
          </text:insertion>
        </text:changed-region>
        <text:changed-region xml:id="ct140236923269552" text:id="ct140236923269552">
          <text:insertion>
            <office:change-info>
              <dc:creator>AnneMarieW</dc:creator>
              <dc:date>2016-10-04T10:01:00</dc:date>
            </office:change-info>
          </text:insertion>
        </text:changed-region>
        <text:changed-region xml:id="ct140236910301104" text:id="ct140236910301104">
          <text:insertion>
            <office:change-info>
              <dc:creator>AnneMarieW</dc:creator>
              <dc:date>2016-10-04T10:00:00</dc:date>
            </office:change-info>
          </text:insertion>
        </text:changed-region>
        <text:changed-region xml:id="ct140236909912624" text:id="ct140236909912624">
          <text:deletion>
            <office:change-info>
              <dc:creator>Carol Nichols</dc:creator>
              <dc:date>2016-11-01T15:53:00</dc:date>
            </office:change-info>
            <text:p text:style-name="Body"><text:span text:style-name="T2">the previous example</text:span></text:p>
          </text:deletion>
        </text:changed-region>
        <text:changed-region xml:id="ct140236924054880" text:id="ct140236924054880">
          <text:insertion>
            <office:change-info>
              <dc:creator>Carol Nichols</dc:creator>
              <dc:date>2016-11-01T15:53:00</dc:date>
            </office:change-info>
          </text:insertion>
        </text:changed-region>
        <text:changed-region xml:id="ct140236897466496" text:id="ct140236897466496">
          <text:insertion>
            <office:change-info>
              <dc:creator>Carol Nichols</dc:creator>
              <dc:date>2016-11-01T15:57:00</dc:date>
            </office:change-info>
          </text:insertion>
        </text:changed-region>
        <text:changed-region xml:id="ct140236897493696" text:id="ct140236897493696">
          <text:insertion>
            <office:change-info>
              <dc:creator>AnneMarieW</dc:creator>
              <dc:date>2016-10-04T10:02:00</dc:date>
            </office:change-info>
          </text:insertion>
        </text:changed-region>
        <text:changed-region xml:id="ct140236898142336" text:id="ct140236898142336">
          <text:deletion>
            <office:change-info>
              <dc:creator>AnneMarieW</dc:creator>
              <dc:date>2016-10-04T10:02:00</dc:date>
            </office:change-info>
            <text:p text:style-name="Body"><text:span text:style-name="T2">I</text:span></text:p>
          </text:deletion>
        </text:changed-region>
        <text:changed-region xml:id="ct140236897266032" text:id="ct140236897266032">
          <text:insertion>
            <office:change-info>
              <dc:creator>AnneMarieW</dc:creator>
              <dc:date>2016-10-04T10:02:00</dc:date>
            </office:change-info>
          </text:insertion>
        </text:changed-region>
        <text:changed-region xml:id="ct140236897624784" text:id="ct140236897624784">
          <text:deletion>
            <office:change-info>
              <dc:creator>AnneMarieW</dc:creator>
              <dc:date>2016-10-04T10:02:00</dc:date>
            </office:change-info>
            <text:p text:style-name="Body"><text:span text:style-name="T2">ly</text:span></text:p>
          </text:deletion>
        </text:changed-region>
        <text:changed-region xml:id="ct140236897625008" text:id="ct140236897625008">
          <text:insertion>
            <office:change-info>
              <dc:creator>Carol Nichols</dc:creator>
              <dc:date>2016-11-01T15:53:00</dc:date>
            </office:change-info>
          </text:insertion>
        </text:changed-region>
        <text:changed-region xml:id="ct140236897212656" text:id="ct140236897212656">
          <text:deletion>
            <office:change-info>
              <dc:creator>AnneMarieW</dc:creator>
              <dc:date>2016-10-04T10:02:00</dc:date>
            </office:change-info>
            <text:p text:style-name="Body"><text:span text:style-name="T2"><text:s/>though,</text:span></text:p>
          </text:deletion>
        </text:changed-region>
        <text:changed-region xml:id="ct140236897568688" text:id="ct140236897568688">
          <text:insertion>
            <office:change-info>
              <dc:creator>NSP</dc:creator>
              <dc:date>2016-10-21T14:30:00</dc:date>
            </office:change-info>
          </text:insertion>
        </text:changed-region>
        <text:changed-region xml:id="ct140236897585856" text:id="ct140236897585856">
          <text:deletion>
            <office:change-info>
              <dc:creator>AnneMarieW</dc:creator>
              <dc:date>2016-10-04T10:02:00</dc:date>
            </office:change-info>
            <text:p text:style-name="Body"><text:span text:style-name="T2"><text:s/></text:span></text:p>
          </text:deletion>
        </text:changed-region>
        <text:changed-region xml:id="ct140236897866624" text:id="ct140236897866624">
          <text:deletion>
            <office:change-info>
              <dc:creator>AnneMarieW</dc:creator>
              <dc:date>2016-10-04T10:02:00</dc:date>
            </office:change-info>
            <text:p text:style-name="Body"><text:span text:style-name="T2">our</text:span></text:p>
          </text:deletion>
        </text:changed-region>
        <text:changed-region xml:id="ct140236897837904" text:id="ct140236897837904">
          <text:insertion>
            <office:change-info>
              <dc:creator>AnneMarieW</dc:creator>
              <dc:date>2016-10-04T10:02:00</dc:date>
            </office:change-info>
          </text:insertion>
        </text:changed-region>
        <text:changed-region xml:id="ct140236897880864" text:id="ct140236897880864">
          <text:deletion>
            <office:change-info>
              <dc:creator>Carol Nichols</dc:creator>
              <dc:date>2016-11-01T15:54:00</dc:date>
            </office:change-info>
            <text:p text:style-name="Body"><text:span text:style-name="T2">in the previous code </text:span></text:p>
          </text:deletion>
        </text:changed-region>
        <text:changed-region xml:id="ct140237249278096" text:id="ct140237249278096">
          <text:deletion>
            <office:change-info>
              <dc:creator>Carol Nichols</dc:creator>
              <dc:date>2016-11-01T15:54:00</dc:date>
            </office:change-info>
            <text:p text:style-name="Body"><text:span text:style-name="T2">that uses the </text:span><text:span text:style-name="Literal"><text:span text:style-name="T2">while</text:span></text:span><text:span text:style-name="T2"> loop</text:span></text:p>
          </text:deletion>
        </text:changed-region>
        <text:changed-region xml:id="ct140236800610800" text:id="ct140236800610800">
          <text:insertion>
            <office:change-info>
              <dc:creator>Carol Nichols</dc:creator>
              <dc:date>2016-11-01T15:54:00</dc:date>
            </office:change-info>
          </text:insertion>
        </text:changed-region>
        <text:changed-region xml:id="ct140237248401376" text:id="ct140237248401376">
          <text:insertion>
            <office:change-info>
              <dc:creator>Carol Nichols</dc:creator>
              <dc:date>2016-11-01T15:57:00</dc:date>
            </office:change-info>
          </text:insertion>
        </text:changed-region>
        <text:changed-region xml:id="ct140237298745056" text:id="ct140237298745056">
          <text:deletion>
            <office:change-info>
              <dc:creator>AnneMarieW</dc:creator>
              <dc:date>2016-10-04T10:03:00</dc:date>
            </office:change-info>
            <text:p text:style-name="Body"><text:span text:style-name="T2">we</text:span></text:p>
          </text:deletion>
        </text:changed-region>
        <text:changed-region xml:id="ct140236927502208" text:id="ct140236927502208">
          <text:insertion>
            <office:change-info>
              <dc:creator>AnneMarieW</dc:creator>
              <dc:date>2016-10-04T10:03:00</dc:date>
            </office:change-info>
          </text:insertion>
        </text:changed-region>
        <text:changed-region xml:id="ct140236915196928" text:id="ct140236915196928">
          <text:deletion>
            <office:change-info>
              <dc:creator>AnneMarieW</dc:creator>
              <dc:date>2016-10-04T10:03:00</dc:date>
            </office:change-info>
            <text:p text:style-name="Body"><text:span text:style-name="T2">our</text:span></text:p>
          </text:deletion>
        </text:changed-region>
        <text:changed-region xml:id="ct140236870681024" text:id="ct140236870681024">
          <text:insertion>
            <office:change-info>
              <dc:creator>AnneMarieW</dc:creator>
              <dc:date>2016-10-04T10:03:00</dc:date>
            </office:change-info>
          </text:insertion>
        </text:changed-region>
        <text:changed-region xml:id="ct140236914638864" text:id="ct140236914638864">
          <text:insertion>
            <office:change-info>
              <dc:creator>AnneMarieW</dc:creator>
              <dc:date>2016-10-04T10:03:00</dc:date>
            </office:change-info>
          </text:insertion>
        </text:changed-region>
        <text:changed-region xml:id="ct140236908865440" text:id="ct140236908865440">
          <text:deletion>
            <office:change-info>
              <dc:creator>AnneMarieW</dc:creator>
              <dc:date>2016-10-04T10:03:00</dc:date>
            </office:change-info>
            <text:p text:style-name="Body"><text:span text:style-name="T2"><text:s/>means we would not</text:span></text:p>
          </text:deletion>
        </text:changed-region>
        <text:changed-region xml:id="ct140236916577584" text:id="ct140236916577584">
          <text:deletion>
            <office:change-info>
              <dc:creator>AnneMarieW</dc:creator>
              <dc:date>2016-10-04T10:03:00</dc:date>
            </office:change-info>
            <text:p text:style-name="Body"><text:span text:style-name="T2">we</text:span></text:p>
          </text:deletion>
        </text:changed-region>
        <text:changed-region xml:id="ct140236867879632" text:id="ct140236867879632">
          <text:insertion>
            <office:change-info>
              <dc:creator>AnneMarieW</dc:creator>
              <dc:date>2016-10-04T10:03:00</dc:date>
            </office:change-info>
          </text:insertion>
        </text:changed-region>
        <text:changed-region xml:id="ct140236810148016" text:id="ct140236810148016">
          <text:deletion>
            <office:change-info>
              <dc:creator>Carol Nichols</dc:creator>
              <dc:date>2016-11-01T15:56:00</dc:date>
            </office:change-info>
            <text:p text:style-name="Body"><text:span text:style-name="T2"/></text:p>
            <text:p text:style-name="Body"><text:span text:style-name="T2"/></text:p>
          </text:deletion>
        </text:changed-region>
        <text:changed-region xml:id="ct140236914452288" text:id="ct140236914452288">
          <text:deletion>
            <office:change-info>
              <dc:creator>Carol Nichols</dc:creator>
              <dc:date>2016-11-01T15:55:00</dc:date>
            </office:change-info>
            <text:p text:style-name="Body"><text:span text:style-name="T2">If you’re wondering about the </text:span><text:span text:style-name="Literal"><text:span text:style-name="T2">iter</text:span></text:span><text:span text:style-name="T2"> code in this example, keep reading! </text:span></text:p>
          </text:deletion>
        </text:changed-region>
        <text:changed-region xml:id="ct140236905092992" text:id="ct140236905092992">
          <text:deletion>
            <office:change-info>
              <dc:creator>AnneMarieW</dc:creator>
              <dc:date>2016-10-04T10:04:00</dc:date>
            </office:change-info>
            <text:p text:style-name="Body"><text:span text:style-name="T2">We </text:span></text:p>
          </text:deletion>
        </text:changed-region>
        <text:changed-region xml:id="ct140236909135264" text:id="ct140236909135264">
          <text:deletion>
            <office:change-info>
              <dc:creator>Carol Nichols</dc:creator>
              <dc:date>2016-11-01T15:55:00</dc:date>
            </office:change-info>
            <text:p text:style-name="Body"><text:span text:style-name="T2">Chapter </text:span></text:p>
          </text:deletion>
        </text:changed-region>
        <text:changed-region xml:id="ct140237305964512" text:id="ct140237305964512">
          <text:deletion>
            <office:change-info>
              <dc:creator>Carol Nichols</dc:creator>
              <dc:date>2016-11-01T15:54:00</dc:date>
            </office:change-info>
            <text:p text:style-name="Body"><text:span text:style-name="T2">XX</text:span></text:p>
          </text:deletion>
        </text:changed-region>
        <text:changed-region xml:id="ct140237243826400" text:id="ct140237243826400">
          <text:deletion>
            <office:change-info>
              <dc:creator>Carol Nichols</dc:creator>
              <dc:date>2016-11-01T15:55:00</dc:date>
            </office:change-info>
            <text:p text:style-name="Body"><text:span text:style-name="T2"><text:s/></text:span></text:p>
          </text:deletion>
        </text:changed-region>
        <text:changed-region xml:id="ct140236845550416" text:id="ct140236845550416">
          <text:deletion>
            <office:change-info>
              <dc:creator>AnneMarieW</dc:creator>
              <dc:date>2016-10-04T10:04:00</dc:date>
            </office:change-info>
            <text:p text:style-name="Body"><text:span text:style-name="T2">will </text:span></text:p>
          </text:deletion>
        </text:changed-region>
        <text:changed-region xml:id="ct140236867978368" text:id="ct140236867978368">
          <text:deletion>
            <office:change-info>
              <dc:creator>Carol Nichols</dc:creator>
              <dc:date>2016-11-01T15:55:00</dc:date>
            </office:change-info>
            <text:p text:style-name="Body"><text:span text:style-name="T2">covers method syntax generally,</text:span></text:p>
          </text:deletion>
        </text:changed-region>
        <text:changed-region xml:id="ct140236915815424" text:id="ct140236915815424">
          <text:deletion>
            <office:change-info>
              <dc:creator>AnneMarieW</dc:creator>
              <dc:date>2016-10-04T10:04:00</dc:date>
            </office:change-info>
            <text:p text:style-name="Body"><text:span text:style-name="T2"><text:s/>in</text:span></text:p>
          </text:deletion>
        </text:changed-region>
        <text:changed-region xml:id="ct140236867774464" text:id="ct140236867774464">
          <text:deletion>
            <office:change-info>
              <dc:creator>Carol Nichols</dc:creator>
              <dc:date>2016-11-01T15:55:00</dc:date>
            </office:change-info>
            <text:p text:style-name="Body"><text:span text:style-name="T2"><text:s/></text:span></text:p>
          </text:deletion>
        </text:changed-region>
        <text:changed-region xml:id="ct140236915334768" text:id="ct140236915334768">
          <text:deletion>
            <office:change-info>
              <dc:creator>AnneMarieW</dc:creator>
              <dc:date>2016-10-04T10:04:00</dc:date>
            </office:change-info>
            <text:p text:style-name="Body"><text:span text:style-name="T2">Chapter XX </text:span></text:p>
          </text:deletion>
        </text:changed-region>
        <text:changed-region xml:id="ct140236917391472" text:id="ct140236917391472">
          <text:deletion>
            <office:change-info>
              <dc:creator>Carol Nichols</dc:creator>
              <dc:date>2016-11-01T15:55:00</dc:date>
            </office:change-info>
            <text:p text:style-name="Body"><text:span text:style-name="T2">and Chapter XX</text:span></text:p>
          </text:deletion>
        </text:changed-region>
        <text:changed-region xml:id="ct140236796957456" text:id="ct140236796957456">
          <text:deletion>
            <office:change-info>
              <dc:creator>Carol Nichols</dc:creator>
              <dc:date>2016-11-01T15:55:00</dc:date>
            </office:change-info>
            <text:p text:style-name="Body"><text:span text:style-name="T2"><text:s/>covers iterators specifically</text:span></text:p>
          </text:deletion>
        </text:changed-region>
        <text:changed-region xml:id="ct140236899809040" text:id="ct140236899809040">
          <text:deletion>
            <office:change-info>
              <dc:creator>AnneMarieW</dc:creator>
              <dc:date>2016-10-04T10:04:00</dc:date>
            </office:change-info>
            <text:p text:style-name="Body"><text:span text:style-name="T2"><text:s/>in Chapter XX</text:span></text:p>
          </text:deletion>
        </text:changed-region>
        <text:changed-region xml:id="ct140236917921808" text:id="ct140236917921808">
          <text:deletion>
            <office:change-info>
              <dc:creator>Carol Nichols</dc:creator>
              <dc:date>2016-11-01T15:55:00</dc:date>
            </office:change-info>
            <text:p text:style-name="Body"><text:span text:style-name="T2">.</text:span></text:p>
          </text:deletion>
        </text:changed-region>
        <text:changed-region xml:id="ct140236867359824" text:id="ct140236867359824">
          <text:deletion>
            <office:change-info>
              <dc:creator>AnneMarieW</dc:creator>
              <dc:date>2016-10-04T10:05:00</dc:date>
            </office:change-info>
            <text:p text:style-name="Body"><text:span text:style-name="T2">where</text:span></text:p>
          </text:deletion>
        </text:changed-region>
        <text:changed-region xml:id="ct140236914507728" text:id="ct140236914507728">
          <text:insertion>
            <office:change-info>
              <dc:creator>AnneMarieW</dc:creator>
              <dc:date>2016-10-04T10:05:00</dc:date>
            </office:change-info>
          </text:insertion>
        </text:changed-region>
        <text:changed-region xml:id="ct140237298990832" text:id="ct140237298990832">
          <text:deletion>
            <office:change-info>
              <dc:creator>AnneMarieW</dc:creator>
              <dc:date>2016-10-04T10:05:00</dc:date>
            </office:change-info>
            <text:p text:style-name="Body"><text:span text:style-name="T2">like our</text:span></text:p>
          </text:deletion>
        </text:changed-region>
        <text:changed-region xml:id="ct140236915685424" text:id="ct140236915685424">
          <text:insertion>
            <office:change-info>
              <dc:creator>AnneMarieW</dc:creator>
              <dc:date>2016-10-04T10:05:00</dc:date>
            </office:change-info>
          </text:insertion>
        </text:changed-region>
        <text:changed-region xml:id="ct140236800001968" text:id="ct140236800001968">
          <text:insertion>
            <office:change-info>
              <dc:creator>Carol Nichols</dc:creator>
              <dc:date>2016-11-01T15:56:00</dc:date>
            </office:change-info>
          </text:insertion>
        </text:changed-region>
        <text:changed-region xml:id="ct140236899979440" text:id="ct140236899979440">
          <text:insertion>
            <office:change-info>
              <dc:creator>Carol Nichols</dc:creator>
              <dc:date>2016-11-01T15:57:00</dc:date>
            </office:change-info>
          </text:insertion>
        </text:changed-region>
        <text:changed-region xml:id="ct140236926623920" text:id="ct140236926623920">
          <text:deletion>
            <office:change-info>
              <dc:creator>AnneMarieW</dc:creator>
              <dc:date>2016-10-04T10:07:00</dc:date>
            </office:change-info>
            <text:p text:style-name="Body"><text:span text:style-name="T2">with</text:span></text:p>
          </text:deletion>
        </text:changed-region>
        <text:changed-region xml:id="ct140236929929040" text:id="ct140236929929040">
          <text:insertion>
            <office:change-info>
              <dc:creator>AnneMarieW</dc:creator>
              <dc:date>2016-10-04T10:07:00</dc:date>
            </office:change-info>
          </text:insertion>
        </text:changed-region>
        <text:changed-region xml:id="ct140236867857232" text:id="ct140236867857232">
          <text:format-change>
            <office:change-info>
              <dc:creator>AnneMarieW</dc:creator>
              <dc:date>2016-10-04T10:07:00</dc:date>
            </office:change-info>
          </text:format-change>
        </text:changed-region>
        <text:changed-region xml:id="ct140236916073504" text:id="ct140236916073504">
          <text:deletion>
            <office:change-info>
              <dc:creator>AnneMarieW</dc:creator>
              <dc:date>2016-10-04T10:07:00</dc:date>
            </office:change-info>
            <text:p text:style-name="Body"><text:span text:style-name="T2">,</text:span></text:p>
          </text:deletion>
        </text:changed-region>
        <text:changed-region xml:id="ct140236907261424" text:id="ct140236907261424">
          <text:deletion>
            <office:change-info>
              <dc:creator>AnneMarieW</dc:creator>
              <dc:date>2016-10-04T10:07:00</dc:date>
            </office:change-info>
            <text:p text:style-name="Body"><text:span text:style-name="T2">using </text:span></text:p>
          </text:deletion>
        </text:changed-region>
        <text:changed-region xml:id="ct140236919386736" text:id="ct140236919386736">
          <text:insertion>
            <office:change-info>
              <dc:creator>AnneMarieW</dc:creator>
              <dc:date>2016-10-04T10:08:00</dc:date>
            </office:change-info>
          </text:insertion>
        </text:changed-region>
        <text:changed-region xml:id="ct140236803840928" text:id="ct140236803840928">
          <text:deletion>
            <office:change-info>
              <dc:creator>AnneMarieW</dc:creator>
              <dc:date>2016-10-04T10:07:00</dc:date>
            </office:change-info>
            <text:p text:style-name="Body"><text:span text:style-name="T2">we</text:span></text:p>
          </text:deletion>
        </text:changed-region>
        <text:changed-region xml:id="ct140237120201792" text:id="ct140237120201792">
          <text:insertion>
            <office:change-info>
              <dc:creator>AnneMarieW</dc:creator>
              <dc:date>2016-10-04T10:07:00</dc:date>
            </office:change-info>
          </text:insertion>
        </text:changed-region>
        <text:changed-region xml:id="ct140236800474624" text:id="ct140236800474624">
          <text:deletion>
            <office:change-info>
              <dc:creator>AnneMarieW</dc:creator>
              <dc:date>2016-10-04T10:07:00</dc:date>
            </office:change-info>
            <text:p text:style-name="Body"><text:span text:style-name="T2"><text:s/>haven’t</text:span></text:p>
          </text:deletion>
        </text:changed-region>
        <text:changed-region xml:id="ct140236918933776" text:id="ct140236918933776">
          <text:deletion>
            <office:change-info>
              <dc:creator>AnneMarieW</dc:creator>
              <dc:date>2016-10-04T10:08:00</dc:date>
            </office:change-info>
            <text:p text:style-name="Body"><text:span text:style-name="T2">at’</text:span></text:p>
          </text:deletion>
        </text:changed-region>
        <text:changed-region xml:id="ct140236918116448" text:id="ct140236918116448">
          <text:insertion>
            <office:change-info>
              <dc:creator>AnneMarieW</dc:creator>
              <dc:date>2016-10-04T10:08:00</dc:date>
            </office:change-info>
          </text:insertion>
        </text:changed-region>
        <text:changed-region xml:id="ct140236906482832" text:id="ct140236906482832">
          <text:deletion>
            <office:change-info>
              <dc:creator>AnneMarieW</dc:creator>
              <dc:date>2016-10-04T10:08:00</dc:date>
            </office:change-info>
            <text:p text:style-name="BodyFirst"><text:span text:style-name="T2">big</text:span></text:p>
          </text:deletion>
        </text:changed-region>
        <text:changed-region xml:id="ct140236921610096" text:id="ct140236921610096">
          <text:insertion>
            <office:change-info>
              <dc:creator>AnneMarieW</dc:creator>
              <dc:date>2016-10-04T10:09:00</dc:date>
            </office:change-info>
          </text:insertion>
        </text:changed-region>
        <text:changed-region xml:id="ct140236907616736" text:id="ct140236907616736">
          <text:deletion>
            <office:change-info>
              <dc:creator>AnneMarieW</dc:creator>
              <dc:date>2016-10-04T10:09:00</dc:date>
            </office:change-info>
            <text:p text:style-name="BodyFirst"><text:span text:style-name="T2">we covered </text:span></text:p>
          </text:deletion>
        </text:changed-region>
        <text:changed-region xml:id="ct140236925827296" text:id="ct140236925827296">
          <text:insertion>
            <office:change-info>
              <dc:creator>AnneMarieW</dc:creator>
              <dc:date>2016-10-04T10:09:00</dc:date>
            </office:change-info>
          </text:insertion>
        </text:changed-region>
        <text:changed-region xml:id="ct140236864233648" text:id="ct140236864233648">
          <text:deletion>
            <office:change-info>
              <dc:creator>NSP</dc:creator>
              <dc:date>2016-10-21T14:08:00</dc:date>
            </office:change-info>
            <text:p text:style-name="BodyFirst"><text:span text:style-name="T2">variable binding</text:span></text:p>
          </text:deletion>
        </text:changed-region>
        <text:changed-region xml:id="ct140236918726944" text:id="ct140236918726944">
          <text:insertion>
            <office:change-info>
              <dc:creator>NSP</dc:creator>
              <dc:date>2016-10-21T14:08:00</dc:date>
            </office:change-info>
          </text:insertion>
        </text:changed-region>
        <text:changed-region xml:id="ct140236922352512" text:id="ct140236922352512">
          <text:deletion>
            <office:change-info>
              <dc:creator>AnneMarieW</dc:creator>
              <dc:date>2016-10-04T10:09:00</dc:date>
            </office:change-info>
            <text:p text:style-name="BodyFirst"><text:span text:style-name="T2">’d</text:span></text:p>
          </text:deletion>
        </text:changed-region>
        <text:changed-region xml:id="ct140236908094048" text:id="ct140236908094048">
          <text:insertion>
            <office:change-info>
              <dc:creator>AnneMarieW</dc:creator>
              <dc:date>2016-10-04T10:09:00</dc:date>
            </office:change-info>
          </text:insertion>
        </text:changed-region>
        <text:changed-region xml:id="ct140236922149344" text:id="ct140236922149344">
          <text:deletion>
            <office:change-info>
              <dc:creator>AnneMarieW</dc:creator>
              <dc:date>2016-10-04T10:09:00</dc:date>
            </office:change-info>
            <text:p text:style-name="BodyFirst"><text:span text:style-name="T2"><text:line-break/>like to get some</text:span></text:p>
          </text:deletion>
        </text:changed-region>
        <text:changed-region xml:id="ct140236901476784" text:id="ct140236901476784">
          <text:insertion>
            <office:change-info>
              <dc:creator>AnneMarieW</dc:creator>
              <dc:date>2016-10-04T10:09:00</dc:date>
            </office:change-info>
          </text:insertion>
        </text:changed-region>
        <text:changed-region xml:id="ct140236913419472" text:id="ct140236913419472">
          <text:insertion>
            <office:change-info>
              <dc:creator>AnneMarieW</dc:creator>
              <dc:date>2016-10-04T10:09:00</dc:date>
            </office:change-info>
          </text:insertion>
        </text:changed-region>
        <text:changed-region xml:id="ct140236906505664" text:id="ct140236906505664">
          <text:deletion>
            <office:change-info>
              <dc:creator>AnneMarieW</dc:creator>
              <dc:date>2016-10-04T10:09:00</dc:date>
            </office:change-info>
            <text:p text:style-name="BodyFirst"><text:span text:style-name="T2"><text:line-break/></text:span></text:p>
          </text:deletion>
        </text:changed-region>
        <text:changed-region xml:id="ct140236925115536" text:id="ct140236925115536">
          <text:insertion>
            <office:change-info>
              <dc:creator>janelle</dc:creator>
              <dc:date>2016-10-26T13:34:00</dc:date>
            </office:change-info>
          </text:insertion>
        </text:changed-region>
        <text:changed-region xml:id="ct140236928681904" text:id="ct140236928681904">
          <text:insertion>
            <office:change-info>
              <dc:creator>janelle</dc:creator>
              <dc:date>2016-10-26T13:34:00</dc:date>
            </office:change-info>
          </text:insertion>
        </text:changed-region>
        <text:changed-region xml:id="ct140236910237616" text:id="ct140236910237616">
          <text:deletion>
            <office:change-info>
              <dc:creator>AnneMarieW</dc:creator>
              <dc:date>2016-10-04T10:10:00</dc:date>
            </office:change-info>
            <text:p text:style-name="BulletC"><text:span text:style-name="T2"><text:line-break/></text:span></text:p>
          </text:deletion>
        </text:changed-region>
        <text:changed-region xml:id="ct140236913209408" text:id="ct140236913209408">
          <text:insertion>
            <office:change-info>
              <dc:creator>AnneMarieW</dc:creator>
              <dc:date>2016-10-04T10:10:00</dc:date>
            </office:change-info>
          </text:insertion>
        </text:changed-region>
        <text:changed-region xml:id="ct140236913278864" text:id="ct140236913278864">
          <text:deletion>
            <office:change-info>
              <dc:creator>Carol Nichols</dc:creator>
              <dc:date>2016-10-31T14:54:00</dc:date>
            </office:change-info>
            <text:p text:style-name="Body"><text:span text:style-name="EmphasisItalic"><text:span text:style-name="T2"><text:line-break/></text:span></text:span></text:p>
          </text:deletion>
        </text:changed-region>
        <text:changed-region xml:id="ct140236869532384" text:id="ct140236869532384">
          <text:insertion>
            <office:change-info>
              <dc:creator>Carol Nichols</dc:creator>
              <dc:date>2016-10-31T14: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1"><text:change text:change-id="ct140236907676752"/><text:change-start text:change-id="ct140236924619744"/><text:a xlink:type="simple" xlink:href="#_Toc462761699" text:style-name="Index_20_Link" text:visited-style-name="Index_20_Link"><text:span text:style-name="Index_20_Link"><text:span text:style-name="T1">Variable</text:span></text:span></text:a><text:change-end text:change-id="ct140236924619744"/><text:span text:style-name="Index_20_Link"><text:span text:style-name="T2">s and Mutability</text:span></text:span><text:span text:style-name="Index_20_Link"><text:span text:style-name="T14"><text:tab/>2</text:span></text:span></text:p>
          <text:p text:style-name="P17"><text:a xlink:type="simple" xlink:href="#_Toc462761700" text:style-name="Index_20_Link" text:visited-style-name="Index_20_Link"><text:span text:style-name="Index_20_Link"><text:span text:style-name="T1">Shadowing</text:span></text:span></text:a><text:a xlink:type="simple" xlink:href="#_Toc462761700" text:style-name="Index_20_Link" text:visited-style-name="Index_20_Link"><text:span text:style-name="Index_20_Link"><text:span text:style-name="T14"><text:tab/>5</text:span></text:span></text:a></text:p>
          <text:p text:style-name="P1"><text:a xlink:type="simple" xlink:href="#_Toc462761701" text:style-name="Index_20_Link" text:visited-style-name="Index_20_Link"><text:span text:style-name="Index_20_Link"><text:span text:style-name="T1">Data Types</text:span></text:span></text:a><text:a xlink:type="simple" xlink:href="#_Toc462761701" text:style-name="Index_20_Link" text:visited-style-name="Index_20_Link"><text:span text:style-name="Index_20_Link"><text:span text:style-name="T14"><text:tab/>7</text:span></text:span></text:a></text:p>
          <text:p text:style-name="P17"><text:a xlink:type="simple" xlink:href="#_Toc462761702" text:style-name="Index_20_Link" text:visited-style-name="Index_20_Link"><text:span text:style-name="Index_20_Link"><text:span text:style-name="T1">Scalar Types</text:span></text:span></text:a><text:a xlink:type="simple" xlink:href="#_Toc462761702" text:style-name="Index_20_Link" text:visited-style-name="Index_20_Link"><text:span text:style-name="Index_20_Link"><text:span text:style-name="T14"><text:tab/>7</text:span></text:span></text:a></text:p>
          <text:p text:style-name="P16"><text:a xlink:type="simple" xlink:href="#_Toc462761703" text:style-name="Index_20_Link" text:visited-style-name="Index_20_Link"><text:span text:style-name="Index_20_Link"><text:span text:style-name="T1">Integer Types</text:span></text:span></text:a><text:a xlink:type="simple" xlink:href="#_Toc462761703" text:style-name="Index_20_Link" text:visited-style-name="Index_20_Link"><text:span text:style-name="Index_20_Link"><text:span text:style-name="T14"><text:tab/>8</text:span></text:span></text:a></text:p>
          <text:p text:style-name="P16"><text:a xlink:type="simple" xlink:href="#_Toc462761704" text:style-name="Index_20_Link" text:visited-style-name="Index_20_Link"><text:span text:style-name="Index_20_Link"><text:span text:style-name="T1">Floating-Point Types</text:span></text:span></text:a><text:a xlink:type="simple" xlink:href="#_Toc462761704" text:style-name="Index_20_Link" text:visited-style-name="Index_20_Link"><text:span text:style-name="Index_20_Link"><text:span text:style-name="T14"><text:tab/>9</text:span></text:span></text:a></text:p>
          <text:p text:style-name="P16"><text:a xlink:type="simple" xlink:href="#_Toc462761705" text:style-name="Index_20_Link" text:visited-style-name="Index_20_Link"><text:span text:style-name="Index_20_Link"><text:span text:style-name="T1">Numeric Operations</text:span></text:span></text:a><text:a xlink:type="simple" xlink:href="#_Toc462761705" text:style-name="Index_20_Link" text:visited-style-name="Index_20_Link"><text:span text:style-name="Index_20_Link"><text:span text:style-name="T14"><text:tab/>10</text:span></text:span></text:a></text:p>
          <text:p text:style-name="Contents_20_3"><text:a xlink:type="simple" xlink:href="#_Toc462761706" text:style-name="Index_20_Link" text:visited-style-name="Index_20_Link"><text:span text:style-name="Index_20_Link"><text:span text:style-name="T1">The Boolean Type</text:span></text:span></text:a><text:a xlink:type="simple" xlink:href="#_Toc462761706" text:style-name="Index_20_Link" text:visited-style-name="Index_20_Link"><text:span text:style-name="Index_20_Link"><text:span text:style-name="T14"><text:tab/>11</text:span></text:span></text:a></text:p>
          <text:p text:style-name="Contents_20_3"><text:a xlink:type="simple" xlink:href="#_Toc462761707" text:style-name="Index_20_Link" text:visited-style-name="Index_20_Link"><text:span text:style-name="Index_20_Link"><text:span text:style-name="T1">The Character Type</text:span></text:span></text:a><text:a xlink:type="simple" xlink:href="#_Toc462761707" text:style-name="Index_20_Link" text:visited-style-name="Index_20_Link"><text:span text:style-name="Index_20_Link"><text:span text:style-name="T14"><text:tab/>11</text:span></text:span></text:a></text:p>
          <text:p text:style-name="P17"><text:a xlink:type="simple" xlink:href="#_Toc462761708" text:style-name="Index_20_Link" text:visited-style-name="Index_20_Link"><text:span text:style-name="Index_20_Link"><text:span text:style-name="T1">Compound Types</text:span></text:span></text:a><text:a xlink:type="simple" xlink:href="#_Toc462761708" text:style-name="Index_20_Link" text:visited-style-name="Index_20_Link"><text:span text:style-name="Index_20_Link"><text:span text:style-name="T14"><text:tab/>11</text:span></text:span></text:a></text:p>
          <text:p text:style-name="P16"><text:a xlink:type="simple" xlink:href="#_Toc462761709" text:style-name="Index_20_Link" text:visited-style-name="Index_20_Link"><text:span text:style-name="Index_20_Link"><text:span text:style-name="T1">Grouping Values into Tuples</text:span></text:span></text:a><text:a xlink:type="simple" xlink:href="#_Toc462761709" text:style-name="Index_20_Link" text:visited-style-name="Index_20_Link"><text:span text:style-name="Index_20_Link"><text:span text:style-name="T14"><text:tab/>12</text:span></text:span></text:a></text:p>
          <text:p text:style-name="P16"><text:a xlink:type="simple" xlink:href="#_Toc462761710" text:style-name="Index_20_Link" text:visited-style-name="Index_20_Link"><text:span text:style-name="Index_20_Link"><text:span text:style-name="T1">Tuple Indexing</text:span></text:span></text:a><text:a xlink:type="simple" xlink:href="#_Toc462761710" text:style-name="Index_20_Link" text:visited-style-name="Index_20_Link"><text:span text:style-name="Index_20_Link"><text:span text:style-name="T14"><text:tab/>12</text:span></text:span></text:a></text:p>
          <text:p text:style-name="Contents_20_3"><text:a xlink:type="simple" xlink:href="#_Toc462761711" text:style-name="Index_20_Link" text:visited-style-name="Index_20_Link"><text:span text:style-name="Index_20_Link"><text:span text:style-name="T1">Arrays</text:span></text:span></text:a><text:a xlink:type="simple" xlink:href="#_Toc462761711" text:style-name="Index_20_Link" text:visited-style-name="Index_20_Link"><text:span text:style-name="Index_20_Link"><text:span text:style-name="T14"><text:tab/>13</text:span></text:span></text:a></text:p>
          <text:p text:style-name="P16"><text:a xlink:type="simple" xlink:href="#_Toc462761712" text:style-name="Index_20_Link" text:visited-style-name="Index_20_Link"><text:span text:style-name="Index_20_Link"><text:span text:style-name="T1">Accessing Array Elements</text:span></text:span></text:a><text:a xlink:type="simple" xlink:href="#_Toc462761712" text:style-name="Index_20_Link" text:visited-style-name="Index_20_Link"><text:span text:style-name="Index_20_Link"><text:span text:style-name="T14"><text:tab/>14</text:span></text:span></text:a></text:p>
          <text:p text:style-name="P16"><text:a xlink:type="simple" xlink:href="#_Toc462761713" text:style-name="Index_20_Link" text:visited-style-name="Index_20_Link"><text:span text:style-name="Index_20_Link"><text:span text:style-name="T1">Invalid Array Element Access</text:span></text:span></text:a><text:a xlink:type="simple" xlink:href="#_Toc462761713" text:style-name="Index_20_Link" text:visited-style-name="Index_20_Link"><text:span text:style-name="Index_20_Link"><text:span text:style-name="T14"><text:tab/>14</text:span></text:span></text:a></text:p>
          <text:p text:style-name="P1"><text:a xlink:type="simple" xlink:href="#_Toc462761714" text:style-name="Index_20_Link" text:visited-style-name="Index_20_Link"><text:span text:style-name="Index_20_Link"><text:span text:style-name="T1">How Functions Work</text:span></text:span></text:a><text:a xlink:type="simple" xlink:href="#_Toc462761714" text:style-name="Index_20_Link" text:visited-style-name="Index_20_Link"><text:span text:style-name="Index_20_Link"><text:span text:style-name="T14"><text:tab/>15</text:span></text:span></text:a></text:p>
          <text:p text:style-name="P17"><text:a xlink:type="simple" xlink:href="#_Toc462761715" text:style-name="Index_20_Link" text:visited-style-name="Index_20_Link"><text:span text:style-name="Index_20_Link"><text:span text:style-name="T1">Function Arguments</text:span></text:span></text:a><text:a xlink:type="simple" xlink:href="#_Toc462761715" text:style-name="Index_20_Link" text:visited-style-name="Index_20_Link"><text:span text:style-name="Index_20_Link"><text:span text:style-name="T14"><text:tab/>16</text:span></text:span></text:a></text:p>
          <text:p text:style-name="P17"><text:a xlink:type="simple" xlink:href="#_Toc462761716" text:style-name="Index_20_Link" text:visited-style-name="Index_20_Link"><text:span text:style-name="Index_20_Link"><text:span text:style-name="T1">Function Bodies</text:span></text:span></text:a><text:a xlink:type="simple" xlink:href="#_Toc462761716" text:style-name="Index_20_Link" text:visited-style-name="Index_20_Link"><text:span text:style-name="Index_20_Link"><text:span text:style-name="T14"><text:tab/>18</text:span></text:span></text:a></text:p>
          <text:p text:style-name="P17"><text:a xlink:type="simple" xlink:href="#_Toc462761717" text:style-name="Index_20_Link" text:visited-style-name="Index_20_Link"><text:span text:style-name="Index_20_Link"><text:span text:style-name="T1">Statements and Expressions</text:span></text:span></text:a><text:a xlink:type="simple" xlink:href="#_Toc462761717" text:style-name="Index_20_Link" text:visited-style-name="Index_20_Link"><text:span text:style-name="Index_20_Link"><text:span text:style-name="T14"><text:tab/>18</text:span></text:span></text:a></text:p>
          <text:p text:style-name="P17"><text:a xlink:type="simple" xlink:href="#_Toc462761718" text:style-name="Index_20_Link" text:visited-style-name="Index_20_Link"><text:span text:style-name="Index_20_Link"><text:span text:style-name="T1">Functions with Return Values</text:span></text:span></text:a><text:a xlink:type="simple" xlink:href="#_Toc462761718" text:style-name="Index_20_Link" text:visited-style-name="Index_20_Link"><text:span text:style-name="Index_20_Link"><text:span text:style-name="T14"><text:tab/>20</text:span></text:span></text:a></text:p>
          <text:p text:style-name="P1"><text:a xlink:type="simple" xlink:href="#_Toc462761719" text:style-name="Index_20_Link" text:visited-style-name="Index_20_Link"><text:span text:style-name="Index_20_Link"><text:span text:style-name="T1">Comments</text:span></text:span></text:a><text:a xlink:type="simple" xlink:href="#_Toc462761719" text:style-name="Index_20_Link" text:visited-style-name="Index_20_Link"><text:span text:style-name="Index_20_Link"><text:span text:style-name="T14"><text:tab/>22</text:span></text:span></text:a></text:p>
          <text:p text:style-name="P1"><text:a xlink:type="simple" xlink:href="#_Toc462761720" text:style-name="Index_20_Link" text:visited-style-name="Index_20_Link"><text:span text:style-name="Index_20_Link"><text:span text:style-name="T1">Control Flow</text:span></text:span></text:a><text:a xlink:type="simple" xlink:href="#_Toc462761720" text:style-name="Index_20_Link" text:visited-style-name="Index_20_Link"><text:span text:style-name="Index_20_Link"><text:span text:style-name="T14"><text:tab/>23</text:span></text:span></text:a></text:p>
          <text:p text:style-name="P17"><text:a xlink:type="simple" xlink:href="#_Toc462761721" text:style-name="Index_20_Link" text:visited-style-name="Index_20_Link"><text:span text:style-name="Index_20_Link"><text:span text:style-name="T14">If </text:span></text:span></text:a><text:a xlink:type="simple" xlink:href="#_Toc462761721" text:style-name="Index_20_Link" text:visited-style-name="Index_20_Link"><text:span text:style-name="Index_20_Link"><text:span text:style-name="T2">Expressions</text:span></text:span></text:a><text:a xlink:type="simple" xlink:href="#_Toc462761721" text:style-name="Index_20_Link" text:visited-style-name="Index_20_Link"><text:span text:style-name="Index_20_Link"><text:span text:style-name="T14"><text:tab/>23</text:span></text:span></text:a></text:p>
          <text:p text:style-name="P17"><text:a xlink:type="simple" xlink:href="#_Toc462761722" text:style-name="Index_20_Link" text:visited-style-name="Index_20_Link"><text:span text:style-name="Index_20_Link"><text:span text:style-name="T1">Multiple Conditions with </text:span></text:span></text:a><text:a xlink:type="simple" xlink:href="#_Toc462761722" text:style-name="Index_20_Link" text:visited-style-name="Index_20_Link"><text:span text:style-name="Index_20_Link">else if</text:span></text:a><text:a xlink:type="simple" xlink:href="#_Toc462761722" text:style-name="Index_20_Link" text:visited-style-name="Index_20_Link"><text:span text:style-name="Index_20_Link"><text:span text:style-name="T14"><text:tab/>26</text:span></text:span></text:a></text:p>
          <text:p text:style-name="P17"><text:a xlink:type="simple" xlink:href="#_Toc462761723" text:style-name="Index_20_Link" text:visited-style-name="Index_20_Link"><text:span text:style-name="Index_20_Link"><text:span text:style-name="T1">Using </text:span></text:span></text:a><text:a xlink:type="simple" xlink:href="#_Toc462761723" text:style-name="Index_20_Link" text:visited-style-name="Index_20_Link"><text:span text:style-name="Index_20_Link">if</text:span></text:a><text:a xlink:type="simple" xlink:href="#_Toc462761723" text:style-name="Index_20_Link" text:visited-style-name="Index_20_Link"><text:span text:style-name="Index_20_Link"><text:span text:style-name="T2"> in a Binding</text:span></text:span></text:a><text:a xlink:type="simple" xlink:href="#_Toc462761723" text:style-name="Index_20_Link" text:visited-style-name="Index_20_Link"><text:span text:style-name="Index_20_Link"><text:span text:style-name="T14"><text:tab/>27</text:span></text:span></text:a></text:p>
          <text:p text:style-name="P17"><text:a xlink:type="simple" xlink:href="#_Toc462761724" text:style-name="Index_20_Link" text:visited-style-name="Index_20_Link"><text:span text:style-name="Index_20_Link"><text:span text:style-name="T1">Repetition with Loops</text:span></text:span></text:a><text:a xlink:type="simple" xlink:href="#_Toc462761724" text:style-name="Index_20_Link" text:visited-style-name="Index_20_Link"><text:span text:style-name="Index_20_Link"><text:span text:style-name="T14"><text:tab/>29</text:span></text:span></text:a></text:p>
          <text:p text:style-name="P16"><text:a xlink:type="simple" xlink:href="#_Toc462761725" text:style-name="Index_20_Link" text:visited-style-name="Index_20_Link"><text:span text:style-name="Index_20_Link"><text:span text:style-name="T1">Repeating Code with </text:span></text:span></text:a><text:a xlink:type="simple" xlink:href="#_Toc462761725" text:style-name="Index_20_Link" text:visited-style-name="Index_20_Link"><text:span text:style-name="Index_20_Link">loop</text:span></text:a><text:a xlink:type="simple" xlink:href="#_Toc462761725" text:style-name="Index_20_Link" text:visited-style-name="Index_20_Link"><text:span text:style-name="Index_20_Link"><text:span text:style-name="T14"><text:tab/>29</text:span></text:span></text:a></text:p>
          <text:p text:style-name="P16"><text:a xlink:type="simple" xlink:href="#_Toc462761726" text:style-name="Index_20_Link" text:visited-style-name="Index_20_Link"><text:span text:style-name="Index_20_Link"><text:span text:style-name="T1">Conditional Loops With </text:span></text:span></text:a><text:a xlink:type="simple" xlink:href="#_Toc462761726" text:style-name="Index_20_Link" text:visited-style-name="Index_20_Link"><text:span text:style-name="Index_20_Link">while</text:span></text:a><text:a xlink:type="simple" xlink:href="#_Toc462761726" text:style-name="Index_20_Link" text:visited-style-name="Index_20_Link"><text:span text:style-name="Index_20_Link"><text:span text:style-name="T14"><text:tab/>30</text:span></text:span></text:a></text:p>
          <text:p text:style-name="P16"><text:a xlink:type="simple" xlink:href="#_Toc462761727" text:style-name="Index_20_Link" text:visited-style-name="Index_20_Link"><text:span text:style-name="Index_20_Link"><text:span text:style-name="T1">Looping Through a Collection with </text:span></text:span></text:a><text:a xlink:type="simple" xlink:href="#_Toc462761727" text:style-name="Index_20_Link" text:visited-style-name="Index_20_Link"><text:span text:style-name="Index_20_Link">for</text:span></text:a><text:a xlink:type="simple" xlink:href="#_Toc462761727" text:style-name="Index_20_Link" text:visited-style-name="Index_20_Link"><text:span text:style-name="Index_20_Link"><text:span text:style-name="T14"><text:tab/>30</text:span></text:span></text:a></text:p>
          <text:p text:style-name="P1"><text:a xlink:type="simple" xlink:href="#_Toc462761728" text:style-name="Index_20_Link" text:visited-style-name="Index_20_Link"><text:span text:style-name="Index_20_Link"><text:span text:style-name="T1">Summary</text:span></text:span></text:a><text:a xlink:type="simple" xlink:href="#_Toc462761728" text:style-name="Index_20_Link" text:visited-style-name="Index_20_Link"><text:span text:style-name="Index_20_Link"><text:span text:style-name="T14"><text:tab/>33</text:span></text:span></text:a></text:p>
          <text:p text:style-name="P15"/>
        </text:index-body>
      </text:table-of-content>
      <text:p text:style-name="P15">Chapter 3</text:p>
      <text:p text:style-name="P25">Common Programming Concepts </text:p>
      <text:p text:style-name="BodyFirst"><text:change text:change-id="ct140236908764560"/><text:change text:change-id="ct140236917244720"/><text:change text:change-id="ct140236919889152"/><text:change-start text:change-id="ct140236909184384"/><text:span text:style-name="T2">This chapter covers</text:span><text:change-end text:change-id="ct140236909184384"/><text:span text:style-name="T2"> concepts that appear in almost every programming language and</text:span><text:change text:change-id="ct140236909169216"/><text:change text:change-id="ct140236914703728"/><text:change text:change-id="ct140236914751888"/><text:span text:style-name="T2"> how they work in Rust. Many programming languages have much in common at their core. None of the concepts presented in this chapter are unique to Rust, but we’ll discuss Rust’s particular syntax and conventions concerning these common concepts.</text:span></text:p>
      <text:p text:style-name="Body"><text:soft-page-break/><text:span text:style-name="T2">Specifically, </text:span><text:change text:change-id="ct140236800259936"/><text:change-start text:change-id="ct140236915133344"/><text:span text:style-name="T2">you</text:span><text:change-end text:change-id="ct140236915133344"/><text:span text:style-name="T2">’ll </text:span><text:change text:change-id="ct140236796506560"/><text:change-start text:change-id="ct140236909050912"/><text:span text:style-name="T2">learn </text:span><text:change-end text:change-id="ct140236909050912"/><text:span text:style-name="T2">about </text:span><text:change text:change-id="ct140237250030240"/><text:change-start text:change-id="ct140236914274848"/><text:span text:style-name="T2">variable</text:span><text:change-end text:change-id="ct140236914274848"/><text:span text:style-name="T2">s, basic types, functions, comments, and control flow. These foundations will be in every Rust program, and learning them early will give you a strong core to start from. </text:span></text:p>
      <text:p text:style-name="P26">PROD: START BOX</text:p>
      <text:p text:style-name="HeadBox"><office:annotation office:name="__Annotation__51292_1204491174"><dc:creator>AnneMarieW</dc:creator><dc:date>2016-10-04T15:38:00</dc:date><loext:sender-initials>AM</loext:sender-initials><text:p><text:span text:style-name="T18">Au: We need a title for this sidebar. Please edit my suggestion if needed.</text:span></text:p></office:annotation><text:span text:style-name="T2">Keywords</text:span><office:annotation-end office:name="__Annotation__51292_1204491174"/><text:span text:style-name="T2"><office:annotation><dc:creator>Carol Nichols</dc:creator><dc:date>2016-11-01T09:22:19</dc:date><loext:sender-initials>CN</loext:sender-initials><text:p><text:span text:style-name="T20">Reply to AnneMarieW (10/04/2016, 15:38): "..."</text:span></text:p><text:p><text:span text:style-name="T21">Keywords is fine</text:span></text:p></office:annotation></text:span></text:p>
      <text:p text:style-name="BodyFirstBox"><text:change text:change-id="ct140236906512032"/><text:change-start text:change-id="ct140236846182784"/><text:span text:style-name="T2">T</text:span><text:change-end text:change-id="ct140236846182784"/><text:span text:style-name="T2">he Rust language has a set of </text:span><text:span text:style-name="EmphasisItalic"><text:span text:style-name="T2">keywords</text:span></text:span><text:span text:style-name="T2"> that have been reserved for use</text:span><text:change text:change-id="ct140236905864640"/><text:change-start text:change-id="ct140236863153984"/><text:span text:style-name="T2"> by the language only</text:span><text:change-end text:change-id="ct140236863153984"/><text:span text:style-name="T2">, much like other languages do. </text:span><text:change-start text:change-id="ct140236910229856"/><text:span text:style-name="T2">Keep in mind that</text:span><text:change-end text:change-id="ct140236910229856"/><text:change text:change-id="ct140236924391968"/><text:span text:style-name="T2"> you cannot use these words as names of variables or functions</text:span><text:change text:change-id="ct140236906469888"/><text:span text:style-name="T2">. Most of the</text:span><text:change text:change-id="ct140236923964448"/><text:change-start text:change-id="ct140237296708032"/><text:span text:style-name="T2"> keywords</text:span><text:change-end text:change-id="ct140237296708032"/><text:span text:style-name="T2"> have special meaning</text:span><text:change-start text:change-id="ct140236926363904"/><text:span text:style-name="T2">s,</text:span><text:change-end text:change-id="ct140236926363904"/><text:span text:style-name="T2"> and </text:span><text:change text:change-id="ct140236786410976"/><text:change-start text:change-id="ct140236925821744"/><text:span text:style-name="T2">you’</text:span><text:change-end text:change-id="ct140236925821744"/><text:span text:style-name="T2">ll be using them to do various </text:span><text:change text:change-id="ct140237121320112"/><text:change-start text:change-id="ct140236779810064"/><text:span text:style-name="T2">task</text:span><text:change-end text:change-id="ct140236779810064"/><text:span text:style-name="T2">s in </text:span><text:change-start text:change-id="ct140236925809536"/><text:span text:style-name="T2">y</text:span><text:change-end text:change-id="ct140236925809536"/><text:span text:style-name="T2">our Rust programs; a few have no current functionality associated </text:span><text:change-start text:change-id="ct140236921987792"/><text:span text:style-name="T2">with them </text:span><text:change-end text:change-id="ct140236921987792"/><text:span text:style-name="T2">but have been reserved for functionality that might be </text:span><text:change-start text:change-id="ct140236869531168"/><text:span text:style-name="T2">added </text:span><text:change-end text:change-id="ct140236869531168"/><text:change text:change-id="ct140236864486336"/><text:change-start text:change-id="ct140236901328880"/><text:span text:style-name="T2">to</text:span><text:change-end text:change-id="ct140236901328880"/><text:span text:style-name="T2"> </text:span><text:change text:change-id="ct140237161691200"/><text:span text:style-name="T2">Rust</text:span><text:change text:change-id="ct140236908123792"/><text:span text:style-name="T2"> in the future. You can find a list of the keywords in Appendix </text:span><text:change text:change-id="ct140236908029280"/><text:span text:style-name="T2"><office:annotation><dc:creator>AnneMarieW</dc:creator><dc:date>2016-10-04T10:08:00</dc:date><loext:sender-initials>AM</loext:sender-initials><text:p><text:span text:style-name="T18">Au: Please fill in Appendix letter.</text:span></text:p></office:annotation></text:span><text:span text:style-name="T2"><office:annotation><dc:date>0000-00-00T00:00:00</dc:date><text:p/></office:annotation></text:span><text:change-start text:change-id="ct140236918100560"/><text:span text:style-name="T2">A</text:span><text:change-end text:change-id="ct140236918100560"/><text:span text:style-name="T2">.</text:span></text:p>
      <text:p text:style-name="P26">PROD: END BOX</text:p>
      <text:p text:style-name="HeadA"><text:bookmark-start text:name="_Toc462761699"/><text:change text:change-id="ct140236796155648"/><text:change-start text:change-id="ct140236924713264"/><text:span text:style-name="T2">Variable</text:span><text:bookmark-end text:name="_Toc462761699"/><text:change-end text:change-id="ct140236924713264"/><text:span text:style-name="T2">s and Mutability</text:span></text:p>
      <text:p text:style-name="BodyFirst"><text:change text:change-id="ct140236924712256"/><text:change-start text:change-id="ct140236911667152"/><text:span text:style-name="T2">As </text:span><text:change-end text:change-id="ct140236911667152"/><text:span text:style-name="T2">mentioned in Chapter 2</text:span><text:change-start text:change-id="ct140236918750256"/><text:span text:style-name="T2">,</text:span><text:change-end text:change-id="ct140236918750256"/><text:change text:change-id="ct140236924346928"/><text:span text:style-name="T2"> by default</text:span><text:change text:change-id="ct140236913535520"/><text:span text:style-name="T2"> </text:span><text:change text:change-id="ct140236913586704"/><text:change-start text:change-id="ct140236912852992"/><text:span text:style-name="T2">variable</text:span><text:change-end text:change-id="ct140236912852992"/><text:span text:style-name="T2">s are </text:span><text:span text:style-name="EmphasisItalic"><text:span text:style-name="T2">immutable</text:span></text:span><text:span text:style-name="T2">. This is one of many nudges in Rust that encourages </text:span><text:change text:change-id="ct140236904076144"/><text:change-start text:change-id="ct140237099119520"/><text:span text:style-name="T2">you</text:span><text:change-end text:change-id="ct140237099119520"/><text:span text:style-name="T2"> to write </text:span><text:change-start text:change-id="ct140236779791728"/><text:span text:style-name="T2">y</text:span><text:change-end text:change-id="ct140236779791728"/><text:span text:style-name="T2">our code in a way that </text:span><text:change-start text:change-id="ct140236913034416"/><text:span text:style-name="T2">takes advantage </text:span><text:change-end text:change-id="ct140236913034416"/><text:change text:change-id="ct140236795593472"/><text:span text:style-name="T2">of the safety and easy concurrency that Rust </text:span><text:change text:change-id="ct140236913354480"/><text:span text:style-name="T2">offer</text:span><text:change-start text:change-id="ct140237294043760"/><text:span text:style-name="T2">s</text:span><text:change-end text:change-id="ct140237294043760"/><text:span text:style-name="T2">. </text:span><text:change-start text:change-id="ct140236905866688"/><text:span text:style-name="T2">However, </text:span><text:change-end text:change-id="ct140236905866688"/><text:change text:change-id="ct140236922900192"/><text:change-start text:change-id="ct140236909809776"/><text:span text:style-name="T2">you</text:span><text:change-end text:change-id="ct140236909809776"/><text:span text:style-name="T2"> still have the option to make </text:span><text:change-start text:change-id="ct140237245228368"/><text:span text:style-name="T2">y</text:span><text:change-end text:change-id="ct140237245228368"/><text:span text:style-name="T2">our </text:span><text:change text:change-id="ct140236923113328"/><text:change-start text:change-id="ct140236909966224"/><text:span text:style-name="T2">variables</text:span><text:change-end text:change-id="ct140236909966224"/><text:span text:style-name="T2"> mutable</text:span><text:change text:change-id="ct140236911771040"/><text:span text:style-name="T2">. Let’s explore how and why Rust encourages </text:span><text:change text:change-id="ct140237233958400"/><text:change-start text:change-id="ct140236913619872"/><text:span text:style-name="T2">you</text:span><text:change-end text:change-id="ct140236913619872"/><text:span text:style-name="T2"> to favor immutability, and why </text:span><text:change text:change-id="ct140237164347952"/><text:change-start text:change-id="ct140236918110768"/><text:span text:style-name="T2">you</text:span><text:change-end text:change-id="ct140236918110768"/><text:span text:style-name="T2"> might want to opt out</text:span><text:change text:change-id="ct140236910157072"/><text:span text:style-name="T2">.</text:span></text:p>
      <text:p text:style-name="Body"><text:change text:change-id="ct140237194440512"/><text:change text:change-id="ct140237157608016"/><text:change text:change-id="ct140236925814672"/><text:change text:change-id="ct140236911772832"/><text:change text:change-id="ct140236824656400"/><text:change-start text:change-id="ct140237296843440"/><text:span text:style-name="T2">When a variable is immutab</text:span><text:change-end text:change-id="ct140237296843440"/><text:change-start text:change-id="ct140236913221680"/><text:span text:style-name="T2">le, that means</text:span><text:change-end text:change-id="ct140236913221680"/><text:span text:style-name="T2"> </text:span><text:change text:change-id="ct140236863864160"/><text:span text:style-name="T2">mean</text:span><text:change text:change-id="ct140236869626784"/><text:change text:change-id="ct140236863351664"/><text:span text:style-name="T2"> once a value is bound</text:span><text:change-start text:change-id="ct140237233775264"/><text:span text:style-name="T2"> to a name</text:span><text:change-end text:change-id="ct140237233775264"/><text:span text:style-name="T2">, you can’t change that value. To illustrate</text:span><text:change text:change-id="ct140236908016976"/><text:span text:style-name="T2">, let’s generate a new project </text:span><text:change-start text:change-id="ct140237294444080"/><text:span text:style-name="T2">called </text:span><text:change-end text:change-id="ct140237294444080"/><text:change text:change-id="ct140236922419632"/><text:change-start text:change-id="ct140236901412000"/><text:span text:style-name="EmphasisItalic"><text:span text:style-name="T2">variables</text:span></text:span><text:change-end text:change-id="ct140236901412000"/><text:change-start text:change-id="ct140236911539808"/><text:span text:style-name="T2"> </text:span><text:change-end text:change-id="ct140236911539808"/><text:span text:style-name="T2">in your </text:span><text:change-start text:change-id="ct140236911718736"/><text:span text:style-name="EmphasisItalic"><text:span text:style-name="T2">projects</text:span></text:span><text:change-end text:change-id="ct140236911718736"/><text:span text:style-name="T2"> directory </text:span><text:change text:change-id="ct140236825859264"/><text:span text:style-name="T2">by </text:span><text:change text:change-id="ct140236901364992"/><text:span text:style-name="T2">using </text:span><text:span text:style-name="Literal">cargo new --bin </text:span><text:change text:change-id="ct140236913781776"/><text:change-start text:change-id="ct140236908174960"/><text:span text:style-name="Literal">variables</text:span><text:change-end text:change-id="ct140236908174960"/><text:span text:style-name="T2">. </text:span></text:p>
      <text:p text:style-name="Body"><text:span text:style-name="T2">Then, in your new </text:span><text:change text:change-id="ct140236909801520"/><text:change-start text:change-id="ct140236872668112"/><text:span text:style-name="EmphasisItalic"><text:span text:style-name="T2">variables</text:span></text:span><text:change-end text:change-id="ct140236872668112"/><text:span text:style-name="T2"> directory, open </text:span><text:span text:style-name="EmphasisItalic"><text:span text:style-name="T2">src/main.rs </text:span></text:span><text:span text:style-name="T2">and replace its code with the following:</text:span></text:p>
      <text:p text:style-name="P26">Filename: src/main.rs</text:p>
      <text:p text:style-name="CodeA">fn main() {</text:p>
      <text:p text:style-name="CodeB"><text:s text:c="4"/>let x = 5;</text:p>
      <text:p text:style-name="CodeB"><text:s text:c="4"/>println!("The value of x is: {}", x);</text:p>
      <text:p text:style-name="CodeB"><text:s text:c="4"/>x = 6;</text:p>
      <text:p text:style-name="CodeB"><text:s text:c="4"/>println!("The value of x is: {}", x);</text:p>
      <text:p text:style-name="CodeC">}</text:p>
      <text:p text:style-name="Body"><text:soft-page-break/><text:span text:style-name="T2">Save and run the program using </text:span><text:span text:style-name="LiteralBold">cargo run</text:span><text:change text:change-id="ct140236905940288"/><text:change-start text:change-id="ct140236911686880"/><text:span text:style-name="T2">:</text:span><text:change-end text:change-id="ct140236911686880"/><text:span text:style-name="T2"> </text:span><text:change text:change-id="ct140236911684240"/><text:span text:style-name="T2">you should receive an error message, as </text:span><text:change-start text:change-id="ct140236924891408"/><text:span text:style-name="T2">shown </text:span><text:change-end text:change-id="ct140236924891408"/><text:span text:style-name="T2">in this output:</text:span></text:p>
      <text:p text:style-name="CodeA">$ cargo run</text:p>
      <text:p text:style-name="CodeB"><text:s text:c="3"/>Compiling <text:change text:change-id="ct140236923194032"/><text:change-start text:change-id="ct140236913298832"/>variables<text:change-end text:change-id="ct140236913298832"/> v0.0.1 (file:///projects/<text:change text:change-id="ct140237279376720"/><text:change-start text:change-id="ct140236923925296"/>variab<text:change-end text:change-id="ct140236923925296"/><text:change-start text:change-id="ct140236908610864"/>les<text:change-end text:change-id="ct140236908610864"/>)<text:change text:change-id="ct140236925878384"/><text:change text:change-id="ct140236908226064"/><text:change text:change-id="ct140236923944496"/><text:change text:change-id="ct140236925780944"/><text:change text:change-id="ct140236791198704"/><text:change text:change-id="ct140236905759600"/><text:change text:change-id="ct140236918732496"/><text:change text:change-id="ct140236923357552"/><text:change text:change-id="ct140236906505392"/><text:change text:change-id="ct140236918749088"/><text:change text:change-id="ct140236907928496"/><text:change text:change-id="ct140236901374656"/><text:change text:change-id="ct140236924008192"/><text:change text:change-id="ct140236913878272"/></text:p>
      <text:p text:style-name="CodeB"><text:change text:change-id="ct140236923271984"/><text:change-start text:change-id="ct140236911005744"/>error[E0384]: <office:annotation office:name="__Annotation__51471_1204491174"><dc:creator>Carol Nichols</dc:creator><dc:date>2016-11-01T14:13:18</dc:date><loext:sender-initials>CN</loext:sender-initials><text:p><text:span text:style-name="T22">I see now that this should be reassignment, I'm going to work on fixing this in Rust itself but I'm leaving it as matching the current behavior for the time being.</text:span></text:p></office:annotation>re-assignment<text:change-end text:change-id="ct140236911005744"/><office:annotation-end office:name="__Annotation__51471_1204491174"/><text:change-start text:change-id="ct140237294477440"/> of immutable variable `x`</text:p>
      <text:p text:style-name="CodeB"><text:s/>--&gt; src/main.rs:4:5</text:p>
      <text:p text:style-name="CodeB"><text:s text:c="2"/>|</text:p>
      <text:p text:style-name="CodeB">2 | <text:s text:c="4"/>let x = 5;</text:p>
      <text:p text:style-name="CodeB"><text:s text:c="2"/>| <text:s text:c="8"/>- first assignment to `x`</text:p>
      <text:p text:style-name="CodeB">3 | <text:s text:c="4"/>println!("The value of x is: {}", x);</text:p>
      <text:p text:style-name="CodeB">4 | <text:s text:c="4"/>x = 6;</text:p>
      <text:p text:style-name="CodeC"><text:s text:c="2"/>| <text:s text:c="4"/>^^^^^ re-assignment of immutable variable<text:change-end text:change-id="ct140237294477440"/></text:p>
      <text:p text:style-name="Body"><text:span text:style-name="T2">This</text:span><text:change text:change-id="ct140236912928272"/><text:span text:style-name="T2"> example </text:span><text:change-start text:change-id="ct140236925267520"/><text:span text:style-name="T2">shows how</text:span><text:change-end text:change-id="ct140236925267520"/><text:change text:change-id="ct140236909950592"/><text:span text:style-name="T2"> the compiler help</text:span><text:change-start text:change-id="ct140237159517296"/><text:span text:style-name="T2">s</text:span><text:change-end text:change-id="ct140237159517296"/><text:change text:change-id="ct140236913553424"/><text:change-start text:change-id="ct140237252203056"/><text:span text:style-name="T2"> you</text:span><text:change-end text:change-id="ct140237252203056"/><text:span text:style-name="T2"> find</text:span><text:change text:change-id="ct140236859904992"/><text:span text:style-name="T2"> error</text:span><text:change-start text:change-id="ct140236866363584"/><text:span text:style-name="T2">s</text:span><text:change-end text:change-id="ct140236866363584"/><text:span text:style-name="T2"> in </text:span><text:change-start text:change-id="ct140236918260528"/><text:span text:style-name="T2">y</text:span><text:change-end text:change-id="ct140236918260528"/><text:span text:style-name="T2">our program</text:span><text:change text:change-id="ct140236863008160"/><text:change-start text:change-id="ct140237121439008"/><text:span text:style-name="T2">s</text:span><text:change-end text:change-id="ct140237121439008"/><text:change-start text:change-id="ct140236907895776"/><text:span text:style-name="T2">.</text:span><text:change-end text:change-id="ct140236907895776"/><text:span text:style-name="T2"> </text:span><text:change-start text:change-id="ct140236863679632"/><text:span text:style-name="T2">Even though </text:span><text:change-end text:change-id="ct140236863679632"/><text:change text:change-id="ct140236864208896"/><text:change-start text:change-id="ct140236895856624"/><text:span text:style-name="T2">c</text:span><text:change-end text:change-id="ct140236895856624"/><text:span text:style-name="T2">ompiler errors can be frustrating</text:span><text:change text:change-id="ct140236869456448"/><text:change-start text:change-id="ct140236911519888"/><text:span text:style-name="T2">,</text:span><text:change-end text:change-id="ct140236911519888"/><text:change text:change-id="ct140236913182128"/><text:change text:change-id="ct140236863055792"/><text:change-start text:change-id="ct140237161610768"/><text:span text:style-name="T2"> </text:span><text:change-end text:change-id="ct140237161610768"/><text:span text:style-name="T2">they only mean your program isn’t safely doing what you want it to do yet; they do </text:span><text:span text:style-name="EmphasisItalic"><text:span text:style-name="T2">not </text:span></text:span><text:span text:style-name="T2">mean that you’re not a good programmer! Experienced Rustaceans still get compiler </text:span><office:annotation office:name="__Annotation__51520_1204491174"><dc:creator>Carol Nichols</dc:creator><dc:date>2016-11-01T14:14:03</dc:date><loext:sender-initials>CN</loext:sender-initials><text:p><text:span text:style-name="T22">I've removed the Extended Error Explanations box. Due to the recent improvements to the initial error messages, the extended error explanations are being de-emphasized.</text:span></text:p></office:annotation><text:span text:style-name="T2">errors</text:span><text:change text:change-id="ct140237234045984"/><office:annotation-end office:name="__Annotation__51520_1204491174"/><text:change text:change-id="ct140236900919888"/><text:change text:change-id="ct140236900481120"/><text:change text:change-id="ct140236900527600"/><text:change text:change-id="ct140236900868896"/><text:change text:change-id="ct140236900662672"/><text:change text:change-id="ct140236900436864"/><text:change text:change-id="ct140236900831104"/><text:change text:change-id="ct140236901009056"/><text:change text:change-id="ct140236835939648"/><text:change text:change-id="ct140236791407680"/><text:change text:change-id="ct140236900772880"/><text:change text:change-id="ct140236900419760"/><text:change text:change-id="ct140236900341776"/><text:change text:change-id="ct140236900421312"/><text:change text:change-id="ct140236900480704"/><text:change text:change-id="ct140236900720768"/><text:change text:change-id="ct140236791412928"/><text:change text:change-id="ct140236791370512"/><text:change text:change-id="ct140236900993584"/><text:change text:change-id="ct140236824498272"/><text:change text:change-id="ct140236897520128"/><text:change text:change-id="ct140236897885520"/><text:change text:change-id="ct140237292522576"/><text:change text:change-id="ct140236897694944"/><text:change text:change-id="ct140237165642000"/><text:change text:change-id="ct140236900857088"/><text:change text:change-id="ct140236900524320"/><text:change text:change-id="ct140236900952624"/><text:change text:change-id="ct140236900900720"/><text:change text:change-id="ct140236900399840"/><text:change text:change-id="ct140236791477200"/><text:change text:change-id="ct140236835943168"/><text:change text:change-id="ct140237165635312"/><text:change text:change-id="ct140236826064864"/><text:change text:change-id="ct140236790691680"/><text:change text:change-id="ct140236869631296"/><text:change text:change-id="ct140236918306176"/><text:change text:change-id="ct140236909848192"/><text:change text:change-id="ct140236895972432"/><text:change text:change-id="ct140237194602208"/><text:change text:change-id="ct140236911253536"/><text:change text:change-id="ct140236913111136"/><text:change text:change-id="ct140237095390752"/><text:change text:change-id="ct140236860204608"/><text:change text:change-id="ct140236895948272"/><text:change text:change-id="ct140237294478864"/><text:change text:change-id="ct140236783705792"/><text:change text:change-id="ct140236866236736"/><text:change text:change-id="ct140236910846544"/><text:change text:change-id="ct140236790661520"/><text:change text:change-id="ct140237121287152"/><text:change text:change-id="ct140237123856672"/><text:change text:change-id="ct140236901410336"/><text:change text:change-id="ct140236814135744"/><text:change text:change-id="ct140236864382704"/><text:change text:change-id="ct140237093143552"/><text:change text:change-id="ct140236894293840"/><text:change text:change-id="ct140236911108160"/><text:change text:change-id="ct140236913620416"/><text:change-start text:change-id="ct140236901045296"/><text:span text:style-name="T2">. T</text:span><text:change-end text:change-id="ct140236901045296"/><text:span text:style-name="T2">he error</text:span><text:change text:change-id="ct140236907867056"/><text:change-start text:change-id="ct140237247776160"/><text:span text:style-name="T2"> indicates</text:span><text:change-end text:change-id="ct140237247776160"/><text:span text:style-name="T2"> that the cause of the error is </text:span><text:span text:style-name="Literal">re</text:span><text:change text:change-id="ct140236802428912"/><text:change-start text:change-id="ct140236800253840"/><text:span text:style-name="Literal">-</text:span><text:change-end text:change-id="ct140236800253840"/><text:span text:style-name="Literal">assig</text:span><text:change-start text:change-id="ct140236835959296"/><text:span text:style-name="Literal">n</text:span><text:change-end text:change-id="ct140236835959296"/><text:span text:style-name="Literal">ment of immutable variable</text:span><text:span text:style-name="T2">, because </text:span><text:change text:change-id="ct140236863221168"/><text:change text:change-id="ct140236799427680"/><text:change-start text:change-id="ct140236802072432"/><text:span text:style-name="T2">we</text:span><text:change-end text:change-id="ct140236802072432"/><text:span text:style-name="T2"> tried to assign a second value to the immutable </text:span><text:span text:style-name="Literal">x</text:span><text:change text:change-id="ct140236914538048"/><text:change-start text:change-id="ct140236917571680"/><text:span text:style-name="T2"> </text:span><text:span text:style-name="T10">v</text:span><text:change-end text:change-id="ct140236917571680"/><text:span text:style-name="T2">ariable.</text:span></text:p>
      <text:p text:style-name="Body"><text:span text:style-name="T2">It’s important that </text:span><text:change text:change-id="ct140236797408368"/><text:change text:change-id="ct140236915140224"/><text:change-start text:change-id="ct140236909020976"/><text:span text:style-name="T2">we</text:span><text:change-end text:change-id="ct140236909020976"/><text:span text:style-name="T2"> get compile-time errors when </text:span><text:change text:change-id="ct140236909405136"/><text:change text:change-id="ct140236927282672"/><text:change-start text:change-id="ct140236917667920"/><text:span text:style-name="T2">we</text:span><text:change-end text:change-id="ct140236917667920"/><text:span text:style-name="T2"> attempt to change a value that </text:span><text:change text:change-id="ct140236912463584"/><text:change text:change-id="ct140236909141392"/><text:change-start text:change-id="ct140236916914256"/><text:span text:style-name="T2">we</text:span><text:change-end text:change-id="ct140236916914256"/><text:span text:style-name="T2"> previously </text:span><text:change text:change-id="ct140236912703952"/><text:change-start text:change-id="ct140236915616832"/><text:span text:style-name="T2">designated as</text:span><text:change-end text:change-id="ct140236915616832"/><text:span text:style-name="T2"> immutable because this very situation can lead to bugs. If one part of </text:span><text:change text:change-id="ct140236800052176"/><text:span text:style-name="T2">our code operates on </text:span><text:change text:change-id="ct140236915822576"/><text:change-start text:change-id="ct140236907276992"/><text:span text:style-name="T2">the</text:span><text:change-end text:change-id="ct140236907276992"/><text:span text:style-name="T2"> assumption that a value will never change</text:span><text:change text:change-id="ct140236800620320"/><text:span text:style-name="T2"> and another part of </text:span><text:change text:change-id="ct140236928424032"/><text:span text:style-name="T2">our code changes that value, it’s possible that the first part of the code won’t do what it was designed to do. This cause of bugs can be difficult to track down after the fact, especially when the second piece of code </text:span><text:change text:change-id="ct140236867637824"/><text:span text:style-name="T2">changes the value</text:span><text:change-start text:change-id="ct140236916168256"/><text:span text:style-name="T2"> only</text:span><text:change-end text:change-id="ct140236916168256"/><text:span text:style-name="T2"> </text:span><text:span text:style-name="EmphasisItalic"><text:span text:style-name="T2">sometimes</text:span></text:span><text:span text:style-name="T2">.</text:span></text:p>
      <text:p text:style-name="Body"><text:span text:style-name="T2">In Rust</text:span><text:change text:change-id="ct140236917673632"/><text:span text:style-name="T2"> the compiler </text:span><text:change text:change-id="ct140236823677136"/><text:change text:change-id="ct140236916307616"/><text:span text:style-name="T2">guarantee</text:span><text:change-start text:change-id="ct140236920436864"/><text:span text:style-name="T2">s</text:span><text:change-end text:change-id="ct140236920436864"/><text:span text:style-name="T2"> </text:span><text:change-start text:change-id="ct140236907470832"/><text:span text:style-name="T2">that when </text:span><text:change-end text:change-id="ct140236907470832"/><text:change text:change-id="ct140236864736464"/><text:change-start text:change-id="ct140236914082752"/><text:span text:style-name="T2">we</text:span><text:change-end text:change-id="ct140236914082752"/><text:change-start text:change-id="ct140236906703936"/><text:span text:style-name="T2"> state that a value won’t change, it really won’t change</text:span><text:change-end text:change-id="ct140236906703936"/><text:change text:change-id="ct140236868099776"/><text:span text:style-name="T2">. </text:span><text:change-start text:change-id="ct140236917543120"/><text:span text:style-name="T2">That means that </text:span><text:change-end text:change-id="ct140236917543120"/><text:change text:change-id="ct140236921038608"/><text:change-start text:change-id="ct140236867454608"/><text:span text:style-name="T2">w</text:span><text:change-end text:change-id="ct140236867454608"/><text:span text:style-name="T2">hen </text:span><text:change-start text:change-id="ct140236864848480"/><text:span text:style-name="T2">you’re </text:span><text:change-end text:change-id="ct140236864848480"/><text:span text:style-name="T2">reading and writing code, </text:span><text:change text:change-id="ct140236799873136"/><text:change-start text:change-id="ct140236865056000"/><text:span text:style-name="T2">you</text:span><text:change-end text:change-id="ct140236865056000"/><text:span text:style-name="T2"> don’t have to keep track</text:span><text:change text:change-id="ct140236919494752"/><text:change-start text:change-id="ct140236909506336"/><text:span text:style-name="T2"> of</text:span><text:change-end text:change-id="ct140236909506336"/><text:span text:style-name="T2"> how and where a value might change</text:span><text:change text:change-id="ct140236912425712"/><text:change-start text:change-id="ct140236916597040"/><text:span text:style-name="T2">, which</text:span><text:change-end text:change-id="ct140236916597040"/><text:change text:change-id="ct140236861738560"/><text:span text:style-name="T2"> can make code easier to reason about.</text:span></text:p>
      <text:p text:style-name="Body"><text:change-start text:change-id="ct140236893234800"/><text:span text:style-name="T2">But </text:span><text:change-end text:change-id="ct140236893234800"/><text:change text:change-id="ct140236914462848"/><text:change-start text:change-id="ct140236915732864"/><text:span text:style-name="T2">m</text:span><text:change-end text:change-id="ct140236915732864"/><text:span text:style-name="T2">utability can be </text:span><text:change text:change-id="ct140236917408384"/><text:change-start text:change-id="ct140236917212416"/><text:span text:style-name="T2">ver</text:span><text:change-end text:change-id="ct140236917212416"/><text:span text:style-name="T2">y useful</text:span><text:change text:change-id="ct140236870525056"/><text:change-start text:change-id="ct140236915013088"/><text:span text:style-name="T2">.</text:span><text:change-end text:change-id="ct140236915013088"/><text:span text:style-name="T2"> </text:span><text:change text:change-id="ct140236915435072"/><text:change-start text:change-id="ct140237248782656"/><text:span text:style-name="T2">V</text:span><text:change-end text:change-id="ct140237248782656"/><text:change-start text:change-id="ct140236893651344"/><text:span text:style-name="T2">ariables</text:span><text:change-end text:change-id="ct140236893651344"/><text:span text:style-name="T2"> are immutable only by default; </text:span><text:change text:change-id="ct140236915827936"/><text:change-start text:change-id="ct140236912517856"/><text:span text:style-name="T2">we</text:span><text:change-end text:change-id="ct140236912517856"/><text:span text:style-name="T2"> can make them mutable by adding </text:span><text:span text:style-name="Literal">mut</text:span><text:span text:style-name="T2"> in front of the variable name. In addition to allowing this value to </text:span><text:change text:change-id="ct140236917455008"/><text:span text:style-name="T2">change</text:span><text:change text:change-id="ct140236862016288"/><text:span text:style-name="T2">, it conveys intent to future readers of the code by indicating that other parts of the code will be changing this </text:span><text:change-start text:change-id="ct140236917628400"/><text:span text:style-name="T2">variable </text:span><text:change-end text:change-id="ct140236917628400"/><text:span text:style-name="T2">value.</text:span></text:p>
      <text:p text:style-name="Body"><text:span text:style-name="T2">For example, change </text:span><text:change text:change-id="ct140236899859872"/><text:change-start text:change-id="ct140236909464560"/><text:span text:style-name="EmphasisItalic"><text:span text:style-name="T2">src/main.rs</text:span></text:span><text:span text:style-name="T2"> to</text:span><text:change-end text:change-id="ct140236909464560"/><text:span text:style-name="T2"> the following:</text:span><text:change-start text:change-id="ct140236870405712"/><text:span text:style-name="T2"> </text:span><text:change-end text:change-id="ct140236870405712"/></text:p>
      <text:p text:style-name="P26">Filename: src/main.rs</text:p>
      <text:p text:style-name="CodeA">fn main() {</text:p>
      <text:p text:style-name="CodeB"><text:soft-page-break/><text:s text:c="4"/>let mut x = 5;</text:p>
      <text:p text:style-name="CodeB"><text:s text:c="4"/>println!("The value of x is: {}", x);</text:p>
      <text:p text:style-name="CodeB"><text:s text:c="4"/>x = 6;</text:p>
      <text:p text:style-name="CodeB"><text:s text:c="4"/>println!("The value of x is: {}", x);</text:p>
      <text:p text:style-name="CodeC">}</text:p>
      <text:p text:style-name="Body"><text:change-start text:change-id="ct140236909122896"/><text:span text:style-name="T2">When </text:span><text:change-end text:change-id="ct140236909122896"/><text:change text:change-id="ct140236904925856"/><text:change-start text:change-id="ct140236916136992"/><text:span text:style-name="T2">we</text:span><text:change-end text:change-id="ct140236916136992"/><text:change text:change-id="ct140236907444352"/><text:change-start text:change-id="ct140236917621856"/><text:span text:style-name="T2"> </text:span><text:change-end text:change-id="ct140236917621856"/><text:change text:change-id="ct140237295770288"/><text:change-start text:change-id="ct140236917297232"/><text:span text:style-name="T2">r</text:span><text:change-end text:change-id="ct140236917297232"/><text:span text:style-name="T2">un</text:span><text:change text:change-id="ct140236917433168"/><text:span text:style-name="T2"> this</text:span><text:change-start text:change-id="ct140237296598608"/><text:span text:style-name="T2"> program</text:span><text:change-end text:change-id="ct140237296598608"/><text:span text:style-name="T2">, </text:span><text:change text:change-id="ct140236867832512"/><text:change text:change-id="ct140237123059680"/><text:change-start text:change-id="ct140237283670896"/><text:span text:style-name="T2">we</text:span><text:change-end text:change-id="ct140237283670896"/><text:span text:style-name="T2"> get</text:span><text:change-start text:change-id="ct140236912171312"/><text:span text:style-name="T2"> the following</text:span><text:change-end text:change-id="ct140236912171312"/><text:span text:style-name="T2">:</text:span></text:p>
      <text:p text:style-name="CodeA">$ cargo run</text:p>
      <text:p text:style-name="CodeB"><text:s text:c="3"/>Compiling <text:change text:change-id="ct140237283994272"/><text:change-start text:change-id="ct140236915218000"/>variables<text:change-end text:change-id="ct140236915218000"/> v0.1.0 (file:///projects/<text:change text:change-id="ct140236864742912"/><text:change-start text:change-id="ct140237298053440"/>variables<text:change-end text:change-id="ct140237298053440"/>)</text:p>
      <text:p text:style-name="CodeB"><text:s text:c="5"/>Running `target/debug/<text:change text:change-id="ct140236917611120"/><text:change-start text:change-id="ct140236905464336"/>variables<text:change-end text:change-id="ct140236905464336"/>`</text:p>
      <text:p text:style-name="CodeB">The value of x is: 5</text:p>
      <text:p text:style-name="CodeC">The value of x is: 6</text:p>
      <text:p text:style-name="Body"><text:span text:style-name="T2">Using </text:span><text:span text:style-name="Literal">mut</text:span><text:span text:style-name="T2">, </text:span><text:change text:change-id="ct140236914781936"/><text:change-start text:change-id="ct140236861790752"/><text:span text:style-name="T2">we</text:span><text:change-end text:change-id="ct140236861790752"/><text:change text:change-id="ct140236865609584"/><text:change-start text:change-id="ct140236864644224"/><text:span text:style-name="T2">’</text:span><text:change-end text:change-id="ct140236864644224"/><text:span text:style-name="T2">re allowed to change the value that </text:span><text:span text:style-name="Literal">x </text:span><text:span text:style-name="T2">binds to from </text:span><text:span text:style-name="Literal">5 </text:span><text:span text:style-name="T2">to </text:span><text:span text:style-name="Literal">6</text:span><text:span text:style-name="T2">. In some cases</text:span><text:change-start text:change-id="ct140236802317328"/><text:span text:style-name="T2">,</text:span><text:change-end text:change-id="ct140236802317328"/><text:span text:style-name="T2"> you’ll want to make a </text:span><text:change text:change-id="ct140236860493888"/><text:change-start text:change-id="ct140236911995584"/><text:span text:style-name="T2">variable</text:span><text:change-end text:change-id="ct140236911995584"/><text:span text:style-name="T2"> mutable because it makes the code </text:span><text:change text:change-id="ct140237249663952"/><text:change-start text:change-id="ct140236914979008"/><text:span text:style-name="T2">more convenient to write</text:span><text:change-end text:change-id="ct140236914979008"/><text:change text:change-id="ct140236861855696"/><text:span text:style-name="T2"> than an implementation that only uses immutable </text:span><text:change text:change-id="ct140236891663904"/><text:change-start text:change-id="ct140236800611376"/><text:span text:style-name="T2">variables</text:span><text:change-end text:change-id="ct140236800611376"/><text:span text:style-name="T2">. </text:span></text:p>
      <text:p text:style-name="Body"><text:change-start text:change-id="ct140236868429344"/><text:span text:style-name="T2">There are multiple</text:span><text:change-end text:change-id="ct140236868429344"/><text:change-start text:change-id="ct140236914596848"/><text:span text:style-name="T2"> </text:span><office:annotation office:name="__Annotation__51754_1204491174"><dc:creator>AnneMarieW</dc:creator><dc:date>2016-10-04T15:38:00</dc:date><loext:sender-initials>AM</loext:sender-initials><text:p><text:span text:style-name="T18">Au: Can you mention a few of these trade-offs you’re referring to? If not here, perhaps in a sidebar or refer to another chapter where you might discuss them?</text:span></text:p></office:annotation><text:span text:style-name="T2">trade-offs</text:span><text:change-end text:change-id="ct140236914596848"/><office:annotation-end office:name="__Annotation__51754_1204491174"/><text:change-start text:change-id="ct140236915571456"/><text:span text:style-name="T2"> to consider, in addition to the prevention of bugs. For example, i</text:span><text:change-end text:change-id="ct140236915571456"/><text:change text:change-id="ct140236908899664"/><text:span text:style-name="T2">n cases where you’re using large data structures, mutating an instance in place may be faster than copying and returning newly allocated instances. </text:span><text:change text:change-id="ct140236915530208"/><text:span text:style-name="T2"><office:annotation><dc:creator>AnneMarieW</dc:creator><dc:date>2016-10-04T15:38:00</dc:date><loext:sender-initials>AM</loext:sender-initials><text:p><text:span text:style-name="T18">Au: Can you mention a few of these trade-offs you’re referring to? If not here, perhaps in a sidebar or refer to another chapter where you might discuss them?</text:span></text:p></office:annotation></text:span><text:span text:style-name="T2"><office:annotation><dc:creator>Carol Nichols</dc:creator><dc:date>2016-11-01T09:41:18</dc:date><loext:sender-initials>CN</loext:sender-initials><text:p><text:span text:style-name="T20">Reply to AnneMarieW (10/04/2016, 15:38): "..."</text:span></text:p><text:p><text:span text:style-name="T21">Ease of understanding and speed are the tradeoffs, as mentioned in the previous sentences.</text:span></text:p></office:annotation></text:span><text:change text:change-id="ct140236893667408"/><text:change-start text:change-id="ct140236906696912"/><text:span text:style-name="T2">With smaller data structures, </text:span><text:change-end text:change-id="ct140236906696912"/><text:change-start text:change-id="ct140236914581216"/><text:span text:style-name="T2">always creating new instances </text:span><text:change-end text:change-id="ct140236914581216"/><text:change-start text:change-id="ct140236802244640"/><text:span text:style-name="T2">and writing in a more functional programming style may be </text:span><text:change-end text:change-id="ct140236802244640"/><text:change-start text:change-id="ct140236915570512"/><text:span text:style-name="T2">easier to reason about</text:span><text:change-end text:change-id="ct140236915570512"/><text:change-start text:change-id="ct140236912808432"/><text:span text:style-name="T2">, so the lower performance penalty might b</text:span><text:change-end text:change-id="ct140236912808432"/><text:change-start text:change-id="ct140236800302384"/><text:span text:style-name="T2">e worth it to gain that clarity.</text:span><text:change-end text:change-id="ct140236800302384"/></text:p>
      <text:p text:style-name="P18"><text:bookmark text:name="shadowing"/><text:bookmark text:name="_Toc462761700"/>Shadowing</text:p>
      <text:p text:style-name="BodyFirst"><text:span text:style-name="T2">As </text:span><text:change text:change-id="ct140236909211680"/><text:change text:change-id="ct140236915571952"/><text:change-start text:change-id="ct140236867447616"/><text:span text:style-name="T2">we</text:span><text:change-end text:change-id="ct140236867447616"/><text:span text:style-name="T2"> saw in the guessing game tutorial</text:span><text:change-start text:change-id="ct140236912097168"/><text:span text:style-name="T2"> in Chapter 2</text:span><text:change-end text:change-id="ct140236912097168"/><text:span text:style-name="T2">, </text:span><text:change text:change-id="ct140236916310624"/><text:change text:change-id="ct140236915564704"/><text:change-start text:change-id="ct140236862244848"/><text:span text:style-name="T2">we</text:span><text:change-end text:change-id="ct140236862244848"/><text:span text:style-name="T2"> can declare new </text:span><text:change text:change-id="ct140236915549552"/><text:change-start text:change-id="ct140236915552672"/><text:span text:style-name="T2">variables</text:span><text:change-end text:change-id="ct140236915552672"/><text:span text:style-name="T2"> with the same name as a previous </text:span><text:change text:change-id="ct140236907500048"/><text:change-start text:change-id="ct140236908793520"/><text:span text:style-name="T2">variables</text:span><text:change-end text:change-id="ct140236908793520"/><text:span text:style-name="T2">, and the new </text:span><text:change text:change-id="ct140237156530576"/><text:change-start text:change-id="ct140236907547584"/><text:span text:style-name="T2">variable</text:span><text:change-end text:change-id="ct140236907547584"/><text:span text:style-name="T2"> </text:span><text:span text:style-name="EmphasisItalic"><text:span text:style-name="T2">shadows </text:span></text:span><text:span text:style-name="T2">the previous </text:span><text:change text:change-id="ct140236909067856"/><text:change-start text:change-id="ct140236909406912"/><text:span text:style-name="T2">variable</text:span><text:change-end text:change-id="ct140236909406912"/><text:span text:style-name="T2">. </text:span><text:change text:change-id="ct140236799903392"/><text:change-start text:change-id="ct140236912537152"/><text:span text:style-name="T2">Rustaceans</text:span><text:change-end text:change-id="ct140236912537152"/><text:span text:style-name="T2"> say that the first </text:span><text:change text:change-id="ct140237157006816"/><text:change-start text:change-id="ct140236916558640"/><text:span text:style-name="T2">variable</text:span><text:change-end text:change-id="ct140236916558640"/><text:span text:style-name="T2"> is </text:span><text:span text:style-name="EmphasisItalic"><text:span text:style-name="T2">shadowed </text:span></text:span><text:span text:style-name="T2">by the second, which means that the second </text:span><text:change text:change-id="ct140236865507760"/><text:change-start text:change-id="ct140236909443360"/><text:span text:style-name="T2">variable’s</text:span><text:change-end text:change-id="ct140236909443360"/><text:span text:style-name="T2"> value is what </text:span><text:change text:change-id="ct140236867274656"/><text:change text:change-id="ct140236917612496"/><text:change text:change-id="ct140236914123104"/><text:change-start text:change-id="ct140236914140960"/><text:span text:style-name="T2">we’ll</text:span><text:change-end text:change-id="ct140236914140960"/><text:span text:style-name="T2"> see when </text:span><text:change text:change-id="ct140236906694272"/><text:change-start text:change-id="ct140237252816144"/><text:span text:style-name="T2">we</text:span><text:change-end text:change-id="ct140237252816144"/><text:span text:style-name="T2"> use the variable. </text:span><text:change text:change-id="ct140236915486416"/><text:change text:change-id="ct140237249644112"/><text:change-start text:change-id="ct140236914159488"/><text:span text:style-name="T2">We</text:span><text:change-end text:change-id="ct140236914159488"/><text:span text:style-name="T2"> can shadow a </text:span><text:change text:change-id="ct140236785190544"/><text:change-start text:change-id="ct140236865600816"/><text:span text:style-name="T2">variable</text:span><text:change-end text:change-id="ct140236865600816"/><text:span text:style-name="T2"> by using the same </text:span><text:change text:change-id="ct140236908744928"/><text:change-start text:change-id="ct140236795208512"/><text:span text:style-name="T2">variable’s</text:span><text:change-end text:change-id="ct140236795208512"/><text:span text:style-name="T2"> name and repeating the use of the </text:span><text:span text:style-name="Literal">let </text:span><text:span text:style-name="T2">keyword as follows:</text:span></text:p>
      <text:p text:style-name="P26">Filename: src/main.rs</text:p>
      <text:p text:style-name="CodeA">fn main() {</text:p>
      <text:p text:style-name="CodeB"><text:s text:c="4"/>let x = 5;</text:p>
      <text:p text:style-name="CodeB"/>
      <text:p text:style-name="CodeB"><text:s text:c="4"/>let x = x + 1;</text:p>
      <text:p text:style-name="CodeB"/>
      <text:p text:style-name="CodeB"><text:s text:c="4"/>let x = x * 2;</text:p>
      <text:p text:style-name="CodeB"/>
      <text:p text:style-name="CodeB"><text:s text:c="4"/>println!("The value of x is: {}", x);</text:p>
      <text:p text:style-name="CodeC"><text:soft-page-break/>}</text:p>
      <text:p text:style-name="Body"><text:span text:style-name="T2">This program first binds </text:span><text:span text:style-name="Literal">x </text:span><text:span text:style-name="T2">to a value of </text:span><text:span text:style-name="Literal">5</text:span><text:span text:style-name="T2">. Then</text:span><text:change text:change-id="ct140237249662576"/><text:span text:style-name="T2"> it shadows </text:span><text:span text:style-name="Literal">x </text:span><text:span text:style-name="T2">by repeating </text:span><text:span text:style-name="Literal">let x =</text:span><text:span text:style-name="T2">, taking the original value and adding </text:span><text:span text:style-name="Literal">1 </text:span><text:span text:style-name="T2">so</text:span><text:change text:change-id="ct140236861654240"/><text:span text:style-name="T2"> the value of </text:span><text:span text:style-name="Literal">x </text:span><text:span text:style-name="T2">is then </text:span><text:span text:style-name="Literal">6</text:span><text:span text:style-name="T2">. The third </text:span><text:span text:style-name="Literal">let </text:span><text:span text:style-name="T2">statement also shadows </text:span><text:span text:style-name="Literal">x</text:span><text:span text:style-name="T2">, taking the previous value and multiplying it by </text:span><text:span text:style-name="Literal">2 </text:span><text:span text:style-name="T2">to give </text:span><text:span text:style-name="Literal">x </text:span><text:span text:style-name="T2">a final value of </text:span><text:span text:style-name="Literal">12</text:span><text:span text:style-name="T2">. </text:span><text:change text:change-id="ct140236906976448"/><text:change-start text:change-id="ct140236915801376"/><text:span text:style-name="T2">When</text:span><text:change-end text:change-id="ct140236915801376"/><text:span text:style-name="T2"> you run this</text:span><text:change-start text:change-id="ct140236908744432"/><text:span text:style-name="T2"> program</text:span><text:change-end text:change-id="ct140236908744432"/><text:span text:style-name="T2">, it will output</text:span><text:change-start text:change-id="ct140236917422224"/><text:span text:style-name="T2"> the following</text:span><text:change-end text:change-id="ct140236917422224"/><text:span text:style-name="T2">:</text:span></text:p>
      <text:p text:style-name="CodeA">$ cargo run</text:p>
      <text:p text:style-name="CodeB"><text:s text:c="3"/>Compiling <text:change text:change-id="ct140236909579088"/><text:change-start text:change-id="ct140236912719792"/>variables<text:change-end text:change-id="ct140236912719792"/> v0.1.0 (file:///projects/<text:change text:change-id="ct140236907252896"/><text:change-start text:change-id="ct140236917966784"/>variables<text:change-end text:change-id="ct140236917966784"/>)</text:p>
      <text:p text:style-name="CodeB"><text:s text:c="5"/>Running `target/debug/<text:change text:change-id="ct140236912274560"/><text:change-start text:change-id="ct140236865259264"/>variables<text:change-end text:change-id="ct140236865259264"/>`</text:p>
      <text:p text:style-name="CodeC">The value of x is: 12</text:p>
      <text:p text:style-name="Body"><text:span text:style-name="T2">This is different </text:span><text:change text:change-id="ct140236908940240"/><text:change-start text:change-id="ct140236902669264"/><text:span text:style-name="T2">than</text:span><text:change-end text:change-id="ct140236902669264"/><text:span text:style-name="T2"> marking a </text:span><text:change text:change-id="ct140236909406432"/><text:change-start text:change-id="ct140237243083552"/><text:span text:style-name="T2">variable</text:span><text:change-end text:change-id="ct140237243083552"/><text:span text:style-name="T2"> as </text:span><text:span text:style-name="Literal">mut</text:span><text:change text:change-id="ct140236909567456"/><text:change-start text:change-id="ct140236909674176"/><text:span text:style-name="T2">,</text:span><text:span text:style-name="Literal"> </text:span><text:change-end text:change-id="ct140236909674176"/><text:span text:style-name="T2">because unless we use the </text:span><text:span text:style-name="Literal">let </text:span><text:span text:style-name="T2">keyword again, we’ll get a compile-time error if we accidentally try to reassign to this </text:span><text:change text:change-id="ct140236920583312"/><text:change-start text:change-id="ct140236870460320"/><text:span text:style-name="T2">variable</text:span><text:change-end text:change-id="ct140236870460320"/><text:span text:style-name="T2">. We can perform a few transformations on a value</text:span><text:change text:change-id="ct140236864643968"/><text:span text:style-name="T2"> but have the </text:span><text:change text:change-id="ct140236914195920"/><text:change-start text:change-id="ct140236917140496"/><text:span text:style-name="T2">variable</text:span><text:change-end text:change-id="ct140236917140496"/><text:span text:style-name="T2"> be immutable after those transformations have been completed.</text:span></text:p>
      <text:p text:style-name="Body"><text:span text:style-name="T2">The other difference between </text:span><text:span text:style-name="Literal">mut </text:span><text:span text:style-name="T2">and shadowing is that</text:span><text:change text:change-id="ct140236868032768"/><text:change-start text:change-id="ct140236911998048"/><text:span text:style-name="T2"> because</text:span><text:change-end text:change-id="ct140236911998048"/><text:span text:style-name="T2"> </text:span><text:change text:change-id="ct140236909174368"/><text:change text:change-id="ct140236907498624"/><text:change-start text:change-id="ct140236909579344"/><text:span text:style-name="T2">we</text:span><text:change-end text:change-id="ct140236909579344"/><text:span text:style-name="T2">’re effectively creating a new </text:span><text:change text:change-id="ct140236908920064"/><text:change-start text:change-id="ct140236905324448"/><text:span text:style-name="T2">variable</text:span><text:change-end text:change-id="ct140236905324448"/><text:span text:style-name="T2"> when </text:span><text:change text:change-id="ct140236914148992"/><text:change text:change-id="ct140236862150592"/><text:change-start text:change-id="ct140236909104304"/><text:span text:style-name="T2">we</text:span><text:change-end text:change-id="ct140236909104304"/><text:span text:style-name="T2"> use the </text:span><text:span text:style-name="Literal">let </text:span><text:span text:style-name="T2">keyword again, </text:span><text:change text:change-id="ct140236905165632"/><text:change text:change-id="ct140236870599072"/><text:change-start text:change-id="ct140236914515280"/><text:span text:style-name="T2">we</text:span><text:change-end text:change-id="ct140236914515280"/><text:span text:style-name="T2"> can change the type of the value</text:span><text:change text:change-id="ct140236796934864"/><text:change text:change-id="ct140236912247488"/><text:change text:change-id="ct140236800316544"/><text:change-start text:change-id="ct140236909313600"/><text:span text:style-name="T2">,</text:span><text:change-end text:change-id="ct140236909313600"/><text:span text:style-name="T2"> but reuse the same name. For example, say </text:span><text:change text:change-id="ct140236866842864"/><text:change text:change-id="ct140237156526544"/><text:change-start text:change-id="ct140236800175648"/><text:span text:style-name="T2">our</text:span><text:change-end text:change-id="ct140236800175648"/><text:change-start text:change-id="ct140236902895104"/><text:span text:style-name="T2"> program</text:span><text:change-end text:change-id="ct140236902895104"/><text:span text:style-name="T2"> ask</text:span><text:change-start text:change-id="ct140236915965456"/><text:span text:style-name="T2">s</text:span><text:change-end text:change-id="ct140236915965456"/><text:span text:style-name="T2"> a user to show </text:span><text:change text:change-id="ct140236907548784"/><text:span text:style-name="T2">how many spaces they want between some text by </text:span><text:change text:change-id="ct140236909288480"/><text:change text:change-id="ct140236909395536"/><text:change-start text:change-id="ct140236909340000"/><text:span text:style-name="T2">inputting</text:span><text:change-end text:change-id="ct140236909340000"/><text:span text:style-name="T2"> space characters, but </text:span><text:change text:change-id="ct140236912094080"/><text:change text:change-id="ct140236907557248"/><text:change-start text:change-id="ct140236862265040"/><text:span text:style-name="T2">we</text:span><text:change-end text:change-id="ct140236862265040"/><text:span text:style-name="T2"> really want to store that </text:span><text:change-start text:change-id="ct140237243688992"/><text:span text:style-name="T2">input </text:span><text:change-end text:change-id="ct140237243688992"/><text:span text:style-name="T2">as a number:</text:span></text:p>
      <text:p text:style-name="CodeA">let spaces = " <text:s text:c="2"/>";</text:p>
      <text:p text:style-name="CodeC">let spaces = spaces.len();</text:p>
      <text:p text:style-name="Body"><text:span text:style-name="T2">This </text:span><text:change-start text:change-id="ct140236908739360"/><text:span text:style-name="T2">construct </text:span><text:change-end text:change-id="ct140236908739360"/><text:span text:style-name="T2">is allowed</text:span><text:change text:change-id="ct140237283835104"/><text:change-start text:change-id="ct140237256988800"/><text:span text:style-name="T2"> because</text:span><text:change-end text:change-id="ct140237256988800"/><text:span text:style-name="T2"> the first </text:span><text:span text:style-name="Literal">spaces</text:span><text:change text:change-id="ct140237275923824"/><text:change-start text:change-id="ct140237283830672"/><text:span text:style-name="T2"> variable is </text:span><text:change-end text:change-id="ct140237283830672"/><text:span text:style-name="T2">a string type, and the second </text:span><text:span text:style-name="Literal">spaces</text:span><text:change text:change-id="ct140236909421392"/><text:change-start text:change-id="ct140237249419152"/><text:span text:style-name="T2"> variable</text:span><text:change-end text:change-id="ct140237249419152"/><text:span text:style-name="T2">, which is a brand</text:span><text:change-start text:change-id="ct140236909396560"/><text:span text:style-name="T2">-</text:span><text:change-end text:change-id="ct140236909396560"/><text:change text:change-id="ct140236909375984"/><text:span text:style-name="T2">new </text:span><text:change text:change-id="ct140237164904496"/><text:change-start text:change-id="ct140237248619184"/><text:span text:style-name="T2">variable</text:span><text:change-end text:change-id="ct140237248619184"/><text:span text:style-name="T2"> that happens to have the same name as the first one</text:span><text:change-start text:change-id="ct140236799867776"/><text:span text:style-name="T2">,</text:span><text:change-end text:change-id="ct140236799867776"/><text:change text:change-id="ct140236914415488"/><text:span text:style-name="T2"> is a number type. Shadowing thus s</text:span><text:change text:change-id="ct140236913994416"/><text:change-start text:change-id="ct140236861835280"/><text:span text:style-name="T2">pares </text:span><text:change-end text:change-id="ct140236861835280"/><text:change text:change-id="ct140236912565280"/><text:change-start text:change-id="ct140237154490128"/><text:span text:style-name="T2">us</text:span><text:change-end text:change-id="ct140237154490128"/><text:span text:style-name="T2"> from having to come up with different names</text:span><text:change-start text:change-id="ct140236797803952"/><text:span text:style-name="T2">,</text:span><text:change-end text:change-id="ct140236797803952"/><text:span text:style-name="T2"> like </text:span><text:change text:change-id="ct140236907451328"/><text:change-start text:change-id="ct140236911929200"/><text:span text:style-name="Literal">sp</text:span><text:change-end text:change-id="ct140236911929200"/><text:span text:style-name="Literal">aces_str </text:span><text:span text:style-name="T2">and </text:span><text:span text:style-name="Literal"><text:span text:style-name="T2">s</text:span></text:span><text:span text:style-name="Literal">paces_num</text:span><text:span text:style-name="T2">;</text:span><text:change-start text:change-id="ct140236801770592"/><text:span text:style-name="T2"> instead,</text:span><text:change-end text:change-id="ct140236801770592"/><text:span text:style-name="T2"> </text:span><text:change text:change-id="ct140236856064608"/><text:change text:change-id="ct140237243547824"/><text:change-start text:change-id="ct140237164556208"/><text:span text:style-name="T2">we</text:span><text:change-end text:change-id="ct140237164556208"/><text:span text:style-name="T2"> can reuse the simpler </text:span><text:span text:style-name="Literal">spaces </text:span><text:span text:style-name="T2">name. </text:span><text:change-start text:change-id="ct140236799977968"/><text:span text:style-name="T2">However, </text:span><text:change-end text:change-id="ct140236799977968"/><text:change-start text:change-id="ct140237282405728"/><text:span text:style-name="T2">i</text:span><text:change-end text:change-id="ct140237282405728"/><text:change text:change-id="ct140236894357984"/><text:span text:style-name="T2">f </text:span><text:change text:change-id="ct140236858071200"/><text:change text:change-id="ct140237095473600"/><text:change-start text:change-id="ct140236799183360"/><text:span text:style-name="T2">we</text:span><text:change-end text:change-id="ct140236799183360"/><text:span text:style-name="T2"> try to use </text:span><text:span text:style-name="Literal">mut </text:span><text:span text:style-name="T2">for this, </text:span><text:change-start text:change-id="ct140236925255488"/><text:span text:style-name="T2">as shown here</text:span><text:change-end text:change-id="ct140236925255488"/><text:change text:change-id="ct140236870270336"/><text:change text:change-id="ct140236867405296"/><text:change text:change-id="ct140237159408048"/><text:span text:style-name="T2">:</text:span></text:p>
      <text:p text:style-name="CodeA">let mut spaces = " <text:s text:c="2"/>";</text:p>
      <text:p text:style-name="CodeC">spaces = spaces.len();</text:p>
      <text:p text:style-name="Body"><text:change text:change-id="ct140237250041984"/><text:change text:change-id="ct140236813030976"/><text:change-start text:change-id="ct140236800062672"/><text:span text:style-name="T2">we’ll</text:span><text:change-end text:change-id="ct140236800062672"/><text:span text:style-name="T2"> get a compile-time error because </text:span><text:change text:change-id="ct140236847538368"/><text:change text:change-id="ct140236858450352"/><text:change-start text:change-id="ct140237243668336"/><text:span text:style-name="T2">we</text:span><text:change-end text:change-id="ct140237243668336"/><text:change-start text:change-id="ct140237298154032"/><text:span text:style-name="T2">’</text:span><text:change-end text:change-id="ct140237298154032"/><text:span text:style-name="T2">re not allowed to mutate a</text:span><text:change text:change-id="ct140236924719232"/><text:change text:change-id="ct140236856157056"/><text:change-start text:change-id="ct140236913342864"/><text:span text:style-name="T2"> </text:span><text:change-end text:change-id="ct140236913342864"/><text:change-start text:change-id="ct140237283776208"/><text:span text:style-name="T2">variable’s</text:span><text:change-end text:change-id="ct140237283776208"/><text:span text:style-name="T2"> type:</text:span><text:change text:change-id="ct140237295696992"/><text:change text:change-id="ct140236802501360"/><text:change text:change-id="ct140236865335968"/><text:change text:change-id="ct140237248704768"/><text:change text:change-id="ct140236800054608"/><text:change text:change-id="ct140236862077040"/><text:change text:change-id="ct140237248530608"/><text:change text:change-id="ct140236907463056"/><text:change text:change-id="ct140236867881264"/><text:change text:change-id="ct140237096822192"/><text:change text:change-id="ct140237280323104"/><text:change text:change-id="ct140236856075840"/></text:p>
      <text:p text:style-name="CodeA"><text:change text:change-id="ct140236909113744"/><text:change-start text:change-id="ct140236799971296"/>error[E0308]: mismatched types</text:p>
      <text:p text:style-name="CodeB"><text:s/>--&gt; src/main.rs:3:14</text:p>
      <text:p text:style-name="CodeB"><text:s text:c="2"/>|</text:p>
      <text:p text:style-name="CodeB"><text:soft-page-break/>3 | <text:s text:c="4"/>spaces = spaces.len();</text:p>
      <text:p text:style-name="CodeB"><text:s text:c="2"/>| <text:s text:c="13"/>^^^^^^^^^^^^ expected &amp;str, found usize</text:p>
      <text:p text:style-name="CodeB"><text:s text:c="2"/>|</text:p>
      <text:p text:style-name="CodeB"><text:s text:c="2"/>= note: expected type `&amp;str`</text:p>
      <text:p text:style-name="CodeC"><text:s text:c="2"/>= note: <text:s text:c="3"/>found type `usize`<text:change-end text:change-id="ct140236799971296"/><text:change text:change-id="ct140236907499152"/><text:change text:change-id="ct140236899820192"/></text:p>
      <text:p text:style-name="Body">Now that we’ve explored how <text:change text:change-id="ct140236909182320"/><text:change-start text:change-id="ct140236897035312"/>variable<text:change-end text:change-id="ct140236897035312"/>s work, let’s look at <text:change text:change-id="ct140236909186784"/>more data types <text:change text:change-id="ct140236907478912"/><text:change-start text:change-id="ct140236906823168"/>they can have.<text:change-end text:change-id="ct140236906823168"/></text:p>
      <text:p text:style-name="P24"><text:bookmark text:name="data-types"/><text:bookmark text:name="_Toc462761701"/>Data Types</text:p>
      <text:p text:style-name="BodyFirst"><text:span text:style-name="T2">Every value in Rust is of a certain </text:span><text:span text:style-name="EmphasisItalic"><text:span text:style-name="T2">type</text:span></text:span><text:span text:style-name="T2">, which tells Rust what kind of data is being </text:span><text:change text:change-id="ct140236861414528"/><text:change-start text:change-id="ct140236911967536"/><text:span text:style-name="T2">specified</text:span><text:change-end text:change-id="ct140236911967536"/><text:span text:style-name="T2"> so it knows how to work with that data. In this section, we’ll look at a number of types </text:span><text:change-start text:change-id="ct140236908665584"/><text:span text:style-name="T2">that are </text:span><text:change-end text:change-id="ct140236908665584"/><text:span text:style-name="T2">built into the language</text:span><text:change-start text:change-id="ct140236908933312"/><text:span text:style-name="T2">.</text:span><text:change-end text:change-id="ct140236908933312"/><text:span text:style-name="T2"> </text:span><text:change text:change-id="ct140236909093088"/><text:change text:change-id="ct140236909112912"/><text:change-start text:change-id="ct140236908679856"/><text:span text:style-name="T2">We</text:span><text:change-end text:change-id="ct140236908679856"/><text:change-start text:change-id="ct140236909111504"/><text:span text:style-name="T2"> </text:span><text:change-end text:change-id="ct140236909111504"/><text:span text:style-name="T2">split </text:span><text:change-start text:change-id="ct140236907273072"/><text:span text:style-name="T2">the types </text:span><text:change-end text:change-id="ct140236907273072"/><text:span text:style-name="T2">into two subsets: scalar and compound.</text:span></text:p>
      <text:p text:style-name="Body"><text:change text:change-id="ct140236909105136"/><text:change-start text:change-id="ct140236909017136"/><text:span text:style-name="T2">T</text:span><text:change-end text:change-id="ct140236909017136"/><text:span text:style-name="T2">hroughout this section</text:span><text:change text:change-id="ct140236908862464"/><text:change-start text:change-id="ct140236908666096"/><text:span text:style-name="T2">, keep in mind</text:span><text:change-end text:change-id="ct140236908666096"/><text:span text:style-name="T2"> </text:span><text:change-start text:change-id="ct140236908680656"/><text:span text:style-name="T2">that </text:span><text:change-end text:change-id="ct140236908680656"/><text:span text:style-name="T2">Rust is a </text:span><text:span text:style-name="EmphasisItalic"><text:span text:style-name="T2">statically typed </text:span></text:span><text:span text:style-name="T2">language, which means that it must know the types of all </text:span><text:change text:change-id="ct140236907313648"/><text:change-start text:change-id="ct140237280341728"/><text:span text:style-name="T2">variables</text:span><text:change-end text:change-id="ct140237280341728"/><text:span text:style-name="T2"> at compile time. The compiler can usually infer what type </text:span><text:change text:change-id="ct140236908863840"/><text:change text:change-id="ct140236907556160"/><text:change-start text:change-id="ct140236908827696"/><text:span text:style-name="T2">we</text:span><text:change-end text:change-id="ct140236908827696"/><text:span text:style-name="T2"> want to use based on the value and how </text:span><text:change text:change-id="ct140236908705296"/><text:change text:change-id="ct140236893265584"/><text:change-start text:change-id="ct140236907314448"/><text:span text:style-name="T2">we</text:span><text:change-end text:change-id="ct140236907314448"/><text:span text:style-name="T2"> use it. In cases when many types are possible, such as when we converted a </text:span><text:span text:style-name="Literal">String </text:span><text:span text:style-name="T2">to a numeric type using </text:span><text:span text:style-name="Literal">parse </text:span><text:span text:style-name="T2">in Chapter 2, </text:span><text:change text:change-id="ct140236896513536"/><text:change text:change-id="ct140236908854240"/><text:change-start text:change-id="ct140236908859488"/><text:span text:style-name="T2">we</text:span><text:change-end text:change-id="ct140236908859488"/><text:change-start text:change-id="ct140236907454528"/><text:span text:style-name="T2"> </text:span><text:change-end text:change-id="ct140236907454528"/><text:span text:style-name="T2">must add a type annotation, like this:</text:span></text:p>
      <text:p text:style-name="CodeSingle">let guess: u32 = "42".parse().unwrap();</text:p>
      <text:p text:style-name="Body"><text:span text:style-name="T2">If </text:span><text:change text:change-id="ct140236864863856"/><text:change text:change-id="ct140236796873760"/><text:change-start text:change-id="ct140236802399344"/><text:span text:style-name="T2">we</text:span><text:change-end text:change-id="ct140236802399344"/><text:span text:style-name="T2"> don’t </text:span><text:change text:change-id="ct140236865546688"/><text:change-start text:change-id="ct140237194926768"/><text:span text:style-name="T2">add</text:span><text:change-end text:change-id="ct140237194926768"/><text:span text:style-name="T2"> the type annotation here, Rust will </text:span><text:change text:change-id="ct140236860981024"/><text:change-start text:change-id="ct140236903381856"/><text:span text:style-name="T2">display</text:span><text:change-end text:change-id="ct140236903381856"/><text:change-start text:change-id="ct140236907571600"/><text:span text:style-name="T2"> </text:span><text:change-end text:change-id="ct140236907571600"/><text:span text:style-name="T2">th</text:span><text:change text:change-id="ct140237248711120"/><text:change-start text:change-id="ct140236802602608"/><text:span text:style-name="T2">e following</text:span><text:change-end text:change-id="ct140236802602608"/><text:span text:style-name="T2"> error</text:span><text:change-start text:change-id="ct140236860875744"/><text:span text:style-name="T2">, which</text:span><text:change-end text:change-id="ct140236860875744"/><text:change text:change-id="ct140236796612096"/><text:span text:style-name="T2"> means the compiler needs more information from </text:span><text:change text:change-id="ct140236865226624"/><text:change text:change-id="ct140236907276128"/><text:change-start text:change-id="ct140236802270064"/><text:span text:style-name="T2">us</text:span><text:change-end text:change-id="ct140236802270064"/><text:span text:style-name="T2"> to know which possible type </text:span><text:change text:change-id="ct140236828094400"/><text:change text:change-id="ct140236801845792"/><text:change-start text:change-id="ct140236868090752"/><text:span text:style-name="T2">we</text:span><text:change-end text:change-id="ct140236868090752"/><text:span text:style-name="T2"> want</text:span><text:change-start text:change-id="ct140236802139920"/><text:span text:style-name="T2"> to use</text:span><text:change-end text:change-id="ct140236802139920"/><text:span text:style-name="T2">:</text:span><text:change text:change-id="ct140236800233760"/><text:change text:change-id="ct140236861970992"/><text:change text:change-id="ct140236798137712"/><text:change text:change-id="ct140237249158896"/><text:change text:change-id="ct140237249659504"/><text:change text:change-id="ct140236909130960"/><text:change text:change-id="ct140236861533360"/><text:change text:change-id="ct140236801992928"/><text:change text:change-id="ct140236831527232"/><text:change text:change-id="ct140237283868096"/></text:p>
      <text:p text:style-name="CodeA"><text:change text:change-id="ct140236795384176"/><text:change-start text:change-id="ct140237123215008"/>error[E0282]: unable to infer enough type information about `_`</text:p>
      <text:p text:style-name="CodeB"><text:s/>--&gt; src/main.rs:2:5</text:p>
      <text:p text:style-name="CodeB"><text:s text:c="2"/>|</text:p>
      <text:p text:style-name="CodeB">2 | let guess = "42".parse().unwrap();</text:p>
      <text:p text:style-name="CodeB"><text:s text:c="2"/>| <text:s text:c="4"/>^^^^^ cannot infer type for `_`</text:p>
      <text:p text:style-name="CodeB"><text:s text:c="2"/>|</text:p>
      <text:p text:style-name="CodeC"><text:s text:c="2"/>= note: type annotations or generic parameter binding required<text:change-end text:change-id="ct140237123215008"/></text:p>
      <text:p text:style-name="Body"><text:span text:style-name="T2">You</text:span><text:change text:change-id="ct140236801828224"/><text:change-start text:change-id="ct140236908857472"/><text:span text:style-name="T2">’</text:span><text:change-end text:change-id="ct140236908857472"/><text:span text:style-name="T2">ll see </text:span><text:change text:change-id="ct140237256989344"/><text:change-start text:change-id="ct140236911851296"/><text:span text:style-name="T2">different </text:span><text:change-end text:change-id="ct140236911851296"/><text:span text:style-name="T2">type annotations as we discuss the various data types.</text:span></text:p>
      <text:p text:style-name="P18"><text:bookmark text:name="scalar-types"/><text:bookmark text:name="_Toc462761702"/>Scalar Types</text:p>
      <text:p text:style-name="BodyFirst"><text:span text:style-name="T2">A </text:span><text:span text:style-name="EmphasisItalic"><text:span text:style-name="T2">scalar </text:span></text:span><text:span text:style-name="T2">type represents a single value. </text:span><text:change text:change-id="ct140236913206064"/><text:change-start text:change-id="ct140236796310208"/><text:span text:style-name="T2">Rust has </text:span><text:change-end text:change-id="ct140236796310208"/><text:span text:style-name="T2">four primary scalar types</text:span><text:change text:change-id="ct140237161436896"/><text:span text:style-name="T2">: integers, floating</text:span><text:change text:change-id="ct140236913172448"/><text:change-start text:change-id="ct140236869575056"/><text:span text:style-name="T2">-</text:span><text:change-end text:change-id="ct140236869575056"/><text:span text:style-name="T2">point numbers, booleans, and characters. You’ll likely recognize these from other programming languages, but let’s jump into how they work in Rust.</text:span></text:p>
      <text:p text:style-name="P20"><text:bookmark text:name="integer-types"/><text:bookmark text:name="_Toc462761703"/>Integer Types</text:p>
      <text:p text:style-name="BodyFirst"><text:soft-page-break/><text:span text:style-name="T2">An </text:span><text:span text:style-name="EmphasisItalic"><text:span text:style-name="T2">integer </text:span></text:span><text:span text:style-name="T2">is a number without a fractional component. We</text:span><text:change text:change-id="ct140236790744912"/><text:span text:style-name="T2"> used one integer type </text:span><text:change text:change-id="ct140237157848096"/><text:change-start text:change-id="ct140237307767232"/><text:span text:style-name="T2">earlier</text:span><text:change-end text:change-id="ct140237307767232"/><text:span text:style-name="T2"> in this chapter, the </text:span><text:span text:style-name="Literal">i32 </text:span><text:span text:style-name="T2">type. This type declaration indicates that the value it’s associated with should be a signed integer (hence the </text:span><text:span text:style-name="Literal">i</text:span><text:span text:style-name="T2">, as opposed to a </text:span><text:span text:style-name="Literal">u </text:span><text:span text:style-name="T2">for unsigned) for a 32-bit system. </text:span><text:change text:change-id="ct140237093078704"/><text:change-start text:change-id="ct140237098756864"/><text:span text:style-name="T2">Table 3-1 shows </text:span><text:change-end text:change-id="ct140237098756864"/><text:change text:change-id="ct140236807116016"/><text:change text:change-id="ct140236866293360"/><text:change-start text:change-id="ct140236923136912"/><text:span text:style-name="T2">the</text:span><text:change-end text:change-id="ct140236923136912"/><text:span text:style-name="T2"> built-in integer types in Rust</text:span><text:change text:change-id="ct140236918288784"/><text:change text:change-id="ct140236908167904"/><text:span text:style-name="T2">.</text:span><text:change-start text:change-id="ct140236925656880"/><text:span text:style-name="T2"> </text:span><text:bookmark-start text:name="move463006056"/><text:change-end text:change-id="ct140236925656880"/><text:span text:style-name="T2">Each variant in the </text:span><text:change-start text:change-id="ct140237098433104"/><text:span text:style-name="T4">S</text:span><text:change-end text:change-id="ct140237098433104"/><text:change text:change-id="ct140236907930016"/><text:span text:style-name="T2">igned and </text:span><text:change-start text:change-id="ct140236910222768"/><text:span text:style-name="T4">U</text:span><text:change-end text:change-id="ct140236910222768"/><text:change text:change-id="ct140237234007312"/><text:span text:style-name="T2">nsigned columns (for example,</text:span><text:span text:style-name="Emphasis"> </text:span><text:span text:style-name="EmphasisItalic">i32</text:span><text:bookmark-end text:name="move463006056"/><text:span text:style-name="Emphasis"><text:span text:style-name="T15">) can be used to declare the type of an integer value.</text:span></text:span></text:p>
      <text:p text:style-name="Table_20_Title"><text:span text:style-name="Emphasis">Table 3-1: Integer </text:span><text:change-start text:change-id="ct140236900668784"/><text:span text:style-name="Emphasis">T</text:span><text:change-end text:change-id="ct140236900668784"/><text:change text:change-id="ct140236900310880"/><text:span text:style-name="Emphasis">ypes in Rust</text:span><text:change text:change-id="ct140236900653520"/><text:change text:change-id="ct140236900829200"/></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Length</text:p>
            </table:table-cell>
            <table:table-cell table:style-name="Table1.A1" office:value-type="string">
              <text:p text:style-name="P6"><text:change-start text:change-id="ct140236897760128"/><text:span text:style-name="T2">S</text:span><text:change-end text:change-id="ct140236897760128"/><text:change text:change-id="ct140236909742192"/><text:span text:style-name="T2">igned</text:span></text:p>
            </table:table-cell>
            <table:table-cell table:style-name="Table1.A1" office:value-type="string">
              <text:p text:style-name="P6"><text:change-start text:change-id="ct140237292603600"/><text:span text:style-name="T2">U</text:span><text:change-end text:change-id="ct140237292603600"/><text:change text:change-id="ct140237292594864"/><text:span text:style-name="T2">nsigned</text:span></text:p>
            </table:table-cell>
          </table:table-row>
        </table:table-header-rows>
        <table:table-row table:style-name="Table1.1">
          <table:table-cell table:style-name="Table1.A1" office:value-type="string">
            <text:p text:style-name="P21">8-bit</text:p>
          </table:table-cell>
          <table:table-cell table:style-name="Table1.A1" office:value-type="string">
            <text:p text:style-name="P21">i8</text:p>
          </table:table-cell>
          <table:table-cell table:style-name="Table1.A1" office:value-type="string">
            <text:p text:style-name="P21">u8</text:p>
          </table:table-cell>
        </table:table-row>
        <table:table-row table:style-name="Table1.1">
          <table:table-cell table:style-name="Table1.A3" office:value-type="string">
            <text:p text:style-name="P21">16-bit</text:p>
          </table:table-cell>
          <table:table-cell table:style-name="Table1.A3" office:value-type="string">
            <text:p text:style-name="P21">i16</text:p>
          </table:table-cell>
          <table:table-cell table:style-name="Table1.A3" office:value-type="string">
            <text:p text:style-name="P21">u16</text:p>
          </table:table-cell>
        </table:table-row>
        <table:table-row table:style-name="Table1.1">
          <table:table-cell table:style-name="Table1.A1" office:value-type="string">
            <text:p text:style-name="P21">32-bit</text:p>
          </table:table-cell>
          <table:table-cell table:style-name="Table1.A1" office:value-type="string">
            <text:p text:style-name="P21">i32</text:p>
          </table:table-cell>
          <table:table-cell table:style-name="Table1.A1" office:value-type="string">
            <text:p text:style-name="P21">u32</text:p>
          </table:table-cell>
        </table:table-row>
        <table:table-row table:style-name="Table1.1">
          <table:table-cell table:style-name="Table1.A3" office:value-type="string">
            <text:p text:style-name="P21">64-bit</text:p>
          </table:table-cell>
          <table:table-cell table:style-name="Table1.A3" office:value-type="string">
            <text:p text:style-name="P21">i64</text:p>
          </table:table-cell>
          <table:table-cell table:style-name="Table1.A3" office:value-type="string">
            <text:p text:style-name="P21">u64</text:p>
          </table:table-cell>
        </table:table-row>
        <table:table-row table:style-name="Table1.1">
          <table:table-cell table:style-name="Table1.A1" office:value-type="string">
            <text:p text:style-name="P21">arch</text:p>
          </table:table-cell>
          <table:table-cell table:style-name="Table1.A1" office:value-type="string">
            <text:p text:style-name="P21">isize</text:p>
          </table:table-cell>
          <table:table-cell table:style-name="Table1.A1" office:value-type="string">
            <text:p text:style-name="P21">usize</text:p>
          </table:table-cell>
        </table:table-row>
      </table:table>
      <text:p text:style-name="Body"><text:span text:style-name="T2">Each variant can be either signed or unsigned and has an explicit size. Signed and unsigned </text:span><text:change text:change-id="ct140236922822304"/><text:span text:style-name="T2">refers to whether it</text:span><text:change text:change-id="ct140236911022192"/><text:change-start text:change-id="ct140237251643168"/><text:span text:style-name="T2">’</text:span><text:change-end text:change-id="ct140237251643168"/><text:span text:style-name="T2">s possible for the number to be </text:span><text:change text:change-id="ct140236866503424"/><text:span text:style-name="T2">negative or positive; in other words, whether the number needs to have a sign with it (signed)</text:span><text:change text:change-id="ct140236928938464"/><text:span text:style-name="T2"> or whether it will only ever be positive and can therefore be represented without a sign (unsigned). It’s like writing numbers on paper: when the sign matters, a number is shown with a plus sign or </text:span><text:change-start text:change-id="ct140236925406432"/><text:span text:style-name="T2">a </text:span><text:change-end text:change-id="ct140236925406432"/><text:span text:style-name="T2">minus sign</text:span><text:change text:change-id="ct140236921776992"/><text:change-start text:change-id="ct140236913332736"/><text:span text:style-name="T2">; however,</text:span><text:change-end text:change-id="ct140236913332736"/><text:change text:change-id="ct140236923341632"/><text:span text:style-name="T2"> when it’s safe to assume the number is positive, it’s shown with no sign. Signed numbers are stored using two’s complement representation (if you’re unsure what this is</text:span><text:change-start text:change-id="ct140236911666032"/><text:span text:style-name="T2">,</text:span><text:change-end text:change-id="ct140236911666032"/><text:span text:style-name="T2"> you can search for it online; an explanation is outside the scope of this </text:span><text:change text:change-id="ct140236922821696"/><text:change-start text:change-id="ct140236924809584"/><text:span text:style-name="T2">book</text:span><text:change-end text:change-id="ct140236924809584"/><text:span text:style-name="T2">).</text:span></text:p>
      <text:p text:style-name="Body"><text:span text:style-name="T2">Each signed variant can store numbers from -(2</text:span><text:span text:style-name="T16">n - 1</text:span><text:span text:style-name="T2">) to 2</text:span><text:span text:style-name="T16">n - <text:s/>1</text:span><text:span text:style-name="T2"> - 1 inclusive, where </text:span><text:span text:style-name="Literal">n</text:span><text:span text:style-name="T2"> is the number of bits that variant uses. So an </text:span><text:span text:style-name="Literal">i8</text:span><text:span text:style-name="T2"> can store </text:span><text:change-start text:change-id="ct140236899184352"/><text:span text:style-name="T2">numbers </text:span><text:change-end text:change-id="ct140236899184352"/><text:span text:style-name="T2">from -(2</text:span><text:span text:style-name="T16">7</text:span><text:span text:style-name="T2">) to 2</text:span><text:span text:style-name="T16">7</text:span><text:span text:style-name="T2">, which equals -128 to 127. Unsigned variants can store numbers from 0 to 2</text:span><text:span text:style-name="T16">n</text:span><text:span text:style-name="T2"> - 1, so a </text:span><text:span text:style-name="Literal">u8</text:span><text:span text:style-name="T2"> can store </text:span><text:change-start text:change-id="ct140236913192096"/><text:span text:style-name="T2">numbers </text:span><text:change-end text:change-id="ct140236913192096"/><text:span text:style-name="T2">from 0 to 2</text:span><text:span text:style-name="T16">8</text:span><text:span text:style-name="T2"> - 1, which equals 0 to 255.</text:span></text:p>
      <text:p text:style-name="Body"><text:change text:change-id="ct140236905771904"/><text:change-start text:change-id="ct140236921689264"/><text:span text:style-name="T2">Addition</text:span><text:change-end text:change-id="ct140236921689264"/><text:span text:style-name="T2">ally, the </text:span><text:span text:style-name="Literal">isize</text:span><text:span text:style-name="T2"> and </text:span><text:span text:style-name="Literal">usize</text:span><text:span text:style-name="T2"> types depend on the kind of computer your program is running on: 64-bits if you’re on a 64-bit architecture</text:span><text:change text:change-id="ct140236929143072"/><text:span text:style-name="T2"> and 32-bits if you’re on a 32-bit architecture.</text:span></text:p>
      <text:p text:style-name="Body"><text:span text:style-name="T2">You can write integer literals in any of the forms shown in Table 3-2. Note that all number literals except</text:span><text:change text:change-id="ct140236923069552"/><text:span text:style-name="T2"> the byte literal allow a type suffix, such as </text:span><text:span text:style-name="Literal">57u8</text:span><text:span text:style-name="T2">, and </text:span><text:span text:style-name="Literal">_</text:span><text:span text:style-name="T2"> as a visual separator, such as </text:span><text:span text:style-name="Literal">1_000</text:span><text:span text:style-name="T2">.</text:span></text:p>
      <text:p text:style-name="Table_20_Title"><text:soft-page-break/><text:span text:style-name="Emphasis">Table 3-2: Integer </text:span><text:change-start text:change-id="ct140236912865472"/><text:span text:style-name="Emphasis">L</text:span><text:change-end text:change-id="ct140236912865472"/><text:change text:change-id="ct140236924468688"/><text:span text:style-name="Emphasis">iterals in Rust</text:span><text:change text:change-id="ct140236863636320"/></text:p>
      <table:table table:name="Table2" table:style-name="Table2">
        <table:table-column table:style-name="Table2.A"/>
        <table:table-column table:style-name="Table2.B"/>
        <table:table-header-rows>
          <table:table-row table:style-name="Table2.1">
            <table:table-cell table:style-name="Table2.A1" office:value-type="string">
              <text:p text:style-name="P6"><text:span text:style-name="T2">Number </text:span><text:change-start text:change-id="ct140236922143712"/><text:span text:style-name="T2">L</text:span><text:change-end text:change-id="ct140236922143712"/><text:change text:change-id="ct140236895967680"/><text:span text:style-name="T2">iterals</text:span></text:p>
            </table:table-cell>
            <table:table-cell table:style-name="Table2.A1" office:value-type="string">
              <text:p text:style-name="P13">Example</text:p>
            </table:table-cell>
          </table:table-row>
        </table:table-header-rows>
        <table:table-row table:style-name="Table2.1">
          <table:table-cell table:style-name="Table2.A1" office:value-type="string">
            <text:p text:style-name="P21">Decimal</text:p>
          </table:table-cell>
          <table:table-cell table:style-name="Table2.A1" office:value-type="string">
            <text:p text:style-name="Table_20_Body"><text:span text:style-name="Literal">98_222</text:span></text:p>
          </table:table-cell>
        </table:table-row>
        <table:table-row table:style-name="Table2.1">
          <table:table-cell table:style-name="Table2.A3" office:value-type="string">
            <text:p text:style-name="P21">Hex</text:p>
          </table:table-cell>
          <table:table-cell table:style-name="Table2.A3" office:value-type="string">
            <text:p text:style-name="Table_20_Body"><text:span text:style-name="Literal">0xff</text:span></text:p>
          </table:table-cell>
        </table:table-row>
        <table:table-row table:style-name="Table2.1">
          <table:table-cell table:style-name="Table2.A1" office:value-type="string">
            <text:p text:style-name="P21">Octal</text:p>
          </table:table-cell>
          <table:table-cell table:style-name="Table2.A1" office:value-type="string">
            <text:p text:style-name="Table_20_Body"><text:span text:style-name="Literal">0o77</text:span></text:p>
          </table:table-cell>
        </table:table-row>
        <table:table-row table:style-name="Table2.1">
          <table:table-cell table:style-name="Table2.A3" office:value-type="string">
            <text:p text:style-name="P21">Binary</text:p>
          </table:table-cell>
          <table:table-cell table:style-name="Table2.A3" office:value-type="string">
            <text:p text:style-name="Table_20_Body"><text:span text:style-name="Literal">0b1111_0000</text:span></text:p>
          </table:table-cell>
        </table:table-row>
        <table:table-row table:style-name="Table2.1">
          <table:table-cell table:style-name="Table2.A1" office:value-type="string">
            <text:p text:style-name="Table_20_Body"><text:span text:style-name="T2">Byte (</text:span><text:span text:style-name="Literal">u8</text:span><text:span text:style-name="T2"> only)</text:span></text:p>
          </table:table-cell>
          <table:table-cell table:style-name="Table2.A1" office:value-type="string">
            <text:p text:style-name="Table_20_Body"><text:span text:style-name="Literal">b’A’</text:span></text:p>
          </table:table-cell>
        </table:table-row>
      </table:table>
      <text:p text:style-name="Body"><text:span text:style-name="T2">So how do you know which type of integer to use? If you’re unsure, Rust’s defaults are generally good choices, and integer types default to </text:span><text:span text:style-name="Literal">i32</text:span><text:span text:style-name="T2">: it’s generally the fastest, even on 64-bit systems. The primary situation in which you’d use </text:span><text:span text:style-name="Literal">isize</text:span><text:span text:style-name="T2"> or </text:span><text:span text:style-name="Literal">usize</text:span><text:span text:style-name="T2"> is when indexing some sort of collection.</text:span></text:p>
      <text:p text:style-name="P20"><text:bookmark text:name="floating-point-types"/><text:bookmark text:name="_Toc462761704"/>Floating-Point Types</text:p>
      <text:p text:style-name="BodyFirst"><text:span text:style-name="T2">Rust also has two primitive types for </text:span><text:span text:style-name="EmphasisItalic"><text:span text:style-name="T2">floating-point numbers</text:span></text:span><text:span text:style-name="T2">, which are numbers with decimal points. Rust’s floating-point types are </text:span><text:span text:style-name="Literal">f32</text:span><text:span text:style-name="T2"> and </text:span><text:span text:style-name="Literal">f64</text:span><text:span text:style-name="T2">, which are 32 bits and 64 bits in size, respectively. The default type is </text:span><text:span text:style-name="Literal">f64</text:span><text:change text:change-id="ct140236799570096"/><text:span text:style-name="T2"> </text:span><text:change text:change-id="ct140236908208048"/><text:change-start text:change-id="ct140237294045712"/><text:span text:style-name="T2">because</text:span><text:change-end text:change-id="ct140237294045712"/><text:span text:style-name="T2"> it’s roughly the same speed as </text:span><text:span text:style-name="Literal">f32</text:span><text:change text:change-id="ct140236909870816"/><text:span text:style-name="T2"> but </text:span><text:change text:change-id="ct140236924461568"/><text:change-start text:change-id="ct140236779863504"/><text:span text:style-name="T2">is capable of more</text:span><text:change-end text:change-id="ct140236779863504"/><text:span text:style-name="T2"><office:annotation><dc:creator>AnneMarieW</dc:creator><dc:date>2016-10-04T10:08:00</dc:date><loext:sender-initials>AM</loext:sender-initials><text:p><text:span text:style-name="T18">Au: larger precision or better to say more precision?</text:span></text:p></office:annotation></text:span><text:span text:style-name="T2"><office:annotation><dc:creator>Carol Nichols</dc:creator><dc:date>2016-11-01T09:54:37</dc:date><loext:sender-initials>CN</loext:sender-initials><text:p><text:span text:style-name="T20">Reply to AnneMarieW (10/04/2016, 10:08): "..."</text:span></text:p><text:p><text:span text:style-name="T21">I reworded.</text:span></text:p></office:annotation></text:span><text:span text:style-name="T2"> precision. It</text:span><text:change text:change-id="ct140236925793520"/><text:change-start text:change-id="ct140236924327936"/><text:span text:style-name="T2">’</text:span><text:change-end text:change-id="ct140236924327936"/><text:span text:style-name="T2">s possible to use an </text:span><text:span text:style-name="Literal">f64</text:span><text:span text:style-name="T2"> </text:span><text:change-start text:change-id="ct140236869619200"/><text:span text:style-name="T2">type </text:span><text:change-end text:change-id="ct140236869619200"/><text:span text:style-name="T2">on 32</text:span><text:change-start text:change-id="ct140236862623152"/><text:span text:style-name="T2">-</text:span><text:change-end text:change-id="ct140236862623152"/><text:change text:change-id="ct140236799574912"/><text:span text:style-name="T2">bit systems, but it will be slower than using an </text:span><text:span text:style-name="Literal">f32</text:span><text:span text:style-name="T2"> </text:span><text:change-start text:change-id="ct140236910974272"/><text:span text:style-name="T2">type </text:span><text:change-end text:change-id="ct140236910974272"/><text:span text:style-name="T2">on those systems. Most of the time, trading potential worse performance for better precision is a reasonable initial choice, and you should benchmark your code if you suspect floating-point size is a problem in your </text:span><text:change text:change-id="ct140236925143904"/><text:change-start text:change-id="ct140236864556304"/><text:span text:style-name="T2">situation</text:span><text:change-end text:change-id="ct140236864556304"/><text:span text:style-name="T2">.</text:span><text:change text:change-id="ct140236921857776"/><text:change text:change-id="ct140236918713024"/><text:change text:change-id="ct140236924973824"/><text:span text:style-name="T2"><office:annotation><dc:creator>AnneMarieW</dc:creator><dc:date>2016-10-04T10:08:00</dc:date><loext:sender-initials>AM</loext:sender-initials><text:p><text:span text:style-name="T18">Au: Please fill in chapter number.</text:span></text:p></office:annotation></text:span><text:change text:change-id="ct140236913113520"/><text:change text:change-id="ct140236863255696"/><text:span text:style-name="T2"><office:annotation><dc:date>0000-00-00T00:00:00</dc:date><text:p/></office:annotation></text:span><text:change text:change-id="ct140236913039552"/></text:p>
      <text:p text:style-name="Body"><text:span text:style-name="T2">Here’s an example </text:span><text:change-start text:change-id="ct140236913274224"/><text:span text:style-name="T2">that </text:span><text:change-end text:change-id="ct140236913274224"/><text:span text:style-name="T2">show</text:span><text:change-start text:change-id="ct140236925606448"/><text:span text:style-name="T2">s</text:span><text:change-end text:change-id="ct140236925606448"/><text:change text:change-id="ct140236908379872"/><text:span text:style-name="T2"> floating-point numbers in action:</text:span></text:p>
      <text:p text:style-name="P26">Filename: src/main.rs</text:p>
      <text:p text:style-name="CodeA">fn main() {</text:p>
      <text:p text:style-name="CodeB"><text:s text:c="4"/>let x = 2.0; // f64</text:p>
      <text:p text:style-name="CodeB"/>
      <text:p text:style-name="CodeB"><text:s text:c="4"/>let y: f32 = 3.0; // f32</text:p>
      <text:p text:style-name="CodeC">}</text:p>
      <text:p text:style-name="Body"><text:span text:style-name="T2">Floating-point numbers are represented according to the IEEE-754 standard. The </text:span><text:span text:style-name="Literal">f32</text:span><text:span text:style-name="T2"> type is a single-precision float, </text:span><text:change text:change-id="ct140236824133824"/><text:change-start text:change-id="ct140236924488480"/><text:span text:style-name="T2">and</text:span><text:change-end text:change-id="ct140236924488480"/><text:span text:style-name="T2"> </text:span><text:span text:style-name="Literal">f64</text:span><text:span text:style-name="T2"> has double</text:span><text:change text:change-id="ct140236921680016"/><text:change-start text:change-id="ct140236913246256"/><text:span text:style-name="T2"> </text:span><text:change-end text:change-id="ct140236913246256"/><text:span text:style-name="T2">precision.</text:span></text:p>
      <text:p text:style-name="P20"><text:bookmark text:name="numeric-operations"/><text:bookmark text:name="_Toc462761705"/>Numeric Operations</text:p>
      <text:p text:style-name="BodyFirst"><text:soft-page-break/><text:span text:style-name="T2">Rust supports the usual basic mathematic operations you’d expect for all of the</text:span><text:change text:change-id="ct140236906211728"/><text:span text:style-name="T2"> number types: addition, subtraction, multiplication, division, and </text:span><text:change text:change-id="ct140236909918112"/><text:change-start text:change-id="ct140236925264704"/><text:span text:style-name="T2">remainder</text:span><text:change-end text:change-id="ct140236925264704"/><text:span text:style-name="T2">. Th</text:span><text:change text:change-id="ct140236922945472"/><text:change-start text:change-id="ct140236925166192"/><text:span text:style-name="T2">e following</text:span><text:change-end text:change-id="ct140236925166192"/><text:span text:style-name="T2"> code shows how you’d use each one in a </text:span><text:span text:style-name="Literal">let</text:span><text:span text:style-name="T2"> statement:</text:span></text:p>
      <text:p text:style-name="P26">Filename: src/main.rs</text:p>
      <text:p text:style-name="CodeA">fn main() {</text:p>
      <text:p text:style-name="CodeB"><text:s text:c="4"/>// addition</text:p>
      <text:p text:style-name="CodeB"><text:s text:c="4"/>let sum = 5 + 10;</text:p>
      <text:p text:style-name="CodeB"/>
      <text:p text:style-name="CodeB"><text:s text:c="4"/>// subtraction</text:p>
      <text:p text:style-name="CodeB"><text:s text:c="4"/>let difference = 95.5 - 4.3;</text:p>
      <text:p text:style-name="CodeB"/>
      <text:p text:style-name="CodeB"><text:s text:c="4"/>// multiplication</text:p>
      <text:p text:style-name="CodeB"><text:s text:c="4"/>let product = 4 * 30;</text:p>
      <text:p text:style-name="CodeB"/>
      <text:p text:style-name="CodeB"><text:s text:c="4"/>// division</text:p>
      <text:p text:style-name="CodeB"><text:s text:c="4"/>let quotient = 56.7 / 32.2;</text:p>
      <text:p text:style-name="CodeB"/>
      <text:p text:style-name="CodeB"><text:s text:c="4"/>// <text:change text:change-id="ct140236925778800"/><text:change-start text:change-id="ct140236796379920"/>remainder<text:change-end text:change-id="ct140236796379920"/></text:p>
      <text:p text:style-name="CodeB"><text:s text:c="4"/>let remainder = 43 % 5;</text:p>
      <text:p text:style-name="CodeC">}</text:p>
      <text:p text:style-name="Body"><text:span text:style-name="T2">Each expression in these statements uses a mathematical operator and evaluates to a single value, which is then bound to a variable.</text:span><text:change-start text:change-id="ct140236793408704"/><text:span text:style-name="T2"> Appendix B contains a list of all operators that Rust provides.</text:span><text:change-end text:change-id="ct140236793408704"/></text:p>
      <text:p text:style-name="HeadC"><text:bookmark text:name="the-boolean-type"/><text:bookmark text:name="_Toc462761706"/>The Boolean Type</text:p>
      <text:p text:style-name="BodyFirst"><text:span text:style-name="T2">As in most other programming languages, a boolean type in Rust has two possible values: </text:span><text:span text:style-name="Literal">true</text:span><text:span text:style-name="T2"> and </text:span><text:span text:style-name="Literal">false</text:span><text:span text:style-name="T2">. The boolean type in Rust is specified </text:span><text:change text:change-id="ct140236898907632"/><text:change-start text:change-id="ct140236869375488"/><text:span text:style-name="T2">using</text:span><text:change-end text:change-id="ct140236869375488"/><text:span text:style-name="T2"> </text:span><text:span text:style-name="Literal">bool</text:span><text:span text:style-name="T2">. For example:</text:span></text:p>
      <text:p text:style-name="P26">Filename: src/main.rs</text:p>
      <text:p text:style-name="CodeA">fn main() {</text:p>
      <text:p text:style-name="CodeB"><text:s text:c="4"/>let t = true;</text:p>
      <text:p text:style-name="CodeB"/>
      <text:p text:style-name="CodeB"><text:s text:c="4"/>let f: bool = false; // with explicit type annotation</text:p>
      <text:p text:style-name="CodeC">}</text:p>
      <text:p text:style-name="Body"><text:span text:style-name="T2">The main way to consume boolean values is through conditionals</text:span><text:change-start text:change-id="ct140236869397168"/><text:span text:style-name="T2">, such as</text:span><text:change-end text:change-id="ct140236869397168"/><text:change text:change-id="ct140236906399472"/><text:span text:style-name="T2"> an </text:span><text:span text:style-name="Literal">if </text:span><text:span text:style-name="T2">statement. We’ll cover how </text:span><text:span text:style-name="Literal">if</text:span><text:span text:style-name="T2"> statements work in Rust in the “Control Flow” section </text:span><text:change text:change-id="ct140237194261584"/><text:change-start text:change-id="ct140236895611472"/><text:span text:style-name="T2">on </text:span><text:span text:style-name="T13">page XX</text:span><text:change-end text:change-id="ct140236895611472"/><text:span text:style-name="T2">.</text:span></text:p>
      <text:p text:style-name="P26"><text:soft-page-break/>Production: See cross-reference above.</text:p>
      <text:p text:style-name="HeadC"><text:bookmark text:name="the-character-type"/><text:bookmark text:name="_Toc462761707"/>The Character Type</text:p>
      <text:p text:style-name="BodyFirst"><text:span text:style-name="T2">So far </text:span><text:change text:change-id="ct140236918729824"/><text:change text:change-id="ct140236910146128"/><text:change-start text:change-id="ct140236869064304"/><text:span text:style-name="T2">we’ve</text:span><text:change-end text:change-id="ct140236869064304"/><text:span text:style-name="T2"> only worked with numbers, but Rust supports letters too. Rust’s </text:span><text:span text:style-name="Literal">char</text:span><text:span text:style-name="T2"> type is the language’s most primitive alphabetic type, and th</text:span><text:change text:change-id="ct140236906475072"/><text:change-start text:change-id="ct140237121397072"/><text:span text:style-name="T2">e following</text:span><text:change-end text:change-id="ct140237121397072"/><text:span text:style-name="T2"> code</text:span><text:change-start text:change-id="ct140236790439376"/><text:span text:style-name="T2"> </text:span><text:change-end text:change-id="ct140236790439376"/><text:change text:change-id="ct140236869501280"/><text:span text:style-name="T2">shows one way to use it:</text:span></text:p>
      <text:p text:style-name="P26">Filename: src/main.rs</text:p>
      <text:p text:style-name="CodeA">fn main() {</text:p>
      <text:p text:style-name="CodeB"><text:s text:c="3"/>let c = <text:change text:change-id="ct140236863697472"/><text:change-start text:change-id="ct140236911570928"/>'<text:change-end text:change-id="ct140236911570928"/>z<text:change text:change-id="ct140236796346224"/><text:change-start text:change-id="ct140236907636768"/>'<text:change-end text:change-id="ct140236907636768"/>;</text:p>
      <text:p text:style-name="CodeB"><text:s text:c="3"/>let z = <text:change-start text:change-id="ct140236910252496"/>'<text:change-end text:change-id="ct140236910252496"/><text:change text:change-id="ct140236905766400"/><text:span text:style-name="T5">ℤ</text:span><text:change text:change-id="ct140237157676848"/><text:change-start text:change-id="ct140236925649040"/>'<text:change-end text:change-id="ct140236925649040"/>;</text:p>
      <text:p text:style-name="CodeB"><text:s text:c="3"/>let heart_eyed_cat = <text:change-start text:change-id="ct140236922773904"/>'<text:change-end text:change-id="ct140236922773904"/><text:change text:change-id="ct140236921832000"/><text:span text:style-name="T6">😻</text:span><text:change text:change-id="ct140236911606912"/><text:change-start text:change-id="ct140236907652336"/>'<text:change-end text:change-id="ct140236907652336"/>;</text:p>
      <text:p text:style-name="CodeC">}</text:p>
      <text:p text:style-name="Body"><text:span text:style-name="T2">Rust’s </text:span><text:span text:style-name="Literal">char</text:span><text:span text:style-name="T2"> </text:span><text:change-start text:change-id="ct140236925652608"/><text:span text:style-name="T2">type </text:span><text:change-end text:change-id="ct140236925652608"/><text:span text:style-name="T2">represents a Unicode Scalar Value, which means </text:span><text:change text:change-id="ct140237293960272"/><text:span text:style-name="T2">it can represent a lot more than just ASCII. Accented letters, Chinese/Japanese/Korean ideographs, emoji, and zero width spaces are all valid </text:span><text:span text:style-name="Literal">char</text:span><text:change-start text:change-id="ct140236913028928"/><text:span text:style-name="Literal"> </text:span><text:span text:style-name="T2">type</text:span><text:change-end text:change-id="ct140236913028928"/><text:span text:style-name="T2">s in Rust. Unicode Scalar Values range from </text:span><text:span text:style-name="Literal">U+0000</text:span><text:span text:style-name="T2"> to </text:span><text:span text:style-name="Literal">U+D7FF</text:span><text:span text:style-name="T2"> and </text:span><text:span text:style-name="Literal">U+E000</text:span><text:span text:style-name="T2"> to </text:span><text:span text:style-name="Literal">U+10FFFF </text:span><text:span text:style-name="T2">inclusive. </text:span><text:change-start text:change-id="ct140236922420240"/><text:span text:style-name="T2">However, </text:span><text:change-end text:change-id="ct140236922420240"/><text:change text:change-id="ct140236923060960"/><text:change-start text:change-id="ct140236907837584"/><text:span text:style-name="T2">a</text:span><text:change-end text:change-id="ct140236907837584"/><text:span text:style-name="T2"> “character” isn’t really a concept in Unicode, </text:span><text:change text:change-id="ct140236923931168"/><text:span text:style-name="T2">so your human intuition for what a “character” is may not match up with what a </text:span><text:span text:style-name="Literal">char </text:span><text:span text:style-name="T2">is in Rust. We’ll discuss this </text:span><text:change-start text:change-id="ct140236866365760"/><text:span text:style-name="T2">topic </text:span><text:change-end text:change-id="ct140236866365760"/><text:span text:style-name="T2">in detail in the </text:span><text:change-start text:change-id="ct140236824300864"/><text:span text:style-name="T2">“</text:span><text:change-end text:change-id="ct140236824300864"/><text:span text:style-name="T2">Strings</text:span><text:change-start text:change-id="ct140236910219664"/><text:span text:style-name="T2">”</text:span><text:change-end text:change-id="ct140236910219664"/><text:span text:style-name="T2"> section </text:span><text:change text:change-id="ct140236907774976"/><text:change-start text:change-id="ct140237251793920"/><text:span text:style-name="T2">in</text:span><text:change-end text:change-id="ct140237251793920"/><text:span text:style-name="T2"> Chapter 8.</text:span></text:p>
      <text:p text:style-name="P18"><text:bookmark text:name="compound-types"/><text:bookmark text:name="_Toc462761708"/>Compound Types</text:p>
      <text:p text:style-name="BodyFirst"><text:span text:style-name="EmphasisItalic"><text:span text:style-name="T2">Compound types</text:span></text:span><text:span text:style-name="T2"> can group multiple values of other types into one type. Rust has two primitive compound types: tuples and arrays.</text:span></text:p>
      <text:p text:style-name="P20"><text:bookmark text:name="grouping-values-into-tuples"/><text:bookmark text:name="_Toc462761709"/>Grouping Values into Tuples</text:p>
      <text:p text:style-name="BodyFirst"><text:span text:style-name="T2">A tuple is a general way of grouping together some number of other values with </text:span><text:change text:change-id="ct140236869818688"/><text:change-start text:change-id="ct140236911242752"/><text:span text:style-name="T2">a variety of</text:span><text:change-end text:change-id="ct140236911242752"/><text:span text:style-name="T2"> types into one compound type.</text:span></text:p>
      <text:p text:style-name="Body"><text:change text:change-id="ct140236925807472"/><text:change text:change-id="ct140236865764864"/><text:change-start text:change-id="ct140236924241904"/><text:span text:style-name="T2">We</text:span><text:change-end text:change-id="ct140236924241904"/><text:span text:style-name="T2"> create a tuple by writing a comma-separated list of values inside parentheses. Each position in the tuple has a</text:span><text:change text:change-id="ct140236910248736"/><text:span text:style-name="T2"> type, and the types of the different values in the tuple do</text:span><text:change text:change-id="ct140236866204400"/><text:span text:style-name="T2">n</text:span><text:change text:change-id="ct140236925758928"/><text:change-start text:change-id="ct140236923284384"/><text:span text:style-name="T2">’</text:span><text:change-end text:change-id="ct140236923284384"/><text:span text:style-name="T2">t have to be the same. We’ve added optional type annotations in this example:</text:span></text:p>
      <text:p text:style-name="P26">Filename: src/main.rs</text:p>
      <text:p text:style-name="CodeA">fn main() {</text:p>
      <text:p text:style-name="CodeB"><text:s text:c="4"/>let tup: (i32, f64, u8) = (500, 6.4, 1);</text:p>
      <text:p text:style-name="CodeC">}</text:p>
      <text:p text:style-name="Body"><text:change text:change-id="ct140236925604784"/><text:change-start text:change-id="ct140237293533824"/><text:soft-page-break/><text:span text:style-name="T2">The variable</text:span><text:change-end text:change-id="ct140237293533824"/><text:change text:change-id="ct140236923981216"/><text:span text:style-name="T2"> </text:span><text:span text:style-name="Literal">tup</text:span><text:span text:style-name="T2"> binds to the entire tuple, </text:span><text:change text:change-id="ct140236921494880"/><text:change-start text:change-id="ct140236918126960"/><text:span text:style-name="T2">since</text:span><text:change-end text:change-id="ct140236918126960"/><text:change text:change-id="ct140236904119792"/><text:span text:style-name="T2"> a tuple is considered a single compound element. To get the individual values out of a tuple, </text:span><text:change text:change-id="ct140236925881488"/><text:change text:change-id="ct140236909854448"/><text:change-start text:change-id="ct140236925840880"/><text:span text:style-name="T2">we</text:span><text:change-end text:change-id="ct140236925840880"/><text:span text:style-name="T2"> can use pattern matching to destructure a tuple value, like this:</text:span></text:p>
      <text:p text:style-name="P26">Filename: src/main.rs</text:p>
      <text:p text:style-name="CodeA">fn main() {</text:p>
      <text:p text:style-name="CodeB"><text:s text:c="4"/>let tup = (500, 6.4, 1);</text:p>
      <text:p text:style-name="CodeB"/>
      <text:p text:style-name="CodeB"><text:s text:c="4"/>let (x, y, z) = tup;</text:p>
      <text:p text:style-name="CodeB"/>
      <text:p text:style-name="CodeB"><text:s text:c="4"/>println!("The value of y is: {}", y);</text:p>
      <text:p text:style-name="CodeC">}</text:p>
      <text:p text:style-name="Body"><text:change text:change-id="ct140236925690784"/><text:change-start text:change-id="ct140236925702480"/><text:span text:style-name="T2">T</text:span><text:change-end text:change-id="ct140236925702480"/><text:span text:style-name="T2">his program</text:span><text:change text:change-id="ct140236795799728"/><text:change text:change-id="ct140236869051968"/><text:span text:style-name="T2"> first create</text:span><text:change-start text:change-id="ct140236922945088"/><text:span text:style-name="T2">s</text:span><text:change-end text:change-id="ct140236922945088"/><text:span text:style-name="T2"> a tuple and bind</text:span><text:change-start text:change-id="ct140236913197872"/><text:span text:style-name="T2">s</text:span><text:change-end text:change-id="ct140236913197872"/><text:span text:style-name="T2"> it to the </text:span><text:change text:change-id="ct140236863864400"/><text:change-start text:change-id="ct140236908345280"/><text:span text:style-name="T2">variable</text:span><text:change-end text:change-id="ct140236908345280"/><text:span text:style-name="T2"> </text:span><text:span text:style-name="Literal">tup</text:span><text:span text:style-name="T2">. </text:span><text:change text:change-id="ct140237159600368"/><text:change-start text:change-id="ct140236924781344"/><text:span text:style-name="T2">It</text:span><text:change-end text:change-id="ct140236924781344"/><text:span text:style-name="T2"> then use</text:span><text:change-start text:change-id="ct140236909917136"/><text:span text:style-name="T2">s</text:span><text:change-end text:change-id="ct140236909917136"/><text:span text:style-name="T2"> a pattern with </text:span><text:span text:style-name="Literal">let</text:span><text:span text:style-name="T2"> to take </text:span><text:span text:style-name="Literal">tup</text:span><text:span text:style-name="T2"> and turn it into three separate </text:span><text:change text:change-id="ct140236912877312"/><text:change-start text:change-id="ct140236896029040"/><text:span text:style-name="T2">variables</text:span><text:change-end text:change-id="ct140236896029040"/><text:span text:style-name="T2">, </text:span><text:span text:style-name="Literal">x</text:span><text:span text:style-name="T2">, </text:span><text:span text:style-name="Literal">y</text:span><text:span text:style-name="T2">, and </text:span><text:span text:style-name="Literal">z</text:span><text:span text:style-name="T2">. This is called </text:span><text:span text:style-name="EmphasisItalic"><text:span text:style-name="T2">destructuring</text:span></text:span><text:span text:style-name="T2">, because it breaks the single tuple into three parts. Finally, </text:span><text:change text:change-id="ct140236910134448"/><text:change-start text:change-id="ct140236907705360"/><text:span text:style-name="T2">the program</text:span><text:change-end text:change-id="ct140236907705360"/><text:span text:style-name="T2"> print</text:span><text:change-start text:change-id="ct140236924785536"/><text:span text:style-name="T2">s</text:span><text:change-end text:change-id="ct140236924785536"/><text:span text:style-name="T2"> the value of </text:span><text:span text:style-name="Literal">y</text:span><text:span text:style-name="T2">, which is </text:span><text:span text:style-name="Literal">6.4</text:span><text:span text:style-name="T2">.</text:span></text:p>
      <text:p text:style-name="P4"><text:change text:change-id="ct140236826433872"/></text:p>
      <text:p text:style-name="Body"><text:span text:style-name="T2">In addition to destructuring through pattern matching, </text:span><text:change text:change-id="ct140236908046976"/><text:change text:change-id="ct140236864445696"/><text:change-start text:change-id="ct140237279535072"/><text:span text:style-name="T2">we</text:span><text:change-end text:change-id="ct140237279535072"/><text:span text:style-name="T2"> can also access a tuple element directly by using a period (</text:span><text:span text:style-name="Literal">.</text:span><text:span text:style-name="T2">) followed by the index of the value </text:span><text:change text:change-id="ct140236866387520"/><text:change text:change-id="ct140236911227024"/><text:change-start text:change-id="ct140236918298176"/><text:span text:style-name="T2">we</text:span><text:change-end text:change-id="ct140236918298176"/><text:span text:style-name="T2"> want to access. For example:</text:span></text:p>
      <text:p text:style-name="Production_20_Directive">Filename: src/main.rs</text:p>
      <text:p text:style-name="CodeA">fn main() {</text:p>
      <text:p text:style-name="CodeB"><text:s text:c="4"/>let x: (i32, f64, u8) = (500, 6.4, 1);</text:p>
      <text:p text:style-name="CodeB"/>
      <text:p text:style-name="CodeB"><text:s text:c="4"/>let five_hundred = x.0;</text:p>
      <text:p text:style-name="CodeB"/>
      <text:p text:style-name="CodeB"><text:s text:c="4"/>let six_point_four = x.1;</text:p>
      <text:p text:style-name="CodeB"/>
      <text:p text:style-name="CodeB"><text:s text:c="4"/>let one = x.2;</text:p>
      <text:p text:style-name="CodeC">}</text:p>
      <text:p text:style-name="Body"><text:span text:style-name="T2">This program creates a tuple, </text:span><text:span text:style-name="Literal">x</text:span><text:span text:style-name="T2">, and then makes new </text:span><text:change text:change-id="ct140236866521920"/><text:change-start text:change-id="ct140236869617472"/><text:span text:style-name="T2">variables</text:span><text:change-end text:change-id="ct140236869617472"/><text:span text:style-name="T2"> </text:span><text:change text:change-id="ct140236905981008"/><text:change-start text:change-id="ct140236913353056"/><text:span text:style-name="T2">for</text:span><text:change-end text:change-id="ct140236913353056"/><text:span text:style-name="T2"> each element by using their index. As with most programming languages, the first index in a tuple is 0.</text:span></text:p>
      <text:p text:style-name="HeadC"><text:bookmark text:name="arrays"/><text:bookmark text:name="_Toc462761711"/>Arrays</text:p>
      <text:p text:style-name="BodyFirst"><text:span text:style-name="T2">Another way to </text:span><text:change text:change-id="ct140236922148528"/><text:change-start text:change-id="ct140236925816880"/><text:span text:style-name="T2">have</text:span><text:change-end text:change-id="ct140236925816880"/><text:change text:change-id="ct140236799378176"/><text:span text:style-name="T2"> a collection of multiple values is with an </text:span><text:span text:style-name="EmphasisItalic"><text:span text:style-name="T2">array</text:span></text:span><text:span text:style-name="T2">. Unlike a tuple, every element of an array must have the same type. Arrays in Rust are different than arrays in some </text:span><text:soft-page-break/><text:span text:style-name="T2">other languages because arrays in Rust have a fixed length: once declared, they cannot grow or shrink in size. </text:span></text:p>
      <text:p text:style-name="Body"><text:span text:style-name="T2">In Rust, the values going into an array are written as a comma</text:span><text:change-start text:change-id="ct140236872932704"/><text:span text:style-name="T2">-</text:span><text:change-end text:change-id="ct140236872932704"/><text:change text:change-id="ct140237194192384"/><text:span text:style-name="T2">separated list inside square brackets:</text:span></text:p>
      <text:p text:style-name="P26">Filename: src/main.rs</text:p>
      <text:p text:style-name="CodeA">fn main() {</text:p>
      <text:p text:style-name="CodeB"><text:s text:c="4"/>let a = [1, 2, 3, 4, 5];</text:p>
      <text:p text:style-name="CodeC">}</text:p>
      <text:p text:style-name="Body"><text:change text:change-id="ct140237120443376"/><text:change-start text:change-id="ct140236908014224"/><text:span text:style-name="T2">Although</text:span><text:change-end text:change-id="ct140236908014224"/><text:span text:style-name="T2"> arrays can be useful</text:span><text:change text:change-id="ct140237256827856"/><text:span text:style-name="T2"> </text:span><text:change text:change-id="ct140236900689280"/><text:change-start text:change-id="ct140236907645936"/><text:span text:style-name="T2">because</text:span><text:change-end text:change-id="ct140236907645936"/><text:span text:style-name="T2"> they</text:span><text:change text:change-id="ct140236897159248"/><text:change-start text:change-id="ct140236909494240"/><text:span text:style-name="T2">’</text:span><text:change-end text:change-id="ct140236909494240"/><text:span text:style-name="T2">re a primitive type and </text:span><text:change text:change-id="ct140236907927888"/><text:change-start text:change-id="ct140236918124736"/><text:span text:style-name="T2">therefore</text:span><text:change-end text:change-id="ct140236918124736"/><text:span text:style-name="T2"> can be very fast to use, they aren’t as flexible as the vector type. The vector type is a similar collection type provided by the standard library that </text:span><text:span text:style-name="EmphasisItalic"><text:span text:style-name="T2">is</text:span></text:span><text:span text:style-name="T2"> allowed to grow or shrink in size. If you’re unsure whether to use an array or a vector, you should probably </text:span><text:change text:change-id="ct140236900631264"/><text:change-start text:change-id="ct140236900790768"/><text:span text:style-name="T2">use</text:span><text:change-end text:change-id="ct140236900790768"/><text:span text:style-name="T2"> a vector</text:span><text:change text:change-id="ct140236900787936"/><text:change-start text:change-id="ct140236900898192"/><text:span text:style-name="T2">:</text:span><text:change-end text:change-id="ct140236900898192"/><text:span text:style-name="T2"> </text:span><text:change text:change-id="ct140236900988944"/><text:change-start text:change-id="ct140236900766576"/><text:span text:style-name="T2">Chapter 8</text:span><text:change-end text:change-id="ct140236900766576"/><text:span text:style-name="T2"> discuss</text:span><text:change-start text:change-id="ct140236791409200"/><text:span text:style-name="T2">es vectors</text:span><text:change-end text:change-id="ct140236791409200"/><text:change text:change-id="ct140236900526768"/><text:change-start text:change-id="ct140236901004768"/><text:span text:style-name="T2"> </text:span><text:change-end text:change-id="ct140236901004768"/><text:span text:style-name="T2">in more detail</text:span><text:change text:change-id="ct140236900767376"/><text:span text:style-name="T2">.</text:span></text:p>
      <text:p text:style-name="Body"><text:span text:style-name="T2">An example of when </text:span><text:change text:change-id="ct140236901012016"/><text:change-start text:change-id="ct140236900936864"/><text:span text:style-name="T2">you</text:span><text:change-end text:change-id="ct140236900936864"/><text:span text:style-name="T2"> might want to use an array rather than a vector is </text:span><text:change-start text:change-id="ct140237165643664"/><text:span text:style-name="T2">in a program that needs</text:span><text:change-end text:change-id="ct140237165643664"/><text:change text:change-id="ct140236901083824"/><text:change-start text:change-id="ct140237165642688"/><text:span text:style-name="T2"> to know the names of the</text:span><text:change-end text:change-id="ct140237165642688"/><text:span text:style-name="T2"> months of the year. It’s very unlikely that</text:span><office:annotation office:name="__Annotation__52876_1204491174"><dc:creator>AnneMarieW</dc:creator><dc:date>2016-10-04T13:35:00</dc:date><loext:sender-initials>AM</loext:sender-initials><text:p><text:span text:style-name="T18">Au: Can you name the program here to eliminate the use of “our”? Which program are you referring to? Best to use a listing number for cross-reference.</text:span></text:p></office:annotation><text:span text:style-name="T2"> </text:span><text:change text:change-id="ct140236910144272"/><text:change-start text:change-id="ct140236913374656"/><text:span text:style-name="T2">such a</text:span><text:change-end text:change-id="ct140236913374656"/><text:span text:style-name="T2"> program</text:span><office:annotation-end office:name="__Annotation__52876_1204491174"/><text:span text:style-name="T2"><office:annotation><dc:creator>Carol Nichols</dc:creator><dc:date>2016-11-01T10:38:00</dc:date><loext:sender-initials>CN</loext:sender-initials><text:p><text:span text:style-name="T20">Reply to AnneMarieW (10/04/2016, 13:35): "..."</text:span></text:p><text:p><text:span text:style-name="T21">We just want to show the below snippet with `let months`; we don't have a whole program that would use this so there's nothing to cross-reference. I've reworded</text:span></text:p></office:annotation></text:span><text:span text:style-name="T2"> will need to add or remove months, so </text:span><text:change text:change-id="ct140236907899168"/><text:change-start text:change-id="ct140236899000448"/><text:span text:style-name="T2">you</text:span><text:change-end text:change-id="ct140236899000448"/><text:span text:style-name="T2"> can use an array </text:span><text:change text:change-id="ct140236913516336"/><text:change-start text:change-id="ct140237248052736"/><text:span text:style-name="T2">because you</text:span><text:change-end text:change-id="ct140237248052736"/><text:span text:style-name="T2"> know </text:span><text:change text:change-id="ct140236911380736"/><text:change-start text:change-id="ct140236911606592"/><text:span text:style-name="T2">it</text:span><text:change-end text:change-id="ct140236911606592"/><text:span text:style-name="T2"> will always </text:span><text:change text:change-id="ct140236905922992"/><text:change-start text:change-id="ct140236901407552"/><text:span text:style-name="T2">contain</text:span><text:change-end text:change-id="ct140236901407552"/><text:span text:style-name="T2"> 12 items:</text:span></text:p>
      <text:p text:style-name="CodeA">let months = ["January", "February", "March", "April", "May", "June", "July",</text:p>
      <text:p text:style-name="CodeC"><text:s text:c="14"/>"August", "September", "October", "November", "December"];</text:p>
      <text:p text:style-name="P20"><text:bookmark text:name="accessing-array-elements"/><text:bookmark text:name="_Toc462761712"/>Accessing Array Elements</text:p>
      <text:p text:style-name="BodyFirst"><text:span text:style-name="T2">An array is a single chunk of memory</text:span><text:change text:change-id="ct140236900992512"/><text:span text:style-name="T2"> allocated on the stack. </text:span><text:change text:change-id="ct140237283576464"/><text:change text:change-id="ct140236891063600"/><text:change-start text:change-id="ct140236891221344"/><text:span text:style-name="T2">We</text:span><text:change-end text:change-id="ct140236891221344"/><text:span text:style-name="T2"> can access elements of an array using indexing, like this:</text:span></text:p>
      <text:p text:style-name="P26">Filename: src/main.rs</text:p>
      <text:p text:style-name="CodeA">fn main() {</text:p>
      <text:p text:style-name="CodeB"><text:s text:c="4"/>let a = [1, 2, 3, 4, 5];</text:p>
      <text:p text:style-name="CodeB"/>
      <text:p text:style-name="CodeB"><text:s text:c="4"/>let first = a[0];</text:p>
      <text:p text:style-name="CodeB"><text:s text:c="4"/>let second = a[1];</text:p>
      <text:p text:style-name="CodeC">}</text:p>
      <text:p text:style-name="Body"><text:soft-page-break/><text:span text:style-name="T2">In this example, the </text:span><text:change text:change-id="ct140236861674848"/><text:change-start text:change-id="ct140236861635440"/><text:span text:style-name="T2">variable</text:span><text:change-end text:change-id="ct140236861635440"/><text:span text:style-name="T2"> named </text:span><text:span text:style-name="Literal">first</text:span><text:span text:style-name="T2"> will get the value </text:span><text:span text:style-name="Literal">1</text:span><text:span text:style-name="T2">, </text:span><text:change text:change-id="ct140236909338240"/><text:change-start text:change-id="ct140236908859024"/><text:span text:style-name="T2">because</text:span><text:change-end text:change-id="ct140236908859024"/><text:span text:style-name="T2"> that is the value at index </text:span><text:span text:style-name="Literal">[0]</text:span><text:span text:style-name="T2"> in the array. The </text:span><text:change text:change-id="ct140236908670208"/><text:change-start text:change-id="ct140236796934464"/><text:span text:style-name="T2">variable</text:span><text:change-end text:change-id="ct140236796934464"/><text:span text:style-name="T2"> named </text:span><text:span text:style-name="Literal">second</text:span><text:span text:style-name="T2"> will get the value </text:span><text:span text:style-name="Literal">2</text:span><text:span text:style-name="T2"> from index </text:span><text:span text:style-name="Literal">[1]</text:span><text:span text:style-name="T2"> in the array.</text:span></text:p>
      <text:p text:style-name="P20"><text:bookmark text:name="invalid-array-element-access"/><text:bookmark text:name="_Toc462761713"/>Invalid Array Element Access</text:p>
      <text:p text:style-name="BodyFirst"><text:span text:style-name="T2">What happens if </text:span><text:change text:change-id="ct140236914235936"/><text:change-start text:change-id="ct140236911940736"/><text:span text:style-name="T2">we</text:span><text:change-end text:change-id="ct140236911940736"/><text:span text:style-name="T2"> try to access an element of an array </text:span><text:change-start text:change-id="ct140236900020224"/><text:span text:style-name="T2">that is </text:span><text:change-end text:change-id="ct140236900020224"/><text:span text:style-name="T2">past the end of the array? Say </text:span><text:change text:change-id="ct140236917442064"/><text:change text:change-id="ct140236920578736"/><text:change-start text:change-id="ct140236915958352"/><text:span text:style-name="T2">we</text:span><text:change-end text:change-id="ct140236915958352"/><text:span text:style-name="T2"> change</text:span><text:change text:change-id="ct140236917079584"/><text:span text:style-name="T2"> </text:span><text:change text:change-id="ct140236905168096"/><text:change-start text:change-id="ct140236915045216"/><text:span text:style-name="T2">the example </text:span><text:change-end text:change-id="ct140236915045216"/><text:span text:style-name="T2">to</text:span><text:change-start text:change-id="ct140236908884752"/><text:span text:style-name="T2"> the following</text:span><text:change-end text:change-id="ct140236908884752"/><text:span text:style-name="T2">:</text:span></text:p>
      <text:p text:style-name="P26">Filename: src/main.rs</text:p>
      <text:p text:style-name="CodeA">fn main() {</text:p>
      <text:p text:style-name="CodeB"><text:s text:c="4"/>let a = [1, 2, 3, 4, 5];</text:p>
      <text:p text:style-name="CodeB"/>
      <text:p text:style-name="CodeB"><text:s text:c="4"/>let element = a[10];</text:p>
      <text:p text:style-name="CodeB"/>
      <text:p text:style-name="CodeB"><text:s text:c="4"/>println!("The value of element is: {}", element);</text:p>
      <text:p text:style-name="CodeC">}</text:p>
      <text:p text:style-name="Body"><text:span text:style-name="T2">Running this code </text:span><text:change text:change-id="ct140236829917152"/><text:change-start text:change-id="ct140236897604400"/><text:span text:style-name="T2">using</text:span><text:change-end text:change-id="ct140236897604400"/><text:span text:style-name="T2"> </text:span><text:span text:style-name="LiteralBold">cargo run</text:span><text:span text:style-name="T2"> produces</text:span><text:change-start text:change-id="ct140236897726080"/><text:span text:style-name="T2"> the following result</text:span><text:change-end text:change-id="ct140236897726080"/><text:span text:style-name="T2">:</text:span></text:p>
      <text:p text:style-name="CodeA">$ cargo run</text:p>
      <text:p text:style-name="CodeB"><text:s text:c="3"/>Compiling arrays v0.1.0 (file:///projects/arrays)</text:p>
      <text:p text:style-name="CodeB"><text:s text:c="5"/>Running `target/debug/arrays`</text:p>
      <text:p text:style-name="CodeB">thread <text:change text:change-id="ct140236911968416"/><text:change-start text:change-id="ct140236907492480"/>'<text:change-end text:change-id="ct140236907492480"/>&lt;main&gt;<text:change text:change-id="ct140236800099184"/><text:change-start text:change-id="ct140236919599840"/>'<text:change-end text:change-id="ct140236919599840"/> panicked at <text:change text:change-id="ct140236861501344"/><text:change-start text:change-id="ct140236896882928"/>'<text:change-end text:change-id="ct140236896882928"/>index out of bounds: the len is 5 but the index is</text:p>
      <text:p text:style-name="CodeB"><text:change-start text:change-id="ct140236796713536"/><text:s/><text:change-end text:change-id="ct140236796713536"/>10<text:change text:change-id="ct140236913966912"/><text:change-start text:change-id="ct140237249223872"/>'<text:change-end text:change-id="ct140237249223872"/>, src/main.rs:4</text:p>
      <text:p text:style-name="CodeB">note: Run with `RUST_BACKTRACE=1` for a backtrace.</text:p>
      <text:p text:style-name="CodeC">error: Process didn<text:change text:change-id="ct140236915501648"/><text:change-start text:change-id="ct140236908666992"/>'<text:change-end text:change-id="ct140236908666992"/>t exit successfully: `target/debug/arrays` (exit code: 101)</text:p>
      <text:p text:style-name="Body"><text:change text:change-id="ct140237265925968"/><text:change-start text:change-id="ct140237275923072"/><text:span text:style-name="T2">T</text:span><text:change-end text:change-id="ct140237275923072"/><text:span text:style-name="T2">he compilation did</text:span><text:change text:change-id="ct140236870779920"/><text:span text:style-name="T2">n</text:span><text:change text:change-id="ct140236906688048"/><text:change-start text:change-id="ct140236917637920"/><text:span text:style-name="T2">’</text:span><text:change-end text:change-id="ct140236917637920"/><text:span text:style-name="T2">t </text:span><text:change text:change-id="ct140236904581088"/><text:change-start text:change-id="ct140236865055472"/><text:span text:style-name="T2">produce</text:span><text:change-end text:change-id="ct140236865055472"/><text:span text:style-name="T2"> any errors, but </text:span><text:change text:change-id="ct140236907464384"/><text:change-start text:change-id="ct140236908812432"/><text:span text:style-name="T2">the program</text:span><text:change-end text:change-id="ct140236908812432"/><text:span text:style-name="T2"> </text:span><text:change text:change-id="ct140236865510816"/><text:change-start text:change-id="ct140236861657488"/><text:span text:style-name="T2">result</text:span><text:change-end text:change-id="ct140236861657488"/><text:change-start text:change-id="ct140237306812560"/><text:span text:style-name="T2">s</text:span><text:change-end text:change-id="ct140237306812560"/><text:change-start text:change-id="ct140236814852720"/><text:span text:style-name="T2"> in</text:span><text:change-end text:change-id="ct140236814852720"/><text:span text:style-name="T2"> a </text:span><text:span text:style-name="EmphasisItalic"><text:span text:style-name="T2">runtime</text:span></text:span><text:span text:style-name="T2"> error and </text:span><text:change text:change-id="ct140236802687984"/><text:span text:style-name="T2">didn’t exit successfully. When </text:span><text:change text:change-id="ct140236862001680"/><text:change-start text:change-id="ct140236916555744"/><text:span text:style-name="T2">you</text:span><text:change-end text:change-id="ct140236916555744"/><text:span text:style-name="T2"> attempt to access an element using indexing, Rust will check that the index </text:span><text:change text:change-id="ct140236916553936"/><text:change-start text:change-id="ct140236861612720"/><text:span text:style-name="T2">you</text:span><text:change-end text:change-id="ct140236861612720"/><text:span text:style-name="T2">’ve specified is less than the array length. If the index is greater than the length, </text:span><text:change text:change-id="ct140236893624992"/><text:change-start text:change-id="ct140236907575792"/><text:span text:style-name="T2">Rust </text:span><text:change-end text:change-id="ct140236907575792"/><text:span text:style-name="T2">will </text:span><text:change text:change-id="ct140236907350528"/><text:change-start text:change-id="ct140236908716720"/><text:span text:style-name="EmphasisItalic"><text:span text:style-name="T2">panic</text:span></text:span><text:change-end text:change-id="ct140236908716720"/><text:change text:change-id="ct140236865523104"/><text:change text:change-id="ct140236908884496"/><text:change-start text:change-id="ct140236800018512"/><text:span text:style-name="T2">,</text:span><text:change-end text:change-id="ct140236800018512"/><text:span text:style-name="T2"> which is </text:span><text:change text:change-id="ct140236905174000"/><text:change-start text:change-id="ct140236905297856"/><text:span text:style-name="T2">the term</text:span><text:change-end text:change-id="ct140236905297856"/><text:span text:style-name="T2"> </text:span><text:change text:change-id="ct140236902873040"/><text:span text:style-name="T2">Rust</text:span><text:change text:change-id="ct140236799679776"/><text:change-start text:change-id="ct140236913915664"/><text:span text:style-name="T2"> uses</text:span><text:change-end text:change-id="ct140236913915664"/><text:change-start text:change-id="ct140236905169904"/><text:span text:style-name="T2"> when a </text:span><text:change-end text:change-id="ct140236905169904"/><text:span text:style-name="T2">program exits with an error.</text:span></text:p>
      <text:p text:style-name="Body"><text:span text:style-name="T2">This is </text:span><text:change text:change-id="ct140236900139392"/><text:change-start text:change-id="ct140236913922016"/><text:span text:style-name="T2">the</text:span><text:change-end text:change-id="ct140236913922016"/><text:span text:style-name="T2"> first example of Rust’s safety principles in action. In many low-level languages, this kind of check is not done, and when you provide an incorrect index, invalid memory can be accessed. Rust protects </text:span><text:change text:change-id="ct140236870505888"/><text:change-start text:change-id="ct140236917100464"/><text:span text:style-name="T2">you</text:span><text:change-end text:change-id="ct140236917100464"/><text:span text:style-name="T2"> against this kind of error by immediately exiting instead of allowing the memory access and continuing. </text:span><text:change text:change-id="ct140236907578160"/><text:change-start text:change-id="ct140236870708864"/><office:annotation office:name="__Annotation__53066_1204491174"><dc:creator>AnneMarieW</dc:creator><dc:date>2016-10-04T10:08:00</dc:date><loext:sender-initials>AM</loext:sender-initials><text:p><text:span text:style-name="T18">Au: Please fill in chapter number.</text:span></text:p></office:annotation><text:span text:style-name="T2">Chapter </text:span><text:change-end text:change-id="ct140236870708864"/><text:change text:change-id="ct140236864703344"/><text:change-start text:change-id="ct140236814879344"/><text:span text:style-name="T2">9</text:span><text:change-end text:change-id="ct140236814879344"/><text:change-start text:change-id="ct140236799933232"/><text:span text:style-name="T2"> </text:span><text:change-end text:change-id="ct140236799933232"/><office:annotation-end office:name="__Annotation__53066_1204491174"/><text:span text:style-name="T2">discuss</text:span><text:change-start text:change-id="ct140236869906992"/><text:span text:style-name="T2">es</text:span><text:change-end text:change-id="ct140236869906992"/><text:span text:style-name="T2"> more of Rust’s error handling</text:span><text:change text:change-id="ct140236920290112"/><text:span text:style-name="T2">.</text:span></text:p>
      <text:p text:style-name="P24"><text:bookmark text:name="how-functions-work"/><text:bookmark text:name="_Toc462761714"/>How Functions Work</text:p>
      <text:p text:style-name="BodyFirst"><text:soft-page-break/><text:span text:style-name="T2">Functions are pervasive in Rust code.</text:span><text:change-start text:change-id="ct140236914571872"/><text:span text:style-name="T2"> </text:span><text:change-end text:change-id="ct140236914571872"/><text:change text:change-id="ct140236825347168"/><text:change-start text:change-id="ct140236913917520"/><text:span text:style-name="T2">You</text:span><text:change-end text:change-id="ct140236913917520"/><text:span text:style-name="T2">’ve already seen one of the most important functions in the language: the </text:span><text:span text:style-name="Literal">main</text:span><text:span text:style-name="T2"> function</text:span><text:change-start text:change-id="ct140236861579616"/><text:span text:style-name="T2">, which</text:span><text:change-end text:change-id="ct140236861579616"/><text:change text:change-id="ct140237121748592"/><text:change-start text:change-id="ct140236912119616"/><text:span text:style-name="T2"> i</text:span><text:change-end text:change-id="ct140236912119616"/><text:span text:style-name="T2">s the entry point of many programs. </text:span><text:change text:change-id="ct140236900196416"/><text:change-start text:change-id="ct140236865372816"/><text:span text:style-name="T2">You</text:span><text:change-end text:change-id="ct140236865372816"/><text:span text:style-name="T2">’ve also seen the </text:span><text:span text:style-name="Literal">fn</text:span><text:span text:style-name="T2"> keyword, which allows </text:span><text:change text:change-id="ct140236814916016"/><text:change-start text:change-id="ct140236908661600"/><text:span text:style-name="T2">you</text:span><text:change-end text:change-id="ct140236908661600"/><text:span text:style-name="T2"> to declare new functions.</text:span></text:p>
      <text:p text:style-name="Body"><text:span text:style-name="T2">Rust code uses </text:span><text:span text:style-name="EmphasisItalic"><text:span text:style-name="T2">snake case</text:span></text:span><text:span text:style-name="T2"> as the conventional style for function and variable names. In snake case, all letters are lower</text:span><text:change text:change-id="ct140237156518064"/><text:span text:style-name="T2">case</text:span><text:change text:change-id="ct140237280340624"/><text:span text:style-name="T2"> and </text:span><text:change text:change-id="ct140236799913232"/><text:span text:style-name="T2">underscores separat</text:span><text:change-start text:change-id="ct140236858806368"/><text:span text:style-name="T2">e</text:span><text:change-end text:change-id="ct140236858806368"/><text:change text:change-id="ct140236801825344"/><text:span text:style-name="T2"> words. Here’s a program </text:span><text:change-start text:change-id="ct140237158849200"/><text:span text:style-name="T2">that </text:span><text:change-end text:change-id="ct140237158849200"/><text:span text:style-name="T2">contain</text:span><text:change text:change-id="ct140236893159568"/><text:change-start text:change-id="ct140237250740576"/><text:span text:style-name="T2">s</text:span><text:change-end text:change-id="ct140237250740576"/><text:span text:style-name="T2"> an example function definition:</text:span></text:p>
      <text:p text:style-name="P26">Filename: src/main.rs</text:p>
      <text:p text:style-name="CodeA">fn main() {</text:p>
      <text:p text:style-name="CodeB"><text:s text:c="4"/>println!("Hello, world!");</text:p>
      <text:p text:style-name="CodeB"/>
      <text:p text:style-name="CodeB"><text:s text:c="4"/>another_function();</text:p>
      <text:p text:style-name="CodeB">}</text:p>
      <text:p text:style-name="CodeB"/>
      <text:p text:style-name="CodeB">fn another_function() {</text:p>
      <text:p text:style-name="CodeB"><text:s text:c="4"/>println!("Another function.");</text:p>
      <text:p text:style-name="CodeC">}</text:p>
      <text:p text:style-name="Body"><text:span text:style-name="T2">Function definitions in Rust start with </text:span><text:span text:style-name="Literal">fn</text:span><text:span text:style-name="T2"> and have a set of parentheses after the function name. The curly braces tell the compiler where the function body begins and ends.</text:span></text:p>
      <text:p text:style-name="Body"><text:change text:change-id="ct140236920299360"/><text:change text:change-id="ct140236799890512"/><text:change-start text:change-id="ct140236920297552"/><text:span text:style-name="T2">We</text:span><text:change-end text:change-id="ct140236920297552"/><text:span text:style-name="T2"> can call any function </text:span><text:change text:change-id="ct140237121538784"/><text:change text:change-id="ct140236867909808"/><text:change-start text:change-id="ct140237283813424"/><text:span text:style-name="T2">we</text:span><text:change-end text:change-id="ct140237283813424"/><text:span text:style-name="T2">’ve defined by entering its name followed by a </text:span><text:change text:change-id="ct140237283192768"/><text:change-start text:change-id="ct140237298145872"/><text:span text:style-name="T2">set</text:span><text:change-end text:change-id="ct140237298145872"/><text:span text:style-name="T2"> of parentheses. </text:span><text:change text:change-id="ct140236797253920"/><text:change-start text:change-id="ct140237120306048"/><text:span text:style-name="T2">Becaus</text:span><text:change-end text:change-id="ct140237120306048"/><text:span text:style-name="T2">e </text:span><text:span text:style-name="Literal">another_function</text:span><text:span text:style-name="T2"> is defined in the program, it can be called from inside the </text:span><text:span text:style-name="Literal">main</text:span><text:span text:style-name="T2"> function. Note that we defined </text:span><text:span text:style-name="Literal">another_function</text:span><text:span text:style-name="T2"> </text:span><text:span text:style-name="EmphasisItalic"><text:span text:style-name="T2">after</text:span></text:span><text:span text:style-name="T2"> the </text:span><text:span text:style-name="Literal">main</text:span><text:span text:style-name="T2"> function in </text:span><text:change text:change-id="ct140237259242864"/><text:change-start text:change-id="ct140236801811536"/><text:span text:style-name="T2">the</text:span><text:change-end text:change-id="ct140236801811536"/><text:span text:style-name="T2"> source code; we could have defined it before as well. Rust doesn’t care where you define your functions, only that they</text:span><text:change text:change-id="ct140237121535984"/><text:change-start text:change-id="ct140236862338336"/><text:span text:style-name="T2">’</text:span><text:change-end text:change-id="ct140236862338336"/><text:span text:style-name="T2">re defined somewhere.</text:span></text:p>
      <text:p text:style-name="Body"><text:span text:style-name="T2">Let’s start a new binary project named </text:span><text:span text:style-name="EmphasisItalic">functions</text:span><text:span text:style-name="T2"> </text:span><text:change text:change-id="ct140236861475472"/><text:change-start text:change-id="ct140236858648320"/><text:span text:style-name="T2">to </text:span><text:change-end text:change-id="ct140236858648320"/><text:span text:style-name="T2">explore </text:span><text:change-start text:change-id="ct140236814860784"/><text:span text:style-name="T2">functions </text:span><text:change-end text:change-id="ct140236814860784"/><text:span text:style-name="T2">further. Place the </text:span><text:span text:style-name="Literal">another_function</text:span><text:span text:style-name="T2"> example in </text:span><text:span text:style-name="EmphasisItalic"><text:span text:style-name="T2">src/main.rs</text:span></text:span><text:span text:style-name="T2"> and run it. You should see the following output:</text:span></text:p>
      <text:p text:style-name="CodeA">$ cargo run</text:p>
      <text:p text:style-name="CodeB"><text:s text:c="3"/>Compiling functions v0.1.0 (file:///projects/functions)</text:p>
      <text:p text:style-name="CodeB"><text:s text:c="5"/>Running `target/debug/functions`</text:p>
      <text:p text:style-name="CodeB">Hello, world!</text:p>
      <text:p text:style-name="CodeC">Another function.</text:p>
      <text:p text:style-name="Body"><text:span text:style-name="T2">The lines execute in the order </text:span><text:change-start text:change-id="ct140236911812048"/><text:span text:style-name="T2">in which </text:span><text:change-end text:change-id="ct140236911812048"/><text:span text:style-name="T2">they appear in the </text:span><text:span text:style-name="Literal">main</text:span><text:span text:style-name="T2"> function. First, </text:span><text:change text:change-id="ct140236868114672"/><text:change-start text:change-id="ct140236920292704"/><text:span text:style-name="T2">the</text:span><text:change-end text:change-id="ct140236920292704"/><text:span text:style-name="T2"> “Hello, world!” message prints, and then </text:span><text:span text:style-name="Literal">another_function</text:span><text:span text:style-name="T2"> is called and its message is printed.</text:span></text:p>
      <text:p text:style-name="P18"><text:bookmark text:name="function-arguments"/><text:bookmark text:name="_Toc462761715"/>Function Arguments</text:p>
      <text:p text:style-name="BodyFirst"><text:soft-page-break/><text:span text:style-name="T2">Functions can also take arguments. The following rewritten version of </text:span><text:span text:style-name="Literal">another_function</text:span><text:span text:style-name="T2"> shows what arguments look like in Rust:</text:span></text:p>
      <text:p text:style-name="P26">Filename: src/main.rs</text:p>
      <text:p text:style-name="CodeA">fn main() {</text:p>
      <text:p text:style-name="CodeB"><text:s text:c="4"/>another_function(5);</text:p>
      <text:p text:style-name="CodeB">}</text:p>
      <text:p text:style-name="CodeB"/>
      <text:p text:style-name="CodeB">fn another_function(x: i32) {</text:p>
      <text:p text:style-name="CodeB"><text:s text:c="4"/>println!("The value of x is: {}", x);</text:p>
      <text:p text:style-name="CodeC">}</text:p>
      <text:p text:style-name="Body"><text:span text:style-name="T2">Try running this program</text:span><text:change text:change-id="ct140236905338720"/><text:change-start text:change-id="ct140236870504704"/><text:span text:style-name="T2">;</text:span><text:change-end text:change-id="ct140236870504704"/><text:change text:change-id="ct140236865625328"/><text:span text:style-name="T2"> you should get th</text:span><text:change text:change-id="ct140236859018272"/><text:change-start text:change-id="ct140237295705200"/><text:span text:style-name="T2">e following</text:span><text:change-end text:change-id="ct140237295705200"/><text:span text:style-name="T2"> output:</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change text:change-id="ct140236907458160"/><text:change-start text:change-id="ct140236862086048"/><text:span text:style-name="T2">T</text:span><text:change-end text:change-id="ct140236862086048"/><text:span text:style-name="T2">he declaration of </text:span><text:span text:style-name="Literal">another_function</text:span><text:change text:change-id="ct140237248536064"/><text:change text:change-id="ct140236868031920"/><text:change text:change-id="ct140237248801856"/><text:change-start text:change-id="ct140236862213376"/><text:span text:style-name="T2"> has o</text:span><text:change-end text:change-id="ct140236862213376"/><text:span text:style-name="T2">ne argument named </text:span><text:span text:style-name="Literal">x</text:span><text:change text:change-id="ct140236797933792"/><text:span text:style-name="T2">. </text:span><text:change text:change-id="ct140237283484256"/><text:change-start text:change-id="ct140237283821728"/><text:span text:style-name="T2">T</text:span><text:change-end text:change-id="ct140237283821728"/><text:span text:style-name="T2">he type of </text:span><text:span text:style-name="Literal">x</text:span><text:span text:style-name="T2"> </text:span><text:change-start text:change-id="ct140237157103488"/><text:span text:style-name="T2">is specified </text:span><text:change-end text:change-id="ct140237157103488"/><text:span text:style-name="T2">as </text:span><text:span text:style-name="Literal">i32</text:span><text:span text:style-name="T2">. When </text:span><text:change text:change-id="ct140237094390016"/><text:span text:style-name="Literal">5</text:span><text:span text:style-name="T2"> </text:span><text:change-start text:change-id="ct140236798361184"/><text:span text:style-name="T2">is passed </text:span><text:change-end text:change-id="ct140236798361184"/><text:span text:style-name="T2">to </text:span><text:span text:style-name="Literal">another_function</text:span><text:span text:style-name="T2">, the </text:span><text:span text:style-name="Literal">println!</text:span><text:span text:style-name="T2"> macro puts </text:span><text:span text:style-name="Literal">5</text:span><text:span text:style-name="T2"> where the pair of curly braces were in the format string.</text:span></text:p>
      <text:p text:style-name="Body"><text:span text:style-name="T2">In function signatures, </text:span><text:change text:change-id="ct140236917767904"/><text:change-start text:change-id="ct140236912326032"/><text:span text:style-name="T2">you</text:span><text:change-end text:change-id="ct140236912326032"/><text:span text:style-name="T2"> </text:span><text:span text:style-name="EmphasisItalic"><text:span text:style-name="T2">must</text:span></text:span><text:span text:style-name="T2"> declare the type. This is a deliberate decision in</text:span><text:change-start text:change-id="ct140236914865584"/><text:span text:style-name="T2"> Rust</text:span><text:change-end text:change-id="ct140236914865584"/><text:change-start text:change-id="ct140236920306960"/><text:span text:style-name="T2">’s</text:span><text:change-end text:change-id="ct140236920306960"/><text:change text:change-id="ct140236914863184"/><text:span text:style-name="T2"> design</text:span><text:change text:change-id="ct140236865326496"/><text:change text:change-id="ct140237295741040"/><text:change text:change-id="ct140236919820576"/><text:change-start text:change-id="ct140236861788208"/><text:span text:style-name="T2">:</text:span><text:change-end text:change-id="ct140236861788208"/><text:span text:style-name="T2"> requiring type annotations in function definitions means the compiler almost never needs you to use them elsewhere in the code </text:span><text:change text:change-id="ct140236920305072"/><text:span text:style-name="T2">to figure out what you mean.</text:span></text:p>
      <text:p text:style-name="Body"><text:span text:style-name="T2">When you want a function to have multiple arguments,</text:span><text:change text:change-id="ct140237121779936"/><text:change text:change-id="ct140236862381776"/><text:span text:style-name="T2"> separate them inside the function signature with commas, like this:</text:span></text:p>
      <text:p text:style-name="P26">Filename: src/main.rs</text:p>
      <text:p text:style-name="CodeA">fn main() {</text:p>
      <text:p text:style-name="CodeB"><text:s text:c="4"/>another_function(5, 6);</text:p>
      <text:p text:style-name="CodeB">}</text:p>
      <text:p text:style-name="CodeB"/>
      <text:p text:style-name="CodeB">fn another_function(x: i32, y: i32) {</text:p>
      <text:p text:style-name="CodeB"><text:s text:c="4"/>println!("The value of x is: {}", x);</text:p>
      <text:p text:style-name="CodeB"><text:s text:c="4"/>println!("The value of y is: {}", y);</text:p>
      <text:p text:style-name="CodeC">}</text:p>
      <text:p text:style-name="Body"><text:change text:change-id="ct140236896022832"/><text:change-start text:change-id="ct140236913417568"/><text:soft-page-break/><text:span text:style-name="T2">T</text:span><text:change-end text:change-id="ct140236913417568"/><text:span text:style-name="T2">his example</text:span><text:change text:change-id="ct140236913551248"/><text:change-start text:change-id="ct140236929059888"/><text:span text:style-name="T2"> creates</text:span><text:change-end text:change-id="ct140236929059888"/><text:span text:style-name="T2"> a function with two arguments, both of which are </text:span><text:span text:style-name="Literal">i32</text:span><text:change-start text:change-id="ct140236864267312"/><text:span text:style-name="Literal"> </text:span><text:span text:style-name="T2">type</text:span><text:change-end text:change-id="ct140236864267312"/><text:span text:style-name="T2">s. If your function has multiple arguments, the</text:span><text:change text:change-id="ct140236871415344"/><text:change-start text:change-id="ct140236906433264"/><text:span text:style-name="T2"> arguments</text:span><text:change-end text:change-id="ct140236906433264"/><text:span text:style-name="T2"> don’t need to be the same type, but they just happen to be in this example. </text:span><text:change text:change-id="ct140236925845888"/><text:change-start text:change-id="ct140236913287680"/><text:span text:style-name="T2">The</text:span><text:change-end text:change-id="ct140236913287680"/><text:span text:style-name="T2"> function then prints out the values of both of its arguments.</text:span></text:p>
      <text:p text:style-name="Body"><text:span text:style-name="T2">Let’s try </text:span><text:change text:change-id="ct140236825996272"/><text:change-start text:change-id="ct140236908088608"/><text:span text:style-name="T2">running</text:span><text:change-end text:change-id="ct140236908088608"/><text:span text:style-name="T2"> this code. Replace the program currently in your </text:span><text:span text:style-name="EmphasisItalic">function</text:span><text:span text:style-name="Literal"> </text:span><text:span text:style-name="T2">project’s </text:span><text:change text:change-id="ct140236925854640"/><text:change-start text:change-id="ct140236925836848"/><text:span text:style-name="EmphasisItalic">src/m</text:span><text:change-end text:change-id="ct140236925836848"/><text:span text:style-name="EmphasisItalic">ain.rs</text:span><text:span text:style-name="T2"> file with the </text:span><text:change-start text:change-id="ct140236913393312"/><text:span text:style-name="T2">preceding </text:span><text:change-end text:change-id="ct140236913393312"/><text:span text:style-name="T2">example</text:span><text:change text:change-id="ct140237161528384"/><text:span text:style-name="T2">, and run it</text:span><text:change text:change-id="ct140236913146032"/><text:change-start text:change-id="ct140236908275936"/><text:span text:style-name="T2"> using </text:span><text:span text:style-name="LiteralBold"><text:span text:style-name="T2">cargo run</text:span></text:span><text:change-end text:change-id="ct140236908275936"/><text:span text:style-name="T2">:</text:span></text:p>
      <text:p text:style-name="CodeA">$ cargo run</text:p>
      <text:p text:style-name="CodeB"><text:s text:c="3"/>Compiling functions v0.1.0 (file:///projects/functions)</text:p>
      <text:p text:style-name="CodeB"><text:s text:c="5"/>Running `target/debug/functions`</text:p>
      <text:p text:style-name="CodeB">The value of x is: 5</text:p>
      <text:p text:style-name="CodeC">The value of y is: 6</text:p>
      <text:p text:style-name="Body"><text:change text:change-id="ct140236919415664"/><text:change-start text:change-id="ct140236909344704"/><text:span text:style-name="T2">Becaus</text:span><text:change-end text:change-id="ct140236909344704"/><text:span text:style-name="T2">e </text:span><text:span text:style-name="Literal">5</text:span><text:span text:style-name="T2"> is passed as the </text:span><text:span text:style-name="Literal">x</text:span><text:span text:style-name="T2"> argument and </text:span><text:span text:style-name="Literal">6</text:span><text:span text:style-name="T2"> is passed as the </text:span><text:span text:style-name="Literal">y</text:span><text:span text:style-name="T2"> argument, the two strings are printed with these values.</text:span></text:p>
      <text:p text:style-name="P18"><text:bookmark text:name="function-bodies"/><text:bookmark text:name="_Toc462761716"/>Function Bodies</text:p>
      <text:p text:style-name="BodyFirst"><text:span text:style-name="T2">Function bodies are made up of a series of statements optionally ending in an expression. So far, </text:span><text:change text:change-id="ct140236909133408"/><text:change text:change-id="ct140236796661168"/><text:change-start text:change-id="ct140236915118736"/><text:span text:style-name="T2">we</text:span><text:change-end text:change-id="ct140236915118736"/><text:span text:style-name="T2">’ve only </text:span><text:change text:change-id="ct140236799803344"/><text:change-start text:change-id="ct140236804625840"/><text:span text:style-name="T2">covered</text:span><text:change-end text:change-id="ct140236804625840"/><text:span text:style-name="T2"> functions without an ending expression, but </text:span><text:change text:change-id="ct140236909418304"/><text:change text:change-id="ct140236915687536"/><text:change-start text:change-id="ct140236909232304"/><text:span text:style-name="T2">we</text:span><text:change-end text:change-id="ct140236909232304"/><text:span text:style-name="T2"> have </text:span><text:change text:change-id="ct140237248919376"/><text:change-start text:change-id="ct140236909364128"/><text:span text:style-name="T2">seen</text:span><text:change-end text:change-id="ct140236909364128"/><text:span text:style-name="T2"> expressions as parts of statements. </text:span><text:change text:change-id="ct140236909492048"/><text:change-start text:change-id="ct140236797922976"/><text:span text:style-name="T2">Becaus</text:span><text:change-end text:change-id="ct140236797922976"/><text:span text:style-name="T2">e Rust is an expression-based language, this is an important distinction to understand. Other languages don’t have the same distinctions, so let’s look at what statements and expressions are</text:span><text:change text:change-id="ct140236805919440"/><text:span text:style-name="T2"> and how their differences affect the bodies of functions.</text:span></text:p>
      <text:p text:style-name="HeadB"><text:bookmark text:name="statements-and-expressions"/><text:bookmark text:name="_Toc462761717"/>Statements and Expressions</text:p>
      <text:p text:style-name="BodyFirst"><text:change text:change-id="ct140237283780016"/><text:change text:change-id="ct140236889970128"/><text:change-start text:change-id="ct140236914721040"/><text:span text:style-name="T2">We</text:span><text:change-end text:change-id="ct140236914721040"/><text:span text:style-name="T2">’ve</text:span><text:change-start text:change-id="ct140236912012208"/><text:span text:style-name="T2"> actually</text:span><text:change-end text:change-id="ct140236912012208"/><text:span text:style-name="T2"> </text:span><text:change text:change-id="ct140236868272576"/><text:change-start text:change-id="ct140236861833296"/><text:span text:style-name="T2">already used</text:span><text:change-end text:change-id="ct140236861833296"/><text:change text:change-id="ct140237249269888"/><text:span text:style-name="T2"> </text:span><text:change text:change-id="ct140237122372256"/><text:span text:style-name="T2">statements and expressions. </text:span><text:span text:style-name="EmphasisItalic"><text:span text:style-name="T2">Statements</text:span></text:span><text:span text:style-name="T2"> are instructions that perform some action and do not return a value. </text:span><text:span text:style-name="EmphasisItalic"><text:span text:style-name="T2">Expressions </text:span></text:span><text:span text:style-name="T2">evaluate to a resulting value. Let’s look at some examples.</text:span></text:p>
      <text:p text:style-name="Body"><text:span text:style-name="T2">Creating a </text:span><text:change text:change-id="ct140236801883296"/><text:change-start text:change-id="ct140236891272656"/><text:span text:style-name="T2">variable</text:span><text:change-end text:change-id="ct140236891272656"/><text:span text:style-name="T2"> and assigning a value to it with the </text:span><text:span text:style-name="Literal">let</text:span><text:span text:style-name="T2"> keyword is a statement. In </text:span><text:change text:change-id="ct140236916516416"/><text:change-start text:change-id="ct140236914729920"/><text:span text:style-name="T2">Listing 3-3</text:span><text:change-end text:change-id="ct140236914729920"/><text:change text:change-id="ct140236911975632"/><text:span text:style-name="T2">, </text:span><text:span text:style-name="Literal">let y = 6;</text:span><text:span text:style-name="T2"> is a statement:</text:span></text:p>
      <text:p text:style-name="P26">Filename: src/main.rs</text:p>
      <text:p text:style-name="CodeA">fn main() {</text:p>
      <text:p text:style-name="CodeB"><text:s text:c="4"/>let y = 6;</text:p>
      <text:p text:style-name="CodeC">}</text:p>
      <text:p text:style-name="caption"><text:change-start text:change-id="ct140236902716480"/>Listing 3-3: A <text:span text:style-name="Literal">main</text:span> function declaration containing one statement.<text:change-end text:change-id="ct140236902716480"/></text:p>
      <text:p text:style-name="Body"><text:span text:style-name="T2">Function definitions are also statements; the entire pre</text:span><text:change text:change-id="ct140236861763552"/><text:change-start text:change-id="ct140236907563088"/><text:span text:style-name="T2">ceding</text:span><text:change-end text:change-id="ct140236907563088"/><text:span text:style-name="T2"> example is a statement in itself.</text:span></text:p>
      <text:p text:style-name="Body"><text:soft-page-break/><text:span text:style-name="T2">Statements do not return values</text:span><text:change text:change-id="ct140236867933712"/><text:span text:style-name="T2">. Therefore, you can’t assign a </text:span><text:span text:style-name="Literal">let</text:span><text:change text:change-id="ct140237097212368"/><text:change text:change-id="ct140236801821424"/><text:span text:style-name="T2"> </text:span><text:change-start text:change-id="ct140237121563136"/><text:span text:style-name="T2">statement to </text:span><text:change-end text:change-id="ct140237121563136"/><text:span text:style-name="T2">another </text:span><text:change text:change-id="ct140236915900576"/><text:change-start text:change-id="ct140236814798000"/><text:span text:style-name="T2">variable</text:span><text:change-end text:change-id="ct140236814798000"/><text:span text:style-name="T2">, as th</text:span><text:change text:change-id="ct140236800105968"/><text:change-start text:change-id="ct140236802177984"/><text:span text:style-name="T2">e following</text:span><text:change-end text:change-id="ct140236802177984"/><text:span text:style-name="T2"> code tries to do:</text:span></text:p>
      <text:p text:style-name="P26">Filename: src/main.rs</text:p>
      <text:p text:style-name="CodeA">fn main() {</text:p>
      <text:p text:style-name="CodeB"><text:s text:c="4"/>let x = (let y = 6);</text:p>
      <text:p text:style-name="CodeC">}</text:p>
      <text:p text:style-name="Body"><text:change text:change-id="ct140237283740144"/><text:change-start text:change-id="ct140236920004176"/><text:span text:style-name="T2">When</text:span><text:change-end text:change-id="ct140236920004176"/><text:span text:style-name="T2"> </text:span><text:change text:change-id="ct140236867857776"/><text:change-start text:change-id="ct140236912231600"/><text:span text:style-name="T2">you r</text:span><text:change-end text:change-id="ct140236912231600"/><text:change-start text:change-id="ct140236867168240"/><text:span text:style-name="T2">u</text:span><text:change-end text:change-id="ct140236867168240"/><text:change-start text:change-id="ct140236893232192"/><text:span text:style-name="T2">n</text:span><text:change-end text:change-id="ct140236893232192"/><text:span text:style-name="T2"> this program, </text:span><text:change text:change-id="ct140237283757632"/><text:change-start text:change-id="ct140236917695568"/><text:span text:style-name="T2">you</text:span><text:change-end text:change-id="ct140236917695568"/><text:span text:style-name="T2">’</text:span><text:change text:change-id="ct140237248911120"/><text:change-start text:change-id="ct140236868030000"/><text:span text:style-name="T2">ll</text:span><text:change-end text:change-id="ct140236868030000"/><text:span text:style-name="T2"> get an error like this:</text:span></text:p>
      <text:p text:style-name="CodeA">$ cargo run</text:p>
      <text:p text:style-name="CodeB"><text:s text:c="3"/>Compiling functions v0.1.0 (file:///projects/functions)<text:change text:change-id="ct140236799989968"/><text:change text:change-id="ct140236914351920"/><text:change text:change-id="ct140236861784160"/><text:change text:change-id="ct140236799718272"/><text:change text:change-id="ct140236870509904"/><text:change text:change-id="ct140237283729856"/><text:change text:change-id="ct140236867955504"/><text:change text:change-id="ct140236864988752"/><text:change text:change-id="ct140237280120608"/><text:change text:change-id="ct140236861956880"/></text:p>
      <text:p text:style-name="CodeB"><text:change-start text:change-id="ct140236829803776"/>error: expected expression, found statement (`let`)</text:p>
      <text:p text:style-name="CodeB"><text:s/>--&gt; src/main.rs:2:14</text:p>
      <text:p text:style-name="CodeB"><text:s text:c="2"/>|</text:p>
      <text:p text:style-name="CodeB">2 | <text:s text:c="4"/>let x = (let y = 6);</text:p>
      <text:p text:style-name="CodeB"><text:s text:c="2"/>| <text:s text:c="13"/>^^^</text:p>
      <text:p text:style-name="CodeB"><text:s text:c="2"/>|</text:p>
      <text:p text:style-name="CodeC"><text:s text:c="2"/>= note: variable declaration using `let` is a statement<text:change-end text:change-id="ct140236829803776"/><text:change text:change-id="ct140236897678368"/><text:change text:change-id="ct140237246258384"/><text:change text:change-id="ct140236897838768"/><text:change text:change-id="ct140237246279136"/></text:p>
      <text:p text:style-name="Body"><text:span text:style-name="T2">The </text:span><text:span text:style-name="Literal">let y = 6</text:span><text:span text:style-name="T2"> statement does not return a value, so there isn’t anything for </text:span><text:span text:style-name="Literal">x</text:span><text:span text:style-name="T2"> to bind to. This is different than in other languages</text:span><text:change-start text:change-id="ct140236898151632"/><text:span text:style-name="T2">, such as</text:span><text:change-end text:change-id="ct140236898151632"/><text:change text:change-id="ct140236898151920"/><text:span text:style-name="T2"> C and Ruby</text:span><text:change-start text:change-id="ct140236898138560"/><text:span text:style-name="T2">,</text:span><text:change-end text:change-id="ct140236898138560"/><text:span text:style-name="T2"> where the assignment returns the value of the assignment. In those languages, </text:span><text:change text:change-id="ct140236906943424"/><text:change-start text:change-id="ct140236858648048"/><text:span text:style-name="T2">you</text:span><text:change-end text:change-id="ct140236858648048"/><text:span text:style-name="T2"> can write </text:span><text:span text:style-name="Literal">x = y = 6</text:span><text:span text:style-name="T2"> and have both </text:span><text:span text:style-name="Literal">x</text:span><text:span text:style-name="T2"> and </text:span><text:span text:style-name="Literal">y</text:span><text:span text:style-name="T2"> have the value </text:span><text:span text:style-name="Literal">6</text:span><text:span text:style-name="T2">; that is not the case in Rust.</text:span></text:p>
      <text:p text:style-name="Body"><text:span text:style-name="T2">Expressions </text:span><text:change text:change-id="ct140236868428336"/><text:span text:style-name="T2">evaluate to something</text:span><text:change text:change-id="ct140237298076720"/><text:span text:style-name="T2"> and make up most of the rest of the code that you</text:span><text:change text:change-id="ct140236899860576"/><text:change-start text:change-id="ct140236800573280"/><text:span text:style-name="T2">’</text:span><text:change-end text:change-id="ct140236800573280"/><text:span text:style-name="T2">ll write in Rust. Consider a simple math operation, </text:span><text:change-start text:change-id="ct140236909366672"/><text:span text:style-name="T2">such as </text:span><text:change-end text:change-id="ct140236909366672"/><text:change text:change-id="ct140236912244768"/><text:change text:change-id="ct140236912522432"/><text:span text:style-name="Literal">5 + 6</text:span><text:change-start text:change-id="ct140236865618528"/><text:span text:style-name="T2">, which</text:span><text:change-end text:change-id="ct140236865618528"/><text:change text:change-id="ct140237296250560"/><text:change text:change-id="ct140236909426624"/><text:change text:change-id="ct140237306951296"/><text:change-start text:change-id="ct140236914706800"/><text:span text:style-name="T2"> </text:span><text:change-end text:change-id="ct140236914706800"/><text:span text:style-name="T2">is an expression</text:span><text:change text:change-id="ct140237243466000"/><text:change-start text:change-id="ct140236801731568"/><text:span text:style-name="T2"> that</text:span><text:change-end text:change-id="ct140236801731568"/><text:change text:change-id="ct140236905166224"/><text:span text:style-name="T2"> evaluat</text:span><text:change-start text:change-id="ct140236914080912"/><text:span text:style-name="T2">es</text:span><text:change-end text:change-id="ct140236914080912"/><text:change text:change-id="ct140236798355392"/><text:change-start text:change-id="ct140236861426960"/><text:span text:style-name="T2"> to</text:span><text:change-end text:change-id="ct140236861426960"/><text:span text:style-name="T2"> the value </text:span><text:span text:style-name="Literal">11</text:span><text:span text:style-name="T2">. Expressions can be part of statements</text:span><text:change-start text:change-id="ct140236915637696"/><text:span text:style-name="T2">: </text:span><text:change-end text:change-id="ct140236915637696"/><text:change text:change-id="ct140236917423744"/><text:span text:style-name="T2">in </text:span><text:change text:change-id="ct140236909050592"/><text:change text:change-id="ct140237297956720"/><text:span text:style-name="T2"><office:annotation><dc:creator>AnneMarieW</dc:creator><dc:date>2016-10-04T10:12:00</dc:date><loext:sender-initials>AM</loext:sender-initials><text:p><text:span text:style-name="T18">Au: Best to use a listing number for the example and then cross-reference it here so readers know exactly which example you’re referring to.</text:span></text:p></office:annotation></text:span><text:change text:change-id="ct140236924776096"/><text:span text:style-name="T2"><office:annotation><dc:date>0000-00-00T00:00:00</dc:date><text:p/></office:annotation></text:span><text:change-start text:change-id="ct140236779960704"/><text:span text:style-name="T2">Listing 3-3 </text:span><text:change-end text:change-id="ct140236779960704"/><text:span text:style-name="T2">that had the statement </text:span><text:span text:style-name="Literal">let y = 6;</text:span><text:span text:style-name="T2">, </text:span><text:span text:style-name="Literal">6</text:span><text:span text:style-name="T2"> is an expression that evaluates to the value </text:span><text:span text:style-name="Literal">6</text:span><text:span text:style-name="T2">. Calling a function is an expression. Calling a macro is an expression. The block that we use to create new scopes, </text:span><text:span text:style-name="Literal">{}</text:span><text:span text:style-name="T2">, is an expression, for example:</text:span></text:p>
      <text:p text:style-name="P26">Filename: src/main.rs</text:p>
      <text:p text:style-name="CodeA">fn main() {</text:p>
      <text:p text:style-name="CodeB"><text:s text:c="4"/>let x = 5;</text:p>
      <text:p text:style-name="CodeB"/>
      <text:p text:style-name="CodeB"><text:s text:c="4"/><text:change-start text:change-id="ct140236910091136"/><text:span text:style-name="Wingdings">u </text:span><text:change-end text:change-id="ct140236910091136"/>let y = {<text:change-start text:change-id="ct140236864002368"/> <text:span text:style-name="Wingdings">v</text:span><text:change-end text:change-id="ct140236864002368"/></text:p>
      <text:p text:style-name="CodeB"><text:s text:c="8"/>let x = 3;</text:p>
      <text:p text:style-name="CodeB"><text:s text:c="8"/>x + 1<text:change-start text:change-id="ct140236924270288"/> <text:span text:style-name="Wingdings">w</text:span><text:change-end text:change-id="ct140236924270288"/></text:p>
      <text:p text:style-name="CodeB"><text:s text:c="4"/>};</text:p>
      <text:p text:style-name="CodeB"><text:soft-page-break/></text:p>
      <text:p text:style-name="CodeB"><text:s text:c="4"/>println!("The value of y is: {}", y);</text:p>
      <text:p text:style-name="CodeC">}</text:p>
      <text:p text:style-name="Body"><text:span text:style-name="T2">The</text:span><text:change text:change-id="ct140236863251824"/><text:change-start text:change-id="ct140236911645936"/><text:span text:style-name="T2"> </text:span><text:change-end text:change-id="ct140236911645936"/><text:span text:style-name="T2">expression</text:span><text:change text:change-id="ct140236779893552"/><text:change text:change-id="ct140236924183232"/><text:change text:change-id="ct140236799576368"/><text:change text:change-id="ct140236923493536"/><text:change-start text:change-id="ct140236911769424"/><text:span text:style-name="T2"> </text:span><text:change-end text:change-id="ct140236911769424"/><text:change-start text:change-id="ct140237194440064"/><text:span text:style-name="Wingdings"><text:span text:style-name="T2">v</text:span></text:span><text:span text:style-name="T2"> </text:span><text:bookmark-start text:name="move463257342"/><text:change-end text:change-id="ct140237194440064"/><text:span text:style-name="T2">is a block that, in this case, evaluates to </text:span><text:span text:style-name="Literal">4</text:span><text:change text:change-id="ct140236911258448"/><text:change-start text:change-id="ct140236913603504"/><text:span text:style-name="T2">. </text:span><text:change-end text:change-id="ct140236913603504"/><text:change text:change-id="ct140236924008816"/><text:change-start text:change-id="ct140236909740224"/><text:span text:style-name="T2">That value</text:span><text:change-end text:change-id="ct140236909740224"/><text:span text:style-name="T2"> gets bound to </text:span><text:span text:style-name="Literal">y</text:span><text:span text:style-name="T2"> as part of the </text:span><text:span text:style-name="Literal">let</text:span><text:span text:style-name="T2"> statement</text:span><text:bookmark-end text:name="move463257342"/><text:change text:change-id="ct140236923970192"/><text:change-start text:change-id="ct140237164340928"/><text:span text:style-name="T2"> </text:span><text:span text:style-name="Wingdings"><text:span text:style-name="T2">u.</text:span></text:span><text:change-end text:change-id="ct140237164340928"/><text:change text:change-id="ct140236866360320"/><text:change text:change-id="ct140236925370592"/><text:change text:change-id="ct140237262947664"/><text:change text:change-id="ct140237303984112"/><text:change text:change-id="ct140236908401264"/><text:change text:change-id="ct140236913311216"/><text:change text:change-id="ct140236895966352"/><text:change text:change-id="ct140236922338352"/><text:change text:change-id="ct140236923920256"/><text:change text:change-id="ct140236909708160"/><text:change text:change-id="ct140237194171392"/><text:change text:change-id="ct140236908255056"/><text:change-start text:change-id="ct140236869749632"/><text:span text:style-name="Wingdings"><text:span text:style-name="T2"> </text:span></text:span><text:change-end text:change-id="ct140236869749632"/><text:span text:style-name="T2">Note th</text:span><text:change-start text:change-id="ct140236918651120"/><text:span text:style-name="T2">e line without</text:span><text:change-end text:change-id="ct140236918651120"/><text:change text:change-id="ct140236913755664"/><text:span text:style-name="T2"> a semicolon at the end</text:span><text:change-start text:change-id="ct140236922534544"/><text:span text:style-name="T2"> </text:span><text:span text:style-name="Wingdings"><text:span text:style-name="T2">w</text:span></text:span><text:change-end text:change-id="ct140236922534544"/><text:span text:style-name="T2">, unlike most of the lines </text:span><text:change text:change-id="ct140236925793840"/><text:change-start text:change-id="ct140236925583440"/><text:span text:style-name="T2">you</text:span><text:change-end text:change-id="ct140236925583440"/><text:span text:style-name="T2">’ve seen</text:span><text:change text:change-id="ct140236910967040"/><text:change-start text:change-id="ct140236863667744"/><text:span text:style-name="T2"> so far</text:span><text:change-end text:change-id="ct140236863667744"/><text:span text:style-name="T2">.</text:span><text:change text:change-id="ct140236925303728"/><text:change text:change-id="ct140236913008768"/><text:change text:change-id="ct140236918114704"/><text:change-start text:change-id="ct140237157933904"/><text:span text:style-name="T2"> Expressions do not include ending semicolons.</text:span><text:change-end text:change-id="ct140237157933904"/><text:span text:style-name="T2"> If you add a semicolon to the end of an expression, </text:span><text:change text:change-id="ct140236869364528"/><text:change-start text:change-id="ct140236913669712"/><text:span text:style-name="T2">you</text:span><text:change-end text:change-id="ct140236913669712"/><text:span text:style-name="T2"> turn it into a statement, which will then not return a value. Keep this in mind as </text:span><text:change text:change-id="ct140236918854064"/><text:change-start text:change-id="ct140236924713792"/><text:span text:style-name="T2">you</text:span><text:change-end text:change-id="ct140236924713792"/><text:span text:style-name="T2"> explore function return values and expressions</text:span><text:change-start text:change-id="ct140236924311952"/><text:span text:style-name="T2"> next</text:span><text:change-end text:change-id="ct140236924311952"/><text:span text:style-name="T2">.</text:span></text:p>
      <text:p text:style-name="P18"><text:bookmark text:name="functions-with-return-values"/><text:bookmark text:name="_Toc462761718"/>Functions with Return Values</text:p>
      <text:p text:style-name="BodyFirst"><text:span text:style-name="T2">Functions can return values </text:span><text:change text:change-id="ct140236863097216"/><text:span text:style-name="T2">to the code that calls them. </text:span><text:change text:change-id="ct140236924487520"/><text:change text:change-id="ct140236824690576"/><text:change-start text:change-id="ct140236913861312"/><text:span text:style-name="T2">We</text:span><text:change-end text:change-id="ct140236913861312"/><text:span text:style-name="T2"> don’t name return values, but </text:span><text:change text:change-id="ct140236925167776"/><text:change text:change-id="ct140236910141104"/><text:change-start text:change-id="ct140236824592752"/><text:span text:style-name="T2">we</text:span><text:change-end text:change-id="ct140236824592752"/><text:span text:style-name="T2"> do declare their type</text:span><text:change text:change-id="ct140236795807328"/><text:span text:style-name="T2"> after an arrow (</text:span><text:span text:style-name="Literal">-&gt;</text:span><text:span text:style-name="T2">). In Rust, the </text:span><text:change text:change-id="ct140236905903136"/><text:span text:style-name="T2">return value of the function</text:span><text:change text:change-id="ct140236826433136"/><text:span text:style-name="T2"> is synonymous with the </text:span><text:change text:change-id="ct140236913218912"/><text:span text:style-name="T2">value of the final expression in the block of the body of a function.</text:span><text:change text:change-id="ct140236925271776"/><text:span text:style-name="T2"> Here’s an example of a function that returns a value:</text:span></text:p>
      <text:p text:style-name="P26">Filename: src/main.rs</text:p>
      <text:p text:style-name="CodeA">fn five() -&gt; i32 {</text:p>
      <text:p text:style-name="CodeB"><text:s text:c="4"/>5</text:p>
      <text:p text:style-name="CodeB">}</text:p>
      <text:p text:style-name="CodeB"/>
      <text:p text:style-name="CodeB">fn main() {</text:p>
      <text:p text:style-name="CodeB"><text:s text:c="4"/>let x = five();</text:p>
      <text:p text:style-name="CodeB"/>
      <text:p text:style-name="CodeB"><text:s text:c="4"/>println!("The value of x is: {}", x);</text:p>
      <text:p text:style-name="CodeC">}</text:p>
      <text:p text:style-name="Body"><text:span text:style-name="T2">There are no function calls, macros, or even </text:span><text:span text:style-name="Literal">let</text:span><text:span text:style-name="T2"> statements in the </text:span><text:span text:style-name="Literal">five </text:span><text:span text:style-name="T2">function</text:span><text:change text:change-id="ct140236913026768"/><text:change-start text:change-id="ct140236871972160"/><text:span text:style-name="T2">—</text:span><text:change-end text:change-id="ct140236871972160"/><text:span text:style-name="T2">just the number </text:span><text:span text:style-name="Literal">5</text:span><text:span text:style-name="T2"> by itself. That’s a perfectly valid function in Rust. Note </text:span><text:change-start text:change-id="ct140237293989344"/><text:span text:style-name="T2">that </text:span><text:change-end text:change-id="ct140237293989344"/><text:span text:style-name="T2">the function’s return type is specified, too, as </text:span><text:span text:style-name="Literal">-&gt; i32</text:span><text:span text:style-name="T2">. Try running this code</text:span><text:change text:change-id="ct140236899022400"/><text:change-start text:change-id="ct140237234002960"/><text:span text:style-name="T2">;</text:span><text:change-end text:change-id="ct140237234002960"/><text:change text:change-id="ct140236912933600"/><text:span text:style-name="T2"> the output should look like this:</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span text:style-name="T2">The </text:span><text:span text:style-name="Literal">5</text:span><text:span text:style-name="T2"> in </text:span><text:span text:style-name="Literal">five</text:span><text:span text:style-name="T2"> is the function’s return value, which is why the return type is </text:span><text:span text:style-name="Literal">i32</text:span><text:span text:style-name="T2">. Let’s examine this in more detail. There are two important bits</text:span><text:change text:change-id="ct140236900298432"/><text:change-start text:change-id="ct140236900868416"/><text:span text:style-name="T2">:</text:span><text:change-end text:change-id="ct140236900868416"/><text:span text:style-name="T2"> </text:span><text:change text:change-id="ct140236900656064"/><text:change-start text:change-id="ct140236900987808"/><text:span text:style-name="T2">f</text:span><text:change-end text:change-id="ct140236900987808"/><text:span text:style-name="T2">irst, the line </text:span><text:span text:style-name="Literal">let x = five();</text:span><text:span text:style-name="T2"> shows </text:span><text:change text:change-id="ct140236900481616"/><text:change-start text:change-id="ct140236900497120"/><text:soft-page-break/><text:span text:style-name="T2">that </text:span><text:change-end text:change-id="ct140236900497120"/><text:change text:change-id="ct140236901029872"/><text:change-start text:change-id="ct140236900343392"/><text:span text:style-name="T2">we</text:span><text:change-end text:change-id="ct140236900343392"/><text:change-start text:change-id="ct140236900769984"/><text:span text:style-name="T2">’re</text:span><text:change-end text:change-id="ct140236900769984"/><text:span text:style-name="T2"> using the return value of a function to initialize a </text:span><text:change text:change-id="ct140236900329856"/><text:change-start text:change-id="ct140236900426704"/><text:span text:style-name="T2">variable</text:span><text:change-end text:change-id="ct140236900426704"/><text:span text:style-name="T2">.</text:span><text:change-start text:change-id="ct140236900395664"/><text:span text:style-name="T2"> </text:span><text:change-end text:change-id="ct140236900395664"/><text:change text:change-id="ct140236901006928"/><text:span text:style-name="T2">Because the function </text:span><text:span text:style-name="Literal">five</text:span><text:span text:style-name="T2"> returns a </text:span><text:span text:style-name="Literal">5</text:span><text:span text:style-name="T2">, that line is the same as </text:span><text:change text:change-id="ct140236915398784"/><text:change-start text:change-id="ct140236905125680"/><text:span text:style-name="T2">the following</text:span><text:change-end text:change-id="ct140236905125680"/><text:span text:style-name="T2">:</text:span></text:p>
      <text:p text:style-name="CodeSingle">let x = 5;</text:p>
      <text:p text:style-name="Body"><text:change text:change-id="ct140236907556960"/><text:change-start text:change-id="ct140236909420560"/><text:span text:style-name="T2">S</text:span><text:change-end text:change-id="ct140236909420560"/><text:span text:style-name="T2">econd</text:span><text:change-start text:change-id="ct140236799900000"/><text:span text:style-name="T2">,</text:span><text:change-end text:change-id="ct140236799900000"/><text:change text:change-id="ct140236909321504"/><text:span text:style-name="T2"> the </text:span><text:span text:style-name="Literal">five</text:span><text:span text:style-name="T2"> function </text:span><text:change text:change-id="ct140236814780848"/><text:span text:style-name="T2">requires no arguments and defines the type of the return value, but the body of the function is a lonely </text:span><text:span text:style-name="Literal">5</text:span><text:span text:style-name="T2"> with no semicolon because it</text:span><text:change text:change-id="ct140236914251872"/><text:change-start text:change-id="ct140236915130384"/><text:span text:style-name="T2">’</text:span><text:change-end text:change-id="ct140236915130384"/><text:span text:style-name="T2">s an expression whose value we want to return. Let’s look at another example:</text:span></text:p>
      <text:p text:style-name="P26">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2">Running this code will print </text:span><text:span text:style-name="Literal">The value of x is: 6</text:span><text:span text:style-name="T2">. What happens if we </text:span><text:change text:change-id="ct140236920009760"/><text:change-start text:change-id="ct140236917664976"/><text:span text:style-name="T2">place</text:span><text:change-end text:change-id="ct140236917664976"/><text:span text:style-name="T2"> a semicolon at the end of the line containing </text:span><text:span text:style-name="Literal">x + 1</text:span><text:span text:style-name="T2">, changing it from an expression to a statement?</text:span></text:p>
      <text:p text:style-name="P26">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2">Running this code </text:span><text:change text:change-id="ct140236862260960"/><text:change-start text:change-id="ct140236796492976"/><text:span text:style-name="T2">produces</text:span><text:change-end text:change-id="ct140236796492976"/><text:span text:style-name="T2"> an error, as follows:</text:span><text:change text:change-id="ct140237283391792"/><text:change text:change-id="ct140236864948672"/><text:change text:change-id="ct140236914377040"/><text:change text:change-id="ct140236908960000"/><text:change text:change-id="ct140236908896656"/><text:change text:change-id="ct140236899877152"/><text:change text:change-id="ct140236912187504"/><text:change text:change-id="ct140236909599136"/><text:change text:change-id="ct140236909615536"/><text:change text:change-id="ct140236917493536"/><text:change text:change-id="ct140236856082144"/><text:change text:change-id="ct140236797125616"/><text:change text:change-id="ct140236800083328"/><text:change text:change-id="ct140236800078400"/><text:change text:change-id="ct140236915567152"/><text:change text:change-id="ct140237297851136"/><text:change text:change-id="ct140236865338144"/><text:change text:change-id="ct140236914377360"/><text:change text:change-id="ct140236909605536"/><text:change text:change-id="ct140236905092640"/><text:change text:change-id="ct140237295892784"/><text:change text:change-id="ct140236899688736"/></text:p>
      <text:p text:style-name="CodeA"><text:change text:change-id="ct140237297956176"/><text:change-start text:change-id="ct140237299016976"/>error[E0269]: not all control paths return a value</text:p>
      <text:p text:style-name="CodeB"><text:s/>--&gt; src/main.rs:7:1</text:p>
      <text:p text:style-name="CodeB"><text:s text:c="2"/>|</text:p>
      <text:p text:style-name="CodeB">7 | fn plus_one(x: i32) -&gt; i32 {</text:p>
      <text:p text:style-name="CodeB"><text:s text:c="2"/>| ^</text:p>
      <text:p text:style-name="CodeB"><text:s text:c="2"/>|</text:p>
      <text:p text:style-name="CodeB"><text:soft-page-break/>help: consider removing this semicolon:</text:p>
      <text:p text:style-name="CodeB"><text:s/>--&gt; src/main.rs:8:10</text:p>
      <text:p text:style-name="CodeB"><text:s text:c="2"/>|</text:p>
      <text:p text:style-name="CodeB">8 | <text:s text:c="4"/>x + 1;</text:p>
      <text:p text:style-name="CodeC"><text:s text:c="2"/>| <text:s text:c="9"/>^<text:change-end text:change-id="ct140237299016976"/></text:p>
      <text:p text:style-name="Body"><text:span text:style-name="T2">The main error message, “not all control paths return a value</text:span><text:change-start text:change-id="ct140236897519872"/><text:span text:style-name="T2">,</text:span><text:change-end text:change-id="ct140236897519872"/><text:span text:style-name="T2">”</text:span><text:change text:change-id="ct140236900353856"/><text:span text:style-name="T2"> reveals the core </text:span><text:change text:change-id="ct140236835947248"/><text:span text:style-name="T2">issue with this code. The definition of the function </text:span><text:span text:style-name="Literal">plus_one </text:span><text:span text:style-name="T2">says that it will return an </text:span><text:span text:style-name="Literal">i32</text:span><text:span text:style-name="T2">, but statements don’t evaluate to a value. Therefore, nothing is returned, which contradicts the function definition and results in an error. In this output, Rust </text:span><text:change text:change-id="ct140236901014576"/><text:change-start text:change-id="ct140236907483312"/><text:span text:style-name="T2">provides</text:span><text:change-end text:change-id="ct140236907483312"/><text:span text:style-name="T2"> </text:span><text:change text:change-id="ct140236909355808"/><text:change-start text:change-id="ct140236894248672"/><text:span text:style-name="T2">a message to</text:span><text:change-end text:change-id="ct140236894248672"/><text:span text:style-name="T2"> </text:span><text:change-start text:change-id="ct140236856035296"/><text:span text:style-name="T2">possibly help </text:span><text:change-end text:change-id="ct140236856035296"/><text:span text:style-name="T2">rectify this</text:span><text:change-start text:change-id="ct140236829588624"/><text:span text:style-name="T2"> issue</text:span><text:change-end text:change-id="ct140236829588624"/><text:span text:style-name="T2">: it suggests removing the semicolon, which would fix the error.</text:span></text:p>
      <text:p text:style-name="P24"><text:bookmark text:name="comments"/><text:bookmark text:name="_Toc462761719"/>Comments</text:p>
      <text:p text:style-name="BodyFirst"><text:span text:style-name="T2">All programmers strive to make their code easy to understand, but sometimes extra explanation is warranted. In these cases, </text:span><text:change text:change-id="ct140237245449104"/><text:change-start text:change-id="ct140236897549392"/><text:span text:style-name="T2">programmers </text:span><text:change-end text:change-id="ct140236897549392"/><text:span text:style-name="T2">leave notes</text:span><text:change-start text:change-id="ct140236897526976"/><text:span text:style-name="T2">, or </text:span><text:span text:style-name="EmphasisItalic"><text:span text:style-name="T2">comments</text:span></text:span><text:change-end text:change-id="ct140236897526976"/><text:change text:change-id="ct140236897842896"/><text:change-start text:change-id="ct140237048826784"/><text:span text:style-name="T2">, </text:span><text:change-end text:change-id="ct140237048826784"/><text:span text:style-name="T2">in </text:span><text:change text:change-id="ct140236897421968"/><text:change-start text:change-id="ct140236898123312"/><text:span text:style-name="T2">their</text:span><text:change-end text:change-id="ct140236898123312"/><text:span text:style-name="T2"> source code that the compiler will ignore but people reading the source code may find useful. </text:span><text:change text:change-id="ct140236898024576"/></text:p>
      <text:p text:style-name="P19">Here’s a simple comment:</text:p>
      <text:p text:style-name="CodeSingle">// Hello, world.</text:p>
      <text:p text:style-name="Body"><text:span text:style-name="T2">In Rust, comments must start with two slashes and </text:span><text:change text:change-id="ct140236898136944"/><text:change text:change-id="ct140236897827872"/><text:change text:change-id="ct140236897183680"/><text:change-start text:change-id="ct140236898126624"/><text:span text:style-name="T2">continue</text:span><text:change-end text:change-id="ct140236898126624"/><text:span text:style-name="T2"> until the end of the line. For comments that extend beyond a single line, you’ll need to include </text:span><text:span text:style-name="Literal">//</text:span><text:span text:style-name="T2"> on each line, like this:</text:span></text:p>
      <text:p text:style-name="CodeA">// So we’re doing something complicated here, long enough that we need</text:p>
      <text:p text:style-name="CodeB">// multiple lines of comments to do it! Whew! Hopefully, this comment will</text:p>
      <text:p text:style-name="CodeC">// explain what’s going on.</text:p>
      <text:p text:style-name="Body"><text:span text:style-name="T2">Comments can also be placed at the end of</text:span><text:change text:change-id="ct140236898128608"/><text:change-start text:change-id="ct140236897323600"/><text:span text:style-name="T2"> </text:span><text:change-end text:change-id="ct140236897323600"/><text:span text:style-name="T2">lines</text:span><text:change text:change-id="ct140236897738368"/><text:change-start text:change-id="ct140236898141232"/><text:span text:style-name="T2"> containing code</text:span><text:change-end text:change-id="ct140236898141232"/><text:span text:style-name="T2">:</text:span></text:p>
      <text:p text:style-name="P26">Filename: src/main.rs</text:p>
      <text:p text:style-name="CodeA">fn main() {</text:p>
      <text:p text:style-name="CodeB"><text:s text:c="4"/>let lucky_number = 7; // I’m feeling lucky today.</text:p>
      <text:p text:style-name="CodeC">}</text:p>
      <text:p text:style-name="Body"><text:span text:style-name="T2">But you’ll more often see them </text:span><text:change-start text:change-id="ct140236897362752"/><text:span text:style-name="T2">used in this format</text:span><text:change-end text:change-id="ct140236897362752"/><text:change text:change-id="ct140236897939696"/><text:change-start text:change-id="ct140236897939920"/><text:span text:style-name="T2">, with the comment on a separate line above the code it's annotating</text:span><text:change-end text:change-id="ct140236897939920"/><text:span text:style-name="T2">:</text:span></text:p>
      <text:p text:style-name="P26">Filename: src/main.rs</text:p>
      <text:p text:style-name="CodeA">fn main() {</text:p>
      <text:p text:style-name="CodeB"><text:s text:c="4"/>// I’m feeling lucky today.</text:p>
      <text:p text:style-name="CodeB"><text:soft-page-break/><text:s text:c="4"/>let lucky_number = 7;</text:p>
      <text:p text:style-name="CodeC">}</text:p>
      <text:p text:style-name="Body"><text:span text:style-name="T2">That’s all there is to</text:span><text:change-start text:change-id="ct140236907981904"/><text:span text:style-name="T2"> </text:span><text:change-end text:change-id="ct140236907981904"/><text:change text:change-id="ct140236908188400"/><text:change-start text:change-id="ct140236924271456"/><text:span text:style-name="T2">c</text:span><text:change-end text:change-id="ct140236924271456"/><text:span text:style-name="T2">omments</text:span><text:change-start text:change-id="ct140236913117248"/><text:span text:style-name="T2">. They</text:span><text:change-end text:change-id="ct140236913117248"/><text:change text:change-id="ct140236905768064"/><text:change-start text:change-id="ct140236921984320"/><text:span text:style-name="T2">’</text:span><text:change-end text:change-id="ct140236921984320"/><text:span text:style-name="T2">re not particularly complicated.</text:span></text:p>
      <text:p text:style-name="P24"><text:bookmark text:name="control-flow"/><text:bookmark text:name="_Toc462761720"/>Control Flow</text:p>
      <text:p text:style-name="BodyFirst"><text:span text:style-name="T2">Dec</text:span><text:change text:change-id="ct140236921878928"/><text:change-start text:change-id="ct140236909971616"/><text:span text:style-name="T2">iding</text:span><text:change-end text:change-id="ct140236909971616"/><text:span text:style-name="T2"> whether or not to run some code depending on if a condition is true</text:span><text:change text:change-id="ct140236925288496"/><text:span text:style-name="T2"> or deciding to run some code repeatedly while a condition is true</text:span><text:change text:change-id="ct140236923829344"/><text:span text:style-name="T2"> are basic building blocks in most programming languages. The most common constructs that let </text:span><text:change text:change-id="ct140236862640544"/><text:change-start text:change-id="ct140236909839632"/><text:span text:style-name="T2">you</text:span><text:change-end text:change-id="ct140236909839632"/><text:span text:style-name="T2"> control the flow of execution of </text:span><text:change text:change-id="ct140236922842608"/><text:span text:style-name="T2">Rust code are </text:span><text:span text:style-name="Literal">if</text:span><text:span text:style-name="T2"> expressions and loops.</text:span></text:p>
      <text:p text:style-name="HeadB"><text:bookmark-start text:name="_Toc462761721"/><text:change text:change-id="ct140236863701232"/><text:change-start text:change-id="ct140236913021936"/><text:span text:style-name="Literal">i</text:span><text:change-end text:change-id="ct140236913021936"/><text:change-start text:change-id="ct140236924486288"/><text:span text:style-name="Literal">f</text:span><text:change-end text:change-id="ct140236924486288"/> <text:bookmark-end text:name="_Toc462761721"/><text:span text:style-name="T2">Expressions</text:span></text:p>
      <text:p text:style-name="BodyFirst"><text:span text:style-name="T2">An </text:span><text:span text:style-name="Literal">if</text:span><text:span text:style-name="T2"> expression allows </text:span><text:change text:change-id="ct140236908152432"/><text:change text:change-id="ct140236911701456"/><text:change-start text:change-id="ct140236924036992"/><text:span text:style-name="T2">us</text:span><text:change-end text:change-id="ct140236924036992"/><text:span text:style-name="T2"> to branch </text:span><text:change text:change-id="ct140236909837776"/><text:change-start text:change-id="ct140236913502080"/><text:span text:style-name="T2">our</text:span><text:change-end text:change-id="ct140236913502080"/><text:span text:style-name="T2"> code depending on conditions. </text:span><text:change text:change-id="ct140236918103136"/><text:change text:change-id="ct140236913141648"/><text:change-start text:change-id="ct140236910198208"/><text:span text:style-name="T2">We</text:span><text:change-end text:change-id="ct140236910198208"/><text:span text:style-name="T2"> provide a condition and then s</text:span><text:change text:change-id="ct140236922709712"/><text:change-start text:change-id="ct140236923697760"/><text:span text:style-name="T2">tate</text:span><text:change-end text:change-id="ct140236923697760"/><text:span text:style-name="T2">, “If this condition is met, run this block of code. If the condition is not met, do not run this block of code.”</text:span></text:p>
      <text:p text:style-name="Body"><text:change text:change-id="ct140236921877808"/><text:change-start text:change-id="ct140236913114592"/><text:span text:style-name="T2">Create </text:span><text:change-end text:change-id="ct140236913114592"/><text:span text:style-name="T2">a new project </text:span><text:change-start text:change-id="ct140236863017152"/><text:span text:style-name="T2">called </text:span><text:span text:style-name="EmphasisItalic">branches</text:span><text:span text:style-name="EmphasisItalic"><text:span text:style-name="T2"> </text:span></text:span><text:change-end text:change-id="ct140236863017152"/><text:span text:style-name="T2">in your</text:span><text:change-start text:change-id="ct140236924430912"/><text:span text:style-name="EmphasisItalic"><text:span text:style-name="T2"> projects </text:span></text:span><text:change-end text:change-id="ct140236924430912"/><text:span text:style-name="T2">directory to explore</text:span><text:change-start text:change-id="ct140236901382032"/><text:span text:style-name="T2"> the</text:span><text:change-end text:change-id="ct140236901382032"/><text:span text:style-name="T2"> </text:span><text:span text:style-name="Literal">if</text:span><text:change text:change-id="ct140236913524384"/><text:span text:style-name="T2"> </text:span><text:change-start text:change-id="ct140236910217056"/><text:span text:style-name="T2">expression</text:span><text:change-end text:change-id="ct140236910217056"/><text:change text:change-id="ct140236924093712"/><text:span text:style-name="T2">. In the </text:span><text:span text:style-name="EmphasisItalic"><text:span text:style-name="T2">src/main.rs</text:span></text:span><text:span text:style-name="T2"> file, </text:span><text:change-start text:change-id="ct140236899187472"/><text:span text:style-name="T2">in</text:span><text:change-end text:change-id="ct140236899187472"/><text:span text:style-name="T2">put</text:span><text:change-start text:change-id="ct140236866423600"/><text:span text:style-name="T2"> the following</text:span><text:change-end text:change-id="ct140236866423600"/><text:span text:style-name="T2">:</text:span></text:p>
      <text:p text:style-name="P26">Filename: src/main.rs</text:p>
      <text:p text:style-name="CodeA">fn main() {</text:p>
      <text:p text:style-name="CodeB"><text:s text:c="4"/>let number = 3;</text:p>
      <text:p text:style-name="CodeB"/>
      <text:p text:style-name="CodeB"><text:s text:c="4"/>if number &lt; 5 {</text:p>
      <text:p text:style-name="CodeB"><text:s text:c="8"/>println!("condition was true");</text:p>
      <text:p text:style-name="CodeB"><text:s text:c="4"/>} else {</text:p>
      <text:p text:style-name="CodeB"><text:s text:c="8"/>println!("condition was false");</text:p>
      <text:p text:style-name="CodeB"><text:s text:c="4"/>}</text:p>
      <text:p text:style-name="CodeC">}</text:p>
      <text:p text:style-name="P8"><text:span text:style-name="T2">All </text:span><text:span text:style-name="Literal">if</text:span><text:span text:style-name="T2"> expressions start with the keyword </text:span><text:span text:style-name="Literal">if</text:span><text:span text:style-name="T2">, which is followed by a condition. In this case, </text:span><text:change text:change-id="ct140236905742672"/><text:change-start text:change-id="ct140236869223680"/><text:span text:style-name="T2">the </text:span><text:change-end text:change-id="ct140236869223680"/><text:span text:style-name="T2">condition </text:span><text:change text:change-id="ct140236824580112"/><text:span text:style-name="T2">check</text:span><text:change-start text:change-id="ct140236923830896"/><text:span text:style-name="T2">s</text:span><text:change-end text:change-id="ct140236923830896"/><text:change text:change-id="ct140236863187200"/><text:change-start text:change-id="ct140236911658080"/><text:span text:style-name="T2"> whether or not the</text:span><text:change-end text:change-id="ct140236911658080"/><text:span text:style-name="T2"> </text:span><text:change text:change-id="ct140236913015136"/><text:change-start text:change-id="ct140236913334464"/><text:span text:style-name="T2">variable</text:span><text:change-end text:change-id="ct140236913334464"/><text:span text:style-name="T2"> </text:span><text:span text:style-name="Literal">number</text:span><text:span text:style-name="T2"> has a value </text:span><text:change text:change-id="ct140236918743712"/><text:span text:style-name="T2">less than 5. The block of code we want to execute if the condition is true </text:span><text:change-start text:change-id="ct140236911669792"/><text:span text:style-name="T2">is placed </text:span><text:change-end text:change-id="ct140236911669792"/><text:change text:change-id="ct140236909933056"/><text:change text:change-id="ct140236909931968"/><text:span text:style-name="T2">immediately after the condition</text:span><text:change text:change-id="ct140236911353296"/><text:span text:style-name="T2"> inside curly braces. </text:span><text:change text:change-id="ct140236922499712"/><text:change-start text:change-id="ct140236923659536"/><text:span text:style-name="T2">B</text:span><text:change-end text:change-id="ct140236923659536"/><text:span text:style-name="T2">locks</text:span><text:change-start text:change-id="ct140236835906624"/><text:span text:style-name="T2"> of code associated with the conditions in </text:span><text:span text:style-name="Literal"><text:span text:style-name="T2">if</text:span></text:span><text:span text:style-name="T2"> expressions are sometimes called </text:span><text:span text:style-name="EmphasisItalic"><text:span text:style-name="T2">arms</text:span></text:span><text:span text:style-name="T2">, just like the arms in</text:span><text:change-end text:change-id="ct140236835906624"/><text:change-start text:change-id="ct140236898136144"/><text:span text:style-name="T2"> </text:span><text:span text:style-name="Literal"><text:span text:style-name="T2">match</text:span></text:span><text:span text:style-name="T2"> expressions that we discussed in the “Comparing the Guess to the Secret Number” section on </text:span><text:span text:style-name="T13">page XX</text:span><text:span text:style-name="T2"> of Chapter 2</text:span><text:change-end text:change-id="ct140236898136144"/><text:change text:change-id="ct140236898129824"/><text:span text:style-name="EmphasisItalic"><text:span text:style-name="T2"><office:annotation><dc:creator>AnneMarieW</dc:creator><dc:date>2016-10-04T15:27:00</dc:date><loext:sender-initials>AM</loext:sender-initials><text:p><text:span text:style-name="T18">Au: arms were defined, mentioned, and used in Ch2. Do you want to mention where to find that here?</text:span></text:p></office:annotation></text:span></text:span><text:change text:change-id="ct140236909386928"/><text:change text:change-id="ct140236914744496"/><text:span text:style-name="EmphasisItalic"><text:span text:style-name="T2"><office:annotation><dc:date>0000-00-00T00:00:00</dc:date><text:p/></office:annotation></text:span></text:span><text:change-start text:change-id="ct140236908757296"/><text:span text:style-name="T2">. </text:span><text:change-end text:change-id="ct140236908757296"/><text:change-start text:change-id="ct140236915028576"/><text:span text:style-name="T2">O</text:span><text:change-end text:change-id="ct140236915028576"/><text:span text:style-name="T2">ptionally</text:span><text:change-start text:change-id="ct140236867796160"/><text:span text:style-name="T2">, </text:span><text:change-end text:change-id="ct140236867796160"/><text:change text:change-id="ct140236912362608"/><text:change-start text:change-id="ct140236896830848"/><text:span text:style-name="T2">we</text:span><text:change-end text:change-id="ct140236896830848"/><text:change-start text:change-id="ct140236905340192"/><text:span text:style-name="T2"> can</text:span><text:change-end text:change-id="ct140236905340192"/><text:span text:style-name="T2"> also include an </text:span><text:span text:style-name="Literal">else</text:span><text:span text:style-name="T2"> expression, </text:span><text:change text:change-id="ct140236800046976"/><text:change text:change-id="ct140236858544128"/><text:change text:change-id="ct140237248583136"/><text:change text:change-id="ct140236915514368"/><text:change-start text:change-id="ct140237248587872"/><text:span text:style-name="T2">which we chose to </text:span><text:change-end text:change-id="ct140237248587872"/><text:change-start text:change-id="ct140236909318496"/><text:span text:style-name="T2">do</text:span><text:change-end text:change-id="ct140236909318496"/><text:change text:change-id="ct140236801800656"/><text:change text:change-id="ct140236801860288"/><text:span text:style-name="T2"> here</text:span><text:change-start text:change-id="ct140236867803424"/><text:span text:style-name="T2">,</text:span><text:change-end text:change-id="ct140236867803424"/><text:change text:change-id="ct140236800061008"/><text:change-start text:change-id="ct140236915045968"/><text:span text:style-name="T2"> to</text:span><text:change-end text:change-id="ct140236915045968"/><text:change text:change-id="ct140237295775536"/><text:span text:style-name="T2"> give</text:span><text:change text:change-id="ct140236920102448"/><text:span text:style-name="T2"> the program an alternative block of code </text:span><text:soft-page-break/><text:span text:style-name="T2">to execute should the condition evaluate to false. If you don’t </text:span><text:change text:change-id="ct140236921131152"/><text:change-start text:change-id="ct140236917487744"/><text:span text:style-name="T2">provide</text:span><text:change-end text:change-id="ct140236917487744"/><text:span text:style-name="T2"> an </text:span><text:span text:style-name="Literal">else</text:span><text:span text:style-name="T2"> expression and the condition is false, the program will just skip the </text:span><text:span text:style-name="Literal">if</text:span><text:span text:style-name="T2"> block and move on to the next bit of code.</text:span></text:p>
      <text:p text:style-name="P26"><text:change-start text:change-id="ct140236918228720"/>Production: See the cross-reference above.<text:change-end text:change-id="ct140236918228720"/></text:p>
      <text:p text:style-name="Body"><text:span text:style-name="T2">Try running this code</text:span><text:change text:change-id="ct140236905640160"/><text:change-start text:change-id="ct140237282818016"/><text:span text:style-name="T2">;</text:span><text:change-end text:change-id="ct140237282818016"/><text:change text:change-id="ct140236911495920"/><text:span text:style-name="T2"> you should see </text:span><text:change-start text:change-id="ct140236924097632"/><text:span text:style-name="T2">the following </text:span><text:change-end text:change-id="ct140236924097632"/><text:span text:style-name="T2">output</text:span><text:change text:change-id="ct140236799175584"/><text:span text:style-name="T2">:</text:span></text:p>
      <text:p text:style-name="CodeA">$ cargo run</text:p>
      <text:p text:style-name="CodeB"><text:s text:c="3"/>Compiling branches v0.1.0 (file:///projects/branches)</text:p>
      <text:p text:style-name="CodeB"><text:s text:c="5"/>Running `target/debug/branches`</text:p>
      <text:p text:style-name="CodeC">condition was true</text:p>
      <text:p text:style-name="Body"><text:span text:style-name="T2">Let’s try changing the value of </text:span><text:span text:style-name="Literal">number</text:span><text:span text:style-name="T2"> to a value that makes the condition </text:span><text:span text:style-name="Literal">false</text:span><text:span text:style-name="T2"> to see what happens:</text:span></text:p>
      <text:p text:style-name="CodeSingle">let number = 7;</text:p>
      <text:p text:style-name="P4">Run the program again, and look at the output:</text:p>
      <text:p text:style-name="CodeA">$ cargo run</text:p>
      <text:p text:style-name="CodeB"><text:s text:c="3"/>Compiling branches v0.1.0 (file:///projects/branches)</text:p>
      <text:p text:style-name="CodeB"><text:s text:c="5"/>Running `target/debug/branches`</text:p>
      <text:p text:style-name="CodeC">condition was false</text:p>
      <text:p text:style-name="Body"><text:span text:style-name="T2">It’s also worth noting that the condition </text:span><text:change text:change-id="ct140236910065984"/><text:change-start text:change-id="ct140236909932512"/><text:span text:style-name="T2">in this code</text:span><text:change-end text:change-id="ct140236909932512"/><text:span text:style-name="T2"> </text:span><text:span text:style-name="EmphasisItalic"><text:span text:style-name="T2">must</text:span></text:span><text:span text:style-name="T2"> be a </text:span><text:span text:style-name="Literal">bool</text:span><text:span text:style-name="T2">. To see what happens if the condition isn’t a </text:span><text:span text:style-name="Literal">bool</text:span><text:span text:style-name="T2">, try running th</text:span><text:change text:change-id="ct140236911519472"/><text:change-start text:change-id="ct140236908139184"/><text:span text:style-name="T2">e following</text:span><text:change-end text:change-id="ct140236908139184"/><text:span text:style-name="T2"> code:</text:span></text:p>
      <text:p text:style-name="P26">Filename: src/main.rs</text:p>
      <text:p text:style-name="CodeA">fn main() {</text:p>
      <text:p text:style-name="CodeB"><text:s text:c="4"/>let number = 3;</text:p>
      <text:p text:style-name="CodeB"/>
      <text:p text:style-name="CodeB"><text:s text:c="4"/>if number {</text:p>
      <text:p text:style-name="CodeB"><text:s text:c="8"/>println!("number was three");</text:p>
      <text:p text:style-name="CodeB"><text:s text:c="4"/>}</text:p>
      <text:p text:style-name="CodeC">}</text:p>
      <text:p text:style-name="Body"><text:span text:style-name="T2">The </text:span><text:span text:style-name="Literal">if</text:span><text:span text:style-name="T2"> condition evaluates to a value of </text:span><text:span text:style-name="Literal">3</text:span><text:span text:style-name="T2"> this time, and Rust</text:span><text:change text:change-id="ct140236913362768"/><text:change-start text:change-id="ct140236929028208"/><text:span text:style-name="T2"> throws an error</text:span><text:change-end text:change-id="ct140236929028208"/><text:span text:style-name="T2">:</text:span></text:p>
      <text:p text:style-name="CodeA"><text:s text:c="3"/>Compiling branches v0.1.0 (file:///projects/branches)</text:p>
      <text:p text:style-name="P9"><text:change text:change-id="ct140236923350016"/></text:p>
      <text:p text:style-name="P9"><text:change text:change-id="ct140236869153792"/></text:p>
      <text:p text:style-name="P9"><text:change text:change-id="ct140236908187792"/></text:p>
      <text:p text:style-name="P9"><text:change text:change-id="ct140236909802592"/><text:soft-page-break/></text:p>
      <text:p text:style-name="P9"><text:change text:change-id="ct140236913354064"/></text:p>
      <text:p text:style-name="CodeB"><text:change text:change-id="ct140236913200736"/><text:change-start text:change-id="ct140236918820560"/>error[E0308]: mismatched types</text:p>
      <text:p text:style-name="CodeB"><text:s/>--&gt; src/main.rs:4:8</text:p>
      <text:p text:style-name="CodeB"><text:s text:c="2"/>|</text:p>
      <text:p text:style-name="CodeB">4 | <text:s text:c="4"/>if number {</text:p>
      <text:p text:style-name="CodeB"><text:s text:c="2"/>| <text:s text:c="7"/>^^^^^^ expected bool, found integral variable</text:p>
      <text:p text:style-name="CodeB"><text:s text:c="2"/>|</text:p>
      <text:p text:style-name="CodeB"><text:s text:c="2"/>= note: expected type `bool`</text:p>
      <text:p text:style-name="CodeB"><text:s text:c="2"/>= note: <text:s text:c="3"/>found type `{integer}`<text:change-end text:change-id="ct140236918820560"/></text:p>
      <text:p text:style-name="CodeB"/>
      <text:p text:style-name="CodeB">error: aborting due to previous error</text:p>
      <text:p text:style-name="CodeC">Could not compile `branches`.</text:p>
      <text:p text:style-name="Body"><text:span text:style-name="T2">The error </text:span><text:change text:change-id="ct140236911664064"/><text:change-start text:change-id="ct140236863848944"/><text:span text:style-name="T2">indicates</text:span><text:change-end text:change-id="ct140236863848944"/><text:span text:style-name="T2"> that Rust expected a </text:span><text:span text:style-name="Literal">bool</text:span><text:change text:change-id="ct140236824412864"/><text:span text:style-name="T2"> but got an integer. Rust will not automatically try to convert non-boolean types to a boolean</text:span><text:change text:change-id="ct140236899168160"/><text:span text:style-name="T2">, unlike</text:span><text:change text:change-id="ct140236923265136"/><text:span text:style-name="T2"> languages </text:span><text:change text:change-id="ct140236825857920"/><text:change-start text:change-id="ct140236894399440"/><text:span text:style-name="T2">such as</text:span><text:change-end text:change-id="ct140236894399440"/><text:span text:style-name="T2"> Ruby </text:span><text:change text:change-id="ct140236911675360"/><text:change-start text:change-id="ct140236913476752"/><text:span text:style-name="T2">and</text:span><text:change-end text:change-id="ct140236913476752"/><text:span text:style-name="T2"> JavaScript. </text:span><text:change text:change-id="ct140236910181680"/><text:change-start text:change-id="ct140236911656672"/><text:span text:style-name="T2">You</text:span><text:change-end text:change-id="ct140236911656672"/><text:span text:style-name="T2"> must be explicit and always </text:span><text:change text:change-id="ct140236898227984"/><text:change-start text:change-id="ct140236924759616"/><text:span text:style-name="T2">provide</text:span><text:change-end text:change-id="ct140236924759616"/><text:span text:style-name="T2"> </text:span><text:span text:style-name="Literal">if</text:span><text:span text:style-name="T2"> </text:span><text:change-start text:change-id="ct140236911546976"/><text:span text:style-name="T2">with </text:span><text:change-end text:change-id="ct140236911546976"/><text:span text:style-name="T2">a </text:span><text:span text:style-name="Literal">boolean</text:span><text:span text:style-name="T2"> as its condition. If </text:span><text:change text:change-id="ct140236923498256"/><text:change-start text:change-id="ct140236913299584"/><text:span text:style-name="T2">we</text:span><text:change-end text:change-id="ct140236913299584"/><text:span text:style-name="T2"> </text:span><text:change text:change-id="ct140236924737104"/><text:change-start text:change-id="ct140236869531616"/><text:span text:style-name="T2">want</text:span><text:change-end text:change-id="ct140236869531616"/><text:span text:style-name="T2"> </text:span><text:change text:change-id="ct140236911702224"/><text:change-start text:change-id="ct140236925649360"/><text:span text:style-name="T2">the</text:span><text:change-end text:change-id="ct140236925649360"/><text:span text:style-name="T2"> </text:span><text:span text:style-name="Literal">if</text:span><text:span text:style-name="T2"> code block to run only when a number is not equal to </text:span><text:span text:style-name="Literal">0</text:span><text:span text:style-name="T2">, for example, </text:span><text:change text:change-id="ct140236908213392"/><text:change text:change-id="ct140236800824144"/><text:change-start text:change-id="ct140236913084496"/><text:span text:style-name="T2">we</text:span><text:change-end text:change-id="ct140236913084496"/><text:span text:style-name="T2"> </text:span><text:change text:change-id="ct140236913362224"/><text:change-start text:change-id="ct140236913016864"/><text:span text:style-name="T2">can</text:span><text:change-end text:change-id="ct140236913016864"/><text:span text:style-name="T2"> change the </text:span><text:span text:style-name="Literal">if</text:span><text:span text:style-name="T2"> expression to </text:span><text:change text:change-id="ct140236863433424"/><text:change-start text:change-id="ct140236906244640"/><text:span text:style-name="T2">th</text:span><text:change-end text:change-id="ct140236906244640"/><text:change-start text:change-id="ct140236864144112"/><text:span text:style-name="T2">e following</text:span><text:change-end text:change-id="ct140236864144112"/><text:span text:style-name="T2">:</text:span></text:p>
      <text:p text:style-name="P26">Filename: src/main.rs</text:p>
      <text:p text:style-name="CodeA">fn main() {</text:p>
      <text:p text:style-name="CodeB"><text:s text:c="4"/>let number = 3;</text:p>
      <text:p text:style-name="CodeB"/>
      <text:p text:style-name="CodeB"><text:s text:c="4"/>if number != 0 {</text:p>
      <text:p text:style-name="CodeB"><text:s text:c="8"/>println!("number was something other than zero");</text:p>
      <text:p text:style-name="CodeB"><text:s text:c="4"/>}</text:p>
      <text:p text:style-name="CodeC">}</text:p>
      <text:p text:style-name="Body"><text:span text:style-name="T2">Running this </text:span><text:change-start text:change-id="ct140236910036416"/><text:span text:style-name="T2">code </text:span><text:change-end text:change-id="ct140236910036416"/><text:span text:style-name="T2">will print </text:span><text:span text:style-name="Literal">number was something other than zero</text:span><text:span text:style-name="T2">.</text:span></text:p>
      <text:p text:style-name="HeadC"><text:bookmark text:name="multiple-conditions-with-`else-if`"/><text:bookmark-start text:name="_Toc462761722"/><text:span text:style-name="T2">Multiple Conditions with </text:span><text:bookmark-end text:name="_Toc462761722"/><text:change-start text:change-id="ct140236911695808"/><text:span text:style-name="Literal">else if</text:span><text:change-end text:change-id="ct140236911695808"/></text:p>
      <text:p text:style-name="BodyFirst"><text:change text:change-id="ct140236922640720"/><text:change text:change-id="ct140236923082928"/><text:change-start text:change-id="ct140236922134272"/><text:span text:style-name="T2">We</text:span><text:change-end text:change-id="ct140236922134272"/><text:span text:style-name="T2"> can have multiple conditions by combining </text:span><text:span text:style-name="Literal">if</text:span><text:span text:style-name="T2"> and </text:span><text:span text:style-name="Literal">else</text:span><text:span text:style-name="T2"> in an </text:span><text:span text:style-name="Literal">else if </text:span><text:span text:style-name="T2">expression. For example:</text:span></text:p>
      <text:p text:style-name="P26">Filename: src/main.rs</text:p>
      <text:p text:style-name="CodeA">fn main() {</text:p>
      <text:p text:style-name="CodeB"><text:s text:c="4"/>let number = 6;</text:p>
      <text:p text:style-name="CodeB"/>
      <text:p text:style-name="CodeB"><text:s text:c="4"/>if number % 4 == 0 {</text:p>
      <text:p text:style-name="CodeB"><text:soft-page-break/><text:s text:c="8"/>println!("number is divisible by 4");</text:p>
      <text:p text:style-name="CodeB"><text:s text:c="4"/>} else if number % 3 == 0 {</text:p>
      <text:p text:style-name="CodeB"><text:s text:c="8"/>println!("number is divisible by 3");</text:p>
      <text:p text:style-name="CodeB"><text:s text:c="4"/>} else if number % 2 == 0 {</text:p>
      <text:p text:style-name="CodeB"><text:s text:c="8"/>println!("number is divisible by 2");</text:p>
      <text:p text:style-name="CodeB"><text:s text:c="4"/>} else {</text:p>
      <text:p text:style-name="CodeB"><text:s text:c="8"/>println!("number is not divisible by 4, 3, or 2");</text:p>
      <text:p text:style-name="CodeB"><text:s text:c="4"/>}</text:p>
      <text:p text:style-name="CodeC">}</text:p>
      <text:p text:style-name="Body"><text:span text:style-name="T2">This program has four possible paths it can take. </text:span><text:change text:change-id="ct140236906506432"/><text:change-start text:change-id="ct140236908275632"/><text:span text:style-name="T2">After </text:span><text:change-end text:change-id="ct140236908275632"/><text:span text:style-name="T2">running it, you should see </text:span><text:change-start text:change-id="ct140236863278384"/><text:span text:style-name="T2">the following </text:span><text:change-end text:change-id="ct140236863278384"/><text:span text:style-name="T2">output</text:span><text:change text:change-id="ct140236918838240"/><text:span text:style-name="T2">:</text:span></text:p>
      <text:p text:style-name="CodeA">$ cargo run</text:p>
      <text:p text:style-name="CodeB"><text:s text:c="3"/>Compiling branches v0.1.0 (file:///projects/branches)</text:p>
      <text:p text:style-name="CodeB"><text:s text:c="5"/>Running `target/debug/branches`</text:p>
      <text:p text:style-name="CodeC">number is divisible by 3</text:p>
      <text:p text:style-name="Body"><text:span text:style-name="T2">When this program executes, it </text:span><text:change text:change-id="ct140236901018768"/><text:span text:style-name="T2">check</text:span><text:change-start text:change-id="ct140236900963744"/><text:span text:style-name="T2">s</text:span><text:change-end text:change-id="ct140236900963744"/><text:span text:style-name="T2"> each </text:span><text:span text:style-name="Literal">if</text:span><text:span text:style-name="T2"> expression in turn and execute</text:span><text:change-start text:change-id="ct140236865713136"/><text:span text:style-name="T2">s</text:span><text:change-end text:change-id="ct140236865713136"/><text:span text:style-name="T2"> the first body for which the condition holds true. Note that even though 6 is divisible by 2, we </text:span><text:change text:change-id="ct140236922820976"/><text:change-start text:change-id="ct140236910160144"/><text:span text:style-name="T2">d</text:span><text:change-end text:change-id="ct140236910160144"/><text:span text:style-name="T2">o</text:span><text:change-start text:change-id="ct140236899202976"/><text:span text:style-name="T2">n’</text:span><text:change-end text:change-id="ct140236899202976"/><text:span text:style-name="T2">t see the output </text:span><text:span text:style-name="Literal">number is divisible by 2</text:span><text:span text:style-name="T2">, nor d</text:span><text:change text:change-id="ct140236926542400"/><text:change-start text:change-id="ct140236913720784"/><text:span text:style-name="T2">o </text:span><text:change-end text:change-id="ct140236913720784"/><text:change text:change-id="ct140236913777424"/><text:change-start text:change-id="ct140236901009760"/><text:span text:style-name="T2">we</text:span><text:change-end text:change-id="ct140236901009760"/><text:span text:style-name="T2"> see the </text:span><text:span text:style-name="Literal">number is not divisible by 4, 3, or 2</text:span><text:span text:style-name="T2"> text from the </text:span><text:span text:style-name="Literal">else</text:span><text:span text:style-name="T2"> block. Th</text:span><text:change text:change-id="ct140236907671472"/><text:change-start text:change-id="ct140236871969424"/><text:span text:style-name="T2">e reason is that</text:span><text:change-end text:change-id="ct140236871969424"/><text:span text:style-name="T2"> Rust will only execute the block for the first true condition, and once it finds one, it won’t even check the rest.</text:span></text:p>
      <text:p text:style-name="Body"><text:span text:style-name="T2">Using too many </text:span><text:span text:style-name="Literal">else if</text:span><text:span text:style-name="T2"> expressions can clutter your code, so if you </text:span><text:change text:change-id="ct140236911093728"/><text:change-start text:change-id="ct140236923966064"/><text:span text:style-name="T2">have </text:span><text:change-end text:change-id="ct140236923966064"/><text:span text:style-name="T2">more than one, you m</text:span><text:change text:change-id="ct140236912936496"/><text:change-start text:change-id="ct140236925810080"/><text:span text:style-name="T2">ight</text:span><text:change-end text:change-id="ct140236925810080"/><text:span text:style-name="T2"> want to </text:span><text:change text:change-id="ct140236913654208"/><text:span text:style-name="T2">refactor</text:span><text:change text:change-id="ct140236922731936"/><text:span text:style-name="T2"> your code. </text:span><text:change text:change-id="ct140236905870304"/><text:span text:style-name="T2">Chapter 6</text:span><text:change text:change-id="ct140236924803424"/><text:change-start text:change-id="ct140236911646240"/><text:span text:style-name="T2"> describes</text:span><text:change-end text:change-id="ct140236911646240"/><text:span text:style-name="T2"> a powerful Rust branching construct called </text:span><text:span text:style-name="Literal">match </text:span><text:span text:style-name="T2">for these cases.</text:span></text:p>
      <text:p text:style-name="HeadB"><text:bookmark text:name="using-`if`-in-a-binding"/><text:bookmark-start text:name="_Toc462761723"/><text:span text:style-name="T2">Using </text:span><text:change-start text:change-id="ct140236869227248"/><text:span text:style-name="Literal">if</text:span><text:bookmark-end text:name="_Toc462761723"/><text:change-end text:change-id="ct140236869227248"/><text:span text:style-name="T2"> in a </text:span><text:change text:change-id="ct140236924327408"/><text:change-start text:change-id="ct140236909707792"/><text:span text:style-name="Literal"><text:span text:style-name="T2">let</text:span></text:span><text:span text:style-name="T2"> statement</text:span><text:change-end text:change-id="ct140236909707792"/></text:p>
      <text:p text:style-name="BodyFirst"><text:change text:change-id="ct140236907723616"/><text:change-start text:change-id="ct140236913184224"/><text:span text:style-name="T2">Because</text:span><text:change-end text:change-id="ct140236913184224"/><office:annotation office:name="__Annotation__54344_1204491174"><dc:creator>AnneMarieW</dc:creator><dc:date>2016-10-04T10:08:00</dc:date><loext:sender-initials>AM</loext:sender-initials><text:p><text:span text:style-name="T18">Au: You’ve said this many times in the preceding text. Perhaps reword here to say:</text:span><text:span text:style-name="T19"> Another important detail about </text:span><text:span text:style-name="T18">if</text:span><text:span text:style-name="T19"> is that because it’s an expression, you can use it on the right side of a </text:span><text:span text:style-name="T18">let</text:span><text:span text:style-name="T19"> binding, for instance:</text:span></text:p></office:annotation><text:span text:style-name="T2"> </text:span><text:span text:style-name="Literal">if</text:span><text:span text:style-name="T2"> is</text:span><text:change text:change-id="ct140236908640976"/><text:span text:style-name="T2"> an expressi</text:span><office:annotation-end office:name="__Annotation__54344_1204491174"/><text:span text:style-name="T2">on</text:span><text:change text:change-id="ct140236924920608"/><text:change text:change-id="ct140237155606576"/><text:change text:change-id="ct140237294314736"/><text:change-start text:change-id="ct140236908100992"/><text:span text:style-name="T2">, we</text:span><text:change-end text:change-id="ct140236908100992"/><text:span text:style-name="T2"> can use it on the right</text:span><text:change text:change-id="ct140236869040224"/><text:span text:style-name="T2"> side of a </text:span><text:span text:style-name="Literal">let</text:span><text:span text:style-name="T2"> </text:span><text:change text:change-id="ct140236922470976"/><text:change-start text:change-id="ct140237256722176"/><text:span text:style-name="T2">statement</text:span><text:change-end text:change-id="ct140237256722176"/><text:span text:style-name="T2">, for instance</text:span><text:change-start text:change-id="ct140236925897440"/><text:span text:style-name="T2"> in Listing 3-4</text:span><text:change-end text:change-id="ct140236925897440"/><text:span text:style-name="T2">:</text:span></text:p>
      <text:p text:style-name="P26">Filename: src/main.rs</text:p>
      <text:p text:style-name="CodeA">fn main() {</text:p>
      <text:p text:style-name="CodeB"><text:s text:c="4"/>let condition = true;</text:p>
      <text:p text:style-name="CodeB"><text:s text:c="4"/>let number = if condition {</text:p>
      <text:p text:style-name="CodeB"><text:s text:c="8"/>5</text:p>
      <text:p text:style-name="CodeB"><text:s text:c="4"/>} else {</text:p>
      <text:p text:style-name="CodeB"><text:s text:c="8"/>6</text:p>
      <text:p text:style-name="CodeB"><text:s text:c="4"/>};</text:p>
      <text:p text:style-name="CodeB"><text:soft-page-break/></text:p>
      <text:p text:style-name="CodeB"><text:s text:c="4"/>println!("The value of number is: {}", number);</text:p>
      <text:p text:style-name="CodeC">}</text:p>
      <text:p text:style-name="caption"><text:change-start text:change-id="ct140236908164352"/><text:span text:style-name="T2">Listing 3-4: Assigning the result of an </text:span><text:span text:style-name="Literal"><text:span text:style-name="T2">if</text:span></text:span><text:span text:style-name="T2"> expression to a variable</text:span><text:change-end text:change-id="ct140236908164352"/></text:p>
      <text:p text:style-name="Body"><text:span text:style-name="T2">The </text:span><text:span text:style-name="Literal">number</text:span><text:span text:style-name="T2"> variable will be bound to a value based on the outcome of the </text:span><text:span text:style-name="Literal">if </text:span><text:span text:style-name="T2">expression. </text:span><text:change text:change-id="ct140237157778448"/><text:change-start text:change-id="ct140236869056208"/><text:span text:style-name="T2">R</text:span><text:change-end text:change-id="ct140236869056208"/><text:span text:style-name="T2">un this </text:span><text:change-start text:change-id="ct140236908088080"/><text:span text:style-name="T2">code</text:span><text:change-end text:change-id="ct140236908088080"/><text:change-start text:change-id="ct140236824188800"/><text:span text:style-name="T2"> </text:span><text:change-end text:change-id="ct140236824188800"/><text:span text:style-name="T2">to see what happens:</text:span></text:p>
      <text:p text:style-name="CodeA">$ cargo run</text:p>
      <text:p text:style-name="CodeB"><text:s text:c="3"/>Compiling branches v0.1.0 (file:///projects/branches)</text:p>
      <text:p text:style-name="CodeB"><text:s text:c="5"/>Running `target/debug/branches`</text:p>
      <text:p text:style-name="CodeC">The value of number is: 5</text:p>
      <text:p text:style-name="Body"><text:span text:style-name="T2">Remember</text:span><text:change text:change-id="ct140236923299216"/><text:change-start text:change-id="ct140236925808176"/><text:span text:style-name="T2"> that</text:span><text:change-end text:change-id="ct140236925808176"/><text:span text:style-name="T2"> blocks of code evaluate to the last expression in them, and numbers by themselves are also expressions. In this case, the value of the whole </text:span><text:span text:style-name="Literal">if </text:span><text:span text:style-name="T2">expression depends on which block of code executes. This means the value</text:span><text:change-start text:change-id="ct140236925817584"/><text:span text:style-name="T2">s</text:span><text:change-end text:change-id="ct140236925817584"/><text:span text:style-name="T2"> that </text:span><text:change-start text:change-id="ct140236897836048"/><text:span text:style-name="T2">have the potential to be </text:span><text:change-end text:change-id="ct140236897836048"/><text:span text:style-name="T2">results from </text:span><text:change text:change-id="ct140236901017264"/><text:change-start text:change-id="ct140236900484848"/><text:span text:style-name="T2">each</text:span><text:change-end text:change-id="ct140236900484848"/><text:span text:style-name="T2"> arm</text:span><text:change text:change-id="ct140236901024752"/><text:span text:style-name="T2"><office:annotation><dc:creator>AnneMarieW</dc:creator><dc:date>2016-10-04T10:08:00</dc:date><loext:sender-initials>AM</loext:sender-initials><text:p><text:span text:style-name="T18">Au: Do you get one just one value or do you get a value from each arm?</text:span></text:p></office:annotation></text:span><text:span text:style-name="T2"><office:annotation><dc:date>0000-00-00T00:00:00</dc:date><text:p/></office:annotation></text:span><text:span text:style-name="T2"> of the </text:span><text:span text:style-name="Literal">if</text:span><text:span text:style-name="T2"> must be the same type; in</text:span><text:change text:change-id="ct140236908361680"/><text:change-start text:change-id="ct140236925077600"/><text:span text:style-name="T2"> Listing 3-4</text:span><text:change-end text:change-id="ct140236925077600"/><text:span text:style-name="T2"><office:annotation><dc:creator>AnneMarieW</dc:creator><dc:date>2016-10-04T10:14:00</dc:date><loext:sender-initials>AM</loext:sender-initials><text:p><text:span text:style-name="T18">Au: Not sure which one you’re referring to. Best to use a listing number to make it easy to cross-reference for readers.</text:span></text:p></office:annotation></text:span><text:span text:style-name="T2">, </text:span><text:change text:change-id="ct140236923390640"/><text:span text:style-name="T2"><office:annotation><dc:creator>AnneMarieW</dc:creator><dc:date>2016-10-04T10:08:00</dc:date><loext:sender-initials>AM</loext:sender-initials><text:p><text:span text:style-name="T18">Au: Does “they” refer to the value or to the type?</text:span></text:p></office:annotation></text:span><text:change text:change-id="ct140236924348400"/><text:span text:style-name="T2"><office:annotation><dc:date>0000-00-00T00:00:00</dc:date><text:p/></office:annotation></text:span><text:change-start text:change-id="ct140236913518912"/><text:span text:style-name="T2">the results of both the </text:span><text:span text:style-name="Literal"><text:span text:style-name="T2">if</text:span></text:span><text:span text:style-name="T2"> arm and the </text:span><text:span text:style-name="Literal"><text:span text:style-name="T2">else</text:span></text:span><text:span text:style-name="T2"> arm </text:span><text:change-end text:change-id="ct140236913518912"/><text:change-start text:change-id="ct140236911236672"/><text:span text:style-name="T2">were</text:span><text:change-end text:change-id="ct140236911236672"/><text:span text:style-name="T2"> </text:span><text:span text:style-name="Literal">i32</text:span><text:span text:style-name="T2"> integers. But what happens if the types are mismatched, as in the following example?</text:span></text:p>
      <text:p text:style-name="P26">Filename: src/main.rs</text:p>
      <text:p text:style-name="CodeA">fn main() {</text:p>
      <text:p text:style-name="CodeB"><text:s text:c="4"/>let condition = true;</text:p>
      <text:p text:style-name="CodeB"/>
      <text:p text:style-name="CodeB"><text:s text:c="4"/>let number = if condition {</text:p>
      <text:p text:style-name="CodeB"><text:s text:c="8"/>5</text:p>
      <text:p text:style-name="CodeB"><text:s text:c="4"/>} else {</text:p>
      <text:p text:style-name="CodeB"><text:s text:c="8"/>"six"</text:p>
      <text:p text:style-name="CodeB"><text:s text:c="4"/>};</text:p>
      <text:p text:style-name="CodeB"/>
      <text:p text:style-name="CodeB"><text:s text:c="4"/>println!("The value of number is: {}", number);</text:p>
      <text:p text:style-name="CodeC">}</text:p>
      <text:p text:style-name="Body"><text:change text:change-id="ct140237093171680"/><text:change-start text:change-id="ct140236925290544"/><text:span text:style-name="T2">When </text:span><text:change-end text:change-id="ct140236925290544"/><text:change text:change-id="ct140236923904064"/><text:change-start text:change-id="ct140236913225200"/><text:span text:style-name="T2">we</text:span><text:change-end text:change-id="ct140236913225200"/><text:change-start text:change-id="ct140236894466592"/><text:span text:style-name="T2"> </text:span><text:change-end text:change-id="ct140236894466592"/><text:span text:style-name="T2">run this</text:span><text:change-start text:change-id="ct140236909884176"/><text:span text:style-name="T2"> code</text:span><text:change-end text:change-id="ct140236909884176"/><text:span text:style-name="T2">, we’ll get an error. The </text:span><text:span text:style-name="Literal">if</text:span><text:span text:style-name="T2"> and </text:span><text:span text:style-name="Literal">else</text:span><text:span text:style-name="T2"> arms have value types that are incompatible, and Rust </text:span><text:change text:change-id="ct140236871972528"/><text:change-start text:change-id="ct140236913546784"/><text:span text:style-name="T2">indicates</text:span><text:change-end text:change-id="ct140236913546784"/><text:span text:style-name="T2"> exactly where to find the problem in </text:span><text:change text:change-id="ct140236921650256"/><text:change-start text:change-id="ct140236922388848"/><text:span text:style-name="T2">the </text:span><text:change-end text:change-id="ct140236922388848"/><text:span text:style-name="T2">program:</text:span></text:p>
      <text:p text:style-name="CodeA"><text:s text:c="3"/>Compiling branches v0.1.0 (file:///projects/branches)</text:p>
      <text:p text:style-name="CodeB">error[E0308]: if and else have incompatible types</text:p>
      <text:p text:style-name="CodeB"><text:s/>--&gt; src/main.rs:4:18</text:p>
      <text:p text:style-name="CodeB"><text:s text:c="2"/>|</text:p>
      <text:p text:style-name="CodeB">4 | <text:s text:c="4"/>let number = if condition {</text:p>
      <text:p text:style-name="CodeB"><text:soft-page-break/><text:s text:c="2"/>| <text:s text:c="17"/>^ expected integral variable, found reference</text:p>
      <text:p text:style-name="CodeB"><text:s text:c="2"/>|</text:p>
      <text:p text:style-name="CodeB"><text:s text:c="2"/>= note: expected type `{integer}`</text:p>
      <text:p text:style-name="CodeC"><text:s text:c="2"/>= note: <text:s text:c="3"/>found type `&amp;’static str`<text:change text:change-id="ct140236869494672"/><text:change text:change-id="ct140236863236480"/><text:change text:change-id="ct140236924596608"/><text:change text:change-id="ct140237162322640"/></text:p>
      <text:p text:style-name="Body"><text:span text:style-name="T2">The expression in the </text:span><text:span text:style-name="Literal">if</text:span><text:span text:style-name="T2"> block evaluates to an integer</text:span><text:change-start text:change-id="ct140236825919376"/><text:span text:style-name="T2">,</text:span><text:change-end text:change-id="ct140236825919376"/><text:span text:style-name="T2"> and the expression in the </text:span><text:span text:style-name="Literal">else</text:span><text:span text:style-name="T2"> block evaluates to a string. This </text:span><text:change text:change-id="ct140236925703168"/><text:change-start text:change-id="ct140236908603376"/><text:span text:style-name="T2">wo</text:span><text:change-end text:change-id="ct140236908603376"/><text:span text:style-name="T2">n’t work</text:span><text:change text:change-id="ct140236863836704"/><text:span text:style-name="T2"> because </text:span><text:change text:change-id="ct140236904097664"/><text:change-start text:change-id="ct140236923968560"/><text:span text:style-name="T2">variable</text:span><text:change-end text:change-id="ct140236923968560"/><text:span text:style-name="T2">s must have a single type. Rust needs to know at compile time what type the </text:span><text:span text:style-name="Literal">number</text:span><text:change text:change-id="ct140236802788944"/><text:span text:style-name="T2"> </text:span><text:change-start text:change-id="ct140236864419488"/><text:span text:style-name="T2">variable </text:span><text:change-end text:change-id="ct140236864419488"/><text:span text:style-name="T2">is, definitively, so</text:span><text:change text:change-id="ct140236923391184"/><text:span text:style-name="T2"> it can verify at compile time that its type is valid everywhere we use </text:span><text:span text:style-name="Literal">number</text:span><text:span text:style-name="T2">. Rust wouldn’t be able to do that if the type of </text:span><text:span text:style-name="Literal">number</text:span><text:span text:style-name="T2"> was only determined at runtime; the compiler would be more complex and </text:span><text:change text:change-id="ct140236904165264"/><text:change-start text:change-id="ct140236865916656"/><text:span text:style-name="T2">would </text:span><text:change-end text:change-id="ct140236865916656"/><text:span text:style-name="T2">make fewer guarantees about </text:span><text:change text:change-id="ct140237159300208"/><text:change-start text:change-id="ct140236864438576"/><text:span text:style-name="T2">the</text:span><text:change-end text:change-id="ct140236864438576"/><text:span text:style-name="T2"> code if it had to keep track of multiple hypothetical types for any </text:span><text:change text:change-id="ct140236913735568"/><text:change-start text:change-id="ct140236924875952"/><text:span text:style-name="T2">variable</text:span><text:change-end text:change-id="ct140236924875952"/><text:span text:style-name="T2">.</text:span></text:p>
      <text:p text:style-name="P18"><text:bookmark text:name="repetition-with-loops"/><text:bookmark text:name="_Toc462761724"/>Repetition with Loops</text:p>
      <text:p text:style-name="BodyFirst"><text:span text:style-name="T2">It’s often useful to</text:span><text:change text:change-id="ct140236859993024"/><text:span text:style-name="T2"> execute a block of code more than on</text:span><text:change-start text:change-id="ct140236908246176"/><text:span text:style-name="T2">c</text:span><text:change-end text:change-id="ct140236908246176"/><text:span text:style-name="T2">e</text:span><text:change text:change-id="ct140236872945008"/><text:span text:style-name="T2">. For this</text:span><text:change-start text:change-id="ct140236913248464"/><text:span text:style-name="T2"> task</text:span><text:change-end text:change-id="ct140236913248464"/><text:span text:style-name="T2">, Rust </text:span><text:change text:change-id="ct140236913083920"/><text:change-start text:change-id="ct140236779790240"/><text:span text:style-name="T2">provides</text:span><text:change-end text:change-id="ct140236779790240"/><text:span text:style-name="T2"> several </text:span><text:span text:style-name="EmphasisItalic"><text:span text:style-name="T2">loops</text:span></text:span><text:span text:style-name="T2">. A loop runs through the code inside the loop body to the end and then starts immediately back at the beginning. To </text:span><text:change text:change-id="ct140236908262240"/><text:change-start text:change-id="ct140237282906704"/><text:span text:style-name="T2">experiment with </text:span><text:change-end text:change-id="ct140237282906704"/><text:span text:style-name="T2">loops, let’s make a new project called </text:span><text:span text:style-name="EmphasisItalic">loops</text:span><text:span text:style-name="T2">.</text:span></text:p>
      <text:p text:style-name="Body"><text:change text:change-id="ct140236907909632"/><text:change-start text:change-id="ct140236913580112"/><text:span text:style-name="T2">Rust has t</text:span><text:change-end text:change-id="ct140236913580112"/><text:span text:style-name="T2">hree kinds of loops</text:span><text:change text:change-id="ct140236923922928"/><text:span text:style-name="T2">: </text:span><text:span text:style-name="Literal">loop</text:span><text:span text:style-name="T2">, </text:span><text:span text:style-name="Literal">while</text:span><text:span text:style-name="T2">, and </text:span><text:span text:style-name="Literal">for</text:span><text:span text:style-name="T2">. Let’s </text:span><text:change text:change-id="ct140236909998624"/><text:change-start text:change-id="ct140236801453424"/><text:span text:style-name="T2">try each one</text:span><text:change-end text:change-id="ct140236801453424"/><text:span text:style-name="T2">.</text:span></text:p>
      <text:p text:style-name="HeadC"><text:bookmark text:name="repeating-code-with-`loop`"/><text:bookmark-start text:name="_Toc462761725"/><text:span text:style-name="T2">Repeating Code with </text:span><text:bookmark-end text:name="_Toc462761725"/><text:change-start text:change-id="ct140236932343776"/><text:span text:style-name="Literal">loop</text:span><text:change-end text:change-id="ct140236932343776"/></text:p>
      <text:p text:style-name="BodyFirst"><text:span text:style-name="T2">The </text:span><text:span text:style-name="Literal">loop</text:span><text:span text:style-name="T2"> keyword tells Rust to execute a block of code over and over again forever or until </text:span><text:change text:change-id="ct140237097880512"/><text:change-start text:change-id="ct140236912924208"/><text:span text:style-name="T2">you</text:span><text:change-end text:change-id="ct140236912924208"/><text:span text:style-name="T2"> explicitly tell it to stop.</text:span></text:p>
      <text:p text:style-name="Body"><text:change text:change-id="ct140236863365344"/><text:change-start text:change-id="ct140236871553040"/><text:span text:style-name="T2">As </text:span><text:change-end text:change-id="ct140236871553040"/><text:span text:style-name="T2">an example, change the</text:span><text:change-start text:change-id="ct140236895971328"/><text:span text:style-name="EmphasisItalic"><text:span text:style-name="T2"> </text:span></text:span><text:change-end text:change-id="ct140236895971328"/><text:span text:style-name="EmphasisItalic">src/main.rs</text:span><text:span text:style-name="T2"> file in your </text:span><text:span text:style-name="EmphasisItalic"><text:span text:style-name="T2">loops</text:span></text:span><text:span text:style-name="T2"> directory to look like this:</text:span></text:p>
      <text:p text:style-name="P26">Filename: src/main.rs</text:p>
      <text:p text:style-name="CodeA">fn main() {</text:p>
      <text:p text:style-name="CodeB"><text:s text:c="4"/>loop {</text:p>
      <text:p text:style-name="CodeB"><text:s text:c="8"/>println!("again!");</text:p>
      <text:p text:style-name="CodeB"><text:s text:c="4"/>}</text:p>
      <text:p text:style-name="CodeC">}</text:p>
      <text:p text:style-name="Body"><text:change text:change-id="ct140236918184112"/><text:change-start text:change-id="ct140236911241232"/><text:span text:style-name="T2">When </text:span><text:change-end text:change-id="ct140236911241232"/><text:change text:change-id="ct140237155787760"/><text:change-start text:change-id="ct140236905898832"/><text:span text:style-name="T2">we</text:span><text:change-end text:change-id="ct140236905898832"/><text:change-start text:change-id="ct140236863286416"/><text:span text:style-name="T2"> </text:span><text:change-end text:change-id="ct140236863286416"/><text:span text:style-name="T2">run this program, we’ll see </text:span><text:span text:style-name="Literal">again!</text:span><text:span text:style-name="T2"> printed over and over continuously until we stop the program manually. Most terminals support a keyboard shortcut, </text:span><text:change text:change-id="ct140236911740352"/><text:change-start text:change-id="ct140236898256512"/><text:span text:style-name="T17"><text:s/></text:span><text:change-end text:change-id="ct140236898256512"/><text:change text:change-id="ct140236908153696"/><text:change-start text:change-id="ct140236908002576"/><text:span text:style-name="Keycap">c</text:span><text:change-end text:change-id="ct140236908002576"/><text:change-start text:change-id="ct140236910288048"/><text:span text:style-name="Keycap">trl-C</text:span><text:change-end text:change-id="ct140236910288048"/><text:span text:style-name="T2">, to halt a program </text:span><text:change-start text:change-id="ct140236908189344"/><text:span text:style-name="T2">that is </text:span><text:change-end text:change-id="ct140236908189344"/><text:span text:style-name="T2">stuck in a continual loop. Give it a try:</text:span></text:p>
      <text:p text:style-name="CodeA">$ cargo run</text:p>
      <text:p text:style-name="CodeB"><text:s text:c="3"/>Compiling loops v0.1.0 (file:///projects/loops)</text:p>
      <text:p text:style-name="CodeB"><text:s text:c="5"/>Running `target/debug/loops`</text:p>
      <text:p text:style-name="CodeB"><text:soft-page-break/>again!</text:p>
      <text:p text:style-name="CodeB">again!</text:p>
      <text:p text:style-name="CodeB">again!</text:p>
      <text:p text:style-name="CodeB">again!</text:p>
      <text:p text:style-name="CodeC">^Cagain!</text:p>
      <text:p text:style-name="Body"><text:span text:style-name="T2">Th</text:span><text:change text:change-id="ct140236923305584"/><text:change-start text:change-id="ct140237296706544"/><text:span text:style-name="T2">e symbol</text:span><text:change-end text:change-id="ct140237296706544"/><text:span text:style-name="T2"> </text:span><text:span text:style-name="Literal">^C</text:span><text:span text:style-name="T2"> </text:span><text:change text:change-id="ct140236918116800"/><text:change text:change-id="ct140236911654352"/><text:change-start text:change-id="ct140236925326544"/><text:span text:style-name="T2">represents</text:span><text:change-end text:change-id="ct140236925326544"/><text:span text:style-name="T2"> where </text:span><text:change-start text:change-id="ct140236911383856"/><text:span text:style-name="T2">you pressed</text:span><text:change-end text:change-id="ct140236911383856"/><text:change text:change-id="ct140236925874896"/><text:change text:change-id="ct140236923855360"/><text:change-start text:change-id="ct140236913500960"/><text:span text:style-name="T17"> </text:span><text:change-end text:change-id="ct140236913500960"/><text:change text:change-id="ct140236863500064"/><text:change-start text:change-id="ct140236911703296"/><text:span text:style-name="Keycap">c</text:span><text:change-end text:change-id="ct140236911703296"/><text:change-start text:change-id="ct140236908206128"/><text:span text:style-name="Keycap">trl-C</text:span><text:change-end text:change-id="ct140236908206128"/><text:span text:style-name="T2">. You may or may not see </text:span><text:change-start text:change-id="ct140236913775632"/><text:span text:style-name="T2">the word </text:span><text:change-end text:change-id="ct140236913775632"/><text:change text:change-id="ct140236923657344"/><text:change-start text:change-id="ct140236909709504"/><text:span text:style-name="Literal"><text:span text:style-name="T2">again!</text:span></text:span><text:change-end text:change-id="ct140236909709504"/><text:change text:change-id="ct140236922623936"/><text:span text:style-name="T2"> printed after the </text:span><text:span text:style-name="Literal">^C</text:span><text:span text:style-name="T2">, depending on where the code was in the loop when it received the </text:span><text:change-start text:change-id="ct140236918748672"/><text:span text:style-name="T2">halt </text:span><text:change-end text:change-id="ct140236918748672"/><text:span text:style-name="T2">signal</text:span><text:change text:change-id="ct140236923314672"/><text:span text:style-name="T2">.</text:span></text:p>
      <text:p text:style-name="P8"><text:span text:style-name="T2">Fortunately, Rust provides another, more reliable way to break out of a loop. </text:span><text:change text:change-id="ct140236918736976"/><text:change-start text:change-id="ct140236913607856"/><text:span text:style-name="T2">You</text:span><text:change-end text:change-id="ct140236913607856"/><text:span text:style-name="T2"> can place the </text:span><text:span text:style-name="Literal">break</text:span><text:span text:style-name="T2"> keyword within the loop to tell the program when to stop executing the loop. Recall tha</text:span><office:annotation office:name="__Annotation__54659_1204491174"><dc:creator>AnneMarieW</dc:creator><dc:date>2016-10-04T15:32:00</dc:date><loext:sender-initials>AM</loext:sender-initials><text:p><text:span text:style-name="T18">Au: Want to tell readers the name of the section and page in Ch2?</text:span></text:p></office:annotation><text:span text:style-name="T2">t we did this in the guessing game in </text:span><text:change-start text:change-id="ct140236897493968"/><text:span text:style-name="T2">the “Quitting After a Correct Guess” secti</text:span><text:change-end text:change-id="ct140236897493968"/><text:change-start text:change-id="ct140236897367568"/><text:span text:style-name="T2">on of </text:span><text:change-end text:change-id="ct140236897367568"/><text:span text:style-name="T2">Chapter 2</text:span><office:annotation-end office:name="__Annotation__54659_1204491174"/><text:change-start text:change-id="ct140236829735008"/><text:span text:style-name="T2"> on </text:span><text:span text:style-name="T13">page XX</text:span><text:change-end text:change-id="ct140236829735008"/><text:span text:style-name="T2"> to exit the program when the user won the game by guessing the </text:span><text:change-start text:change-id="ct140236897466272"/><text:span text:style-name="T2">correct </text:span><text:change-end text:change-id="ct140236897466272"/><text:span text:style-name="T2">number</text:span><text:change text:change-id="ct140236897187376"/><text:span text:style-name="T2">.</text:span></text:p>
      <text:p text:style-name="P26"><text:change-start text:change-id="ct140236897241488"/>Production: See the cross-reference above.<text:change-end text:change-id="ct140236897241488"/></text:p>
      <text:p text:style-name="HeadC"><text:bookmark text:name="conditional-loops-with-`while`"/><text:bookmark-start text:name="_Toc462761726"/><text:span text:style-name="T2">Conditional Loops </text:span><text:change-start text:change-id="ct140236898142608"/><text:span text:style-name="T2">w</text:span><text:change-end text:change-id="ct140236898142608"/><text:change text:change-id="ct140236897266336"/><text:span text:style-name="T2">ith </text:span><text:bookmark-end text:name="_Toc462761726"/><text:change-start text:change-id="ct140236927414208"/><text:span text:style-name="Literal">while</text:span><text:change-end text:change-id="ct140236927414208"/></text:p>
      <text:p text:style-name="BodyFirst"><text:span text:style-name="T2">It’s often useful for a program to </text:span><text:change-start text:change-id="ct140236927060192"/><text:span text:style-name="T2">evaluate</text:span><text:change-end text:change-id="ct140236927060192"/><text:change text:change-id="ct140236927671472"/><text:span text:style-name="T2"> a condition</text:span><text:change text:change-id="ct140236900019936"/><text:change text:change-id="ct140236915501360"/><text:change text:change-id="ct140236912726688"/><text:span text:style-name="T2"> within a loop. While the condition is true, the loop runs. When the condition ceases to be true, </text:span><text:change text:change-id="ct140236861877872"/><text:change-start text:change-id="ct140236907544160"/><text:span text:style-name="T2">you</text:span><text:change-end text:change-id="ct140236907544160"/><text:span text:style-name="T2"> call </text:span><text:span text:style-name="Literal">break</text:span><text:span text:style-name="T2">, stopping the loop. This </text:span><text:change-start text:change-id="ct140236906680512"/><text:span text:style-name="T2">loop type </text:span><text:change-end text:change-id="ct140236906680512"/><text:span text:style-name="T2">could be implemented </text:span><text:change text:change-id="ct140236907492816"/><text:change-start text:change-id="ct140236919564816"/><text:span text:style-name="T2">using</text:span><text:change-end text:change-id="ct140236919564816"/><text:span text:style-name="T2"> a combination of </text:span><text:span text:style-name="Literal">loop</text:span><text:span text:style-name="T2">, </text:span><text:span text:style-name="Literal">if</text:span><text:span text:style-name="T2">, </text:span><text:span text:style-name="Literal">else</text:span><text:span text:style-name="T2">, and </text:span><text:span text:style-name="Literal">break</text:span><text:span text:style-name="T2">; you could try that now in a program, if you’d like.</text:span></text:p>
      <text:p text:style-name="Body"><text:change text:change-id="ct140237298992192"/><text:change-start text:change-id="ct140236864958736"/><text:span text:style-name="T2">However, </text:span><text:change-end text:change-id="ct140236864958736"/><text:span text:style-name="T2">this pattern is so common that Rust has a </text:span><text:change text:change-id="ct140236861810816"/><text:change-start text:change-id="ct140237156256400"/><text:span text:style-name="T2">built-in</text:span><text:change-end text:change-id="ct140237156256400"/><text:span text:style-name="T2"> language construct for it,</text:span><text:change-start text:change-id="ct140236905356928"/><text:span text:style-name="T2"> and it’s</text:span><text:change-end text:change-id="ct140236905356928"/><text:span text:style-name="T2"> called a </text:span><text:span text:style-name="Literal">while</text:span><text:span text:style-name="T2"> loop. </text:span><text:change text:change-id="ct140236802433696"/><text:change-start text:change-id="ct140236917604848"/><text:span text:style-name="T2">The following </text:span><text:change-end text:change-id="ct140236917604848"/><text:span text:style-name="T2">example us</text:span><text:change-start text:change-id="ct140236914156576"/><text:span text:style-name="T2">es</text:span><text:change-end text:change-id="ct140236914156576"/><text:change text:change-id="ct140236909462944"/><text:span text:style-name="T2"> </text:span><text:span text:style-name="Literal">while</text:span><text:span text:style-name="T2">: th</text:span><text:change text:change-id="ct140237164602176"/><text:change-start text:change-id="ct140236909650496"/><text:span text:style-name="T2">e</text:span><text:change-end text:change-id="ct140236909650496"/><text:span text:style-name="T2"> program loops three times, counting down each time. </text:span><text:change text:change-id="ct140236893655648"/><text:change-start text:change-id="ct140236912149920"/><text:span text:style-name="T2">Then</text:span><text:change-end text:change-id="ct140236912149920"/><text:span text:style-name="T2">, after the loop, it prints another message</text:span><text:change text:change-id="ct140236926909584"/><text:change-start text:change-id="ct140236800033968"/><text:span text:style-name="T2"> and</text:span><text:change-end text:change-id="ct140236800033968"/><text:span text:style-name="T2"> exits:</text:span></text:p>
      <text:p text:style-name="P26">Filename: src/main.rs</text:p>
      <text:p text:style-name="CodeA">fn main() {</text:p>
      <text:p text:style-name="CodeB"><text:s text:c="4"/>let mut number = 3;</text:p>
      <text:p text:style-name="CodeB"/>
      <text:p text:style-name="CodeB"><text:s text:c="4"/>while number != 0 <text:s/>{</text:p>
      <text:p text:style-name="CodeB"><text:s text:c="8"/>println!("{}!", number);</text:p>
      <text:p text:style-name="CodeB"/>
      <text:p text:style-name="CodeB"><text:s text:c="8"/>number = number - 1;</text:p>
      <text:p text:style-name="CodeB"><text:s text:c="4"/>}</text:p>
      <text:p text:style-name="CodeB"/>
      <text:p text:style-name="CodeB"><text:s text:c="4"/>println!("LIFTOFF!!!");</text:p>
      <text:p text:style-name="CodeC">}</text:p>
      <text:p text:style-name="Body"><text:soft-page-break/><text:span text:style-name="T2">This </text:span><text:change-start text:change-id="ct140236912274192"/><text:span text:style-name="T2">construct</text:span><text:change-end text:change-id="ct140236912274192"/><text:change-start text:change-id="ct140236916575280"/><text:span text:style-name="T2"> eliminates</text:span><text:change-end text:change-id="ct140236916575280"/><text:change text:change-id="ct140236800355968"/><text:span text:style-name="T2"> a lot of nesting that would be necessary if </text:span><text:change text:change-id="ct140236915233456"/><text:change-start text:change-id="ct140236912233664"/><text:span text:style-name="T2">you</text:span><text:change-end text:change-id="ct140236912233664"/><text:span text:style-name="T2"> used </text:span><text:span text:style-name="Literal">loop</text:span><text:span text:style-name="T2">, </text:span><text:span text:style-name="Literal">if</text:span><text:span text:style-name="T2">, </text:span><text:span text:style-name="Literal">else</text:span><text:span text:style-name="T2">, and </text:span><text:span text:style-name="Literal">break</text:span><text:span text:style-name="T2">, and it’s </text:span><text:change text:change-id="ct140236913966624"/><text:span text:style-name="T2">clear</text:span><text:change-start text:change-id="ct140236800081664"/><text:span text:style-name="T2">er</text:span><text:change-end text:change-id="ct140236800081664"/><text:span text:style-name="T2">. While a condition holds</text:span><text:change-start text:change-id="ct140236862012416"/><text:span text:style-name="T2"> true</text:span><text:change-end text:change-id="ct140236862012416"/><text:span text:style-name="T2">, </text:span><text:change-start text:change-id="ct140236802309056"/><text:span text:style-name="T2">the </text:span><text:change-end text:change-id="ct140236802309056"/><text:change text:change-id="ct140237249265808"/><text:span text:style-name="T2">code</text:span><text:change-start text:change-id="ct140236802145632"/><text:span text:style-name="T2"> runs</text:span><text:change-end text:change-id="ct140236802145632"/><text:span text:style-name="T2">; otherwise, </text:span><text:change-start text:change-id="ct140236868414384"/><text:span text:style-name="T2">it </text:span><text:change-end text:change-id="ct140236868414384"/><text:span text:style-name="T2">exit</text:span><text:change-start text:change-id="ct140237265831424"/><text:span text:style-name="T2">s</text:span><text:change-end text:change-id="ct140237265831424"/><text:span text:style-name="T2"> the loop.</text:span></text:p>
      <text:p text:style-name="HeadC"><text:bookmark text:name="looping-through-a-collection-with-`for`"/><text:bookmark-start text:name="_Toc462761727"/><text:span text:style-name="T2">Looping Through a Collection with </text:span><text:bookmark-end text:name="_Toc462761727"/><text:change-start text:change-id="ct140237295887344"/><text:span text:style-name="Literal">for</text:span><text:change-end text:change-id="ct140237295887344"/></text:p>
      <text:p text:style-name="BodyFirst"><text:change text:change-id="ct140236867652848"/><text:change-start text:change-id="ct140236914635792"/><text:span text:style-name="T2">You</text:span><text:change-end text:change-id="ct140236914635792"/><text:span text:style-name="T2"> could use th</text:span><text:change text:change-id="ct140236915861360"/><text:change-start text:change-id="ct140236912299648"/><text:span text:style-name="T2">e</text:span><text:change-end text:change-id="ct140236912299648"/><text:span text:style-name="T2"> </text:span><text:span text:style-name="Literal">while</text:span><text:span text:style-name="T2"> construct to loop over the elements of a collection, </text:span><text:change text:change-id="ct140237295813504"/><text:change-start text:change-id="ct140236911968128"/><text:span text:style-name="T2">such as</text:span><text:change-end text:change-id="ct140236911968128"/><text:span text:style-name="T2"> an array. For example:</text:span></text:p>
      <text:p text:style-name="P26">Filename: src/main.rs</text:p>
      <text:p text:style-name="CodeA">fn main() {</text:p>
      <text:p text:style-name="CodeB"><text:s text:c="4"/>let a = [10, 20, 30, 40, 50];</text:p>
      <text:p text:style-name="CodeB"><text:s text:c="4"/>let mut index = 0;</text:p>
      <text:p text:style-name="CodeB"/>
      <text:p text:style-name="CodeB"><text:s text:c="4"/>while index &lt; 5 {</text:p>
      <text:p text:style-name="CodeB"><text:s text:c="8"/>println!("the value is: {}", a[index]);</text:p>
      <text:p text:style-name="CodeB"/>
      <text:p text:style-name="CodeB"><text:s text:c="8"/>index = index + 1;</text:p>
      <text:p text:style-name="CodeB"><text:s text:c="4"/>}</text:p>
      <text:p text:style-name="CodeC">}</text:p>
      <text:p text:style-name="caption"><text:bookmark-start text:name="__DdeLink__33849_1204491174"/><text:change-start text:change-id="ct140236908816352"/>List<text:change-end text:change-id="ct140236908816352"/><text:change-start text:change-id="ct140236913921440"/>ing 3-5: Looping through each element of a collection using a <text:span text:style-name="Literal">while</text:span><text:bookmark-end text:name="__DdeLink__33849_1204491174"/> loop<text:change-end text:change-id="ct140236913921440"/></text:p>
      <text:p text:style-name="Body"><text:span text:style-name="T2">Here, </text:span><text:change text:change-id="ct140236915914816"/><text:change-start text:change-id="ct140236916495344"/><text:span text:style-name="T2">the code</text:span><text:change-end text:change-id="ct140236916495344"/><text:span text:style-name="T2"> count</text:span><text:change-start text:change-id="ct140236799976896"/><text:span text:style-name="T2">s</text:span><text:change-end text:change-id="ct140236799976896"/><text:change text:change-id="ct140236911840880"/><text:span text:style-name="T2"> up through the elements in the array. </text:span><text:change text:change-id="ct140236920020448"/><text:change-start text:change-id="ct140236867818464"/><text:span text:style-name="T2">It</text:span><text:change-end text:change-id="ct140236867818464"/><text:span text:style-name="T2"> start</text:span><text:change-start text:change-id="ct140236861497152"/><text:span text:style-name="T2">s</text:span><text:change-end text:change-id="ct140236861497152"/><text:span text:style-name="T2"> at index </text:span><text:change-start text:change-id="ct140236917320848"/><text:span text:style-name="Literal"><text:span text:style-name="T2">0</text:span></text:span><text:change-end text:change-id="ct140236917320848"/><text:span text:style-name="T2">, </text:span><text:change-start text:change-id="ct140237298784400"/><text:span text:style-name="T2">and </text:span><text:change-end text:change-id="ct140237298784400"/><text:span text:style-name="T2">then loop</text:span><text:change-start text:change-id="ct140236890878320"/><text:span text:style-name="T2">s</text:span><text:change-end text:change-id="ct140236890878320"/><text:span text:style-name="T2"> until </text:span><text:change text:change-id="ct140236909433376"/><text:change-start text:change-id="ct140236800549216"/><text:span text:style-name="T2">it</text:span><text:change-end text:change-id="ct140236800549216"/><text:span text:style-name="T2"> </text:span><text:change text:change-id="ct140236796766416"/><text:change-start text:change-id="ct140237248765488"/><text:span text:style-name="T2">reaches</text:span><text:change-end text:change-id="ct140237248765488"/><text:span text:style-name="T2"> the final index </text:span><text:change text:change-id="ct140236912528624"/><text:change-start text:change-id="ct140236861684240"/><text:span text:style-name="T2">in</text:span><text:change-end text:change-id="ct140236861684240"/><text:span text:style-name="T2"> </text:span><text:change text:change-id="ct140236917550784"/><text:change-start text:change-id="ct140236797086960"/><text:span text:style-name="T2">the</text:span><text:change-end text:change-id="ct140236797086960"/><text:span text:style-name="T2"> array (that is, when </text:span><text:span text:style-name="Literal">index &lt; 5 </text:span><text:span text:style-name="T2">is no longer true). Running this </text:span><text:change-start text:change-id="ct140236919841760"/><text:span text:style-name="T2">code </text:span><text:change-end text:change-id="ct140236919841760"/><text:span text:style-name="T2">will print out every element </text:span><text:change text:change-id="ct140236796933680"/><text:change-start text:change-id="ct140236865313040"/><text:span text:style-name="T2">in</text:span><text:change-end text:change-id="ct140236865313040"/><text:span text:style-name="T2"> the array:</text:span></text:p>
      <text:p text:style-name="CodeA">$ cargo run</text:p>
      <text:p text:style-name="CodeB"><text:s text:c="3"/>Compiling loops v0.1.0 (file:///projects/loops)</text:p>
      <text:p text:style-name="CodeB"><text:s text:c="5"/>Running `target/debug/loops`</text:p>
      <text:p text:style-name="CodeB">the value is: 10</text:p>
      <text:p text:style-name="CodeB">the value is: 20</text:p>
      <text:p text:style-name="CodeB">the value is: 30</text:p>
      <text:p text:style-name="CodeB">the value is: 40</text:p>
      <text:p text:style-name="CodeC">the value is: 50</text:p>
      <text:p text:style-name="Body"><text:span text:style-name="T2">All five array values appear in the terminal, as expected. Even though </text:span><text:span text:style-name="Literal">index </text:span><text:span text:style-name="T2">will reach a value of </text:span><text:span text:style-name="Literal">6</text:span><text:span text:style-name="T2"> at some point, the loop stops executing before trying to fetch a sixth value from the array.</text:span></text:p>
      <text:p text:style-name="Body"><text:change-start text:change-id="ct140236872567440"/><text:soft-page-break/><text:span text:style-name="T2">But </text:span><text:change-end text:change-id="ct140236872567440"/><text:change text:change-id="ct140236925324096"/><text:change-start text:change-id="ct140236924807616"/><text:span text:style-name="T2">t</text:span><text:change-end text:change-id="ct140236924807616"/><text:span text:style-name="T2">his approach is error</text:span><text:change-start text:change-id="ct140236924805728"/><text:span text:style-name="T2"> </text:span><text:change-end text:change-id="ct140236924805728"/><text:change text:change-id="ct140236923577296"/><text:span text:style-name="T2">prone</text:span><text:change text:change-id="ct140236906200592"/><text:span text:style-name="T2">; we could cause </text:span><text:change text:change-id="ct140236907756896"/><text:change-start text:change-id="ct140236923278336"/><text:span text:style-name="T2">the</text:span><text:change-end text:change-id="ct140236923278336"/><text:span text:style-name="T2"> program to panic </text:span><text:change text:change-id="ct140236918116080"/><text:change-start text:change-id="ct140236913371264"/><text:span text:style-name="T2">if </text:span><text:change-end text:change-id="ct140236913371264"/><text:span text:style-name="T2">the index length </text:span><text:change-start text:change-id="ct140236907990416"/><text:span text:style-name="T2">is </text:span><text:change-end text:change-id="ct140236907990416"/><text:span text:style-name="T2">incorrect. It’s also slow, </text:span><text:change text:change-id="ct140236924872096"/><text:change-start text:change-id="ct140236908629216"/><text:span text:style-name="T2">because</text:span><text:change-end text:change-id="ct140236908629216"/><text:span text:style-name="T2"> the compiler needs to perform the conditional check on every element on every iteration through the loop.</text:span></text:p>
      <text:p text:style-name="Body"><text:span text:style-name="T2">As a more efficient alternative, </text:span><text:change text:change-id="ct140236911503552"/><text:change-start text:change-id="ct140236925642176"/><text:span text:style-name="T2">you</text:span><text:change-end text:change-id="ct140236925642176"/><text:span text:style-name="T2"> can use a </text:span><text:span text:style-name="Literal">for</text:span><text:span text:style-name="T2"> loop and execute some code for each item in a collection. A </text:span><text:span text:style-name="Literal">for</text:span><text:span text:style-name="T2"> loop looks like this:</text:span></text:p>
      <text:p text:style-name="P26">Filename: src/main.rs</text:p>
      <text:p text:style-name="CodeA">fn main() {</text:p>
      <text:p text:style-name="CodeB"><text:s text:c="4"/>let a = [10, 20, 30, 40, 50];</text:p>
      <text:p text:style-name="CodeB"/>
      <text:p text:style-name="CodeB"><text:s text:c="4"/>for element in a.iter() {</text:p>
      <text:p text:style-name="CodeB"><text:s text:c="8"/>println!("the value is: {}", element);</text:p>
      <text:p text:style-name="CodeB"><text:s text:c="4"/>}</text:p>
      <text:p text:style-name="CodeC">}</text:p>
      <text:p text:style-name="caption"><text:change-start text:change-id="ct140236926418912"/>Listing 3-6: Looping through each element of a collection using a <text:span text:style-name="Literal">for</text:span> loop<text:change-end text:change-id="ct140236926418912"/></text:p>
      <text:p text:style-name="Body"><text:change text:change-id="ct140236832638704"/><text:change-start text:change-id="ct140236912988272"/><text:span text:style-name="T2">When </text:span><text:change-end text:change-id="ct140236912988272"/><text:change text:change-id="ct140236924506112"/><text:change-start text:change-id="ct140236924473744"/><text:span text:style-name="T2">we</text:span><text:change-end text:change-id="ct140236924473744"/><text:span text:style-name="T2"> run this</text:span><text:change-start text:change-id="ct140236923269552"/><text:span text:style-name="T2"> code</text:span><text:change-end text:change-id="ct140236923269552"/><text:span text:style-name="T2">, we’ll see the same output as </text:span><text:change-start text:change-id="ct140236910301104"/><text:span text:style-name="T2">in </text:span><text:change-end text:change-id="ct140236910301104"/><text:change text:change-id="ct140236909912624"/><text:change-start text:change-id="ct140236924054880"/><text:span text:style-name="T2">Listing 3-</text:span><text:change-end text:change-id="ct140236924054880"/><text:span text:style-name="T2"><office:annotation><dc:creator>AnneMarieW</dc:creator><dc:date>2016-10-04T10:08:00</dc:date><loext:sender-initials>AM</loext:sender-initials><text:p><text:span text:style-name="T18">Au: Best to use a listing number to cross-reference the previous example so readers know exactly which one you’re referring to.</text:span></text:p></office:annotation></text:span><text:span text:style-name="T2"><office:annotation><dc:date>0000-00-00T00:00:00</dc:date><text:p/></office:annotation></text:span><text:change-start text:change-id="ct140236897466496"/><text:span text:style-name="T2">5</text:span><text:change-end text:change-id="ct140236897466496"/><text:span text:style-name="T2">. </text:span><text:change-start text:change-id="ct140236897493696"/><text:span text:style-name="T2">More </text:span><text:change-end text:change-id="ct140236897493696"/><text:change text:change-id="ct140236898142336"/><text:change-start text:change-id="ct140236897266032"/><text:span text:style-name="T2">i</text:span><text:change-end text:change-id="ct140236897266032"/><text:span text:style-name="T2">mportant</text:span><text:change text:change-id="ct140236897624784"/><text:change-start text:change-id="ct140236897625008"/><text:span text:style-name="T2">ly</text:span><text:change-end text:change-id="ct140236897625008"/><text:span text:style-name="T2">,</text:span><text:change text:change-id="ct140236897212656"/><text:change-start text:change-id="ct140236897568688"/><text:span text:style-name="T2"> </text:span><text:change-end text:change-id="ct140236897568688"/><text:change text:change-id="ct140236897585856"/><text:span text:style-name="T2">we’ve now increased the safety of </text:span><text:change text:change-id="ct140236897866624"/><text:change-start text:change-id="ct140236897837904"/><text:span text:style-name="T2">the</text:span><text:change-end text:change-id="ct140236897837904"/><text:span text:style-name="T2"> code and eliminated the chance of bugs that might result from going beyond the end of the array or not going far enough and missing some items.</text:span></text:p>
      <text:p text:style-name="Body"><text:span text:style-name="T2">For example, </text:span><text:change text:change-id="ct140236897880864"/><text:span text:style-name="T2"><office:annotation><dc:creator>AnneMarieW</dc:creator><dc:date>2016-10-04T10:08:00</dc:date><loext:sender-initials>AM</loext:sender-initials><text:p><text:span text:style-name="T18">Au: Please use a listing number for a cross-reference.</text:span></text:p></office:annotation></text:span><text:change text:change-id="ct140237249278096"/><text:span text:style-name="T2"><office:annotation><dc:date>0000-00-00T00:00:00</dc:date><text:p/></office:annotation></text:span><text:change-start text:change-id="ct140236800610800"/><text:span text:style-name="T2">in the code in Listing 3-</text:span><text:change-end text:change-id="ct140236800610800"/><text:change-start text:change-id="ct140237248401376"/><text:span text:style-name="T2">5</text:span><text:change-end text:change-id="ct140237248401376"/><text:span text:style-name="T2">, if </text:span><text:change text:change-id="ct140237298745056"/><text:change-start text:change-id="ct140236927502208"/><text:span text:style-name="T2">you</text:span><text:change-end text:change-id="ct140236927502208"/><text:span text:style-name="T2"> removed an item from the </text:span><text:span text:style-name="Literal">a</text:span><text:span text:style-name="T2"> array but forgot to update the condition to </text:span><text:span text:style-name="Literal">while index &lt; 4</text:span><text:span text:style-name="T2">, </text:span><text:change text:change-id="ct140236915196928"/><text:change-start text:change-id="ct140236870681024"/><text:span text:style-name="T2">the</text:span><text:change-end text:change-id="ct140236870681024"/><text:span text:style-name="T2"> code would panic. Using the </text:span><text:span text:style-name="Literal">for</text:span><text:span text:style-name="T2"> loop</text:span><text:change-start text:change-id="ct140236914638864"/><text:span text:style-name="T2">, you don’t</text:span><text:change-end text:change-id="ct140236914638864"/><text:change text:change-id="ct140236908865440"/><text:span text:style-name="T2"> need to remember to change any other code if </text:span><text:change text:change-id="ct140236916577584"/><text:change-start text:change-id="ct140236867879632"/><text:span text:style-name="T2">you</text:span><text:change-end text:change-id="ct140236867879632"/><text:span text:style-name="T2"> changed the number of values in the array.</text:span><text:change text:change-id="ct140236810148016"/><text:change text:change-id="ct140236914452288"/><text:change text:change-id="ct140236905092992"/><text:change text:change-id="ct140236909135264"/><text:change text:change-id="ct140237305964512"/><text:change text:change-id="ct140237243826400"/><text:change text:change-id="ct140236845550416"/><text:change text:change-id="ct140236867978368"/><text:change text:change-id="ct140236915815424"/><text:change text:change-id="ct140236867774464"/><text:change text:change-id="ct140236915334768"/><text:change text:change-id="ct140236917391472"/><text:span text:style-name="T2"><office:annotation><dc:creator>AnneMarieW</dc:creator><dc:date>2016-10-04T10:08:00</dc:date><loext:sender-initials>AM</loext:sender-initials><text:p><text:span text:style-name="T18">Au: Please fill in chapter numbers.</text:span></text:p></office:annotation></text:span><text:change text:change-id="ct140236796957456"/><text:change text:change-id="ct140236899809040"/><text:change text:change-id="ct140236917921808"/></text:p>
      <text:p text:style-name="Body"><text:span text:style-name="T2">The safety and conciseness of </text:span><text:span text:style-name="Literal">for</text:span><text:span text:style-name="T2"> loops make them the most commonly used loop construct in Rust. Even in situations </text:span><text:change text:change-id="ct140236867359824"/><text:change-start text:change-id="ct140236914507728"/><text:span text:style-name="T2">in which</text:span><text:change-end text:change-id="ct140236914507728"/><text:span text:style-name="T2"> you want to run some code a certain number of times, </text:span><text:change text:change-id="ct140237298990832"/><text:change-start text:change-id="ct140236915685424"/><text:span text:style-name="T2">as in the</text:span><text:change-end text:change-id="ct140236915685424"/><text:span text:style-name="T2"> countdown example that used a </text:span><text:span text:style-name="Literal">while</text:span><text:span text:style-name="T2"> loop</text:span><text:span text:style-name="T2"><office:annotation><dc:creator>AnneMarieW</dc:creator><dc:date>2016-10-04T10:08:00</dc:date><loext:sender-initials>AM</loext:sender-initials><text:p><text:span text:style-name="T18">Au: Please use the listing number as a cross-reference.</text:span></text:p></office:annotation></text:span><text:span text:style-name="T2"><office:annotation><dc:date>0000-00-00T00:00:00</dc:date><text:p/></office:annotation></text:span><text:change-start text:change-id="ct140236800001968"/><text:span text:style-name="T2"> in Listing</text:span><text:change-end text:change-id="ct140236800001968"/><text:change-start text:change-id="ct140236899979440"/><text:span text:style-name="T2"> 3-5</text:span><text:change-end text:change-id="ct140236899979440"/><text:span text:style-name="T2">, most Rustaceans would use a </text:span><text:span text:style-name="Literal">for</text:span><text:span text:style-name="T2"> loop. The way to do that would be to use a </text:span><text:span text:style-name="Literal">Range</text:span><text:span text:style-name="T2">, which is a type provided by the standard library that generates all numbers in sequence starting from one number and ending before another number.</text:span></text:p>
      <text:p text:style-name="Body"><text:span text:style-name="T2">Here’s what the countdown would look like </text:span><text:change text:change-id="ct140236926623920"/><text:change-start text:change-id="ct140236929929040"/><text:span text:style-name="T2">using</text:span><text:change-end text:change-id="ct140236929929040"/><text:span text:style-name="T2"> a </text:span><text:change-start text:change-id="ct140236867857232"/><text:span text:style-name="Literal"><text:span text:style-name="T2">for</text:span></text:span><text:change-end text:change-id="ct140236867857232"/><text:span text:style-name="T2"> loop</text:span><text:change text:change-id="ct140236916073504"/><text:span text:style-name="T2"> and </text:span><text:change text:change-id="ct140236907261424"/><text:span text:style-name="T2">another method </text:span><text:change-start text:change-id="ct140236919386736"/><text:span text:style-name="T2">we’ve </text:span><text:change-end text:change-id="ct140236919386736"/><text:change text:change-id="ct140236803840928"/><text:change-start text:change-id="ct140237120201792"/><text:span text:style-name="T2">not</text:span><text:change-end text:change-id="ct140237120201792"/><text:change text:change-id="ct140236800474624"/><text:span text:style-name="T2"> yet talked about, </text:span><text:span text:style-name="Literal">rev</text:span><text:span text:style-name="T2">, to reverse the range:</text:span></text:p>
      <text:p text:style-name="P26">Filename: src/main.rs</text:p>
      <text:p text:style-name="CodeA">fn main() {</text:p>
      <text:p text:style-name="CodeB"><text:s text:c="4"/>for number in (1..4).rev() {</text:p>
      <text:p text:style-name="CodeB"><text:s text:c="8"/>println!("{}!", number);</text:p>
      <text:p text:style-name="CodeB"><text:soft-page-break/><text:s text:c="4"/>}</text:p>
      <text:p text:style-name="CodeB"><text:s text:c="4"/>println!("LIFTOFF!!!");</text:p>
      <text:p text:style-name="CodeC">}</text:p>
      <text:p text:style-name="Body"><text:span text:style-name="T2">Th</text:span><text:change text:change-id="ct140236918933776"/><text:change-start text:change-id="ct140236918116448"/><text:span text:style-name="T2">is code i</text:span><text:change-end text:change-id="ct140236918116448"/><text:span text:style-name="T2">s a bit nicer, isn’t it?</text:span></text:p>
      <text:p text:style-name="P24"><text:bookmark text:name="summary"/><text:bookmark text:name="_Toc462761728"/>Summary</text:p>
      <text:p text:style-name="BodyFirst"><text:span text:style-name="T2">You made it! That was a </text:span><text:change text:change-id="ct140236906482832"/><text:change-start text:change-id="ct140236921610096"/><text:span text:style-name="T2">sizable</text:span><text:change-end text:change-id="ct140236921610096"/><text:span text:style-name="T2"> chapter: </text:span><text:change text:change-id="ct140236907616736"/><text:change-start text:change-id="ct140236925827296"/><text:span text:style-name="T2">you learned about </text:span><text:change-end text:change-id="ct140236925827296"/><text:change text:change-id="ct140236864233648"/><text:change-start text:change-id="ct140236918726944"/><text:span text:style-name="T2">variable</text:span><text:change-end text:change-id="ct140236918726944"/><text:span text:style-name="T2">s, scalar and<text:line-break/>compound data types, functions, comments, </text:span><text:span text:style-name="Literal">if</text:span><text:span text:style-name="T2"> expressions, and loops! If you</text:span><text:change text:change-id="ct140236922352512"/><text:change-start text:change-id="ct140236908094048"/><text:span text:style-name="T2"> want to</text:span><text:change-end text:change-id="ct140236908094048"/><text:change text:change-id="ct140236922149344"/><text:span text:style-name="T2"> practice with the concepts </text:span><text:change-start text:change-id="ct140236901476784"/><text:span text:style-name="T2">discussed </text:span><text:change-end text:change-id="ct140236901476784"/><text:span text:style-name="T2">in this chapter, try building</text:span><text:change-start text:change-id="ct140236913419472"/><text:span text:style-name="T2"> </text:span><text:change-end text:change-id="ct140236913419472"/><text:change text:change-id="ct140236906505664"/><text:span text:style-name="T2">programs to do the following:</text:span></text:p>
      <text:p text:style-name="P22">Convert temperatures between Fahrenheit and Celsius.</text:p>
      <text:p text:style-name="P23">Generate the nth Fibonacci number.</text:p>
      <text:p text:style-name="BulletC"><text:span text:style-name="T2">Print the lyrics to the Christmas carol </text:span><text:change-start text:change-id="ct140236925115536"/><text:span text:style-name="T2">“</text:span><text:change-end text:change-id="ct140236925115536"/><text:span text:style-name="T2">The Twelve Days of Christmas,</text:span><text:change-start text:change-id="ct140236928681904"/><text:span text:style-name="T2">”</text:span><text:change-end text:change-id="ct140236928681904"/><text:change text:change-id="ct140236910237616"/><text:change-start text:change-id="ct140236913209408"/><text:span text:style-name="T2"> </text:span><text:change-end text:change-id="ct140236913209408"/><text:span text:style-name="T2">taking advantage of the repetition in the song.</text:span></text:p>
      <text:p text:style-name="Body"><text:span text:style-name="T2">When you’re ready to move on, we’ll talk about a concept in Rust that </text:span><text:span text:style-name="EmphasisItalic"><text:span text:style-name="T2">doesn’t</text:span></text:span><text:change text:change-id="ct140236913278864"/><text:change-start text:change-id="ct140236869532384"/><text:span text:style-name="EmphasisItalic"><text:span text:style-name="T2"> </text:span></text:span><text:change-end text:change-id="ct140236869532384"/><text:span text:style-name="T2">commonly exist in other programming languages: owner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paragraph-properties fo:margin-left="-0.2201in" fo:margin-right="0in" fo:text-indent="0in" style:auto-text-indent="false"/>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paragraph-properties fo:margin-left="-0.2201in" fo:margin-right="0in" fo:text-indent="0in" style:auto-text-indent="false"/>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paragraph-properties fo:margin-left="-0.2201in" fo:margin-right="0in" fo:text-indent="0in" style:auto-text-indent="false"/>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paragraph-properties fo:margin-left="-0.2201in" fo:margin-right="0in" fo:text-indent="0in" style:auto-text-indent="false"/>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222222" style:font-name="Microsoft YaHei" fo:font-family="'Microsoft YaHei'" style:font-family-generic="roman" style:font-pitch="variable" fo:font-size="11.5pt" fo:language="en" fo:country="US" style:font-name-asian="Microsoft YaHei1" style:font-family-asian="'Microsoft YaHei'" style:font-family-generic-asian="system" style:font-pitch-asian="variable" style:font-size-asian="11.5pt" style:language-asian="en" style:country-asian="US" style:font-name-complex="Times New Roman1" style:font-family-complex="'Times New Roman'" style:font-family-generic-complex="system" style:font-pitch-complex="variable" style:font-size-complex="11.5pt" style:language-complex="ar" style:country-complex="SA"/>
    </style:style>
    <style:style style:name="Title" style:family="paragraph" style:parent-style-name="Standard" style:next-style-name="Subtitle" style:default-outline-level=""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lain" style:display-name="List Plain" style:family="paragraph" style:default-outline-level="">
      <style:paragraph-properties fo:margin-left="0.25in" fo:margin-right="0in" fo:margin-top="0.0417in" fo:margin-bottom="0.0417in" loext:contextual-spacing="false" fo:line-height="150%" fo:text-align="start" style:justify-single-word="false" fo:orphans="0" fo:widows="0" fo:hyphenation-ladder-count="no-limit"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Cambria" style:font-family-complex="Cambria" style:font-family-generic-complex="system" style:font-pitch-complex="variable" style:font-size-complex="10pt" style:language-complex="ar" style:country-complex="SA" fo:hyphenate="false" fo:hyphenation-remain-char-count="2" fo:hyphenation-push-char-count="2"/>
    </style:style>
    <style:style style:name="footnote_20_text" style:display-name="footnote text" style:family="paragraph" style:parent-style-name="Standard" style:default-outline-level="">
      <style:text-properties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Endnote_20_Symbol" style:display-name="Endnote Symbol" style:family="paragraph" style:parent-style-name="Body" style:default-outline-level="">
      <style:text-properties fo:font-size="10pt" style:font-size-asian="10pt"/>
    </style:style>
    <style:style style:name="Code" style:family="paragraph" style:parent-style-name="CodeB"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ilename" style:family="paragraph" style:default-outline-level="">
      <style:paragraph-properties fo:margin-top="0in" fo:margin-bottom="0in" loext:contextual-spacing="false" fo:line-height="100%" fo:text-align="start" style:justify-single-word="false" fo:orphans="2" fo:widows="2" style:writing-mode="lr-tb"/>
      <style:text-properties fo:color="#92cddc"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2" style:family="text" style:parent-style-name="Default_20_Paragraph_20_Font"/>
    <style:style style:name="hljs-literal" style:family="text" style:parent-style-name="Default_20_Paragraph_20_Font"/>
    <style:style style:name="Title3"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EmphasisBoldItalic" style:family="text">
      <style:text-properties fo:color="#0000ff" style:font-name="Times New Roman" fo:font-family="'Times New Roman'" style:font-family-generic="roman" style:font-pitch="variable" fo:font-size="12pt" fo:font-style="italic" fo:font-weight="bold" style:font-size-asian="12pt" style:font-style-asian="italic" style:font-weight-asian="bold" style:font-name-complex="ITC New Baskerville" style:font-family-complex="'ITC New Baskerville'" style:font-family-generic-complex="system" style:font-pitch-complex="variable" style:font-size-complex="10pt" style:font-style-complex="italic" style:font-weight-complex="bold" style:text-scale="100%"/>
    </style:style>
    <style:style style:name="Footnote_20_Text_20_Char" style:display-name="Footnote Text Char"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text-properties style:text-position="super 58%"/>
    </style:style>
    <style:style style:name="Footnote_20_Text_20_Char1" style:display-name="Footnote Text Char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dnote_20_Reference1" style:display-name="Endnote Reference1" style:family="text">
      <style:text-properties style:font-name="Times New Roman" fo:font-family="'Times New Roman'" style:font-family-generic="roman" style:font-pitch="variable" fo:font-size="10pt" style:font-size-asian="10pt"/>
    </style:style>
    <style:style style:name="Code_20_comment" style:display-name="Code comment" style:family="text">
      <style:text-properties fo:color="#808080"/>
    </style:style>
    <style:style style:name="Index_20_Link" style:display-name="Index Link" style:family="text"/>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00:56:00</meta:creation-date>
    <meta:initial-creator>NSP</meta:initial-creator>
    <dc:language>en-US</dc:language>
    <dc:creator>Carol Nichols</dc:creator>
    <dc:date>2016-11-01T16:57:44.571414000</dc:date>
    <meta:editing-cycles>118</meta:editing-cycles>
    <meta:editing-duration>PT10H25M21S</meta:editing-duration>
    <meta:generator>LibreOffice/5.2.1.2$MacOSX_X86_64 LibreOffice_project/31dd62db80d4e60af04904455ec9c9219178d620</meta:generator>
    <meta:document-statistic meta:table-count="2" meta:image-count="0" meta:object-count="0" meta:page-count="30" meta:paragraph-count="637" meta:word-count="7621" meta:character-count="43755" meta:non-whitespace-character-count="3583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sp_template_2015-al.dot" xlink:href=""/>
  </office:meta>
</office:document-meta>
</file>